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6.54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64.29pt"/>
    </style:style>
    <style:style style:name="co5" style:family="table-column">
      <style:table-column-properties fo:break-before="auto" style:column-width="11.79pt"/>
    </style:style>
    <style:style style:name="co6" style:family="table-column">
      <style:table-column-properties fo:break-before="auto" style:column-width="83.59pt"/>
    </style:style>
    <style:style style:name="co7" style:family="table-column">
      <style:table-column-properties fo:break-before="auto" style:column-width="128.64pt"/>
    </style:style>
    <style:style style:name="co8" style:family="table-column">
      <style:table-column-properties fo:break-before="auto" style:column-width="77.81pt"/>
    </style:style>
    <style:style style:name="co9" style:family="table-column">
      <style:table-column-properties fo:break-before="auto" style:column-width="77.16pt"/>
    </style:style>
    <style:style style:name="co10" style:family="table-column">
      <style:table-column-properties fo:break-before="auto" style:column-width="75.26pt"/>
    </style:style>
    <style:style style:name="co11" style:family="table-column">
      <style:table-column-properties fo:break-before="auto" style:column-width="266.54pt"/>
    </style:style>
    <style:style style:name="co12" style:family="table-column">
      <style:table-column-properties fo:break-before="auto" style:column-width="226.4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nder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1" calcext:value-type="float">
            <text:p>481</text:p>
          </table:table-cell>
          <table:table-cell office:value-type="float" office:value="17320908" calcext:value-type="float">
            <text:p>1732090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rianus</text:p>
          </table:table-cell>
          <table:table-cell office:value-type="string" calcext:value-type="string">
            <text:p>Mathias opili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dreas /Rura/ adolescens filius Martinus opilionis de Juncewo</text:p>
          </table:table-cell>
          <table:table-cell office:value-type="string" calcext:value-type="string">
            <text:p>Marianna /Bielska/ virgo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1" calcext:value-type="float">
            <text:p>481</text:p>
          </table:table-cell>
          <table:table-cell office:value-type="float" office:value="17320824" calcext:value-type="float">
            <text:p>173208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rtinus /Juncz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opilio adolescens de Dąbrowa</text:p>
          </table:table-cell>
          <table:table-cell office:value-type="string" calcext:value-type="string">
            <text:p>Barbara /Wieczinsk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1" calcext:value-type="float">
            <text:p>481</text:p>
          </table:table-cell>
          <table:table-cell office:value-type="float" office:value="17320815" calcext:value-type="float">
            <text:p>17320815</text:p>
          </table:table-cell>
          <table:table-cell table:number-columns-repeated="3" office:value-type="string" calcext:value-type="string">
            <text:p>illegible</text:p>
          </table:table-cell>
          <table:table-cell office:value-type="string" calcext:value-type="string">
            <text:p>Michael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Marianna consors Antonii /Malkowski/ organarius Juncewiensis</text:p>
          </table:table-cell>
          <table:table-cell/>
          <table:table-cell office:value-type="string" calcext:value-type="string">
            <text:p>looks like something was stuck to the page obliterating location gender and name of the chil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1" calcext:value-type="float">
            <text:p>481</text:p>
          </table:table-cell>
          <table:table-cell office:value-type="float" office:value="17320711" calcext:value-type="float">
            <text:p>173207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vidua</text:p>
          </table:table-cell>
          <table:table-cell office:value-type="string" calcext:value-type="string">
            <text:p>Albertus /Grzegorzewski/ sartor adolescens de Mieseisko</text:p>
          </table:table-cell>
          <table:table-cell office:value-type="string" calcext:value-type="string">
            <text:p>Theressia tabernatrix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1" calcext:value-type="float">
            <text:p>481</text:p>
          </table:table-cell>
          <table:table-cell office:value-type="float" office:value="17320605" calcext:value-type="float">
            <text:p>173206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/Rataij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opilio adolescens de Piotrkowice</text:p>
          </table:table-cell>
          <table:table-cell office:value-type="string" calcext:value-type="string">
            <text:p>Margaritha virgo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3" calcext:value-type="float">
            <text:p>483</text:p>
          </table:table-cell>
          <table:table-cell office:value-type="float" office:value="17321112" calcext:value-type="float">
            <text:p>173211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Nicolaus adolescens famulus molitoris de Śielec</text:p>
          </table:table-cell>
          <table:table-cell office:value-type="string" calcext:value-type="string">
            <text:p>Marianna /Jackow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3" calcext:value-type="float">
            <text:p>483</text:p>
          </table:table-cell>
          <table:table-cell office:value-type="float" office:value="17321102" calcext:value-type="float">
            <text:p>1732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opilio adolescens de Juncewo</text:p>
          </table:table-cell>
          <table:table-cell office:value-type="string" calcext:value-type="string">
            <text:p>Catharina /Jęch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3" calcext:value-type="float">
            <text:p>483</text:p>
          </table:table-cell>
          <table:table-cell office:value-type="float" office:value="17321026" calcext:value-type="float">
            <text:p>173210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opilio adolescens de Dąbrowa</text:p>
          </table:table-cell>
          <table:table-cell office:value-type="string" calcext:value-type="string">
            <text:p>Barbar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3" calcext:value-type="float">
            <text:p>483</text:p>
          </table:table-cell>
          <table:table-cell office:value-type="float" office:value="17321012" calcext:value-type="float">
            <text:p>173210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opilio adolescens de Juncewo</text:p>
          </table:table-cell>
          <table:table-cell office:value-type="string" calcext:value-type="string">
            <text:p>Margaretha /Domag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3" calcext:value-type="float">
            <text:p>483</text:p>
          </table:table-cell>
          <table:table-cell office:value-type="float" office:value="17321012" calcext:value-type="float">
            <text:p>17321012</text:p>
          </table:table-cell>
          <table:table-cell office:value-type="string" calcext:value-type="string">
            <text:p>Staręż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lbertus /Lipka/ agrari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garetha /Domag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3" calcext:value-type="float">
            <text:p>483</text:p>
          </table:table-cell>
          <table:table-cell office:value-type="float" office:value="17321002" calcext:value-type="float">
            <text:p>173210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ianna /Kędziorz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3" calcext:value-type="float">
            <text:p>483</text:p>
          </table:table-cell>
          <table:table-cell office:value-type="float" office:value="17320929" calcext:value-type="float">
            <text:p>173209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alentinus /Sobk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abianus /Sobkowiak/ de Śielec</text:p>
          </table:table-cell>
          <table:table-cell office:value-type="string" calcext:value-type="string">
            <text:p>Marianna /Biel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3" calcext:value-type="float">
            <text:p>483</text:p>
          </table:table-cell>
          <table:table-cell office:value-type="float" office:value="17320921" calcext:value-type="float">
            <text:p>173209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cas /Armacik/ de Dąbrowa</text:p>
          </table:table-cell>
          <table:table-cell office:value-type="string" calcext:value-type="string">
            <text:p>Rosal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3" calcext:value-type="float">
            <text:p>483</text:p>
          </table:table-cell>
          <table:table-cell office:value-type="float" office:value="17320914" calcext:value-type="float">
            <text:p>173209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Constantia /Kurzawią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3" calcext:value-type="float">
            <text:p>483</text:p>
          </table:table-cell>
          <table:table-cell office:value-type="float" office:value="17320914" calcext:value-type="float">
            <text:p>173209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Nerink/ scultet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/Markwart/ de Grzimułtowice</text:p>
          </table:table-cell>
          <table:table-cell office:value-type="string" calcext:value-type="string">
            <text:p>Cristina de Grzimułtowice filia Henrici /Markwart/ de Grzymułt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5" calcext:value-type="float">
            <text:p>485</text:p>
          </table:table-cell>
          <table:table-cell office:value-type="float" office:value="17330104" calcext:value-type="float">
            <text:p>173301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Luca tabern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villicus de Juncewo</text:p>
          </table:table-cell>
          <table:table-cell office:value-type="string" calcext:value-type="string">
            <text:p>Agnes ancilla de Juncewo</text:p>
          </table:table-cell>
          <table:table-cell/>
          <table:table-cell office:value-type="string" calcext:value-type="string">
            <text:p>Laurentis is noted as villicus de Praedw. Juncew.; I don't know <text:s/>what Pradw. means.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5" calcext:value-type="float">
            <text:p>485</text:p>
          </table:table-cell>
          <table:table-cell office:value-type="float" office:value="17321222" calcext:value-type="float">
            <text:p>173212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acobus /Krolik/ mortui in Podlesie wysoki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/Zerdąn/ opilio adolescens de Juncewo</text:p>
          </table:table-cell>
          <table:table-cell office:value-type="string" calcext:value-type="string">
            <text:p>Constantia /Armacin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5" calcext:value-type="float">
            <text:p>485</text:p>
          </table:table-cell>
          <table:table-cell office:value-type="float" office:value="17321221" calcext:value-type="float">
            <text:p>173212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oannes /Kurzaw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Zerdąn/ opilio adolescens de Juncewo</text:p>
          </table:table-cell>
          <table:table-cell office:value-type="string" calcext:value-type="string">
            <text:p>Marianna consors Paulis sartoris et bacalarei eec. Kozielse en.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5" calcext:value-type="float">
            <text:p>485</text:p>
          </table:table-cell>
          <table:table-cell office:value-type="float" office:value="17321221" calcext:value-type="float">
            <text:p>1732122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Laurentius famulus aulic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Curkła/ opilio de Swiątkowo</text:p>
          </table:table-cell>
          <table:table-cell office:value-type="string" calcext:value-type="string">
            <text:p>Dorothea consors sartori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5" calcext:value-type="float">
            <text:p>485</text:p>
          </table:table-cell>
          <table:table-cell office:value-type="float" office:value="17321120" calcext:value-type="float">
            <text:p>173211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ecilia</text:p>
          </table:table-cell>
          <table:table-cell office:value-type="string" calcext:value-type="string">
            <text:p>Jacobus adolescente</text:p>
          </table:table-cell>
          <table:table-cell office:value-type="string" calcext:value-type="string">
            <text:p>Catharina /Legasiowna/ virgine</text:p>
          </table:table-cell>
          <table:table-cell office:value-type="string" calcext:value-type="string">
            <text:p>Thomas adolescens de Plebani Juncewiensi</text:p>
          </table:table-cell>
          <table:table-cell office:value-type="string" calcext:value-type="string">
            <text:p>Rosa ancilla de Plebani Juncewiensi</text:p>
          </table:table-cell>
          <table:table-cell/>
          <table:table-cell office:value-type="string" calcext:value-type="string">
            <text:p>illegitimat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5" calcext:value-type="float">
            <text:p>485</text:p>
          </table:table-cell>
          <table:table-cell office:value-type="float" office:value="17321119" calcext:value-type="float">
            <text:p>17321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Hiacinth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Valentinus /Mniszek/ adolescens de Junewo</text:p>
          </table:table-cell>
          <table:table-cell office:value-type="string" calcext:value-type="string">
            <text:p>Regina /Mnich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5" calcext:value-type="float">
            <text:p>485</text:p>
          </table:table-cell>
          <table:table-cell office:value-type="float" office:value="17321118" calcext:value-type="float">
            <text:p>173211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Matthai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oannes /Wazinski/ oeconomus de Obiecanowo</text:p>
          </table:table-cell>
          <table:table-cell office:value-type="string" calcext:value-type="string">
            <text:p>Agnes /Piniąszkowa/ oeconoma de Damasławek</text:p>
          </table:table-cell>
          <table:table-cell/>
          <table:table-cell office:value-type="string" calcext:value-type="string">
            <text:p>oeconomus = church finance officer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5" calcext:value-type="float">
            <text:p>485</text:p>
          </table:table-cell>
          <table:table-cell office:value-type="float" office:value="17321114" calcext:value-type="float">
            <text:p>1732111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Kostka</text:p>
          </table:table-cell>
          <table:table-cell office:value-type="string" calcext:value-type="string">
            <text:p>Casimirus /We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Małkoski/ organarius de Juncewo</text:p>
          </table:table-cell>
          <table:table-cell office:value-type="string" calcext:value-type="string">
            <text:p>Lucia /Domagalin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5" calcext:value-type="float">
            <text:p>485</text:p>
          </table:table-cell>
          <table:table-cell office:value-type="float" office:value="17321113" calcext:value-type="float">
            <text:p>173211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lbertus opilione adolescente</text:p>
          </table:table-cell>
          <table:table-cell office:value-type="string" calcext:value-type="string">
            <text:p>Agnes /Przigodzianka/</text:p>
          </table:table-cell>
          <table:table-cell office:value-type="string" calcext:value-type="string">
            <text:p>Antonius /Piniązek/ de Damasławek aeconomus perill. Michaelis /Raczinski/ palatini calys.</text:p>
          </table:table-cell>
          <table:table-cell office:value-type="string" calcext:value-type="string">
            <text:p>Agnes /Piniąszkowa/ consorte sua de Damasławek</text:p>
          </table:table-cell>
          <table:table-cell/>
          <table:table-cell office:value-type="string" calcext:value-type="string">
            <text:p>illegitimate; gender omitted, but masculine word endings are used (spurium procreatum)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7" calcext:value-type="float">
            <text:p>487</text:p>
          </table:table-cell>
          <table:table-cell office:value-type="float" office:value="17330705" calcext:value-type="float">
            <text:p>17330705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olphus Antonius</text:p>
          </table:table-cell>
          <table:table-cell office:value-type="string" calcext:value-type="string">
            <text:p>Stanislaus /Rokossowski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Sventoslaus /Tomicki/ de Śielec atavus infantis</text:p>
          </table:table-cell>
          <table:table-cell office:value-type="string" calcext:value-type="string">
            <text:p>Catharina /Rokossowska/ matre genitoris de Milinskie</text:p>
          </table:table-cell>
          <table:table-cell/>
          <table:table-cell office:value-type="string" calcext:value-type="string">
            <text:p>atavus infantis = ancestor of the chil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7" calcext:value-type="float">
            <text:p>487</text:p>
          </table:table-cell>
          <table:table-cell office:value-type="float" office:value="17330510" calcext:value-type="float">
            <text:p>17330510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hilippus Andreas</text:p>
          </table:table-cell>
          <table:table-cell office:value-type="string" calcext:value-type="string">
            <text:p>Frederic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thias lignifaber catholicus de villa Choyna</text:p>
          </table:table-cell>
          <table:table-cell office:value-type="string" calcext:value-type="string">
            <text:p>Rosalia uxor Christophori /Beim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7" calcext:value-type="float">
            <text:p>487</text:p>
          </table:table-cell>
          <table:table-cell office:value-type="float" office:value="17330501" calcext:value-type="float">
            <text:p>173305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 defuncto</text:p>
          </table:table-cell>
          <table:table-cell office:value-type="string" calcext:value-type="string">
            <text:p>Marianna /Armaciąnka/</text:p>
          </table:table-cell>
          <table:table-cell office:value-type="string" calcext:value-type="string">
            <text:p>Jacobus adolescens</text:p>
          </table:table-cell>
          <table:table-cell office:value-type="string" calcext:value-type="string">
            <text:p>Sophia /Roliradeząnka/ filia Michalis /Rodiradka/ Metresz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7" calcext:value-type="float">
            <text:p>487</text:p>
          </table:table-cell>
          <table:table-cell office:value-type="float" office:value="17330426" calcext:value-type="float">
            <text:p>173304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Gędek/ ferrifaber de Piotrkowice</text:p>
          </table:table-cell>
          <table:table-cell office:value-type="string" calcext:value-type="string">
            <text:p>Anna /Robaczą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7" calcext:value-type="float">
            <text:p>487</text:p>
          </table:table-cell>
          <table:table-cell office:value-type="float" office:value="17330423" calcext:value-type="float">
            <text:p>173304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Thomas /Włark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Bartholomeus /Będek/ ferrifaber de Piotrkowice</text:p>
          </table:table-cell>
          <table:table-cell office:value-type="string" calcext:value-type="string">
            <text:p>Anna /Robacząn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7" calcext:value-type="float">
            <text:p>487</text:p>
          </table:table-cell>
          <table:table-cell office:value-type="float" office:value="17330419" calcext:value-type="float">
            <text:p>173304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Wazinski/ aeconomus Adalberti /Chociszewski/ de Obiecanowo</text:p>
          </table:table-cell>
          <table:table-cell office:value-type="string" calcext:value-type="string">
            <text:p>Eva /Wazinska/ virgo gnosi Christophori /Guttr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7" calcext:value-type="float">
            <text:p>487</text:p>
          </table:table-cell>
          <table:table-cell office:value-type="float" office:value="17330322" calcext:value-type="float">
            <text:p>173303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Michael /Przibył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Mnich/ kmeto de Juncewo</text:p>
          </table:table-cell>
          <table:table-cell office:value-type="string" calcext:value-type="string">
            <text:p>Sophia /Kędziorz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7" calcext:value-type="float">
            <text:p>487</text:p>
          </table:table-cell>
          <table:table-cell office:value-type="float" office:value="17330311" calcext:value-type="float">
            <text:p>173303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Thomas adolescens de Słembowo</text:p>
          </table:table-cell>
          <table:table-cell office:value-type="string" calcext:value-type="string">
            <text:p>Barbara /Zapacząn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7" calcext:value-type="float">
            <text:p>487</text:p>
          </table:table-cell>
          <table:table-cell office:value-type="float" office:value="17330203" calcext:value-type="float">
            <text:p>173302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garetha uxor Jacobi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7" calcext:value-type="float">
            <text:p>487</text:p>
          </table:table-cell>
          <table:table-cell office:value-type="float" office:value="17330125" calcext:value-type="float">
            <text:p>1733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Blasius /Kuiawa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/Kurzawa/ de Dąbrowa</text:p>
          </table:table-cell>
          <table:table-cell office:value-type="string" calcext:value-type="string">
            <text:p>Agnes ancill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7" calcext:value-type="float">
            <text:p>487</text:p>
          </table:table-cell>
          <table:table-cell office:value-type="float" office:value="17330125" calcext:value-type="float">
            <text:p>1733012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Joannes /Deiasek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 ferrifaber adolescens de Piotrkowice</text:p>
          </table:table-cell>
          <table:table-cell office:value-type="string" calcext:value-type="string">
            <text:p>Margaretha virgo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7" calcext:value-type="float">
            <text:p>487</text:p>
          </table:table-cell>
          <table:table-cell office:value-type="float" office:value="17330125" calcext:value-type="float">
            <text:p>17330125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ichael /Rau/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Theressia vidu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9" calcext:value-type="float">
            <text:p>489</text:p>
          </table:table-cell>
          <table:table-cell office:value-type="float" office:value="17331128" calcext:value-type="float">
            <text:p>173311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ura/ adolescens de Juncewo</text:p>
          </table:table-cell>
          <table:table-cell office:value-type="string" calcext:value-type="string">
            <text:p>Magdalena consors Felic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9" calcext:value-type="float">
            <text:p>489</text:p>
          </table:table-cell>
          <table:table-cell office:value-type="float" office:value="17331011" calcext:value-type="float">
            <text:p>173310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uca adolescens de Damasławek</text:p>
          </table:table-cell>
          <table:table-cell office:value-type="string" calcext:value-type="string">
            <text:p>Anna /Say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9" calcext:value-type="float">
            <text:p>489</text:p>
          </table:table-cell>
          <table:table-cell office:value-type="float" office:value="17331011" calcext:value-type="float">
            <text:p>173310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oannes /Kaczor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inquilinus de Juncewo</text:p>
          </table:table-cell>
          <table:table-cell office:value-type="string" calcext:value-type="string">
            <text:p>Theressia vidu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9" calcext:value-type="float">
            <text:p>489</text:p>
          </table:table-cell>
          <table:table-cell office:value-type="float" office:value="17331004" calcext:value-type="float">
            <text:p>173310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ichael inquil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garetha virgo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9" calcext:value-type="float">
            <text:p>489</text:p>
          </table:table-cell>
          <table:table-cell office:value-type="float" office:value="17330920" calcext:value-type="float">
            <text:p>173309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nich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Urędziak/ de Juncewo</text:p>
          </table:table-cell>
          <table:table-cell office:value-type="string" calcext:value-type="string">
            <text:p>Regina /Uredziąnka/ de Juncewo</text:p>
          </table:table-cell>
          <table:table-cell/>
          <table:table-cell office:value-type="string" calcext:value-type="string">
            <text:p>godparents frater cum soror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9" calcext:value-type="float">
            <text:p>489</text:p>
          </table:table-cell>
          <table:table-cell office:value-type="float" office:value="17330830" calcext:value-type="float">
            <text:p>173308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Mniszek/ ovilio adolescens de Juncewo</text:p>
          </table:table-cell>
          <table:table-cell office:value-type="string" calcext:value-type="string">
            <text:p>Eva uxor Hiacinthi /Spichała/ inquilin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9" calcext:value-type="float">
            <text:p>489</text:p>
          </table:table-cell>
          <table:table-cell office:value-type="float" office:value="17330805" calcext:value-type="float">
            <text:p>1733080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lignifaber de Śielec</text:p>
          </table:table-cell>
          <table:table-cell office:value-type="string" calcext:value-type="string">
            <text:p>Francisca vidua molitoris Michaeli defuncti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9" calcext:value-type="float">
            <text:p>489</text:p>
          </table:table-cell>
          <table:table-cell office:value-type="float" office:value="17330722" calcext:value-type="float">
            <text:p>1733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adolescens de Międzylesie</text:p>
          </table:table-cell>
          <table:table-cell/>
          <table:table-cell office:value-type="string" calcext:value-type="string">
            <text:p>Marianna de Międzylesie</text:p>
          </table:table-cell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9" calcext:value-type="float">
            <text:p>489</text:p>
          </table:table-cell>
          <table:table-cell office:value-type="float" office:value="17330722" calcext:value-type="float">
            <text:p>173307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Margaretha uxor Jacobi de Międzylesie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89" calcext:value-type="float">
            <text:p>489</text:p>
          </table:table-cell>
          <table:table-cell office:value-type="float" office:value="17330712" calcext:value-type="float">
            <text:p>173307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imon /Rataycz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abianus /Sobkowiak/ de Śielec</text:p>
          </table:table-cell>
          <table:table-cell office:value-type="string" calcext:value-type="string">
            <text:p>Agnes /Sakorska/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1" calcext:value-type="float">
            <text:p>491</text:p>
          </table:table-cell>
          <table:table-cell office:value-type="float" office:value="17340110" calcext:value-type="float">
            <text:p>173401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Pospieszalek/ de Międzylesie</text:p>
          </table:table-cell>
          <table:table-cell office:value-type="string" calcext:value-type="string">
            <text:p>Barbara /Żbierąnska/ virgo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1" calcext:value-type="float">
            <text:p>491</text:p>
          </table:table-cell>
          <table:table-cell office:value-type="float" office:value="17331221" calcext:value-type="float">
            <text:p>173312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Felix ferrifaber de Dąbrowa</text:p>
          </table:table-cell>
          <table:table-cell office:value-type="string" calcext:value-type="string">
            <text:p>Agnes uxor Blasii /Kurzaw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1" calcext:value-type="float">
            <text:p>491</text:p>
          </table:table-cell>
          <table:table-cell office:value-type="float" office:value="17331220" calcext:value-type="float">
            <text:p>17331220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Christophorus /Heinz/</text:p>
          </table:table-cell>
          <table:table-cell office:value-type="string" calcext:value-type="string">
            <text:p>Marianna /Beimowna/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Rosalia virgo privigna tabernator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1" calcext:value-type="float">
            <text:p>491</text:p>
          </table:table-cell>
          <table:table-cell office:value-type="float" office:value="17331220" calcext:value-type="float">
            <text:p>173312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Ignatiu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Ulatowski/ lintearius</text:p>
          </table:table-cell>
          <table:table-cell office:value-type="string" calcext:value-type="string">
            <text:p>Barbara /Szelska/ consors Francisci /Szelski/ possesoris bonorum Dąbrowa</text:p>
          </table:table-cell>
          <table:table-cell/>
          <table:table-cell office:value-type="string" calcext:value-type="string">
            <text:p>lintearius = weaver or dealer in linen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1" calcext:value-type="float">
            <text:p>491</text:p>
          </table:table-cell>
          <table:table-cell office:value-type="float" office:value="17331126" calcext:value-type="float">
            <text:p>173311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Mniszek/ ovilio adolescens de Juncewo</text:p>
          </table:table-cell>
          <table:table-cell office:value-type="string" calcext:value-type="string">
            <text:p>Catharina /Kroykowo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1" calcext:value-type="float">
            <text:p>491</text:p>
          </table:table-cell>
          <table:table-cell office:value-type="float" office:value="17331126" calcext:value-type="float">
            <text:p>173311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Rura/ filius opilionis Martini de Juncewo</text:p>
          </table:table-cell>
          <table:table-cell office:value-type="string" calcext:value-type="string">
            <text:p>Eva uxor Hiacinthi /Spichała/ de Juncewo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1" calcext:value-type="float">
            <text:p>491</text:p>
          </table:table-cell>
          <table:table-cell office:value-type="float" office:value="17331122" calcext:value-type="float">
            <text:p>173311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lemens</text:p>
          </table:table-cell>
          <table:table-cell office:value-type="string" calcext:value-type="string">
            <text:p>Michael /Zmiieski/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Lucas /Pospieszałek/ de Międzylesie</text:p>
          </table:table-cell>
          <table:table-cell office:value-type="string" calcext:value-type="string">
            <text:p>Margaretha /Pospieszaląnka/ virgo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1" calcext:value-type="float">
            <text:p>491</text:p>
          </table:table-cell>
          <table:table-cell office:value-type="float" office:value="17331115" calcext:value-type="float">
            <text:p>173311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/Pociot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annes /Stelmaszyk/ de Damasławek</text:p>
          </table:table-cell>
          <table:table-cell office:value-type="string" calcext:value-type="string">
            <text:p>Regina uxor opilioni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1" calcext:value-type="float">
            <text:p>491</text:p>
          </table:table-cell>
          <table:table-cell office:value-type="float" office:value="17331111" calcext:value-type="float">
            <text:p>173311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Marianna /Kriszą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1" calcext:value-type="float">
            <text:p>491</text:p>
          </table:table-cell>
          <table:table-cell office:value-type="float" office:value="17331102" calcext:value-type="float">
            <text:p>173311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ranciscus /Płaskaty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Mniszek/ ovilio adolescens de Juncewo</text:p>
          </table:table-cell>
          <table:table-cell office:value-type="string" calcext:value-type="string">
            <text:p>Helena /Kaczorown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3" calcext:value-type="float">
            <text:p>493</text:p>
          </table:table-cell>
          <table:table-cell office:value-type="float" office:value="17340411" calcext:value-type="float">
            <text:p>173404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 de Paula</text:p>
          </table:table-cell>
          <table:table-cell office:value-type="string" calcext:value-type="string">
            <text:p>Joannes /Gwid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Przigodziak/ de Damasławek</text:p>
          </table:table-cell>
          <table:table-cell office:value-type="string" calcext:value-type="string">
            <text:p>Ewa de Juncewo consors Hiacinthi /Spichał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3" calcext:value-type="float">
            <text:p>493</text:p>
          </table:table-cell>
          <table:table-cell office:value-type="float" office:value="17340411" calcext:value-type="float">
            <text:p>173404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Gregorius /Myszkowski/ sutor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Helena /Młinarcza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3" calcext:value-type="float">
            <text:p>493</text:p>
          </table:table-cell>
          <table:table-cell office:value-type="float" office:value="17340411" calcext:value-type="float">
            <text:p>17340411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Gracz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pastor de Damasław</text:p>
          </table:table-cell>
          <table:table-cell office:value-type="string" calcext:value-type="string">
            <text:p>Anna /Kolasiąnk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3" calcext:value-type="float">
            <text:p>493</text:p>
          </table:table-cell>
          <table:table-cell office:value-type="float" office:value="17340228" calcext:value-type="float">
            <text:p>1734022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ichael /Baolk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Felix /Oszczibat/ adolescens ferrifaber de Dąbrowa</text:p>
          </table:table-cell>
          <table:table-cell office:value-type="string" calcext:value-type="string">
            <text:p>Rosalia virgo privigna tabernator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3" calcext:value-type="float">
            <text:p>493</text:p>
          </table:table-cell>
          <table:table-cell office:value-type="float" office:value="17340224" calcext:value-type="float">
            <text:p>1734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dalbertus /Żagor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Mieleski/ aeconomus Juncewiensis</text:p>
          </table:table-cell>
          <table:table-cell office:value-type="string" calcext:value-type="string">
            <text:p>Margaretha uxor Martini /Domagał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3" calcext:value-type="float">
            <text:p>493</text:p>
          </table:table-cell>
          <table:table-cell office:value-type="float" office:value="17340207" calcext:value-type="float">
            <text:p>173402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dreas /Harmat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elix /Oszczibat/ ferrifaber de Dąbrowa</text:p>
          </table:table-cell>
          <table:table-cell office:value-type="string" calcext:value-type="string">
            <text:p>Barbar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3" calcext:value-type="float">
            <text:p>493</text:p>
          </table:table-cell>
          <table:table-cell office:value-type="float" office:value="17340124" calcext:value-type="float">
            <text:p>173401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Casimirus /We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exius /Witkoski/ sartor vagabunda persona</text:p>
          </table:table-cell>
          <table:table-cell office:value-type="string" calcext:value-type="string">
            <text:p>Anna /Bobakowna/ ancilla ex aula Piotrkowic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3" calcext:value-type="float">
            <text:p>493</text:p>
          </table:table-cell>
          <table:table-cell office:value-type="float" office:value="17340117" calcext:value-type="float">
            <text:p>1734011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Tosz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Rosalia virgo privigna tabernator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3" calcext:value-type="float">
            <text:p>493</text:p>
          </table:table-cell>
          <table:table-cell office:value-type="float" office:value="17340117" calcext:value-type="float">
            <text:p>173401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Rosalia virgo privigna tabernator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3" calcext:value-type="float">
            <text:p>493</text:p>
          </table:table-cell>
          <table:table-cell office:value-type="float" office:value="17340117" calcext:value-type="float">
            <text:p>1734011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cianna</text:p>
          </table:table-cell>
          <table:table-cell office:value-type="string" calcext:value-type="string">
            <text:p>Antonius /Piniąz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Dobrogoyski/ possessor bonorum Międzylesia</text:p>
          </table:table-cell>
          <table:table-cell office:value-type="string" calcext:value-type="string">
            <text:p>Marcianna /Dobrogoyska/ consorte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5" calcext:value-type="float">
            <text:p>495</text:p>
          </table:table-cell>
          <table:table-cell office:value-type="float" office:value="17340822" calcext:value-type="float">
            <text:p>173408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thias opilio adolescens de Dąbrowa</text:p>
          </table:table-cell>
          <table:table-cell office:value-type="string" calcext:value-type="string">
            <text:p>Rosal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5" calcext:value-type="float">
            <text:p>495</text:p>
          </table:table-cell>
          <table:table-cell office:value-type="float" office:value="17340810" calcext:value-type="float">
            <text:p>173408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Stelmaszyk/ alias /Parobek/ adolescens ex domo plebanali</text:p>
          </table:table-cell>
          <table:table-cell office:value-type="string" calcext:value-type="string">
            <text:p>Margaretha /Pospieszaląnka/ virgo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5" calcext:value-type="float">
            <text:p>495</text:p>
          </table:table-cell>
          <table:table-cell office:value-type="float" office:value="17340808" calcext:value-type="float">
            <text:p>173408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adolescens de Międzylesie</text:p>
          </table:table-cell>
          <table:table-cell office:value-type="string" calcext:value-type="string">
            <text:p>Margaretha /Pospieszaląnka/ virgo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5" calcext:value-type="float">
            <text:p>495</text:p>
          </table:table-cell>
          <table:table-cell office:value-type="float" office:value="17340726" calcext:value-type="float">
            <text:p>173407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rtinus /Domagała/ inquilinus Plebanali de Juncewo</text:p>
          </table:table-cell>
          <table:table-cell office:value-type="string" calcext:value-type="string">
            <text:p>Sophia /Armaciąnka/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5" calcext:value-type="float">
            <text:p>495</text:p>
          </table:table-cell>
          <table:table-cell office:value-type="float" office:value="17340726" calcext:value-type="float">
            <text:p>173407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ucas tabernator de Juncewo</text:p>
          </table:table-cell>
          <table:table-cell office:value-type="string" calcext:value-type="string">
            <text:p>Marianna uxor op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5" calcext:value-type="float">
            <text:p>495</text:p>
          </table:table-cell>
          <table:table-cell office:value-type="float" office:value="17340718" calcext:value-type="float">
            <text:p>173407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Fizucik/ adolescens de Juncewo</text:p>
          </table:table-cell>
          <table:table-cell office:value-type="string" calcext:value-type="string">
            <text:p>Barbara /Zapacząnka/ virgo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5" calcext:value-type="float">
            <text:p>495</text:p>
          </table:table-cell>
          <table:table-cell office:value-type="float" office:value="17340711" calcext:value-type="float">
            <text:p>173407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Rura/ filius opilionis Martini de Juncewo</text:p>
          </table:table-cell>
          <table:table-cell office:value-type="string" calcext:value-type="string">
            <text:p>Theressia vidu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5" calcext:value-type="float">
            <text:p>495</text:p>
          </table:table-cell>
          <table:table-cell office:value-type="float" office:value="17340606" calcext:value-type="float">
            <text:p>1734060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op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braxator adolescens</text:p>
          </table:table-cell>
          <table:table-cell office:value-type="string" calcext:value-type="string">
            <text:p>Eva filia tabernatri Cambo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5" calcext:value-type="float">
            <text:p>495</text:p>
          </table:table-cell>
          <table:table-cell office:value-type="float" office:value="17340603" calcext:value-type="float">
            <text:p>1734060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Kędziork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Rura/ filius opilionis Martini de Juncewo</text:p>
          </table:table-cell>
          <table:table-cell office:value-type="string" calcext:value-type="string">
            <text:p>Agnes /Piniaszkowa/ aeconoma Michaelis /Raczinski/ palatini calisiensis in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5" calcext:value-type="float">
            <text:p>495</text:p>
          </table:table-cell>
          <table:table-cell office:value-type="float" office:value="17340603" calcext:value-type="float">
            <text:p>173406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/Matuszak/ adolescens de Dąbrowa</text:p>
          </table:table-cell>
          <table:table-cell office:value-type="string" calcext:value-type="string">
            <text:p>Constant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5" calcext:value-type="float">
            <text:p>495</text:p>
          </table:table-cell>
          <table:table-cell office:value-type="float" office:value="17340525" calcext:value-type="float">
            <text:p>173405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Luca /Armat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tabernator de de Dąbrowa</text:p>
          </table:table-cell>
          <table:table-cell office:value-type="string" calcext:value-type="string">
            <text:p>Catharina maritata de Dąbrowa</text:p>
          </table:table-cell>
          <table:table-cell/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Rosalia virgo privigna tabernatoris de Dąbrowa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5" calcext:value-type="float">
            <text:p>495</text:p>
          </table:table-cell>
          <table:table-cell office:value-type="float" office:value="17340416" calcext:value-type="float">
            <text:p>173404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Joannes /Kurzaw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 /Bacaraur/ sartor de Kozielsko</text:p>
          </table:table-cell>
          <table:table-cell office:value-type="string" calcext:value-type="string">
            <text:p>Magdalena /Kurzawiąka/ uxor Blasius /Łaskowiak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7" calcext:value-type="float">
            <text:p>497</text:p>
          </table:table-cell>
          <table:table-cell office:value-type="float" office:value="17350227" calcext:value-type="float">
            <text:p>173502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errifabe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ovilio adolescens de Międzylesie</text:p>
          </table:table-cell>
          <table:table-cell office:value-type="string" calcext:value-type="string">
            <text:p>Rosalia virgo de Międs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7" calcext:value-type="float">
            <text:p>497</text:p>
          </table:table-cell>
          <table:table-cell office:value-type="float" office:value="17350213" calcext:value-type="float">
            <text:p>173502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lignifabe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dalbertus famulus ex domo plebanali</text:p>
          </table:table-cell>
          <table:table-cell office:value-type="string" calcext:value-type="string">
            <text:p>Rosalia virgo de Międs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7" calcext:value-type="float">
            <text:p>497</text:p>
          </table:table-cell>
          <table:table-cell office:value-type="float" office:value="17341212" calcext:value-type="float">
            <text:p>17341212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Andreas /Bein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 /Nerink/ scultetus de Komorowo</text:p>
          </table:table-cell>
          <table:table-cell office:value-type="string" calcext:value-type="string">
            <text:p>Marianna /Audrichtowa/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7" calcext:value-type="float">
            <text:p>497</text:p>
          </table:table-cell>
          <table:table-cell office:value-type="float" office:value="17341128" calcext:value-type="float">
            <text:p>173411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Grae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Stelmaszyk/ de domo plebanali Juncewiensis</text:p>
          </table:table-cell>
          <table:table-cell office:value-type="string" calcext:value-type="string">
            <text:p>Rosalia virgo de Międs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7" calcext:value-type="float">
            <text:p>497</text:p>
          </table:table-cell>
          <table:table-cell office:value-type="float" office:value="17341125" calcext:value-type="float">
            <text:p>1734112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ichael /Przybył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Przygodka/ de Damasławek</text:p>
          </table:table-cell>
          <table:table-cell office:value-type="string" calcext:value-type="string">
            <text:p>Agnes /Szramina/ uxor ovilioni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7" calcext:value-type="float">
            <text:p>497</text:p>
          </table:table-cell>
          <table:table-cell office:value-type="float" office:value="17341125" calcext:value-type="float">
            <text:p>173411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enedict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ntonius /Malkoski/ organarius Juncewiensis</text:p>
          </table:table-cell>
          <table:table-cell office:value-type="string" calcext:value-type="string">
            <text:p>Rosalia virgo de Międs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7" calcext:value-type="float">
            <text:p>497</text:p>
          </table:table-cell>
          <table:table-cell office:value-type="float" office:value="17341115" calcext:value-type="float">
            <text:p>17341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zabeth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Domagała/ inquilinus Plebanali de Juncewo</text:p>
          </table:table-cell>
          <table:table-cell office:value-type="string" calcext:value-type="string">
            <text:p>Marianna /Jackowa/ vidu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7" calcext:value-type="float">
            <text:p>497</text:p>
          </table:table-cell>
          <table:table-cell office:value-type="float" office:value="17341010" calcext:value-type="float">
            <text:p>173410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Sebastianus ovilio de domo Plebanali de Juncewo</text:p>
          </table:table-cell>
          <table:table-cell office:value-type="string" calcext:value-type="string">
            <text:p>Theressia vidua tabernatrix de Juncewo</text:p>
          </table:table-cell>
          <table:table-cell/>
          <table:table-cell office:value-type="string" calcext:value-type="string">
            <text:p>i'm not certain about the gender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7" calcext:value-type="float">
            <text:p>497</text:p>
          </table:table-cell>
          <table:table-cell office:value-type="float" office:value="17341008" calcext:value-type="float">
            <text:p>173410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/Mniszek/ ovilione meo</text:p>
          </table:table-cell>
          <table:table-cell office:value-type="string" calcext:value-type="string">
            <text:p>Helena /Kaczorowna/</text:p>
          </table:table-cell>
          <table:table-cell office:value-type="string" calcext:value-type="string">
            <text:p>Laurentius /Żerdan/ ovilio de Juncewo</text:p>
          </table:table-cell>
          <table:table-cell office:value-type="string" calcext:value-type="string">
            <text:p>Theressia vidua tabernatrix de Juncewo</text:p>
          </table:table-cell>
          <table:table-cell/>
          <table:table-cell office:value-type="string" calcext:value-type="string">
            <text:p>i suspect they weren't married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7" calcext:value-type="float">
            <text:p>497</text:p>
          </table:table-cell>
          <table:table-cell office:value-type="float" office:value="17340919" calcext:value-type="float">
            <text:p>173409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Mniszek/ ovilio adolescens de Juncewo</text:p>
          </table:table-cell>
          <table:table-cell office:value-type="string" calcext:value-type="string">
            <text:p>Margaretha uxor Martini /Domagał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7" calcext:value-type="float">
            <text:p>497</text:p>
          </table:table-cell>
          <table:table-cell office:value-type="float" office:value="17340912" calcext:value-type="float">
            <text:p>173409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Kozuchoski/ adolescens de Dąbrowa</text:p>
          </table:table-cell>
          <table:table-cell office:value-type="string" calcext:value-type="string">
            <text:p>Marianna uxor Michaelis de Włosze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7" calcext:value-type="float">
            <text:p>497</text:p>
          </table:table-cell>
          <table:table-cell office:value-type="float" office:value="17340912" calcext:value-type="float">
            <text:p>17340912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Mathias adolescens ovilio de Starężynek</text:p>
          </table:table-cell>
          <table:table-cell office:value-type="string" calcext:value-type="string">
            <text:p>Helena maritata filia molitoris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7" calcext:value-type="float">
            <text:p>497</text:p>
          </table:table-cell>
          <table:table-cell office:value-type="float" office:value="17340912" calcext:value-type="float">
            <text:p>1734091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Wolkowicz/ vagabundis pers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zrama/ opilio de Damasławek</text:p>
          </table:table-cell>
          <table:table-cell office:value-type="string" calcext:value-type="string">
            <text:p>Regina virgo de Nemcsino soror Stanislai /Wolkowicz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7" calcext:value-type="float">
            <text:p>497</text:p>
          </table:table-cell>
          <table:table-cell office:value-type="float" office:value="17340830" calcext:value-type="float">
            <text:p>173408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lbertus opilioni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Catharina vidua cmetiss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7" calcext:value-type="float">
            <text:p>497</text:p>
          </table:table-cell>
          <table:table-cell office:value-type="float" office:value="17340824" calcext:value-type="float">
            <text:p>173408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ovicus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/Kraieski/ sartor de Śielec</text:p>
          </table:table-cell>
          <table:table-cell office:value-type="string" calcext:value-type="string">
            <text:p>Francisca molitoris vidu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9" calcext:value-type="float">
            <text:p>499</text:p>
          </table:table-cell>
          <table:table-cell office:value-type="float" office:value="17350904" calcext:value-type="float">
            <text:p>173509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/Żberanski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 molitor adolescens</text:p>
          </table:table-cell>
          <table:table-cell office:value-type="string" calcext:value-type="string">
            <text:p>Rosa virgo calv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9" calcext:value-type="float">
            <text:p>499</text:p>
          </table:table-cell>
          <table:table-cell office:value-type="float" office:value="17350911" calcext:value-type="float">
            <text:p>173509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Friderico /Maurige/ lutheran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sephus /Nerink/ scultetus de Komorowo</text:p>
          </table:table-cell>
          <table:table-cell office:value-type="string" calcext:value-type="string">
            <text:p>Marianna vidua matre consortis sua etiam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9" calcext:value-type="float">
            <text:p>499</text:p>
          </table:table-cell>
          <table:table-cell office:value-type="float" office:value="17350717" calcext:value-type="float">
            <text:p>1735071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Rura/ adolescens</text:p>
          </table:table-cell>
          <table:table-cell/>
          <table:table-cell office:value-type="string" calcext:value-type="string">
            <text:p>Agnes /Piniazkowa/ aeconema</text:p>
          </table:table-cell>
          <table:table-cell office:value-type="string" calcext:value-type="string">
            <text:p>twins</text:p>
          </table:table-cell>
          <table:table-cell office:value-type="string" calcext:value-type="string">
            <text:p>Martinus ovilionis de Juncewo</text:p>
          </table:table-cell>
          <table:table-cell office:value-type="string" calcext:value-type="string">
            <text:p>Michael /Raczinski/</text:p>
          </table:table-cell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9" calcext:value-type="float">
            <text:p>499</text:p>
          </table:table-cell>
          <table:table-cell office:value-type="float" office:value="17350717" calcext:value-type="float">
            <text:p>1735071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Anna /Saganka/ virgo de Damasławek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9" calcext:value-type="float">
            <text:p>499</text:p>
          </table:table-cell>
          <table:table-cell office:value-type="float" office:value="17350610" calcext:value-type="float">
            <text:p>1735061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Elizabeth</text:p>
          </table:table-cell>
          <table:table-cell office:value-type="string" calcext:value-type="string">
            <text:p>Albertus molitor lutherani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 adolescens</text:p>
          </table:table-cell>
          <table:table-cell office:value-type="string" calcext:value-type="string">
            <text:p>Marianna /Krychowna/</text:p>
          </table:table-cell>
          <table:table-cell/>
          <table:table-cell office:value-type="string" calcext:value-type="string">
            <text:p>Mathias molitor adolescens</text:p>
          </table:table-cell>
          <table:table-cell office:value-type="string" calcext:value-type="string">
            <text:p>Barbara /Rolirad Bąnka/</text:p>
          </table:table-cell>
          <table:table-cell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9" calcext:value-type="float">
            <text:p>499</text:p>
          </table:table-cell>
          <table:table-cell office:value-type="float" office:value="17350604" calcext:value-type="float">
            <text:p>173506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Valentinus /Kraseski/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Żerdąn/ opilio adolescens de Juncewo</text:p>
          </table:table-cell>
          <table:table-cell office:value-type="string" calcext:value-type="string">
            <text:p>Francisca vidua mollitrix de S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9" calcext:value-type="float">
            <text:p>499</text:p>
          </table:table-cell>
          <table:table-cell office:value-type="float" office:value="17350529" calcext:value-type="float">
            <text:p>173505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Serdiniak/ ferrifaber</text:p>
          </table:table-cell>
          <table:table-cell office:value-type="string" calcext:value-type="string">
            <text:p>Marianna /Poselska/</text:p>
          </table:table-cell>
          <table:table-cell office:value-type="string" calcext:value-type="string">
            <text:p>Andreas /Rura/ adolescens de Juncewo</text:p>
          </table:table-cell>
          <table:table-cell office:value-type="string" calcext:value-type="string">
            <text:p>Francisca vidua mollitrix de S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9" calcext:value-type="float">
            <text:p>499</text:p>
          </table:table-cell>
          <table:table-cell office:value-type="float" office:value="17350522" calcext:value-type="float">
            <text:p>173505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hilippus</text:p>
          </table:table-cell>
          <table:table-cell office:value-type="string" calcext:value-type="string">
            <text:p>Valentinus /Przygodza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Sophia /Kęndrzersina/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9" calcext:value-type="float">
            <text:p>499</text:p>
          </table:table-cell>
          <table:table-cell office:value-type="float" office:value="17350501" calcext:value-type="float">
            <text:p>173505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hilipp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aurentius de Dąbrowa</text:p>
          </table:table-cell>
          <table:table-cell office:value-type="string" calcext:value-type="string">
            <text:p>Rosalia virgo Lutherana de Międzylesie filia tabernatori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9" calcext:value-type="float">
            <text:p>499</text:p>
          </table:table-cell>
          <table:table-cell office:value-type="float" office:value="17350501" calcext:value-type="float">
            <text:p>1735050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Nerink/ scultetus</text:p>
          </table:table-cell>
          <table:table-cell office:value-type="string" calcext:value-type="string">
            <text:p>Zophia</text:p>
          </table:table-cell>
          <table:table-cell office:value-type="string" calcext:value-type="string">
            <text:p>Daniel /Arent/ Lutheranus civis Wagrovecensis</text:p>
          </table:table-cell>
          <table:table-cell office:value-type="string" calcext:value-type="string">
            <text:p>Catharina /Montowna/ de Grzimult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9" calcext:value-type="float">
            <text:p>499</text:p>
          </table:table-cell>
          <table:table-cell office:value-type="float" office:value="17350428" calcext:value-type="float">
            <text:p>173504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Lucas tabern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/Kwiatiski/ ovilio adolescens de Domo Plebanali</text:p>
          </table:table-cell>
          <table:table-cell office:value-type="string" calcext:value-type="string">
            <text:p>Agnes /Surda/ virgo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9" calcext:value-type="float">
            <text:p>499</text:p>
          </table:table-cell>
          <table:table-cell office:value-type="float" office:value="17350412" calcext:value-type="float">
            <text:p>17350412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Andreas /Rura/ adolescens de Juncewo</text:p>
          </table:table-cell>
          <table:table-cell office:value-type="string" calcext:value-type="string">
            <text:p>Francisca vidua mollitrix de S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9" calcext:value-type="float">
            <text:p>499</text:p>
          </table:table-cell>
          <table:table-cell office:value-type="float" office:value="17350412" calcext:value-type="float">
            <text:p>173504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rianu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Domagała/ de Juncewo</text:p>
          </table:table-cell>
          <table:table-cell office:value-type="string" calcext:value-type="string">
            <text:p>Regina uxor Bartholomei ovilion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9" calcext:value-type="float">
            <text:p>499</text:p>
          </table:table-cell>
          <table:table-cell office:value-type="float" office:value="17350409" calcext:value-type="float">
            <text:p>17350409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inquilinus</text:p>
          </table:table-cell>
          <table:table-cell office:value-type="string" calcext:value-type="string">
            <text:p>Solomea</text:p>
          </table:table-cell>
          <table:table-cell office:value-type="string" calcext:value-type="string">
            <text:p>Joannes /Prapielski/ famulus Josephi /Sporanoski/ tenutorius Damasław</text:p>
          </table:table-cell>
          <table:table-cell office:value-type="string" calcext:value-type="string">
            <text:p>Justina /Kryo/ ancilla ex aula Damasław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9" calcext:value-type="float">
            <text:p>499</text:p>
          </table:table-cell>
          <table:table-cell office:value-type="float" office:value="17350327" calcext:value-type="float">
            <text:p>1735032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Mata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adolescens</text:p>
          </table:table-cell>
          <table:table-cell office:value-type="string" calcext:value-type="string">
            <text:p>Marian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499" calcext:value-type="float">
            <text:p>499</text:p>
          </table:table-cell>
          <table:table-cell office:value-type="float" office:value="17350318" calcext:value-type="float">
            <text:p>173503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Hiacinth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Ososki/</text:p>
          </table:table-cell>
          <table:table-cell office:value-type="string" calcext:value-type="string">
            <text:p>Marianna uxor eius aeconoma Juncewie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1" calcext:value-type="float">
            <text:p>501</text:p>
          </table:table-cell>
          <table:table-cell office:value-type="float" office:value="17360318" calcext:value-type="float">
            <text:p>173603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lasius /Kurzawa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dalbertus /Kurzawa/ frater</text:p>
          </table:table-cell>
          <table:table-cell office:value-type="string" calcext:value-type="string">
            <text:p>Anna /Matus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1" calcext:value-type="float">
            <text:p>501</text:p>
          </table:table-cell>
          <table:table-cell office:value-type="float" office:value="17360314" calcext:value-type="float">
            <text:p>173603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adolescens de Damasław</text:p>
          </table:table-cell>
          <table:table-cell office:value-type="string" calcext:value-type="string">
            <text:p>Catharina virgo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1" calcext:value-type="float">
            <text:p>501</text:p>
          </table:table-cell>
          <table:table-cell office:value-type="float" office:value="17360117" calcext:value-type="float">
            <text:p>173601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Pizała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ucas Tabernator</text:p>
          </table:table-cell>
          <table:table-cell office:value-type="string" calcext:value-type="string">
            <text:p>Eva /Kraycza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1" calcext:value-type="float">
            <text:p>501</text:p>
          </table:table-cell>
          <table:table-cell office:value-type="float" office:value="17351220" calcext:value-type="float">
            <text:p>173512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Kraszewski/</text:p>
          </table:table-cell>
          <table:table-cell office:value-type="string" calcext:value-type="string">
            <text:p>Theresa</text:p>
          </table:table-cell>
          <table:table-cell office:value-type="string" calcext:value-type="string">
            <text:p>Adalbertus /Kraszewski/</text:p>
          </table:table-cell>
          <table:table-cell office:value-type="string" calcext:value-type="string">
            <text:p>D. /Kraszewska/ inter se german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1" calcext:value-type="float">
            <text:p>501</text:p>
          </table:table-cell>
          <table:table-cell office:value-type="float" office:value="17351205" calcext:value-type="float">
            <text:p>173512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de Międzylesie</text:p>
          </table:table-cell>
          <table:table-cell office:value-type="string" calcext:value-type="string">
            <text:p>Regina tabernatrix de villa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1" calcext:value-type="float">
            <text:p>501</text:p>
          </table:table-cell>
          <table:table-cell office:value-type="float" office:value="17351127" calcext:value-type="float">
            <text:p>173511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Sobk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adolescens</text:p>
          </table:table-cell>
          <table:table-cell office:value-type="string" calcext:value-type="string">
            <text:p>Catharina /Serdinianka/ virgo de villa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1" calcext:value-type="float">
            <text:p>501</text:p>
          </table:table-cell>
          <table:table-cell office:value-type="float" office:value="17351106" calcext:value-type="float">
            <text:p>1735110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aurentius /Posielayk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adolescens famulus</text:p>
          </table:table-cell>
          <table:table-cell office:value-type="string" calcext:value-type="string">
            <text:p>Francisca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1" calcext:value-type="float">
            <text:p>501</text:p>
          </table:table-cell>
          <table:table-cell office:value-type="float" office:value="17351009" calcext:value-type="float">
            <text:p>1735100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Sebastianus opilius plebanali</text:p>
          </table:table-cell>
          <table:table-cell office:value-type="string" calcext:value-type="string">
            <text:p>Agnes /Janiszewszczanka/ de villa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1" calcext:value-type="float">
            <text:p>501</text:p>
          </table:table-cell>
          <table:table-cell office:value-type="float" office:value="17350925" calcext:value-type="float">
            <text:p>173509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homas /Wsak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Antonius lignifaber adolescens de Piotrkowice</text:p>
          </table:table-cell>
          <table:table-cell office:value-type="string" calcext:value-type="string">
            <text:p>Anna /Robakowna/ virgo de Turz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1" calcext:value-type="float">
            <text:p>501</text:p>
          </table:table-cell>
          <table:table-cell office:value-type="float" office:value="17360311" calcext:value-type="float">
            <text:p>173603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Simon /Rata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Nicolaus adolescens</text:p>
          </table:table-cell>
          <table:table-cell office:value-type="string" calcext:value-type="string">
            <text:p>Anna /Juncie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3" calcext:value-type="float">
            <text:p>503</text:p>
          </table:table-cell>
          <table:table-cell office:value-type="float" office:value="17360713" calcext:value-type="float">
            <text:p>1736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naventura Larentus</text:p>
          </table:table-cell>
          <table:table-cell office:value-type="string" calcext:value-type="string">
            <text:p>Lucas /Harmat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Laurentius faber de eadem villa</text:p>
          </table:table-cell>
          <table:table-cell office:value-type="string" calcext:value-type="string">
            <text:p>Magdalena tunc ancilla pro serva plebanalis deducta ex vilal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3" calcext:value-type="float">
            <text:p>503</text:p>
          </table:table-cell>
          <table:table-cell office:value-type="float" office:value="17360708" calcext:value-type="float">
            <text:p>1736070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dalbertus ovilio</text:p>
          </table:table-cell>
          <table:table-cell office:value-type="string" calcext:value-type="string">
            <text:p>Marianna virgo de Starężynek</text:p>
          </table:table-cell>
          <table:table-cell/>
          <table:table-cell office:value-type="string" calcext:value-type="string">
            <text:p>in extrema necessitate ferne agonizant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3" calcext:value-type="float">
            <text:p>503</text:p>
          </table:table-cell>
          <table:table-cell office:value-type="float" office:value="17360600" calcext:value-type="float">
            <text:p>173606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ovila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 /Niespadiany/ adolescens molitor</text:p>
          </table:table-cell>
          <table:table-cell office:value-type="string" calcext:value-type="string">
            <text:p>Dorothea tabernatrix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3" calcext:value-type="float">
            <text:p>503</text:p>
          </table:table-cell>
          <table:table-cell office:value-type="float" office:value="17360603" calcext:value-type="float">
            <text:p>173606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adolescens ovilionis filius</text:p>
          </table:table-cell>
          <table:table-cell office:value-type="string" calcext:value-type="string">
            <text:p>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3" calcext:value-type="float">
            <text:p>503</text:p>
          </table:table-cell>
          <table:table-cell office:value-type="float" office:value="17360512" calcext:value-type="float">
            <text:p>173605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ucas /Pospieszała/ nuncup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Margaritha /Kub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3" calcext:value-type="float">
            <text:p>503</text:p>
          </table:table-cell>
          <table:table-cell office:value-type="float" office:value="17360510" calcext:value-type="float">
            <text:p>173605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 /Mnich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adolescens ovilionis filius</text:p>
          </table:table-cell>
          <table:table-cell office:value-type="string" calcext:value-type="string">
            <text:p>Marianna /Jac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3" calcext:value-type="float">
            <text:p>503</text:p>
          </table:table-cell>
          <table:table-cell office:value-type="float" office:value="17360506" calcext:value-type="float">
            <text:p>173605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 /Kędzior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Przybył/ de Damasławek</text:p>
          </table:table-cell>
          <table:table-cell office:value-type="string" calcext:value-type="string">
            <text:p>Marianna /Jackowa/ senex manens prope tabernator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3" calcext:value-type="float">
            <text:p>503</text:p>
          </table:table-cell>
          <table:table-cell office:value-type="float" office:value="17360400" calcext:value-type="float">
            <text:p>1736040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Sopkowiak/</text:p>
          </table:table-cell>
          <table:table-cell office:value-type="string" calcext:value-type="string">
            <text:p>Zofia</text:p>
          </table:table-cell>
          <table:table-cell office:value-type="string" calcext:value-type="string">
            <text:p>Andreas adolescens ovilionis filius de Juncewo</text:p>
          </table:table-cell>
          <table:table-cell office:value-type="string" calcext:value-type="string">
            <text:p>Agnes /Zagorska/ de villa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3" calcext:value-type="float">
            <text:p>503</text:p>
          </table:table-cell>
          <table:table-cell office:value-type="float" office:value="17360400" calcext:value-type="float">
            <text:p>173604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Harmata/</text:p>
          </table:table-cell>
          <table:table-cell office:value-type="string" calcext:value-type="string">
            <text:p>Reina</text:p>
          </table:table-cell>
          <table:table-cell office:value-type="string" calcext:value-type="string">
            <text:p>Joannes adolescens braxator</text:p>
          </table:table-cell>
          <table:table-cell office:value-type="string" calcext:value-type="string">
            <text:p>Marianna /Zbaranska/ nobilis ux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3" calcext:value-type="float">
            <text:p>503</text:p>
          </table:table-cell>
          <table:table-cell office:value-type="float" office:value="17360415" calcext:value-type="float">
            <text:p>173604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thias /Glaczyk/ nuncup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dalbertus /Cmaczyk/ adolescens frater eius</text:p>
          </table:table-cell>
          <table:table-cell office:value-type="string" calcext:value-type="string">
            <text:p>Zophia /Kędziorzyna/ de eadem v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5" calcext:value-type="float">
            <text:p>505</text:p>
          </table:table-cell>
          <table:table-cell office:value-type="float" office:value="17361028" calcext:value-type="float">
            <text:p>1736102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Kędzio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ephanus filius molitoris adolescens</text:p>
          </table:table-cell>
          <table:table-cell office:value-type="string" calcext:value-type="string">
            <text:p>Marianna /Owczarzanka/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5" calcext:value-type="float">
            <text:p>505</text:p>
          </table:table-cell>
          <table:table-cell office:value-type="float" office:value="17361024" calcext:value-type="float">
            <text:p>173610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imon adolescens de Juncewo</text:p>
          </table:table-cell>
          <table:table-cell office:value-type="string" calcext:value-type="string">
            <text:p>Marianna virgo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5" calcext:value-type="float">
            <text:p>505</text:p>
          </table:table-cell>
          <table:table-cell office:value-type="float" office:value="17361014" calcext:value-type="float">
            <text:p>173610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Sayka/ adolescens</text:p>
          </table:table-cell>
          <table:table-cell office:value-type="string" calcext:value-type="string">
            <text:p>Barb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5" calcext:value-type="float">
            <text:p>505</text:p>
          </table:table-cell>
          <table:table-cell office:value-type="float" office:value="17361014" calcext:value-type="float">
            <text:p>17361014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Nowak/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Laurentius /Sayka/ adolescens</text:p>
          </table:table-cell>
          <table:table-cell office:value-type="string" calcext:value-type="string">
            <text:p>Barb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5" calcext:value-type="float">
            <text:p>505</text:p>
          </table:table-cell>
          <table:table-cell office:value-type="float" office:value="17361007" calcext:value-type="float">
            <text:p>1736100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osal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5" calcext:value-type="float">
            <text:p>505</text:p>
          </table:table-cell>
          <table:table-cell office:value-type="float" office:value="17360909" calcext:value-type="float">
            <text:p>173609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Kozłow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Covertoski/ director ??? Gutri</text:p>
          </table:table-cell>
          <table:table-cell office:value-type="string" calcext:value-type="string">
            <text:p>Marianna /Gutr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5" calcext:value-type="float">
            <text:p>505</text:p>
          </table:table-cell>
          <table:table-cell office:value-type="float" office:value="17360901" calcext:value-type="float">
            <text:p>173609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iprianus /Wilczkoski/ organariu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ntonius /Allodzianoski/ tenutarius villa Damasław</text:p>
          </table:table-cell>
          <table:table-cell office:value-type="string" calcext:value-type="string">
            <text:p>Theressia /Kraszewska/ de vill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5" calcext:value-type="float">
            <text:p>505</text:p>
          </table:table-cell>
          <table:table-cell office:value-type="float" office:value="17360823" calcext:value-type="float">
            <text:p>173608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/Domagała/</text:p>
          </table:table-cell>
          <table:table-cell office:value-type="string" calcext:value-type="string">
            <text:p>Regina /Mnichowa/ cmeton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5" calcext:value-type="float">
            <text:p>505</text:p>
          </table:table-cell>
          <table:table-cell office:value-type="float" office:value="17360813" calcext:value-type="float">
            <text:p>173608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 /Kudzan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 /Mnichowa/ cmetonissa</text:p>
          </table:table-cell>
          <table:table-cell/>
          <table:table-cell office:value-type="string" calcext:value-type="string">
            <text:p>crossed out?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5" calcext:value-type="float">
            <text:p>505</text:p>
          </table:table-cell>
          <table:table-cell office:value-type="float" office:value="17360819" calcext:value-type="float">
            <text:p>173608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Pinczewski/ famulus plebanali</text:p>
          </table:table-cell>
          <table:table-cell office:value-type="string" calcext:value-type="string">
            <text:p>Cathari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5" calcext:value-type="float">
            <text:p>505</text:p>
          </table:table-cell>
          <table:table-cell office:value-type="float" office:value="17360813" calcext:value-type="float">
            <text:p>173608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Regina cmeton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5" calcext:value-type="float">
            <text:p>505</text:p>
          </table:table-cell>
          <table:table-cell office:value-type="float" office:value="17360804" calcext:value-type="float">
            <text:p>173608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Lucas tabern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/Avus/ senior ecclesiae</text:p>
          </table:table-cell>
          <table:table-cell office:value-type="string" calcext:value-type="string">
            <text:p>Agnes soror matris eius de Filaj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5" calcext:value-type="float">
            <text:p>505</text:p>
          </table:table-cell>
          <table:table-cell office:value-type="float" office:value="17360820" calcext:value-type="float">
            <text:p>173608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acobus /Franczak/ nuncup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 tabernator Juncewiensis</text:p>
          </table:table-cell>
          <table:table-cell office:value-type="string" calcext:value-type="string">
            <text:p>Marianna /Białęska/ soror m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7" calcext:value-type="float">
            <text:p>507</text:p>
          </table:table-cell>
          <table:table-cell office:value-type="float" office:value="17370811" calcext:value-type="float">
            <text:p>173708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Antonius braxator</text:p>
          </table:table-cell>
          <table:table-cell office:value-type="string" calcext:value-type="string">
            <text:p>Marianna filia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7" calcext:value-type="float">
            <text:p>507</text:p>
          </table:table-cell>
          <table:table-cell office:value-type="float" office:value="17370331" calcext:value-type="float">
            <text:p>173703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Przybył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Jędraszek/</text:p>
          </table:table-cell>
          <table:table-cell office:value-type="string" calcext:value-type="string">
            <text:p>Zophia /Kędziorzyna/ de eadem v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7" calcext:value-type="float">
            <text:p>507</text:p>
          </table:table-cell>
          <table:table-cell office:value-type="float" office:value="17370326" calcext:value-type="float">
            <text:p>173703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Laurentius /Jakuboski/ tabernator de eadem villa</text:p>
          </table:table-cell>
          <table:table-cell office:value-type="string" calcext:value-type="string">
            <text:p>Regina /Włodar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7" calcext:value-type="float">
            <text:p>507</text:p>
          </table:table-cell>
          <table:table-cell office:value-type="float" office:value="17370326" calcext:value-type="float">
            <text:p>173703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Smolin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/Kosicki/</text:p>
          </table:table-cell>
          <table:table-cell office:value-type="string" calcext:value-type="string">
            <text:p>Catharina /Domagalina/ tabernatess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7" calcext:value-type="float">
            <text:p>507</text:p>
          </table:table-cell>
          <table:table-cell office:value-type="float" office:value="17370326" calcext:value-type="float">
            <text:p>173703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etha</text:p>
          </table:table-cell>
          <table:table-cell office:value-type="string" calcext:value-type="string">
            <text:p>Josephus /Smolin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ephanus /Donecki/ sartor de Nakło</text:p>
          </table:table-cell>
          <table:table-cell office:value-type="string" calcext:value-type="string">
            <text:p>Anna /Pawloska/ de Domo Plebanali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7" calcext:value-type="float">
            <text:p>507</text:p>
          </table:table-cell>
          <table:table-cell office:value-type="float" office:value="17370325" calcext:value-type="float">
            <text:p>173703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Barbara /Żapaczanka/ de Paryż</text:p>
          </table:table-cell>
          <table:table-cell/>
          <table:table-cell office:value-type="string" calcext:value-type="string">
            <text:p>in extrema receptata /Szczepanska/ ceremoniu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7" calcext:value-type="float">
            <text:p>507</text:p>
          </table:table-cell>
          <table:table-cell office:value-type="float" office:value="17370317" calcext:value-type="float">
            <text:p>1737031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Borek/</text:p>
          </table:table-cell>
          <table:table-cell office:value-type="string" calcext:value-type="string">
            <text:p>Hedvigis /Sta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7" calcext:value-type="float">
            <text:p>507</text:p>
          </table:table-cell>
          <table:table-cell office:value-type="float" office:value="17370214" calcext:value-type="float">
            <text:p>1737021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lasius /Kaczorek/</text:p>
          </table:table-cell>
          <table:table-cell office:value-type="string" calcext:value-type="string">
            <text:p>Barbara /Rodinad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7" calcext:value-type="float">
            <text:p>507</text:p>
          </table:table-cell>
          <table:table-cell office:value-type="float" office:value="17370209" calcext:value-type="float">
            <text:p>173702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Laurentius /Jakubo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sephus /Swinarski/ haeres villa Międzyliesie</text:p>
          </table:table-cell>
          <table:table-cell office:value-type="string" calcext:value-type="string">
            <text:p>Theressia /Swinarska/ soror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7" calcext:value-type="float">
            <text:p>507</text:p>
          </table:table-cell>
          <table:table-cell office:value-type="float" office:value="17370127" calcext:value-type="float">
            <text:p>173701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Casimirczak/ nuncup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Daniel /Klat/ faber</text:p>
          </table:table-cell>
          <table:table-cell office:value-type="string" calcext:value-type="string">
            <text:p>Catharina /Jędraszan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7" calcext:value-type="float">
            <text:p>507</text:p>
          </table:table-cell>
          <table:table-cell office:value-type="float" office:value="17370120" calcext:value-type="float">
            <text:p>1737012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Werkow/ nuncup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 /Heredziak/ faber</text:p>
          </table:table-cell>
          <table:table-cell office:value-type="string" calcext:value-type="string">
            <text:p>Marianna /Owczarzanka/ virgo de Damasła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7" calcext:value-type="float">
            <text:p>507</text:p>
          </table:table-cell>
          <table:table-cell office:value-type="float" office:value="17361221" calcext:value-type="float">
            <text:p>17361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Zmukow/ nuncup</text:p>
          </table:table-cell>
          <table:table-cell office:value-type="string" calcext:value-type="string">
            <text:p>Zophia</text:p>
          </table:table-cell>
          <table:table-cell office:value-type="string" calcext:value-type="string">
            <text:p>Daniel faber</text:p>
          </table:table-cell>
          <table:table-cell office:value-type="string" calcext:value-type="string">
            <text:p>Catharina /Domagalina/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7" calcext:value-type="float">
            <text:p>507</text:p>
          </table:table-cell>
          <table:table-cell office:value-type="float" office:value="17361028" calcext:value-type="float">
            <text:p>1736102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tabernator de villa Juncewo</text:p>
          </table:table-cell>
          <table:table-cell office:value-type="string" calcext:value-type="string">
            <text:p>Anna de aula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8" calcext:value-type="float">
            <text:p>508</text:p>
          </table:table-cell>
          <table:table-cell office:value-type="float" office:value="17380722" calcext:value-type="float">
            <text:p>17380722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acobus /Rachus/ nuncup</text:p>
          </table:table-cell>
          <table:table-cell table:number-columns-repeated="2" office:value-type="string" calcext:value-type="string">
            <text:p>Marianna</text:p>
          </table:table-cell>
          <table:table-cell office:value-type="string" calcext:value-type="string">
            <text:p>Josephus /Nerink/ scultetus</text:p>
          </table:table-cell>
          <table:table-cell office:value-type="string" calcext:value-type="string">
            <text:p>Marianna /Prybowna/ de Komorowo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8" calcext:value-type="float">
            <text:p>508</text:p>
          </table:table-cell>
          <table:table-cell office:value-type="float" office:value="17380720" calcext:value-type="float">
            <text:p>173807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tianus</text:p>
          </table:table-cell>
          <table:table-cell office:value-type="string" calcext:value-type="string">
            <text:p>Fredericus /Sarenkow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dalbertus /Wołinski/ famulus curiae Dąbrowa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8" calcext:value-type="float">
            <text:p>508</text:p>
          </table:table-cell>
          <table:table-cell office:value-type="float" office:value="17380713" calcext:value-type="float">
            <text:p>173807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Hyacinth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sephus /Spychalak/</text:p>
          </table:table-cell>
          <table:table-cell office:value-type="string" calcext:value-type="string">
            <text:p>Hedvigis /Kroyczanka/ de villa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8" calcext:value-type="float">
            <text:p>508</text:p>
          </table:table-cell>
          <table:table-cell office:value-type="float" office:value="17380525" calcext:value-type="float">
            <text:p>17380525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antinus /Torzyk/ nuncup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adolescens</text:p>
          </table:table-cell>
          <table:table-cell office:value-type="string" calcext:value-type="string">
            <text:p>Barbara virgo de Damasław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8" calcext:value-type="float">
            <text:p>508</text:p>
          </table:table-cell>
          <table:table-cell office:value-type="float" office:value="17380504" calcext:value-type="float">
            <text:p>1738050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Beinke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Nerink/ scultetus Komorowiensis</text:p>
          </table:table-cell>
          <table:table-cell office:value-type="string" calcext:value-type="string">
            <text:p>Marianna /Josec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8" calcext:value-type="float">
            <text:p>508</text:p>
          </table:table-cell>
          <table:table-cell office:value-type="float" office:value="17380209" calcext:value-type="float">
            <text:p>1738020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Przybył/ de Damasławek</text:p>
          </table:table-cell>
          <table:table-cell office:value-type="string" calcext:value-type="string">
            <text:p>Anna /Nied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8" calcext:value-type="float">
            <text:p>508</text:p>
          </table:table-cell>
          <table:table-cell office:value-type="float" office:value="17380208" calcext:value-type="float">
            <text:p>1738020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Stanislaus /Mazurow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sephus /Tomicki/ de eadem villa</text:p>
          </table:table-cell>
          <table:table-cell office:value-type="string" calcext:value-type="string">
            <text:p>Margaretha /Modliszaska/ de curiae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8" calcext:value-type="float">
            <text:p>508</text:p>
          </table:table-cell>
          <table:table-cell office:value-type="float" office:value="17371027" calcext:value-type="float">
            <text:p>173710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dalbertus /Woytkow/</text:p>
          </table:table-cell>
          <table:table-cell office:value-type="string" calcext:value-type="string">
            <text:p>Regina /Wiedkich/ nuncup</text:p>
          </table:table-cell>
          <table:table-cell office:value-type="string" calcext:value-type="string">
            <text:p>Bartholomeus /Włodarczyk/</text:p>
          </table:table-cell>
          <table:table-cell office:value-type="string" calcext:value-type="string">
            <text:p>Catharina /Jędasz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8" calcext:value-type="float">
            <text:p>508</text:p>
          </table:table-cell>
          <table:table-cell office:value-type="float" office:value="17371008" calcext:value-type="float">
            <text:p>173710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Dimitrow/ nuncup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yprianus /Wilczkoski/ organarius ecclesia Juncewiensis</text:p>
          </table:table-cell>
          <table:table-cell office:value-type="string" calcext:value-type="string">
            <text:p>/Jackowa/ de villa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8" calcext:value-type="float">
            <text:p>508</text:p>
          </table:table-cell>
          <table:table-cell office:value-type="float" office:value="17370901" calcext:value-type="float">
            <text:p>173709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Bartholomeus /Włodarczyk/</text:p>
          </table:table-cell>
          <table:table-cell office:value-type="string" calcext:value-type="string">
            <text:p>Marianna /Mys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8" calcext:value-type="float">
            <text:p>508</text:p>
          </table:table-cell>
          <table:table-cell office:value-type="float" office:value="17370824" calcext:value-type="float">
            <text:p>173708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ndreas /Armaci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Waryszka/ seniculus</text:p>
          </table:table-cell>
          <table:table-cell office:value-type="string" calcext:value-type="string">
            <text:p>Marianna /Jac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9" calcext:value-type="float">
            <text:p>509</text:p>
          </table:table-cell>
          <table:table-cell office:value-type="float" office:value="17381111" calcext:value-type="float">
            <text:p>173811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Nerink/</text:p>
          </table:table-cell>
          <table:table-cell office:value-type="string" calcext:value-type="string">
            <text:p>Zophia sculteti ux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9" calcext:value-type="float">
            <text:p>509</text:p>
          </table:table-cell>
          <table:table-cell office:value-type="float" office:value="17381109" calcext:value-type="float">
            <text:p>17381109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Margaritha /Modliszanka/ virgo de aula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9" calcext:value-type="float">
            <text:p>509</text:p>
          </table:table-cell>
          <table:table-cell office:value-type="float" office:value="17381109" calcext:value-type="float">
            <text:p>1738110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dam /Keszteyt/ nuncup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Nerink/</text:p>
          </table:table-cell>
          <table:table-cell office:value-type="string" calcext:value-type="string">
            <text:p>Zophia sculteti ux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9" calcext:value-type="float">
            <text:p>509</text:p>
          </table:table-cell>
          <table:table-cell office:value-type="float" office:value="17381026" calcext:value-type="float">
            <text:p>173810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sephus adolescens</text:p>
          </table:table-cell>
          <table:table-cell office:value-type="string" calcext:value-type="string">
            <text:p>Regina virgo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9" calcext:value-type="float">
            <text:p>509</text:p>
          </table:table-cell>
          <table:table-cell office:value-type="float" office:value="17381005" calcext:value-type="float">
            <text:p>173810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Zophia virgo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9" calcext:value-type="float">
            <text:p>509</text:p>
          </table:table-cell>
          <table:table-cell office:value-type="float" office:value="17381004" calcext:value-type="float">
            <text:p>17381004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dalbertus /Nieskorała/ nuncup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/Nieskorała/</text:p>
          </table:table-cell>
          <table:table-cell office:value-type="string" calcext:value-type="string">
            <text:p>Eva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9" calcext:value-type="float">
            <text:p>509</text:p>
          </table:table-cell>
          <table:table-cell office:value-type="float" office:value="17380903" calcext:value-type="float">
            <text:p>173809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tonius brax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Janisewski/ lignifaber</text:p>
          </table:table-cell>
          <table:table-cell office:value-type="string" calcext:value-type="string">
            <text:p>Regina ferrifabri ux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9" calcext:value-type="float">
            <text:p>509</text:p>
          </table:table-cell>
          <table:table-cell office:value-type="float" office:value="17380831" calcext:value-type="float">
            <text:p>1738083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thias /Kolassa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dalbertus /Janicki/ scriba de aula</text:p>
          </table:table-cell>
          <table:table-cell office:value-type="string" calcext:value-type="string">
            <text:p>Catharina /Błonska/ virgo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9" calcext:value-type="float">
            <text:p>509</text:p>
          </table:table-cell>
          <table:table-cell office:value-type="float" office:value="17380810" calcext:value-type="float">
            <text:p>1738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Janicki/ serbus de aula Juncewo</text:p>
          </table:table-cell>
          <table:table-cell office:value-type="string" calcext:value-type="string">
            <text:p>Marianna virgo soror me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9" calcext:value-type="float">
            <text:p>509</text:p>
          </table:table-cell>
          <table:table-cell office:value-type="float" office:value="17380806" calcext:value-type="float">
            <text:p>173808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 Laurentius</text:p>
          </table:table-cell>
          <table:table-cell office:value-type="string" calcext:value-type="string">
            <text:p>Crispianus /Wilkoczkoski/ organarius Juncewo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Josephus /Guttri/ adolescens</text:p>
          </table:table-cell>
          <table:table-cell office:value-type="string" calcext:value-type="string">
            <text:p>Anna /Guttroska/ soror eius virgo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09" calcext:value-type="float">
            <text:p>509</text:p>
          </table:table-cell>
          <table:table-cell office:value-type="float" office:value="17380803" calcext:value-type="float">
            <text:p>173808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us /Nerynk/ nuncup</text:p>
          </table:table-cell>
          <table:table-cell office:value-type="string" calcext:value-type="string">
            <text:p>Zophia</text:p>
          </table:table-cell>
          <table:table-cell office:value-type="string" calcext:value-type="string">
            <text:p>Joannes /Nerynk/ adolescens</text:p>
          </table:table-cell>
          <table:table-cell office:value-type="string" calcext:value-type="string">
            <text:p>Catharin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1" calcext:value-type="float">
            <text:p>511</text:p>
          </table:table-cell>
          <table:table-cell office:value-type="float" office:value="17390322" calcext:value-type="float">
            <text:p>173903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tanislaus komornik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lasius /Kaczorek/ de Juncewo adolescens</text:p>
          </table:table-cell>
          <table:table-cell office:value-type="string" calcext:value-type="string">
            <text:p>Margaritha /Pospies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1" calcext:value-type="float">
            <text:p>511</text:p>
          </table:table-cell>
          <table:table-cell office:value-type="float" office:value="17390318" calcext:value-type="float">
            <text:p>173903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Przybył/ nuncup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 braxator de eadem villa</text:p>
          </table:table-cell>
          <table:table-cell office:value-type="string" calcext:value-type="string">
            <text:p>Magdalena uxor fabr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1" calcext:value-type="float">
            <text:p>511</text:p>
          </table:table-cell>
          <table:table-cell office:value-type="float" office:value="17390315" calcext:value-type="float">
            <text:p>17390315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Joannes /Radek/ nuncup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więtoslaus ovilios famulus</text:p>
          </table:table-cell>
          <table:table-cell office:value-type="string" calcext:value-type="string">
            <text:p>Barbara uxor Jacobi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1" calcext:value-type="float">
            <text:p>511</text:p>
          </table:table-cell>
          <table:table-cell office:value-type="float" office:value="17390308" calcext:value-type="float">
            <text:p>173903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thias /Krysza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acobus famulus de Obiecanowo</text:p>
          </table:table-cell>
          <table:table-cell office:value-type="string" calcext:value-type="string">
            <text:p>Catharina /Błonska/ de aul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1" calcext:value-type="float">
            <text:p>511</text:p>
          </table:table-cell>
          <table:table-cell office:value-type="float" office:value="17390304" calcext:value-type="float">
            <text:p>173903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table:number-columns-repeated="2" office:value-type="string" calcext:value-type="string">
            <text:p>omitted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1" calcext:value-type="float">
            <text:p>511</text:p>
          </table:table-cell>
          <table:table-cell office:value-type="float" office:value="17390125" calcext:value-type="float">
            <text:p>173901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Regina</text:p>
          </table:table-cell>
          <table:table-cell office:value-type="string" calcext:value-type="string">
            <text:p>Laurentius /Jakubo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Manikoski/ de aula Międzylesie servus</text:p>
          </table:table-cell>
          <table:table-cell office:value-type="string" calcext:value-type="string">
            <text:p>Lucilla /Raszewska/ de aula eadem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1" calcext:value-type="float">
            <text:p>511</text:p>
          </table:table-cell>
          <table:table-cell office:value-type="float" office:value="17390125" calcext:value-type="float">
            <text:p>1739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faber</text:p>
          </table:table-cell>
          <table:table-cell office:value-type="string" calcext:value-type="string">
            <text:p>Magdalena vidu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1" calcext:value-type="float">
            <text:p>511</text:p>
          </table:table-cell>
          <table:table-cell office:value-type="float" office:value="17390125" calcext:value-type="float">
            <text:p>1739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Uroski/ curiae Dąbrowiensi</text:p>
          </table:table-cell>
          <table:table-cell office:value-type="string" calcext:value-type="string">
            <text:p>Marianna ovilionis uxor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1" calcext:value-type="float">
            <text:p>511</text:p>
          </table:table-cell>
          <table:table-cell office:value-type="float" office:value="17390118" calcext:value-type="float">
            <text:p>173901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yprian /Wilozkoski/ organarius Juncewo</text:p>
          </table:table-cell>
          <table:table-cell office:value-type="string" calcext:value-type="string">
            <text:p>Magdale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1" calcext:value-type="float">
            <text:p>511</text:p>
          </table:table-cell>
          <table:table-cell office:value-type="float" office:value="17390118" calcext:value-type="float">
            <text:p>1739011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adolescens</text:p>
          </table:table-cell>
          <table:table-cell office:value-type="string" calcext:value-type="string">
            <text:p>Zophia sculteti ux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1" calcext:value-type="float">
            <text:p>511</text:p>
          </table:table-cell>
          <table:table-cell office:value-type="float" office:value="17390111" calcext:value-type="float">
            <text:p>173901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sarus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abriel adolescens</text:p>
          </table:table-cell>
          <table:table-cell office:value-type="string" calcext:value-type="string">
            <text:p>Regina /Mni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1" calcext:value-type="float">
            <text:p>511</text:p>
          </table:table-cell>
          <table:table-cell office:value-type="float" office:value="17390104" calcext:value-type="float">
            <text:p>1739010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asarus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lasius /Kaczorek/ de Juncewo adolescens</text:p>
          </table:table-cell>
          <table:table-cell office:value-type="string" calcext:value-type="string">
            <text:p>Marianna virgo de Śielec molitoris fil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1" calcext:value-type="float">
            <text:p>511</text:p>
          </table:table-cell>
          <table:table-cell office:value-type="float" office:value="17381221" calcext:value-type="float">
            <text:p>17381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lasius /Kaczorek/ de Juncewo adolescens</text:p>
          </table:table-cell>
          <table:table-cell office:value-type="string" calcext:value-type="string">
            <text:p>Marianna /Jęohowna/ nuncup virgo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3" calcext:value-type="float">
            <text:p>513</text:p>
          </table:table-cell>
          <table:table-cell office:value-type="float" office:value="17390906" calcext:value-type="float">
            <text:p>173909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Blasius /Kaczorek/</text:p>
          </table:table-cell>
          <table:table-cell office:value-type="string" calcext:value-type="string">
            <text:p>Francisca hospita de aula Junce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3" calcext:value-type="float">
            <text:p>513</text:p>
          </table:table-cell>
          <table:table-cell office:value-type="float" office:value="17390906" calcext:value-type="float">
            <text:p>173909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oannes /Manikoski/</text:p>
          </table:table-cell>
          <table:table-cell office:value-type="string" calcext:value-type="string">
            <text:p>Catharina /Kraszeska/ virgo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3" calcext:value-type="float">
            <text:p>513</text:p>
          </table:table-cell>
          <table:table-cell office:value-type="float" office:value="17390830" calcext:value-type="float">
            <text:p>1739083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asimirus /Byk/ nuncup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Kaszyk/</text:p>
          </table:table-cell>
          <table:table-cell office:value-type="string" calcext:value-type="string">
            <text:p>Margaritha /Kaczar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3" calcext:value-type="float">
            <text:p>513</text:p>
          </table:table-cell>
          <table:table-cell office:value-type="float" office:value="17390806" calcext:value-type="float">
            <text:p>173908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Zophia</text:p>
          </table:table-cell>
          <table:table-cell office:value-type="string" calcext:value-type="string">
            <text:p>Jacobus adolescens</text:p>
          </table:table-cell>
          <table:table-cell office:value-type="string" calcext:value-type="string">
            <text:p>Barbar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3" calcext:value-type="float">
            <text:p>513</text:p>
          </table:table-cell>
          <table:table-cell office:value-type="float" office:value="17390726" calcext:value-type="float">
            <text:p>173907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lbertus /Gwid/ nuncup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Casimirus /Janiszeski/ de Śielec</text:p>
          </table:table-cell>
          <table:table-cell office:value-type="string" calcext:value-type="string">
            <text:p>Marianna /Całuy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3" calcext:value-type="float">
            <text:p>513</text:p>
          </table:table-cell>
          <table:table-cell office:value-type="float" office:value="17390726" calcext:value-type="float">
            <text:p>1739072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adolescens</text:p>
          </table:table-cell>
          <table:table-cell office:value-type="string" calcext:value-type="string">
            <text:p>Zophia sculteti uxor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3" calcext:value-type="float">
            <text:p>513</text:p>
          </table:table-cell>
          <table:table-cell office:value-type="float" office:value="17390723" calcext:value-type="float">
            <text:p>1739072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dalbertus /Płachciak/ nuncup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aprianus /Wilczkoski/ organarius Juncewiensis</text:p>
          </table:table-cell>
          <table:table-cell office:value-type="string" calcext:value-type="string">
            <text:p>Marianna /Kryszanka/ de Damasław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3" calcext:value-type="float">
            <text:p>513</text:p>
          </table:table-cell>
          <table:table-cell office:value-type="float" office:value="17390629" calcext:value-type="float">
            <text:p>1739062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 Paulus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ovilio adolescens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3" calcext:value-type="float">
            <text:p>513</text:p>
          </table:table-cell>
          <table:table-cell office:value-type="float" office:value="17390626" calcext:value-type="float">
            <text:p>173906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/Armacik/ nuncup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curiae Dąbrowiensis famulus</text:p>
          </table:table-cell>
          <table:table-cell office:value-type="string" calcext:value-type="string">
            <text:p>Barbara cmethonissa de eadem v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3" calcext:value-type="float">
            <text:p>513</text:p>
          </table:table-cell>
          <table:table-cell office:value-type="float" office:value="17390529" calcext:value-type="float">
            <text:p>17390529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więtoslaus ovilio de Piotrkowice adolescens</text:p>
          </table:table-cell>
          <table:table-cell office:value-type="string" calcext:value-type="string">
            <text:p>Barbar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3" calcext:value-type="float">
            <text:p>513</text:p>
          </table:table-cell>
          <table:table-cell office:value-type="float" office:value="17390419" calcext:value-type="float">
            <text:p>17390419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Valentinus sar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sephus adolescens molitor de Śielec</text:p>
          </table:table-cell>
          <table:table-cell office:value-type="string" calcext:value-type="string">
            <text:p>Marian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3" calcext:value-type="float">
            <text:p>513</text:p>
          </table:table-cell>
          <table:table-cell office:value-type="float" office:value="17390400" calcext:value-type="float">
            <text:p>173904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Uredka/ adolescens de Juncewo</text:p>
          </table:table-cell>
          <table:table-cell office:value-type="string" calcext:value-type="string">
            <text:p>Barbara /Kry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3" calcext:value-type="float">
            <text:p>513</text:p>
          </table:table-cell>
          <table:table-cell office:value-type="float" office:value="17390326" calcext:value-type="float">
            <text:p>173903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Adalbertus /Mnich/ nuncup cmet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lbertus /Kędorki/ tenutarius juncewo</text:p>
          </table:table-cell>
          <table:table-cell office:value-type="string" calcext:value-type="string">
            <text:p>Tekla /Wilczkoska/ uxor organari Junce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5" calcext:value-type="float">
            <text:p>515</text:p>
          </table:table-cell>
          <table:table-cell office:value-type="float" office:value="17400501" calcext:value-type="float">
            <text:p>174005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Odieczny/ sar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adolescens de Juncewo ovilionis filius</text:p>
          </table:table-cell>
          <table:table-cell office:value-type="string" calcext:value-type="string">
            <text:p>Catharina hospita de curia Dąbrowi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5" calcext:value-type="float">
            <text:p>515</text:p>
          </table:table-cell>
          <table:table-cell office:value-type="float" office:value="17400501" calcext:value-type="float">
            <text:p>174005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/Jebrielski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Barbara /Jakobus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5" calcext:value-type="float">
            <text:p>515</text:p>
          </table:table-cell>
          <table:table-cell office:value-type="float" office:value="17400414" calcext:value-type="float">
            <text:p>174004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/Rata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Kozłoski/ lignifaber</text:p>
          </table:table-cell>
          <table:table-cell office:value-type="string" calcext:value-type="string">
            <text:p>Caecil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5" calcext:value-type="float">
            <text:p>515</text:p>
          </table:table-cell>
          <table:table-cell office:value-type="float" office:value="17400401" calcext:value-type="float">
            <text:p>1740040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Zophia</text:p>
          </table:table-cell>
          <table:table-cell office:value-type="string" calcext:value-type="string">
            <text:p>Josephus adolescens molitor</text:p>
          </table:table-cell>
          <table:table-cell office:value-type="string" calcext:value-type="string">
            <text:p>Regina fabri uxor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5" calcext:value-type="float">
            <text:p>515</text:p>
          </table:table-cell>
          <table:table-cell office:value-type="float" office:value="17400128" calcext:value-type="float">
            <text:p>174001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Nicolaus adolescens</text:p>
          </table:table-cell>
          <table:table-cell office:value-type="string" calcext:value-type="string">
            <text:p>Marianna /Jędzan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5" calcext:value-type="float">
            <text:p>515</text:p>
          </table:table-cell>
          <table:table-cell office:value-type="float" office:value="17400125" calcext:value-type="float">
            <text:p>1740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ligni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więtoslaus ovilio</text:p>
          </table:table-cell>
          <table:table-cell office:value-type="string" calcext:value-type="string">
            <text:p>Barbara de eadem v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5" calcext:value-type="float">
            <text:p>515</text:p>
          </table:table-cell>
          <table:table-cell office:value-type="float" office:value="17391122" calcext:value-type="float">
            <text:p>173911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Manikoski/</text:p>
          </table:table-cell>
          <table:table-cell office:value-type="string" calcext:value-type="string">
            <text:p>Catharina /Krasze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5" calcext:value-type="float">
            <text:p>515</text:p>
          </table:table-cell>
          <table:table-cell office:value-type="float" office:value="17391122" calcext:value-type="float">
            <text:p>173911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 Barbara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/Manikoski/</text:p>
          </table:table-cell>
          <table:table-cell office:value-type="string" calcext:value-type="string">
            <text:p>Theressia /Swinar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5" calcext:value-type="float">
            <text:p>515</text:p>
          </table:table-cell>
          <table:table-cell office:value-type="float" office:value="17391100" calcext:value-type="float">
            <text:p>173911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imon /Walarzak/ adolescens</text:p>
          </table:table-cell>
          <table:table-cell office:value-type="string" calcext:value-type="string">
            <text:p>Marianna /Cału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5" calcext:value-type="float">
            <text:p>515</text:p>
          </table:table-cell>
          <table:table-cell office:value-type="float" office:value="17391018" calcext:value-type="float">
            <text:p>17391018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dalbertus /Nowak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lexander sartor adolescens</text:p>
          </table:table-cell>
          <table:table-cell office:value-type="string" calcext:value-type="string">
            <text:p>Constantia /Błondka/ de aula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5" calcext:value-type="float">
            <text:p>515</text:p>
          </table:table-cell>
          <table:table-cell office:value-type="float" office:value="17391004" calcext:value-type="float">
            <text:p>173910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Petrus /Kulawy/</text:p>
          </table:table-cell>
          <table:table-cell office:value-type="string" calcext:value-type="string">
            <text:p>Marianna /Plas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5" calcext:value-type="float">
            <text:p>515</text:p>
          </table:table-cell>
          <table:table-cell office:value-type="float" office:value="17391004" calcext:value-type="float">
            <text:p>173910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 Josephus</text:p>
          </table:table-cell>
          <table:table-cell office:value-type="string" calcext:value-type="string">
            <text:p>Bartholomeus /Prokuratow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oannes /Manikoski/</text:p>
          </table:table-cell>
          <table:table-cell office:value-type="string" calcext:value-type="string">
            <text:p>Teressia /Swina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5" calcext:value-type="float">
            <text:p>515</text:p>
          </table:table-cell>
          <table:table-cell office:value-type="float" office:value="17390929" calcext:value-type="float">
            <text:p>173909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Michael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lasius /Kaczorek/ adolescens</text:p>
          </table:table-cell>
          <table:table-cell office:value-type="string" calcext:value-type="string">
            <text:p>Regina /Walaszanka/ virgo</text:p>
          </table:table-cell>
          <table:table-cell/>
          <table:table-cell office:value-type="string" calcext:value-type="string">
            <text:p>Michaelis et Reginae z domkow plebinali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5" calcext:value-type="float">
            <text:p>515</text:p>
          </table:table-cell>
          <table:table-cell office:value-type="float" office:value="17390913" calcext:value-type="float">
            <text:p>173909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abriel adolescens</text:p>
          </table:table-cell>
          <table:table-cell office:value-type="string" calcext:value-type="string">
            <text:p>Rosa virgo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7" calcext:value-type="float">
            <text:p>517</text:p>
          </table:table-cell>
          <table:table-cell office:value-type="float" office:value="17400616" calcext:value-type="float">
            <text:p>174006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ucas /Armata/ nuncup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dreas adolescens</text:p>
          </table:table-cell>
          <table:table-cell office:value-type="string" calcext:value-type="string">
            <text:p>Catharina cmethoniss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7" calcext:value-type="float">
            <text:p>517</text:p>
          </table:table-cell>
          <table:table-cell office:value-type="float" office:value="17400616" calcext:value-type="float">
            <text:p>174006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Armata/ nuncup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/Domagała/ tabernator Juncewiensis</text:p>
          </table:table-cell>
          <table:table-cell office:value-type="string" calcext:value-type="string">
            <text:p>Marianna ovilionis uxor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7" calcext:value-type="float">
            <text:p>517</text:p>
          </table:table-cell>
          <table:table-cell office:value-type="float" office:value="17400612" calcext:value-type="float">
            <text:p>174006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adolescens</text:p>
          </table:table-cell>
          <table:table-cell office:value-type="string" calcext:value-type="string">
            <text:p>An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7" calcext:value-type="float">
            <text:p>517</text:p>
          </table:table-cell>
          <table:table-cell office:value-type="float" office:value="17400606" calcext:value-type="float">
            <text:p>174006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Thomas ratarius subvitor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Antonius /Kozłoski/ lignifaber</text:p>
          </table:table-cell>
          <table:table-cell office:value-type="string" calcext:value-type="string">
            <text:p>Caecilia virgo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7" calcext:value-type="float">
            <text:p>517</text:p>
          </table:table-cell>
          <table:table-cell office:value-type="float" office:value="17400522" calcext:value-type="float">
            <text:p>17400522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Pryb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Lus/</text:p>
          </table:table-cell>
          <table:table-cell office:value-type="string" calcext:value-type="string">
            <text:p>Marianna /Byc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7" calcext:value-type="float">
            <text:p>517</text:p>
          </table:table-cell>
          <table:table-cell office:value-type="float" office:value="17400522" calcext:value-type="float">
            <text:p>174005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adolescens</text:p>
          </table:table-cell>
          <table:table-cell office:value-type="string" calcext:value-type="string">
            <text:p>Rosalia /Kaczmarzank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7" calcext:value-type="float">
            <text:p>517</text:p>
          </table:table-cell>
          <table:table-cell office:value-type="float" office:value="17400513" calcext:value-type="float">
            <text:p>174005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Joannes /Czaple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Kraszeski/ haeres villa Domasławek</text:p>
          </table:table-cell>
          <table:table-cell office:value-type="string" calcext:value-type="string">
            <text:p>Catharina /Kraszeska/ virgo soror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8" calcext:value-type="float">
            <text:p>518</text:p>
          </table:table-cell>
          <table:table-cell office:value-type="float" office:value="17400911" calcext:value-type="float">
            <text:p>17400911</text:p>
          </table:table-cell>
          <table:table-cell office:value-type="string" calcext:value-type="string">
            <text:p>Staręz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Gregorius adolescens</text:p>
          </table:table-cell>
          <table:table-cell office:value-type="string" calcext:value-type="string">
            <text:p>Dorothea /Jakub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8" calcext:value-type="float">
            <text:p>518</text:p>
          </table:table-cell>
          <table:table-cell office:value-type="float" office:value="17400904" calcext:value-type="float">
            <text:p>1740090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rianna de Brud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8" calcext:value-type="float">
            <text:p>518</text:p>
          </table:table-cell>
          <table:table-cell office:value-type="float" office:value="17400810" calcext:value-type="float">
            <text:p>174008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Laurentius faber</text:p>
          </table:table-cell>
          <table:table-cell office:value-type="string" calcext:value-type="string">
            <text:p>Catharina /Kurzawia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8" calcext:value-type="float">
            <text:p>518</text:p>
          </table:table-cell>
          <table:table-cell office:value-type="float" office:value="17400726" calcext:value-type="float">
            <text:p>17400726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gnes virgo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8" calcext:value-type="float">
            <text:p>518</text:p>
          </table:table-cell>
          <table:table-cell office:value-type="float" office:value="17400724" calcext:value-type="float">
            <text:p>174007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Casimirus /Werkow/ nuncup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exius /Wiktoroski/ sartor</text:p>
          </table:table-cell>
          <table:table-cell office:value-type="string" calcext:value-type="string">
            <text:p>Barbara /Szperk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8" calcext:value-type="float">
            <text:p>518</text:p>
          </table:table-cell>
          <table:table-cell office:value-type="float" office:value="17400718" calcext:value-type="float">
            <text:p>174007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tanislaus /Kocikhoski/ lignifaber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laborosius</text:p>
          </table:table-cell>
          <table:table-cell office:value-type="string" calcext:value-type="string">
            <text:p>Marianna /Całuy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8" calcext:value-type="float">
            <text:p>518</text:p>
          </table:table-cell>
          <table:table-cell office:value-type="float" office:value="17400610" calcext:value-type="float">
            <text:p>17400610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tanislaus /Adamski/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dalbertus /Toeb/</text:p>
          </table:table-cell>
          <table:table-cell office:value-type="string" calcext:value-type="string">
            <text:p>Marianna virgo de domo plebanali soror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8" calcext:value-type="float">
            <text:p>518</text:p>
          </table:table-cell>
          <table:table-cell office:value-type="float" office:value="17400616" calcext:value-type="float">
            <text:p>17400616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Kusz/ adolescens</text:p>
          </table:table-cell>
          <table:table-cell office:value-type="string" calcext:value-type="string">
            <text:p>Regina /Guttri/ de aula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9" calcext:value-type="float">
            <text:p>519</text:p>
          </table:table-cell>
          <table:table-cell office:value-type="float" office:value="17410305" calcext:value-type="float">
            <text:p>174103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Kusz/ famulus de domo plebanali</text:p>
          </table:table-cell>
          <table:table-cell office:value-type="string" calcext:value-type="string">
            <text:p>Catharin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9" calcext:value-type="float">
            <text:p>519</text:p>
          </table:table-cell>
          <table:table-cell office:value-type="float" office:value="17410305" calcext:value-type="float">
            <text:p>174103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faber</text:p>
          </table:table-cell>
          <table:table-cell office:value-type="string" calcext:value-type="string">
            <text:p>Marianna /Całuy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9" calcext:value-type="float">
            <text:p>519</text:p>
          </table:table-cell>
          <table:table-cell office:value-type="float" office:value="17410129" calcext:value-type="float">
            <text:p>1741012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Marianna</text:p>
          </table:table-cell>
          <table:table-cell office:value-type="string" calcext:value-type="string">
            <text:p>Jacobus /Jrzepow/ nuncup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Zofia sculteti ux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9" calcext:value-type="float">
            <text:p>519</text:p>
          </table:table-cell>
          <table:table-cell office:value-type="float" office:value="17410129" calcext:value-type="float">
            <text:p>174101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Laurentius /Kaczmarzak/</text:p>
          </table:table-cell>
          <table:table-cell office:value-type="string" calcext:value-type="string">
            <text:p>Constantia /Kasiorowa/ de Zerni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9" calcext:value-type="float">
            <text:p>519</text:p>
          </table:table-cell>
          <table:table-cell office:value-type="float" office:value="17410114" calcext:value-type="float">
            <text:p>1741011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 Cathari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Rokoszewski/</text:p>
          </table:table-cell>
          <table:table-cell office:value-type="string" calcext:value-type="string">
            <text:p>Catharina /Safra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9" calcext:value-type="float">
            <text:p>519</text:p>
          </table:table-cell>
          <table:table-cell office:value-type="float" office:value="17410114" calcext:value-type="float">
            <text:p>174101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Nicolaus adolescens</text:p>
          </table:table-cell>
          <table:table-cell office:value-type="string" calcext:value-type="string">
            <text:p>Dorothea /Jakub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9" calcext:value-type="float">
            <text:p>519</text:p>
          </table:table-cell>
          <table:table-cell office:value-type="float" office:value="17410101" calcext:value-type="float">
            <text:p>174101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adolescens</text:p>
          </table:table-cell>
          <table:table-cell office:value-type="string" calcext:value-type="string">
            <text:p>Hedvig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9" calcext:value-type="float">
            <text:p>519</text:p>
          </table:table-cell>
          <table:table-cell office:value-type="float" office:value="17401111" calcext:value-type="float">
            <text:p>174011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Laurentius faber</text:p>
          </table:table-cell>
          <table:table-cell office:value-type="string" calcext:value-type="string">
            <text:p>Cathari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9" calcext:value-type="float">
            <text:p>519</text:p>
          </table:table-cell>
          <table:table-cell office:value-type="float" office:value="17401111" calcext:value-type="float">
            <text:p>1740111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/Walaszak/</text:p>
          </table:table-cell>
          <table:table-cell office:value-type="string" calcext:value-type="string">
            <text:p>Regina /Kaczo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9" calcext:value-type="float">
            <text:p>519</text:p>
          </table:table-cell>
          <table:table-cell office:value-type="float" office:value="17401111" calcext:value-type="float">
            <text:p>17401111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Catharina tabernatrix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9" calcext:value-type="float">
            <text:p>519</text:p>
          </table:table-cell>
          <table:table-cell office:value-type="float" office:value="17401020" calcext:value-type="float">
            <text:p>174010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Casimirus cmedow nuncup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adolescens ovilio</text:p>
          </table:table-cell>
          <table:table-cell office:value-type="string" calcext:value-type="string">
            <text:p>Eva /Jac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9" calcext:value-type="float">
            <text:p>519</text:p>
          </table:table-cell>
          <table:table-cell office:value-type="float" office:value="17401016" calcext:value-type="float">
            <text:p>17401016</text:p>
          </table:table-cell>
          <table:table-cell office:value-type="string" calcext:value-type="string">
            <text:p>Do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Mathias /Krysza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/Kusz/ famulus de domo plebanali</text:p>
          </table:table-cell>
          <table:table-cell office:value-type="string" calcext:value-type="string">
            <text:p>Magdalena /Kaczmar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19" calcext:value-type="float">
            <text:p>519</text:p>
          </table:table-cell>
          <table:table-cell office:value-type="float" office:value="17400911" calcext:value-type="float">
            <text:p>174009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sephus molitor de chika adolescens</text:p>
          </table:table-cell>
          <table:table-cell office:value-type="string" calcext:value-type="string">
            <text:p>Marianna /Całuy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0" calcext:value-type="float">
            <text:p>520</text:p>
          </table:table-cell>
          <table:table-cell office:value-type="float" office:value="17410403" calcext:value-type="float">
            <text:p>17410403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Josephus</text:p>
          </table:table-cell>
          <table:table-cell office:value-type="string" calcext:value-type="string">
            <text:p>Antonius /Boziemierski/</text:p>
          </table:table-cell>
          <table:table-cell office:value-type="string" calcext:value-type="string">
            <text:p>Teresia</text:p>
          </table:table-cell>
          <table:table-cell office:value-type="string" calcext:value-type="string">
            <text:p>/Dębinski/ de Żerniki</text:p>
          </table:table-cell>
          <table:table-cell office:value-type="string" calcext:value-type="string">
            <text:p>Marianna /Chrzęstoska/ de Bryskozystew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2" calcext:value-type="float">
            <text:p>522</text:p>
          </table:table-cell>
          <table:table-cell office:value-type="float" office:value="17411001" calcext:value-type="float">
            <text:p>174110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Valentinus /Mnich/ cmet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molitor de Śielec</text:p>
          </table:table-cell>
          <table:table-cell office:value-type="string" calcext:value-type="string">
            <text:p>Marianna /Cału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2" calcext:value-type="float">
            <text:p>522</text:p>
          </table:table-cell>
          <table:table-cell office:value-type="float" office:value="17411001" calcext:value-type="float">
            <text:p>174110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braxator</text:p>
          </table:table-cell>
          <table:table-cell office:value-type="string" calcext:value-type="string">
            <text:p>Cathari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2" calcext:value-type="float">
            <text:p>522</text:p>
          </table:table-cell>
          <table:table-cell office:value-type="float" office:value="17410917" calcext:value-type="float">
            <text:p>1741091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/Kinieski/</text:p>
          </table:table-cell>
          <table:table-cell office:value-type="string" calcext:value-type="string">
            <text:p>Catharina /Kras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2" calcext:value-type="float">
            <text:p>522</text:p>
          </table:table-cell>
          <table:table-cell office:value-type="float" office:value="17410730" calcext:value-type="float">
            <text:p>174107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Friedlaus adolescens de Juncewo</text:p>
          </table:table-cell>
          <table:table-cell office:value-type="string" calcext:value-type="string">
            <text:p>Barbara /Kuiawi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2" calcext:value-type="float">
            <text:p>522</text:p>
          </table:table-cell>
          <table:table-cell office:value-type="float" office:value="17410626" calcext:value-type="float">
            <text:p>174106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Caecilia</text:p>
          </table:table-cell>
          <table:table-cell office:value-type="string" calcext:value-type="string">
            <text:p>Josephus molitor adolescens de Śielec</text:p>
          </table:table-cell>
          <table:table-cell office:value-type="string" calcext:value-type="string">
            <text:p>Regin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2" calcext:value-type="float">
            <text:p>522</text:p>
          </table:table-cell>
          <table:table-cell office:value-type="float" office:value="17410626" calcext:value-type="float">
            <text:p>174106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Thomas /Byk/ nuncup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Hyacynthus</text:p>
          </table:table-cell>
          <table:table-cell office:value-type="string" calcext:value-type="string">
            <text:p>Margaritha /Kaczor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2" calcext:value-type="float">
            <text:p>522</text:p>
          </table:table-cell>
          <table:table-cell office:value-type="float" office:value="17410611" calcext:value-type="float">
            <text:p>174106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Gregorius adolescens</text:p>
          </table:table-cell>
          <table:table-cell office:value-type="string" calcext:value-type="string">
            <text:p>Apollon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2" calcext:value-type="float">
            <text:p>522</text:p>
          </table:table-cell>
          <table:table-cell office:value-type="float" office:value="17410600" calcext:value-type="float">
            <text:p>17410600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Hiacynth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Valentinus /Wazynski/</text:p>
          </table:table-cell>
          <table:table-cell office:value-type="string" calcext:value-type="string">
            <text:p>Marianna /Krys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2" calcext:value-type="float">
            <text:p>522</text:p>
          </table:table-cell>
          <table:table-cell office:value-type="float" office:value="17410523" calcext:value-type="float">
            <text:p>1741052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Zophia</text:p>
          </table:table-cell>
          <table:table-cell office:value-type="string" calcext:value-type="string">
            <text:p>Martinus de Brudzyn</text:p>
          </table:table-cell>
          <table:table-cell office:value-type="string" calcext:value-type="string">
            <text:p>Catharina de Skord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2" calcext:value-type="float">
            <text:p>522</text:p>
          </table:table-cell>
          <table:table-cell office:value-type="float" office:value="17410514" calcext:value-type="float">
            <text:p>174105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więtesla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lignifaber</text:p>
          </table:table-cell>
          <table:table-cell office:value-type="string" calcext:value-type="string">
            <text:p>Regina de villa Turz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2" calcext:value-type="float">
            <text:p>522</text:p>
          </table:table-cell>
          <table:table-cell office:value-type="float" office:value="17410501" calcext:value-type="float">
            <text:p>174105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Przygodzik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adolescens</text:p>
          </table:table-cell>
          <table:table-cell office:value-type="string" calcext:value-type="string">
            <text:p>Magdalena /Owczarzan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2" calcext:value-type="float">
            <text:p>522</text:p>
          </table:table-cell>
          <table:table-cell office:value-type="float" office:value="17410421" calcext:value-type="float">
            <text:p>174104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cmetoni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Osciborski/ organarius Juncewiensis</text:p>
          </table:table-cell>
          <table:table-cell office:value-type="string" calcext:value-type="string">
            <text:p>Cathari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2" calcext:value-type="float">
            <text:p>522</text:p>
          </table:table-cell>
          <table:table-cell office:value-type="float" office:value="17410400" calcext:value-type="float">
            <text:p>17410400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2" calcext:value-type="float">
            <text:p>522</text:p>
          </table:table-cell>
          <table:table-cell office:value-type="float" office:value="17410416" calcext:value-type="float">
            <text:p>174104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on Adalbertu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Catharina /Krasze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2" calcext:value-type="float">
            <text:p>522</text:p>
          </table:table-cell>
          <table:table-cell office:value-type="float" office:value="17410404" calcext:value-type="float">
            <text:p>17410404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famulus curiae Domasławiensis</text:p>
          </table:table-cell>
          <table:table-cell office:value-type="string" calcext:value-type="string">
            <text:p>Anna virgo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3" calcext:value-type="float">
            <text:p>523</text:p>
          </table:table-cell>
          <table:table-cell office:value-type="float" office:value="17420319" calcext:value-type="float">
            <text:p>17420319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/Bętkoski/</text:p>
          </table:table-cell>
          <table:table-cell office:value-type="string" calcext:value-type="string">
            <text:p>Anna /Gutrow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3" calcext:value-type="float">
            <text:p>523</text:p>
          </table:table-cell>
          <table:table-cell office:value-type="float" office:value="17420224" calcext:value-type="float">
            <text:p>174202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ovilio</text:p>
          </table:table-cell>
          <table:table-cell office:value-type="string" calcext:value-type="string">
            <text:p>Constantia uxor sar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3" calcext:value-type="float">
            <text:p>523</text:p>
          </table:table-cell>
          <table:table-cell office:value-type="float" office:value="17420211" calcext:value-type="float">
            <text:p>174202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adolescens</text:p>
          </table:table-cell>
          <table:table-cell office:value-type="string" calcext:value-type="string">
            <text:p>Apollonia virgo de eadem v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3" calcext:value-type="float">
            <text:p>523</text:p>
          </table:table-cell>
          <table:table-cell office:value-type="float" office:value="17420207" calcext:value-type="float">
            <text:p>17420207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Zophia</text:p>
          </table:table-cell>
          <table:table-cell office:value-type="string" calcext:value-type="string">
            <text:p>Valentinus /Wołynski/</text:p>
          </table:table-cell>
          <table:table-cell office:value-type="string" calcext:value-type="string">
            <text:p>Margarith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3" calcext:value-type="float">
            <text:p>523</text:p>
          </table:table-cell>
          <table:table-cell office:value-type="float" office:value="17420128" calcext:value-type="float">
            <text:p>1742012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Frye/</text:p>
          </table:table-cell>
          <table:table-cell office:value-type="string" calcext:value-type="string">
            <text:p>Zophia scultet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3" calcext:value-type="float">
            <text:p>523</text:p>
          </table:table-cell>
          <table:table-cell office:value-type="float" office:value="17420117" calcext:value-type="float">
            <text:p>174201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sephus /Słodzew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adolescens de aula</text:p>
          </table:table-cell>
          <table:table-cell office:value-type="string" calcext:value-type="string">
            <text:p>Helena tabernat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3" calcext:value-type="float">
            <text:p>523</text:p>
          </table:table-cell>
          <table:table-cell office:value-type="float" office:value="17420116" calcext:value-type="float">
            <text:p>174201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lignifaber</text:p>
          </table:table-cell>
          <table:table-cell office:value-type="string" calcext:value-type="string">
            <text:p>Catharina /Wer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3" calcext:value-type="float">
            <text:p>523</text:p>
          </table:table-cell>
          <table:table-cell office:value-type="float" office:value="17420115" calcext:value-type="float">
            <text:p>17420115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molitor de Śielec</text:p>
          </table:table-cell>
          <table:table-cell office:value-type="string" calcext:value-type="string">
            <text:p>Marianna tabernatiss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3" calcext:value-type="float">
            <text:p>523</text:p>
          </table:table-cell>
          <table:table-cell office:value-type="float" office:value="17411211" calcext:value-type="float">
            <text:p>1741121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 /Sai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Stelmaszak/ adolescens</text:p>
          </table:table-cell>
          <table:table-cell office:value-type="string" calcext:value-type="string">
            <text:p>Magdalena /Owczarzan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3" calcext:value-type="float">
            <text:p>523</text:p>
          </table:table-cell>
          <table:table-cell office:value-type="float" office:value="17411207" calcext:value-type="float">
            <text:p>174112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oannes /Pospiedzatow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adolescens delusia</text:p>
          </table:table-cell>
          <table:table-cell office:value-type="string" calcext:value-type="string">
            <text:p>Apollon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3" calcext:value-type="float">
            <text:p>523</text:p>
          </table:table-cell>
          <table:table-cell office:value-type="float" office:value="17411105" calcext:value-type="float">
            <text:p>17411105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ichael /Pryby/</text:p>
          </table:table-cell>
          <table:table-cell office:value-type="string" calcext:value-type="string">
            <text:p>Zofia scultet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3" calcext:value-type="float">
            <text:p>523</text:p>
          </table:table-cell>
          <table:table-cell office:value-type="float" office:value="17411030" calcext:value-type="float">
            <text:p>174110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/Kaczore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ndreas ovilio adolescens</text:p>
          </table:table-cell>
          <table:table-cell office:value-type="string" calcext:value-type="string">
            <text:p>Ev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3" calcext:value-type="float">
            <text:p>523</text:p>
          </table:table-cell>
          <table:table-cell office:value-type="float" office:value="17411017" calcext:value-type="float">
            <text:p>1741101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 /Maiesk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acobus /Sczaiżski/</text:p>
          </table:table-cell>
          <table:table-cell office:value-type="string" calcext:value-type="string">
            <text:p>Catharina /Krasze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3" calcext:value-type="float">
            <text:p>523</text:p>
          </table:table-cell>
          <table:table-cell office:value-type="float" office:value="17411008" calcext:value-type="float">
            <text:p>174110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 Cunegundis</text:p>
          </table:table-cell>
          <table:table-cell office:value-type="string" calcext:value-type="string">
            <text:p>Laurentius /Jakobo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Franciscus /Tomicki/ de Starężynek</text:p>
          </table:table-cell>
          <table:table-cell office:value-type="string" calcext:value-type="string">
            <text:p>Marianna /Swinars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6" calcext:value-type="float">
            <text:p>526</text:p>
          </table:table-cell>
          <table:table-cell office:value-type="float" office:value="17420510" calcext:value-type="float">
            <text:p>1742051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oannes /Kawecki/</text:p>
          </table:table-cell>
          <table:table-cell office:value-type="string" calcext:value-type="string">
            <text:p>Catharina /Kraszewska/ virgo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6" calcext:value-type="float">
            <text:p>526</text:p>
          </table:table-cell>
          <table:table-cell office:value-type="float" office:value="17420506" calcext:value-type="float">
            <text:p>17420506</text:p>
          </table:table-cell>
          <table:table-cell office:value-type="string" calcext:value-type="string">
            <text:p>Domki Pleban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famulus plebanali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Donkow/</text:p>
          </table:table-cell>
          <table:table-cell office:value-type="string" calcext:value-type="string">
            <text:p>Catharina tabernatriss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6" calcext:value-type="float">
            <text:p>526</text:p>
          </table:table-cell>
          <table:table-cell office:value-type="float" office:value="17420506" calcext:value-type="float">
            <text:p>1742050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Cab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Chodupski/</text:p>
          </table:table-cell>
          <table:table-cell office:value-type="string" calcext:value-type="string">
            <text:p>Catharina /Kra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6" calcext:value-type="float">
            <text:p>526</text:p>
          </table:table-cell>
          <table:table-cell office:value-type="float" office:value="17420501" calcext:value-type="float">
            <text:p>174205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/Sierszynski/ tabernator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tanislaus /Chociszewski/ de villa Obiecanowo</text:p>
          </table:table-cell>
          <table:table-cell office:value-type="string" calcext:value-type="string">
            <text:p>Catharina /Kraszewska/ de villa Damasławek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6" calcext:value-type="float">
            <text:p>526</text:p>
          </table:table-cell>
          <table:table-cell office:value-type="float" office:value="17420429" calcext:value-type="float">
            <text:p>174204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enedict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faber</text:p>
          </table:table-cell>
          <table:table-cell office:value-type="string" calcext:value-type="string">
            <text:p>Catharina ovilionis uxor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6" calcext:value-type="float">
            <text:p>526</text:p>
          </table:table-cell>
          <table:table-cell office:value-type="float" office:value="17420422" calcext:value-type="float">
            <text:p>174204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atharina</text:p>
          </table:table-cell>
          <table:table-cell office:value-type="string" calcext:value-type="string">
            <text:p>Lucas /Rodznic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raiewski/</text:p>
          </table:table-cell>
          <table:table-cell office:value-type="string" calcext:value-type="string">
            <text:p>Catharina /Kraszewska/ virgo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6" calcext:value-type="float">
            <text:p>526</text:p>
          </table:table-cell>
          <table:table-cell office:value-type="float" office:value="17420418" calcext:value-type="float">
            <text:p>17420418</text:p>
          </table:table-cell>
          <table:table-cell office:value-type="string" calcext:value-type="string">
            <text:p>Damasławie Dwo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atharina</text:p>
          </table:table-cell>
          <table:table-cell office:value-type="string" calcext:value-type="string">
            <text:p>Franciscus /Jaraczes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Kraszeski/ heres villa Damasławek</text:p>
          </table:table-cell>
          <table:table-cell office:value-type="string" calcext:value-type="string">
            <text:p>Catharina /Kraszeska/ soror eiu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6" calcext:value-type="float">
            <text:p>526</text:p>
          </table:table-cell>
          <table:table-cell office:value-type="float" office:value="17420414" calcext:value-type="float">
            <text:p>1742041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Kusz/ adolescens</text:p>
          </table:table-cell>
          <table:table-cell office:value-type="string" calcext:value-type="string">
            <text:p>Marianna tabernatrissa de Ś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6" calcext:value-type="float">
            <text:p>526</text:p>
          </table:table-cell>
          <table:table-cell office:value-type="float" office:value="17420414" calcext:value-type="float">
            <text:p>174204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sz/ adolescens</text:p>
          </table:table-cell>
          <table:table-cell office:value-type="string" calcext:value-type="string">
            <text:p>Marianna de Słabomierz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6" calcext:value-type="float">
            <text:p>526</text:p>
          </table:table-cell>
          <table:table-cell office:value-type="float" office:value="17420414" calcext:value-type="float">
            <text:p>174204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lbertus faber de Brudzyn</text:p>
          </table:table-cell>
          <table:table-cell office:value-type="string" calcext:value-type="string">
            <text:p>Dorothea /Jakobos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6" calcext:value-type="float">
            <text:p>526</text:p>
          </table:table-cell>
          <table:table-cell office:value-type="float" office:value="17420408" calcext:value-type="float">
            <text:p>17420408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/Krysza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Rosal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6" calcext:value-type="float">
            <text:p>526</text:p>
          </table:table-cell>
          <table:table-cell office:value-type="float" office:value="17420327" calcext:value-type="float">
            <text:p>17420327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Franciscus /Damaczewski/ de villa Damasławie</text:p>
          </table:table-cell>
          <table:table-cell office:value-type="string" calcext:value-type="string">
            <text:p>Constantia /Wisnieska/ virgo de Staręż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6" calcext:value-type="float">
            <text:p>526</text:p>
          </table:table-cell>
          <table:table-cell office:value-type="float" office:value="17420327" calcext:value-type="float">
            <text:p>1742032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oannes ovilioni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Stelmaszak/ adolescens</text:p>
          </table:table-cell>
          <table:table-cell office:value-type="string" calcext:value-type="string">
            <text:p>Elisabeth /Kaczor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6" calcext:value-type="float">
            <text:p>526</text:p>
          </table:table-cell>
          <table:table-cell office:value-type="float" office:value="17420326" calcext:value-type="float">
            <text:p>174203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oannes /Jasinski/</text:p>
          </table:table-cell>
          <table:table-cell office:value-type="string" calcext:value-type="string">
            <text:p>Catharina braxatoris uxor do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8" calcext:value-type="float">
            <text:p>528</text:p>
          </table:table-cell>
          <table:table-cell office:value-type="float" office:value="17421024" calcext:value-type="float">
            <text:p>174210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ndreas cmetoni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 de eadem villa</text:p>
          </table:table-cell>
          <table:table-cell office:value-type="string" calcext:value-type="string">
            <text:p>Hedvigis virgo filia cmet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8" calcext:value-type="float">
            <text:p>528</text:p>
          </table:table-cell>
          <table:table-cell office:value-type="float" office:value="17421022" calcext:value-type="float">
            <text:p>174210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Puszkow/ nuncup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zephus /Białecki/ braxator de Damasławek</text:p>
          </table:table-cell>
          <table:table-cell office:value-type="string" calcext:value-type="string">
            <text:p>Marianna /Całuy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8" calcext:value-type="float">
            <text:p>528</text:p>
          </table:table-cell>
          <table:table-cell office:value-type="float" office:value="17421021" calcext:value-type="float">
            <text:p>174210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ovilio</text:p>
          </table:table-cell>
          <table:table-cell office:value-type="string" calcext:value-type="string">
            <text:p>Barbara ohines de eadem v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8" calcext:value-type="float">
            <text:p>528</text:p>
          </table:table-cell>
          <table:table-cell office:value-type="float" office:value="17421014" calcext:value-type="float">
            <text:p>17421014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tanislaus /Elazurkow/ nuncup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ndreas famulus</text:p>
          </table:table-cell>
          <table:table-cell office:value-type="string" calcext:value-type="string">
            <text:p>Martian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8" calcext:value-type="float">
            <text:p>528</text:p>
          </table:table-cell>
          <table:table-cell office:value-type="float" office:value="17421007" calcext:value-type="float">
            <text:p>17421007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Casimirus adolescens</text:p>
          </table:table-cell>
          <table:table-cell office:value-type="string" calcext:value-type="string">
            <text:p>Apollon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8" calcext:value-type="float">
            <text:p>528</text:p>
          </table:table-cell>
          <table:table-cell office:value-type="float" office:value="17421007" calcext:value-type="float">
            <text:p>174210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/Kaczorowski/</text:p>
          </table:table-cell>
          <table:table-cell office:value-type="string" calcext:value-type="string">
            <text:p>Catharina /Kus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8" calcext:value-type="float">
            <text:p>528</text:p>
          </table:table-cell>
          <table:table-cell office:value-type="float" office:value="17421001" calcext:value-type="float">
            <text:p>174210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famulus</text:p>
          </table:table-cell>
          <table:table-cell office:value-type="string" calcext:value-type="string">
            <text:p>An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8" calcext:value-type="float">
            <text:p>528</text:p>
          </table:table-cell>
          <table:table-cell office:value-type="float" office:value="17420900" calcext:value-type="float">
            <text:p>1742090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Kusz/ adolescens de Juncewo</text:p>
          </table:table-cell>
          <table:table-cell office:value-type="string" calcext:value-type="string">
            <text:p>Magdalen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8" calcext:value-type="float">
            <text:p>528</text:p>
          </table:table-cell>
          <table:table-cell office:value-type="float" office:value="17420819" calcext:value-type="float">
            <text:p>174208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Magdalena /Kaczmar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8" calcext:value-type="float">
            <text:p>528</text:p>
          </table:table-cell>
          <table:table-cell office:value-type="float" office:value="17420805" calcext:value-type="float">
            <text:p>174208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Zophi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8" calcext:value-type="float">
            <text:p>528</text:p>
          </table:table-cell>
          <table:table-cell office:value-type="float" office:value="17420724" calcext:value-type="float">
            <text:p>174207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Barbar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8" calcext:value-type="float">
            <text:p>528</text:p>
          </table:table-cell>
          <table:table-cell office:value-type="float" office:value="17420724" calcext:value-type="float">
            <text:p>174207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Barbara</text:p>
          </table:table-cell>
          <table:table-cell/>
          <table:table-cell office:value-type="string" calcext:value-type="string">
            <text:p>twi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8" calcext:value-type="float">
            <text:p>528</text:p>
          </table:table-cell>
          <table:table-cell office:value-type="float" office:value="17420701" calcext:value-type="float">
            <text:p>174207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ligni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exander adolescens</text:p>
          </table:table-cell>
          <table:table-cell office:value-type="string" calcext:value-type="string">
            <text:p>Barbara /Szper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8" calcext:value-type="float">
            <text:p>528</text:p>
          </table:table-cell>
          <table:table-cell office:value-type="float" office:value="17420617" calcext:value-type="float">
            <text:p>174206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abriel tabernator</text:p>
          </table:table-cell>
          <table:table-cell office:value-type="string" calcext:value-type="string">
            <text:p>Barb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8" calcext:value-type="float">
            <text:p>528</text:p>
          </table:table-cell>
          <table:table-cell office:value-type="float" office:value="17420527" calcext:value-type="float">
            <text:p>174205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gumilla</text:p>
          </table:table-cell>
          <table:table-cell office:value-type="string" calcext:value-type="string">
            <text:p>Albertus /Wołyn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Sucheroski/</text:p>
          </table:table-cell>
          <table:table-cell office:value-type="string" calcext:value-type="string">
            <text:p>Catharina /Krasz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9" calcext:value-type="float">
            <text:p>529</text:p>
          </table:table-cell>
          <table:table-cell office:value-type="float" office:value="17430200" calcext:value-type="float">
            <text:p>1743020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ianna /Całuy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9" calcext:value-type="float">
            <text:p>529</text:p>
          </table:table-cell>
          <table:table-cell office:value-type="float" office:value="17430120" calcext:value-type="float">
            <text:p>174301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Saiak/</text:p>
          </table:table-cell>
          <table:table-cell office:value-type="string" calcext:value-type="string">
            <text:p>Ludovica /Mielera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9" calcext:value-type="float">
            <text:p>529</text:p>
          </table:table-cell>
          <table:table-cell office:value-type="float" office:value="17430120" calcext:value-type="float">
            <text:p>1743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</text:p>
          </table:table-cell>
          <table:table-cell office:value-type="string" calcext:value-type="string">
            <text:p>Ludovica /Mielera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9" calcext:value-type="float">
            <text:p>529</text:p>
          </table:table-cell>
          <table:table-cell office:value-type="float" office:value="17430118" calcext:value-type="float">
            <text:p>1743011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Martinus /Szmit/</text:p>
          </table:table-cell>
          <table:table-cell office:value-type="string" calcext:value-type="string">
            <text:p>Anna /Pryb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9" calcext:value-type="float">
            <text:p>529</text:p>
          </table:table-cell>
          <table:table-cell office:value-type="float" office:value="17430115" calcext:value-type="float">
            <text:p>174301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adolescens</text:p>
          </table:table-cell>
          <table:table-cell office:value-type="string" calcext:value-type="string">
            <text:p>Apollon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9" calcext:value-type="float">
            <text:p>529</text:p>
          </table:table-cell>
          <table:table-cell office:value-type="float" office:value="17430113" calcext:value-type="float">
            <text:p>174301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faber</text:p>
          </table:table-cell>
          <table:table-cell office:value-type="string" calcext:value-type="string">
            <text:p>Caecilia</text:p>
          </table:table-cell>
          <table:table-cell office:value-type="string" calcext:value-type="string">
            <text:p>Andreas /Lypczynski/ sartor</text:p>
          </table:table-cell>
          <table:table-cell office:value-type="string" calcext:value-type="string">
            <text:p>Zophia /Białecki/ braxatoris uxor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9" calcext:value-type="float">
            <text:p>529</text:p>
          </table:table-cell>
          <table:table-cell office:value-type="float" office:value="17430107" calcext:value-type="float">
            <text:p>174301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Saiak/</text:p>
          </table:table-cell>
          <table:table-cell office:value-type="string" calcext:value-type="string">
            <text:p>Regina /Kaczor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9" calcext:value-type="float">
            <text:p>529</text:p>
          </table:table-cell>
          <table:table-cell office:value-type="float" office:value="17430101" calcext:value-type="float">
            <text:p>1743010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ephanus /Frydrych/</text:p>
          </table:table-cell>
          <table:table-cell office:value-type="string" calcext:value-type="string">
            <text:p>Zophia scultetissa de eadem v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9" calcext:value-type="float">
            <text:p>529</text:p>
          </table:table-cell>
          <table:table-cell office:value-type="float" office:value="17421230" calcext:value-type="float">
            <text:p>17421230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Valentin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Hedvigis /Łapaczk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9" calcext:value-type="float">
            <text:p>529</text:p>
          </table:table-cell>
          <table:table-cell office:value-type="float" office:value="17421227" calcext:value-type="float">
            <text:p>17421227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/Moschewicz/</text:p>
          </table:table-cell>
          <table:table-cell office:value-type="string" calcext:value-type="string">
            <text:p>Marianna /Kowa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9" calcext:value-type="float">
            <text:p>529</text:p>
          </table:table-cell>
          <table:table-cell office:value-type="float" office:value="17421223" calcext:value-type="float">
            <text:p>174212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Nicolaus adolescens</text:p>
          </table:table-cell>
          <table:table-cell office:value-type="string" calcext:value-type="string">
            <text:p>Regina /Kaczorka/</text:p>
          </table:table-cell>
          <table:table-cell/>
          <table:table-cell office:value-type="string" calcext:value-type="string">
            <text:p>domki kaszieln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9" calcext:value-type="float">
            <text:p>529</text:p>
          </table:table-cell>
          <table:table-cell office:value-type="float" office:value="17421202" calcext:value-type="float">
            <text:p>1742120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Kolassa/ nunacpator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Simon /Walapcyk/</text:p>
          </table:table-cell>
          <table:table-cell office:value-type="string" calcext:value-type="string">
            <text:p>Ludovica /Mielows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9" calcext:value-type="float">
            <text:p>529</text:p>
          </table:table-cell>
          <table:table-cell office:value-type="float" office:value="17421130" calcext:value-type="float">
            <text:p>174211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9" calcext:value-type="float">
            <text:p>529</text:p>
          </table:table-cell>
          <table:table-cell office:value-type="float" office:value="17421118" calcext:value-type="float">
            <text:p>17421118</text:p>
          </table:table-cell>
          <table:table-cell office:value-type="string" calcext:value-type="string">
            <text:p>Staręż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9" calcext:value-type="float">
            <text:p>529</text:p>
          </table:table-cell>
          <table:table-cell office:value-type="float" office:value="17421118" calcext:value-type="float">
            <text:p>1742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lbertus /Gwid/</text:p>
          </table:table-cell>
          <table:table-cell office:value-type="string" calcext:value-type="string">
            <text:p>Elisabetha</text:p>
          </table:table-cell>
          <table:table-cell office:value-type="string" calcext:value-type="string">
            <text:p>Simon /Walapcyk/</text:p>
          </table:table-cell>
          <table:table-cell office:value-type="string" calcext:value-type="string">
            <text:p>Rosa /Kedzior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29" calcext:value-type="float">
            <text:p>529</text:p>
          </table:table-cell>
          <table:table-cell office:value-type="float" office:value="17421101" calcext:value-type="float">
            <text:p>17421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lemens faber</text:p>
          </table:table-cell>
          <table:table-cell office:value-type="string" calcext:value-type="string">
            <text:p>Regina de Turz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0" calcext:value-type="float">
            <text:p>530</text:p>
          </table:table-cell>
          <table:table-cell office:value-type="float" office:value="17430422" calcext:value-type="float">
            <text:p>174304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Petrus ovilio</text:p>
          </table:table-cell>
          <table:table-cell office:value-type="string" calcext:value-type="string">
            <text:p>Marian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0" calcext:value-type="float">
            <text:p>530</text:p>
          </table:table-cell>
          <table:table-cell office:value-type="float" office:value="17430423" calcext:value-type="float">
            <text:p>174304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adolescens</text:p>
          </table:table-cell>
          <table:table-cell office:value-type="string" calcext:value-type="string">
            <text:p>Marianna /Bana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0" calcext:value-type="float">
            <text:p>530</text:p>
          </table:table-cell>
          <table:table-cell office:value-type="float" office:value="17430428" calcext:value-type="float">
            <text:p>174304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Michael adolescens</text:p>
          </table:table-cell>
          <table:table-cell office:value-type="string" calcext:value-type="string">
            <text:p>Barbara /Szper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0" calcext:value-type="float">
            <text:p>530</text:p>
          </table:table-cell>
          <table:table-cell office:value-type="float" office:value="17430505" calcext:value-type="float">
            <text:p>17430505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Doroth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0" calcext:value-type="float">
            <text:p>530</text:p>
          </table:table-cell>
          <table:table-cell office:value-type="float" office:value="17430517" calcext:value-type="float">
            <text:p>1743051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scultetor</text:p>
          </table:table-cell>
          <table:table-cell office:value-type="string" calcext:value-type="string">
            <text:p>Dorothea de eadem v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0" calcext:value-type="float">
            <text:p>530</text:p>
          </table:table-cell>
          <table:table-cell office:value-type="float" office:value="17430519" calcext:value-type="float">
            <text:p>17430519</text:p>
          </table:table-cell>
          <table:table-cell office:value-type="string" calcext:value-type="string">
            <text:p>Do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Gaspar</text:p>
          </table:table-cell>
          <table:table-cell office:value-type="string" calcext:value-type="string">
            <text:p>Marian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0" calcext:value-type="float">
            <text:p>530</text:p>
          </table:table-cell>
          <table:table-cell office:value-type="float" office:value="17430623" calcext:value-type="float">
            <text:p>1743062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Jacobus /Frye/ lutheran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braxator de Dąbrowa</text:p>
          </table:table-cell>
          <table:table-cell office:value-type="string" calcext:value-type="string">
            <text:p>Zophia scultetrissa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1" calcext:value-type="float">
            <text:p>531</text:p>
          </table:table-cell>
          <table:table-cell office:value-type="float" office:value="17430217" calcext:value-type="float">
            <text:p>174302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Barb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1" calcext:value-type="float">
            <text:p>531</text:p>
          </table:table-cell>
          <table:table-cell office:value-type="float" office:value="17430224" calcext:value-type="float">
            <text:p>17430224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Francisc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1" calcext:value-type="float">
            <text:p>531</text:p>
          </table:table-cell>
          <table:table-cell office:value-type="float" office:value="17430307" calcext:value-type="float">
            <text:p>17430307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onstantia /Klatusz/</text:p>
          </table:table-cell>
          <table:table-cell office:value-type="string" calcext:value-type="string">
            <text:p>Josephus /Sleąisówski/</text:p>
          </table:table-cell>
          <table:table-cell office:value-type="string" calcext:value-type="string">
            <text:p>Catharina /Młod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1" calcext:value-type="float">
            <text:p>531</text:p>
          </table:table-cell>
          <table:table-cell office:value-type="float" office:value="17430316" calcext:value-type="float">
            <text:p>174303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ferrifaber de Piotrkowice</text:p>
          </table:table-cell>
          <table:table-cell office:value-type="string" calcext:value-type="string">
            <text:p>Hedvig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1" calcext:value-type="float">
            <text:p>531</text:p>
          </table:table-cell>
          <table:table-cell office:value-type="float" office:value="17430422" calcext:value-type="float">
            <text:p>174304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oviliio</text:p>
          </table:table-cell>
          <table:table-cell office:value-type="string" calcext:value-type="string">
            <text:p>Regina aluyz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1" calcext:value-type="float">
            <text:p>531</text:p>
          </table:table-cell>
          <table:table-cell office:value-type="float" office:value="17430422" calcext:value-type="float">
            <text:p>1743042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dalbertus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Casimirus tabernator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2" calcext:value-type="float">
            <text:p>532</text:p>
          </table:table-cell>
          <table:table-cell office:value-type="float" office:value="17440624" calcext:value-type="float">
            <text:p>174406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lasius /Kaczorka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Marianna /Cału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2" calcext:value-type="float">
            <text:p>532</text:p>
          </table:table-cell>
          <table:table-cell office:value-type="float" office:value="17440707" calcext:value-type="float">
            <text:p>1744070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curia Domasława famulus</text:p>
          </table:table-cell>
          <table:table-cell office:value-type="string" calcext:value-type="string">
            <text:p>Magdale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2" calcext:value-type="float">
            <text:p>532</text:p>
          </table:table-cell>
          <table:table-cell office:value-type="float" office:value="17440707" calcext:value-type="float">
            <text:p>174407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2" calcext:value-type="float">
            <text:p>532</text:p>
          </table:table-cell>
          <table:table-cell office:value-type="float" office:value="17440715" calcext:value-type="float">
            <text:p>17440715</text:p>
          </table:table-cell>
          <table:table-cell office:value-type="string" calcext:value-type="string">
            <text:p>Do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Jasinski/ organarius Juncewiensis</text:p>
          </table:table-cell>
          <table:table-cell office:value-type="string" calcext:value-type="string">
            <text:p>Marianna /Kryr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2" calcext:value-type="float">
            <text:p>532</text:p>
          </table:table-cell>
          <table:table-cell office:value-type="float" office:value="17440725" calcext:value-type="float">
            <text:p>174407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tis</text:p>
          </table:table-cell>
          <table:table-cell office:value-type="string" calcext:value-type="string">
            <text:p>Joannes /Jasinski/ organarius Juncewiensis</text:p>
          </table:table-cell>
          <table:table-cell office:value-type="string" calcext:value-type="string">
            <text:p>Eva /Kuszan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2" calcext:value-type="float">
            <text:p>532</text:p>
          </table:table-cell>
          <table:table-cell office:value-type="float" office:value="17440825" calcext:value-type="float">
            <text:p>174408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Hedvig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2" calcext:value-type="float">
            <text:p>532</text:p>
          </table:table-cell>
          <table:table-cell office:value-type="float" office:value="17440908" calcext:value-type="float">
            <text:p>174409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ianna virgo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2" calcext:value-type="float">
            <text:p>532</text:p>
          </table:table-cell>
          <table:table-cell office:value-type="float" office:value="17440915" calcext:value-type="float">
            <text:p>174409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rianna ovilionis uxor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2" calcext:value-type="float">
            <text:p>532</text:p>
          </table:table-cell>
          <table:table-cell office:value-type="float" office:value="17440929" calcext:value-type="float">
            <text:p>1744092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Joannes /Neriak/</text:p>
          </table:table-cell>
          <table:table-cell office:value-type="string" calcext:value-type="string">
            <text:p>Dorothea lutherana ???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2" calcext:value-type="float">
            <text:p>532</text:p>
          </table:table-cell>
          <table:table-cell office:value-type="float" office:value="17441018" calcext:value-type="float">
            <text:p>17441018</text:p>
          </table:table-cell>
          <table:table-cell office:value-type="string" calcext:value-type="string">
            <text:p>Ś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osephus molitoris adolescentis illegitami thori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Domagała/ tabernator Juncewiensis</text:p>
          </table:table-cell>
          <table:table-cell office:value-type="string" calcext:value-type="string">
            <text:p>Regin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2" calcext:value-type="float">
            <text:p>532</text:p>
          </table:table-cell>
          <table:table-cell office:value-type="float" office:value="17441022" calcext:value-type="float">
            <text:p>1744102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Gabriel adolescens</text:p>
          </table:table-cell>
          <table:table-cell office:value-type="string" calcext:value-type="string">
            <text:p>Barbara /Kuiaw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2" calcext:value-type="float">
            <text:p>532</text:p>
          </table:table-cell>
          <table:table-cell office:value-type="float" office:value="17441027" calcext:value-type="float">
            <text:p>174410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Całui/ nuncup</text:p>
          </table:table-cell>
          <table:table-cell office:value-type="string" calcext:value-type="string">
            <text:p>Reia</text:p>
          </table:table-cell>
          <table:table-cell office:value-type="string" calcext:value-type="string">
            <text:p>Joannes organarius Juncewiensis et Jankowie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2" calcext:value-type="float">
            <text:p>532</text:p>
          </table:table-cell>
          <table:table-cell office:value-type="float" office:value="17441107" calcext:value-type="float">
            <text:p>174411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abriel adolescens de Piotrkowice</text:p>
          </table:table-cell>
          <table:table-cell office:value-type="string" calcext:value-type="string">
            <text:p>Catharina /Pi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4" calcext:value-type="float">
            <text:p>534</text:p>
          </table:table-cell>
          <table:table-cell office:value-type="float" office:value="17431124" calcext:value-type="float">
            <text:p>174311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ogoslaus braxator adolescens</text:p>
          </table:table-cell>
          <table:table-cell office:value-type="string" calcext:value-type="string">
            <text:p>Hedvig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4" calcext:value-type="float">
            <text:p>534</text:p>
          </table:table-cell>
          <table:table-cell office:value-type="float" office:value="17431125" calcext:value-type="float">
            <text:p>174311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 magni nuncup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lemens ferrifaber de Piotrkowice</text:p>
          </table:table-cell>
          <table:table-cell office:value-type="string" calcext:value-type="string">
            <text:p>Marianna /Igs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4" calcext:value-type="float">
            <text:p>534</text:p>
          </table:table-cell>
          <table:table-cell office:value-type="float" office:value="17431129" calcext:value-type="float">
            <text:p>1743112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Bilbaet/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Helena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4" calcext:value-type="float">
            <text:p>534</text:p>
          </table:table-cell>
          <table:table-cell office:value-type="float" office:value="17431222" calcext:value-type="float">
            <text:p>1743122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Kruszak/</text:p>
          </table:table-cell>
          <table:table-cell office:value-type="string" calcext:value-type="string">
            <text:p>Constantia /Bło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4" calcext:value-type="float">
            <text:p>534</text:p>
          </table:table-cell>
          <table:table-cell office:value-type="float" office:value="17431226" calcext:value-type="float">
            <text:p>1743122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Joannes /Lanski/</text:p>
          </table:table-cell>
          <table:table-cell office:value-type="string" calcext:value-type="string">
            <text:p>Constantia /Bło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4" calcext:value-type="float">
            <text:p>534</text:p>
          </table:table-cell>
          <table:table-cell office:value-type="float" office:value="17431229" calcext:value-type="float">
            <text:p>174312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Juncewo</text:p>
          </table:table-cell>
          <table:table-cell office:value-type="string" calcext:value-type="string">
            <text:p>Margarith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4" calcext:value-type="float">
            <text:p>534</text:p>
          </table:table-cell>
          <table:table-cell office:value-type="float" office:value="17440112" calcext:value-type="float">
            <text:p>174401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waga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4" calcext:value-type="float">
            <text:p>534</text:p>
          </table:table-cell>
          <table:table-cell office:value-type="float" office:value="17440118" calcext:value-type="float">
            <text:p>17440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Barbara</text:p>
          </table:table-cell>
          <table:table-cell office:value-type="string" calcext:value-type="string">
            <text:p>Laurentius /Jakobo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/Młodecki/ vexillifer Lubaczeviensis</text:p>
          </table:table-cell>
          <table:table-cell office:value-type="string" calcext:value-type="string">
            <text:p>Marianna /Swinars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4" calcext:value-type="float">
            <text:p>534</text:p>
          </table:table-cell>
          <table:table-cell office:value-type="float" office:value="17440119" calcext:value-type="float">
            <text:p>1744011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Valentinus /Przygod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de funde Caeleria komornik</text:p>
          </table:table-cell>
          <table:table-cell office:value-type="string" calcext:value-type="string">
            <text:p>Regina ancilla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4" calcext:value-type="float">
            <text:p>534</text:p>
          </table:table-cell>
          <table:table-cell office:value-type="float" office:value="17440203" calcext:value-type="float">
            <text:p>174402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 cmetoni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Rogalski/</text:p>
          </table:table-cell>
          <table:table-cell office:value-type="string" calcext:value-type="string">
            <text:p>Catharina /Karasianka/ de Janowi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4" calcext:value-type="float">
            <text:p>534</text:p>
          </table:table-cell>
          <table:table-cell office:value-type="float" office:value="17440209" calcext:value-type="float">
            <text:p>174402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rianna /Bana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4" calcext:value-type="float">
            <text:p>534</text:p>
          </table:table-cell>
          <table:table-cell office:value-type="float" office:value="17440224" calcext:value-type="float">
            <text:p>174402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de Starężynek adolescens</text:p>
          </table:table-cell>
          <table:table-cell office:value-type="string" calcext:value-type="string">
            <text:p>Dorothea /Jakubos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4" calcext:value-type="float">
            <text:p>534</text:p>
          </table:table-cell>
          <table:table-cell office:value-type="float" office:value="17440225" calcext:value-type="float">
            <text:p>17440225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Mathias adolescens</text:p>
          </table:table-cell>
          <table:table-cell office:value-type="string" calcext:value-type="string">
            <text:p>Hedvigis /Nieskora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5" calcext:value-type="float">
            <text:p>535</text:p>
          </table:table-cell>
          <table:table-cell office:value-type="float" office:value="17440301" calcext:value-type="float">
            <text:p>17440301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Woyciechoski</text:p>
          </table:table-cell>
          <table:table-cell office:value-type="string" calcext:value-type="string">
            <text:p>Constantia /Bło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5" calcext:value-type="float">
            <text:p>535</text:p>
          </table:table-cell>
          <table:table-cell office:value-type="float" office:value="17440305" calcext:value-type="float">
            <text:p>174403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adolescens</text:p>
          </table:table-cell>
          <table:table-cell office:value-type="string" calcext:value-type="string">
            <text:p>Margarith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5" calcext:value-type="float">
            <text:p>535</text:p>
          </table:table-cell>
          <table:table-cell office:value-type="float" office:value="17440316" calcext:value-type="float">
            <text:p>174403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Albertus de domuncula plebanali</text:p>
          </table:table-cell>
          <table:table-cell office:value-type="string" calcext:value-type="string">
            <text:p>Regina /Kaczo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5" calcext:value-type="float">
            <text:p>535</text:p>
          </table:table-cell>
          <table:table-cell office:value-type="float" office:value="17440316" calcext:value-type="float">
            <text:p>1744031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ristianus</text:p>
          </table:table-cell>
          <table:table-cell office:value-type="string" calcext:value-type="string">
            <text:p>Laurentius /Fric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sephus scultetus</text:p>
          </table:table-cell>
          <table:table-cell office:value-type="string" calcext:value-type="string">
            <text:p>Anna /Pryb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5" calcext:value-type="float">
            <text:p>535</text:p>
          </table:table-cell>
          <table:table-cell office:value-type="float" office:value="17440317" calcext:value-type="float">
            <text:p>1744031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oguslaus adolescens braxator</text:p>
          </table:table-cell>
          <table:table-cell office:value-type="string" calcext:value-type="string">
            <text:p>Barbara cmeton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5" calcext:value-type="float">
            <text:p>535</text:p>
          </table:table-cell>
          <table:table-cell office:value-type="float" office:value="17440322" calcext:value-type="float">
            <text:p>1744032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Zbieranek/</text:p>
          </table:table-cell>
          <table:table-cell office:value-type="string" calcext:value-type="string">
            <text:p>Marianna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5" calcext:value-type="float">
            <text:p>535</text:p>
          </table:table-cell>
          <table:table-cell office:value-type="float" office:value="17440325" calcext:value-type="float">
            <text:p>17440325</text:p>
          </table:table-cell>
          <table:table-cell office:value-type="string" calcext:value-type="string">
            <text:p>Domki Pleban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edictus</text:p>
          </table:table-cell>
          <table:table-cell office:value-type="string" calcext:value-type="string">
            <text:p>Josephus famul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de domuncula plebanali</text:p>
          </table:table-cell>
          <table:table-cell office:value-type="string" calcext:value-type="string">
            <text:p>Catharina tabernatriss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5" calcext:value-type="float">
            <text:p>535</text:p>
          </table:table-cell>
          <table:table-cell office:value-type="float" office:value="17440403" calcext:value-type="float">
            <text:p>17440403</text:p>
          </table:table-cell>
          <table:table-cell office:value-type="string" calcext:value-type="string">
            <text:p>Mie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ndreas ovilio de Juncewo</text:p>
          </table:table-cell>
          <table:table-cell office:value-type="string" calcext:value-type="string">
            <text:p>Marian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5" calcext:value-type="float">
            <text:p>535</text:p>
          </table:table-cell>
          <table:table-cell office:value-type="float" office:value="17440426" calcext:value-type="float">
            <text:p>174404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Nicolaus ovilio adolescens</text:p>
          </table:table-cell>
          <table:table-cell office:value-type="string" calcext:value-type="string">
            <text:p>Barbara /Seper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5" calcext:value-type="float">
            <text:p>535</text:p>
          </table:table-cell>
          <table:table-cell office:value-type="float" office:value="17440508" calcext:value-type="float">
            <text:p>174405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ligni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exander sartor adolescens</text:p>
          </table:table-cell>
          <table:table-cell office:value-type="string" calcext:value-type="string">
            <text:p>Regina /Adrianka/ de Turz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5" calcext:value-type="float">
            <text:p>535</text:p>
          </table:table-cell>
          <table:table-cell office:value-type="float" office:value="17440513" calcext:value-type="float">
            <text:p>174405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simirus tabernator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Andreas ovilio de Juncewo</text:p>
          </table:table-cell>
          <table:table-cell office:value-type="string" calcext:value-type="string">
            <text:p>Regina uxor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5" calcext:value-type="float">
            <text:p>535</text:p>
          </table:table-cell>
          <table:table-cell office:value-type="float" office:value="17440513" calcext:value-type="float">
            <text:p>17440513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Krysza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acobus ovilio adolescens</text:p>
          </table:table-cell>
          <table:table-cell office:value-type="string" calcext:value-type="string">
            <text:p>Cathari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5" calcext:value-type="float">
            <text:p>535</text:p>
          </table:table-cell>
          <table:table-cell office:value-type="float" office:value="17440515" calcext:value-type="float">
            <text:p>17440515</text:p>
          </table:table-cell>
          <table:table-cell office:value-type="string" calcext:value-type="string">
            <text:p>Mie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Nicolaus /Swieczkoski/ de aula</text:p>
          </table:table-cell>
          <table:table-cell office:value-type="string" calcext:value-type="string">
            <text:p>Dorothea /Jakub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5" calcext:value-type="float">
            <text:p>535</text:p>
          </table:table-cell>
          <table:table-cell office:value-type="float" office:value="17440515" calcext:value-type="float">
            <text:p>17440515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Nerink/ scultetus</text:p>
          </table:table-cell>
          <table:table-cell office:value-type="string" calcext:value-type="string">
            <text:p>Dorothea /Fryc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5" calcext:value-type="float">
            <text:p>535</text:p>
          </table:table-cell>
          <table:table-cell office:value-type="float" office:value="17440522" calcext:value-type="float">
            <text:p>17440522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 Celestin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adolescens</text:p>
          </table:table-cell>
          <table:table-cell office:value-type="string" calcext:value-type="string">
            <text:p>Anna /Nowa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5" calcext:value-type="float">
            <text:p>535</text:p>
          </table:table-cell>
          <table:table-cell office:value-type="float" office:value="17440607" calcext:value-type="float">
            <text:p>17440607</text:p>
          </table:table-cell>
          <table:table-cell office:value-type="string" calcext:value-type="string">
            <text:p>Miedzyli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waga</text:p>
          </table:table-cell>
          <table:table-cell office:value-type="string" calcext:value-type="string">
            <text:p>Margarith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6" calcext:value-type="float">
            <text:p>536</text:p>
          </table:table-cell>
          <table:table-cell office:value-type="float" office:value="17440607" calcext:value-type="float">
            <text:p>17440607</text:p>
          </table:table-cell>
          <table:table-cell office:value-type="string" calcext:value-type="string">
            <text:p>Staręzy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Thomas braxator</text:p>
          </table:table-cell>
          <table:table-cell office:value-type="string" calcext:value-type="string">
            <text:p>Elisabeth tabernatrissa de Da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6" calcext:value-type="float">
            <text:p>536</text:p>
          </table:table-cell>
          <table:table-cell office:value-type="float" office:value="17440614" calcext:value-type="float">
            <text:p>17440614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ntonius /Goziminski/</text:p>
          </table:table-cell>
          <table:table-cell office:value-type="string" calcext:value-type="string">
            <text:p>Theresia</text:p>
          </table:table-cell>
          <table:table-cell office:value-type="string" calcext:value-type="string">
            <text:p>Joannes /Dębinski/</text:p>
          </table:table-cell>
          <table:table-cell office:value-type="string" calcext:value-type="string">
            <text:p>Anna /Goziminska/ nee /Trze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6" calcext:value-type="float">
            <text:p>536</text:p>
          </table:table-cell>
          <table:table-cell office:value-type="float" office:value="17440726" calcext:value-type="float">
            <text:p>17440726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sephus auriga illegitimate</text:p>
          </table:table-cell>
          <table:table-cell office:value-type="string" calcext:value-type="string">
            <text:p>Agnes /Zagorska/</text:p>
          </table:table-cell>
          <table:table-cell office:value-type="string" calcext:value-type="string">
            <text:p>Valentinus adolescens</text:p>
          </table:table-cell>
          <table:table-cell office:value-type="string" calcext:value-type="string">
            <text:p>Francisc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6" calcext:value-type="float">
            <text:p>536</text:p>
          </table:table-cell>
          <table:table-cell office:value-type="float" office:value="17440726" calcext:value-type="float">
            <text:p>17440726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adolescens</text:p>
          </table:table-cell>
          <table:table-cell office:value-type="string" calcext:value-type="string">
            <text:p>Barbar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6" calcext:value-type="float">
            <text:p>536</text:p>
          </table:table-cell>
          <table:table-cell office:value-type="float" office:value="17440731" calcext:value-type="float">
            <text:p>1744073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Kusz/ adolescens</text:p>
          </table:table-cell>
          <table:table-cell office:value-type="string" calcext:value-type="string">
            <text:p>Mariann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6" calcext:value-type="float">
            <text:p>536</text:p>
          </table:table-cell>
          <table:table-cell office:value-type="float" office:value="17440816" calcext:value-type="float">
            <text:p>17440816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ristina</text:p>
          </table:table-cell>
          <table:table-cell office:value-type="string" calcext:value-type="string">
            <text:p>Cristian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/Adamowicz/ ovilio de Staręzyn</text:p>
          </table:table-cell>
          <table:table-cell office:value-type="string" calcext:value-type="string">
            <text:p>Regi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6" calcext:value-type="float">
            <text:p>536</text:p>
          </table:table-cell>
          <table:table-cell office:value-type="float" office:value="17440830" calcext:value-type="float">
            <text:p>17440830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ichael /Prybow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sephus scultetus</text:p>
          </table:table-cell>
          <table:table-cell office:value-type="string" calcext:value-type="string">
            <text:p>Marianna de Bud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6" calcext:value-type="float">
            <text:p>536</text:p>
          </table:table-cell>
          <table:table-cell office:value-type="float" office:value="17440920" calcext:value-type="float">
            <text:p>17440920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Saia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abriel adolescens de Piotrkowice</text:p>
          </table:table-cell>
          <table:table-cell office:value-type="string" calcext:value-type="string">
            <text:p>Dorothe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6" calcext:value-type="float">
            <text:p>536</text:p>
          </table:table-cell>
          <table:table-cell office:value-type="float" office:value="17440925" calcext:value-type="float">
            <text:p>174409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Lapczynski/ sartoris</text:p>
          </table:table-cell>
          <table:table-cell office:value-type="string" calcext:value-type="string">
            <text:p>Brigetta</text:p>
          </table:table-cell>
          <table:table-cell office:value-type="string" calcext:value-type="string">
            <text:p>Joannes /Złotnicki/</text:p>
          </table:table-cell>
          <table:table-cell office:value-type="string" calcext:value-type="string">
            <text:p>Magdalena /Gutr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6" calcext:value-type="float">
            <text:p>536</text:p>
          </table:table-cell>
          <table:table-cell office:value-type="float" office:value="17440929" calcext:value-type="float">
            <text:p>17440929</text:p>
          </table:table-cell>
          <table:table-cell office:value-type="string" calcext:value-type="string">
            <text:p>Staręzy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Sebastianus ovilio</text:p>
          </table:table-cell>
          <table:table-cell office:value-type="string" calcext:value-type="string">
            <text:p>Eva /Jac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6" calcext:value-type="float">
            <text:p>536</text:p>
          </table:table-cell>
          <table:table-cell office:value-type="float" office:value="17441004" calcext:value-type="float">
            <text:p>17441004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ian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6" calcext:value-type="float">
            <text:p>536</text:p>
          </table:table-cell>
          <table:table-cell office:value-type="float" office:value="17441101" calcext:value-type="float">
            <text:p>17441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lignifaber</text:p>
          </table:table-cell>
          <table:table-cell office:value-type="string" calcext:value-type="string">
            <text:p>Mariann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6" calcext:value-type="float">
            <text:p>536</text:p>
          </table:table-cell>
          <table:table-cell office:value-type="float" office:value="17441101" calcext:value-type="float">
            <text:p>174411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cas ovilio de domo plebanali</text:p>
          </table:table-cell>
          <table:table-cell office:value-type="string" calcext:value-type="string">
            <text:p>Margarith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8" calcext:value-type="float">
            <text:p>538</text:p>
          </table:table-cell>
          <table:table-cell office:value-type="float" office:value="17441102" calcext:value-type="float">
            <text:p>17441102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Zophia</text:p>
          </table:table-cell>
          <table:table-cell office:value-type="string" calcext:value-type="string">
            <text:p>Petrus tabernator de Zazoły</text:p>
          </table:table-cell>
          <table:table-cell office:value-type="string" calcext:value-type="string">
            <text:p>Marianna de Brud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8" calcext:value-type="float">
            <text:p>538</text:p>
          </table:table-cell>
          <table:table-cell office:value-type="float" office:value="17441102" calcext:value-type="float">
            <text:p>1744110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Sebastianus /Adamowicz/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de Ustaszewo</text:p>
          </table:table-cell>
          <table:table-cell office:value-type="string" calcext:value-type="string">
            <text:p>Magdale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8" calcext:value-type="float">
            <text:p>538</text:p>
          </table:table-cell>
          <table:table-cell office:value-type="float" office:value="17441102" calcext:value-type="float">
            <text:p>17441102</text:p>
          </table:table-cell>
          <table:table-cell office:value-type="string" calcext:value-type="string">
            <text:p>Damasław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Malkoski/ organarius de Juncewo</text:p>
          </table:table-cell>
          <table:table-cell office:value-type="string" calcext:value-type="string">
            <text:p>Magdalena /Kry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8" calcext:value-type="float">
            <text:p>538</text:p>
          </table:table-cell>
          <table:table-cell office:value-type="float" office:value="17441108" calcext:value-type="float">
            <text:p>17441108</text:p>
          </table:table-cell>
          <table:table-cell office:value-type="string" calcext:value-type="string">
            <text:p>Mie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enedict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adolescens</text:p>
          </table:table-cell>
          <table:table-cell office:value-type="string" calcext:value-type="string">
            <text:p>Helena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8" calcext:value-type="float">
            <text:p>538</text:p>
          </table:table-cell>
          <table:table-cell office:value-type="float" office:value="17441122" calcext:value-type="float">
            <text:p>17441122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Kędziora/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Casimirus molitor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8" calcext:value-type="float">
            <text:p>538</text:p>
          </table:table-cell>
          <table:table-cell office:value-type="float" office:value="17441129" calcext:value-type="float">
            <text:p>17441129</text:p>
          </table:table-cell>
          <table:table-cell office:value-type="string" calcext:value-type="string">
            <text:p>Mie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Pospieszała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adolescens</text:p>
          </table:table-cell>
          <table:table-cell office:value-type="string" calcext:value-type="string">
            <text:p>Margareth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8" calcext:value-type="float">
            <text:p>538</text:p>
          </table:table-cell>
          <table:table-cell office:value-type="float" office:value="17441209" calcext:value-type="float">
            <text:p>17441209</text:p>
          </table:table-cell>
          <table:table-cell office:value-type="string" calcext:value-type="string">
            <text:p>Mie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aspa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/Malkoski/ organarius de Juncewo</text:p>
          </table:table-cell>
          <table:table-cell office:value-type="string" calcext:value-type="string">
            <text:p>Apollon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8" calcext:value-type="float">
            <text:p>538</text:p>
          </table:table-cell>
          <table:table-cell office:value-type="float" office:value="17441209" calcext:value-type="float">
            <text:p>17441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gnes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8" calcext:value-type="float">
            <text:p>538</text:p>
          </table:table-cell>
          <table:table-cell office:value-type="float" office:value="17441213" calcext:value-type="float">
            <text:p>17441213</text:p>
          </table:table-cell>
          <table:table-cell office:value-type="string" calcext:value-type="string">
            <text:p>Da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hias /Gabow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Jeraszeski/</text:p>
          </table:table-cell>
          <table:table-cell office:value-type="string" calcext:value-type="string">
            <text:p>Catharina /Młod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8" calcext:value-type="float">
            <text:p>538</text:p>
          </table:table-cell>
          <table:table-cell office:value-type="float" office:value="17441221" calcext:value-type="float">
            <text:p>1744122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ulianna</text:p>
          </table:table-cell>
          <table:table-cell office:value-type="string" calcext:value-type="string">
            <text:p>Adam /Strychoski/ ovilio</text:p>
          </table:table-cell>
          <table:table-cell office:value-type="string" calcext:value-type="string">
            <text:p>Marian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8" calcext:value-type="float">
            <text:p>538</text:p>
          </table:table-cell>
          <table:table-cell office:value-type="float" office:value="17450103" calcext:value-type="float">
            <text:p>17450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Laurentius ovilio</text:p>
          </table:table-cell>
          <table:table-cell office:value-type="string" calcext:value-type="string">
            <text:p>Marianna /Cału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8" calcext:value-type="float">
            <text:p>538</text:p>
          </table:table-cell>
          <table:table-cell office:value-type="float" office:value="17450103" calcext:value-type="float">
            <text:p>174501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ucas /Armat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Catharina cmeton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8" calcext:value-type="float">
            <text:p>538</text:p>
          </table:table-cell>
          <table:table-cell office:value-type="float" office:value="17450124" calcext:value-type="float">
            <text:p>174501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ovilio</text:p>
          </table:table-cell>
          <table:table-cell office:value-type="string" calcext:value-type="string">
            <text:p>Marian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8" calcext:value-type="float">
            <text:p>538</text:p>
          </table:table-cell>
          <table:table-cell office:value-type="float" office:value="17450130" calcext:value-type="float">
            <text:p>1745013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Dorothe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8" calcext:value-type="float">
            <text:p>538</text:p>
          </table:table-cell>
          <table:table-cell office:value-type="float" office:value="17450202" calcext:value-type="float">
            <text:p>1745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Blasius /Kaczor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Lucas /Szperka/</text:p>
          </table:table-cell>
          <table:table-cell office:value-type="string" calcext:value-type="string">
            <text:p>Eva /Jackowa/</text:p>
          </table:table-cell>
          <table:table-cell/>
          <table:table-cell office:value-type="string" calcext:value-type="string">
            <text:p>geminos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8" calcext:value-type="float">
            <text:p>538</text:p>
          </table:table-cell>
          <table:table-cell office:value-type="float" office:value="17450202" calcext:value-type="float">
            <text:p>1745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Blasius /Kaczor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Barbara /Szperczyna/</text:p>
          </table:table-cell>
          <table:table-cell/>
          <table:table-cell office:value-type="string" calcext:value-type="string">
            <text:p>geminos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38" calcext:value-type="float">
            <text:p>538</text:p>
          </table:table-cell>
          <table:table-cell office:value-type="float" office:value="17450205" calcext:value-type="float">
            <text:p>174502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Christopherus tenutari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ebastianus /Szestkoski/ tenutarius Clavii Zmenoeas</text:p>
          </table:table-cell>
          <table:table-cell office:value-type="string" calcext:value-type="string">
            <text:p>illegibl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0" calcext:value-type="float">
            <text:p>540</text:p>
          </table:table-cell>
          <table:table-cell office:value-type="float" office:value="17450207" calcext:value-type="float">
            <text:p>17450207</text:p>
          </table:table-cell>
          <table:table-cell office:value-type="string" calcext:value-type="string">
            <text:p>Domki Plebansk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Urbanus /Kaczorek/</text:p>
          </table:table-cell>
          <table:table-cell office:value-type="string" calcext:value-type="string">
            <text:p>Catharina /Pia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0" calcext:value-type="float">
            <text:p>540</text:p>
          </table:table-cell>
          <table:table-cell office:value-type="float" office:value="17450207" calcext:value-type="float">
            <text:p>1745020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ovilio de domo plebanali</text:p>
          </table:table-cell>
          <table:table-cell office:value-type="string" calcext:value-type="string">
            <text:p>Marianna /Cału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0" calcext:value-type="float">
            <text:p>540</text:p>
          </table:table-cell>
          <table:table-cell office:value-type="float" office:value="17450221" calcext:value-type="float">
            <text:p>174502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0" calcext:value-type="float">
            <text:p>540</text:p>
          </table:table-cell>
          <table:table-cell office:value-type="float" office:value="17450221" calcext:value-type="float">
            <text:p>1745022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Martinus /Kwiatkoski/</text:p>
          </table:table-cell>
          <table:table-cell office:value-type="string" calcext:value-type="string">
            <text:p>Catharina uxor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0" calcext:value-type="float">
            <text:p>540</text:p>
          </table:table-cell>
          <table:table-cell office:value-type="float" office:value="17450314" calcext:value-type="float">
            <text:p>174503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/Malkoski/ organarius de Juncewo</text:p>
          </table:table-cell>
          <table:table-cell office:value-type="string" calcext:value-type="string">
            <text:p>Marianna uxor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0" calcext:value-type="float">
            <text:p>540</text:p>
          </table:table-cell>
          <table:table-cell office:value-type="float" office:value="17450314" calcext:value-type="float">
            <text:p>1745031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Gregorius adolescens</text:p>
          </table:table-cell>
          <table:table-cell office:value-type="string" calcext:value-type="string">
            <text:p>Lucia uxor Mathia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0" calcext:value-type="float">
            <text:p>540</text:p>
          </table:table-cell>
          <table:table-cell office:value-type="float" office:value="17450328" calcext:value-type="float">
            <text:p>174503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ichael adolescens</text:p>
          </table:table-cell>
          <table:table-cell office:value-type="string" calcext:value-type="string">
            <text:p>Barbar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0" calcext:value-type="float">
            <text:p>540</text:p>
          </table:table-cell>
          <table:table-cell office:value-type="float" office:value="17450328" calcext:value-type="float">
            <text:p>1745032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Dorothe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0" calcext:value-type="float">
            <text:p>540</text:p>
          </table:table-cell>
          <table:table-cell office:value-type="float" office:value="17450414" calcext:value-type="float">
            <text:p>1745041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Casimirus /Saia/ tabernator</text:p>
          </table:table-cell>
          <table:table-cell office:value-type="string" calcext:value-type="string">
            <text:p>Hedvigis /Sa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0" calcext:value-type="float">
            <text:p>540</text:p>
          </table:table-cell>
          <table:table-cell office:value-type="float" office:value="17450509" calcext:value-type="float">
            <text:p>174505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Thomas /Wiakow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Barbara /Szperczyna/</text:p>
          </table:table-cell>
          <table:table-cell office:value-type="string" calcext:value-type="string">
            <text:p>Casimirus tabernator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0" calcext:value-type="float">
            <text:p>540</text:p>
          </table:table-cell>
          <table:table-cell office:value-type="float" office:value="17450511" calcext:value-type="float">
            <text:p>1745051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 Stephanus</text:p>
          </table:table-cell>
          <table:table-cell office:value-type="string" calcext:value-type="string">
            <text:p>Joannes /Chybi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Chodupski/</text:p>
          </table:table-cell>
          <table:table-cell office:value-type="string" calcext:value-type="string">
            <text:p>Constantia /Chodupska/ uxor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0" calcext:value-type="float">
            <text:p>540</text:p>
          </table:table-cell>
          <table:table-cell office:value-type="float" office:value="17450523" calcext:value-type="float">
            <text:p>174505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 cmet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Kusz/</text:p>
          </table:table-cell>
          <table:table-cell office:value-type="string" calcext:value-type="string">
            <text:p>Anna /Neryngowa/</text:p>
          </table:table-cell>
          <table:table-cell table:number-columns-repeated="4"/>
        </table:table-row>
        <table:table-row table:style-name="ro1">
          <table:table-cell office:value-type="float" office:value="2125673" calcext:value-type="float">
            <text:p>2125673</text:p>
          </table:table-cell>
          <table:table-cell office:value-type="float" office:value="540" calcext:value-type="float">
            <text:p>540</text:p>
          </table:table-cell>
          <table:table-cell office:value-type="float" office:value="17450530" calcext:value-type="float">
            <text:p>1745053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Kolasa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Franciscus /Kędziorka/ adolescens</text:p>
          </table:table-cell>
          <table:table-cell office:value-type="string" calcext:value-type="string">
            <text:p>Catharina uxor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2" calcext:value-type="float">
            <text:p>542</text:p>
          </table:table-cell>
          <table:table-cell office:value-type="float" office:value="17450000" calcext:value-type="float">
            <text:p>1745000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ncest?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exis de Juncewo</text:p>
          </table:table-cell>
          <table:table-cell office:value-type="string" calcext:value-type="string">
            <text:p>Marianna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2" calcext:value-type="float">
            <text:p>542</text:p>
          </table:table-cell>
          <table:table-cell office:value-type="float" office:value="17450815" calcext:value-type="float">
            <text:p>17450815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dalbertus /Szymoniow/ acatholic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Andreas /Spret/</text:p>
          </table:table-cell>
          <table:table-cell office:value-type="string" calcext:value-type="string">
            <text:p>Dorothe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2" calcext:value-type="float">
            <text:p>542</text:p>
          </table:table-cell>
          <table:table-cell office:value-type="float" office:value="17450829" calcext:value-type="float">
            <text:p>174508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Ertmann/ acatholic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Christopherus /Łaiec/</text:p>
          </table:table-cell>
          <table:table-cell office:value-type="string" calcext:value-type="string">
            <text:p>Catharina /Dreje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3" calcext:value-type="float">
            <text:p>543</text:p>
          </table:table-cell>
          <table:table-cell office:value-type="float" office:value="17450627" calcext:value-type="float">
            <text:p>174506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Thomas /By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Gwid/</text:p>
          </table:table-cell>
          <table:table-cell office:value-type="string" calcext:value-type="string">
            <text:p>Helena uxor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3" calcext:value-type="float">
            <text:p>543</text:p>
          </table:table-cell>
          <table:table-cell office:value-type="float" office:value="17450711" calcext:value-type="float">
            <text:p>174507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lemens faber</text:p>
          </table:table-cell>
          <table:table-cell office:value-type="string" calcext:value-type="string">
            <text:p>Regina /Adryanka/ de Turz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3" calcext:value-type="float">
            <text:p>543</text:p>
          </table:table-cell>
          <table:table-cell office:value-type="float" office:value="17450713" calcext:value-type="float">
            <text:p>174507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dalbertus /Gwid/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Valentinus /Mnich/</text:p>
          </table:table-cell>
          <table:table-cell office:value-type="string" calcext:value-type="string">
            <text:p>Margaritha de domuncula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3" calcext:value-type="float">
            <text:p>543</text:p>
          </table:table-cell>
          <table:table-cell office:value-type="float" office:value="17450718" calcext:value-type="float">
            <text:p>174507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artinus /Domagał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Szperka/ de Piotrkowice</text:p>
          </table:table-cell>
          <table:table-cell office:value-type="string" calcext:value-type="string">
            <text:p>Magdalena /Kaczo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3" calcext:value-type="float">
            <text:p>543</text:p>
          </table:table-cell>
          <table:table-cell office:value-type="float" office:value="17450801" calcext:value-type="float">
            <text:p>174508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Waga/ de Domasławek</text:p>
          </table:table-cell>
          <table:table-cell office:value-type="string" calcext:value-type="string">
            <text:p>Marianna /Krys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3" calcext:value-type="float">
            <text:p>543</text:p>
          </table:table-cell>
          <table:table-cell office:value-type="float" office:value="17450808" calcext:value-type="float">
            <text:p>17450808</text:p>
          </table:table-cell>
          <table:table-cell office:value-type="string" calcext:value-type="string">
            <text:p>Domki Pleban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ovilio adolescens de Międzylesie</text:p>
          </table:table-cell>
          <table:table-cell office:value-type="string" calcext:value-type="string">
            <text:p>Anna uxor tenutari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3" calcext:value-type="float">
            <text:p>543</text:p>
          </table:table-cell>
          <table:table-cell office:value-type="float" office:value="17450816" calcext:value-type="float">
            <text:p>174508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Constant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3" calcext:value-type="float">
            <text:p>543</text:p>
          </table:table-cell>
          <table:table-cell office:value-type="float" office:value="17450824" calcext:value-type="float">
            <text:p>174508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Wazynski/ de Domasławek</text:p>
          </table:table-cell>
          <table:table-cell office:value-type="string" calcext:value-type="string">
            <text:p>Marianna /Krys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3" calcext:value-type="float">
            <text:p>543</text:p>
          </table:table-cell>
          <table:table-cell office:value-type="float" office:value="17450905" calcext:value-type="float">
            <text:p>174509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Gabriel de Piotrkowice</text:p>
          </table:table-cell>
          <table:table-cell office:value-type="string" calcext:value-type="string">
            <text:p>Marianna /Całuy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3" calcext:value-type="float">
            <text:p>543</text:p>
          </table:table-cell>
          <table:table-cell office:value-type="float" office:value="17450905" calcext:value-type="float">
            <text:p>1745090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Joannes /Zmiieski/</text:p>
          </table:table-cell>
          <table:table-cell office:value-type="string" calcext:value-type="string">
            <text:p>Magdalena /Kry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3" calcext:value-type="float">
            <text:p>543</text:p>
          </table:table-cell>
          <table:table-cell office:value-type="float" office:value="17450926" calcext:value-type="float">
            <text:p>1745092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</text:p>
          </table:table-cell>
          <table:table-cell office:value-type="string" calcext:value-type="string">
            <text:p>Cathari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3" calcext:value-type="float">
            <text:p>543</text:p>
          </table:table-cell>
          <table:table-cell office:value-type="float" office:value="17450929" calcext:value-type="float">
            <text:p>1745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Hedvigis virgo filia cmet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3" calcext:value-type="float">
            <text:p>543</text:p>
          </table:table-cell>
          <table:table-cell office:value-type="float" office:value="17451004" calcext:value-type="float">
            <text:p>17451004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illegitimate Sebastianus /Serdyn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/Janiszeszczak/</text:p>
          </table:table-cell>
          <table:table-cell office:value-type="string" calcext:value-type="string">
            <text:p>Zoph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3" calcext:value-type="float">
            <text:p>543</text:p>
          </table:table-cell>
          <table:table-cell office:value-type="float" office:value="17451004" calcext:value-type="float">
            <text:p>1745100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oannes /Ratai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Franciscus /Kędziorka/</text:p>
          </table:table-cell>
          <table:table-cell office:value-type="string" calcext:value-type="string">
            <text:p>Dorothe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5" calcext:value-type="float">
            <text:p>545</text:p>
          </table:table-cell>
          <table:table-cell office:value-type="float" office:value="17451010" calcext:value-type="float">
            <text:p>174510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de Słabomierz</text:p>
          </table:table-cell>
          <table:table-cell office:value-type="string" calcext:value-type="string">
            <text:p>Regina de Gorzy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5" calcext:value-type="float">
            <text:p>545</text:p>
          </table:table-cell>
          <table:table-cell office:value-type="float" office:value="17451101" calcext:value-type="float">
            <text:p>1745110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uxor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5" calcext:value-type="float">
            <text:p>545</text:p>
          </table:table-cell>
          <table:table-cell office:value-type="float" office:value="17451113" calcext:value-type="float">
            <text:p>1745111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Petrus 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Graiek/ de Słabomierz</text:p>
          </table:table-cell>
          <table:table-cell office:value-type="string" calcext:value-type="string">
            <text:p>Agn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5" calcext:value-type="float">
            <text:p>545</text:p>
          </table:table-cell>
          <table:table-cell office:value-type="float" office:value="17451126" calcext:value-type="float">
            <text:p>17451126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Janiszeszczak/</text:p>
          </table:table-cell>
          <table:table-cell office:value-type="string" calcext:value-type="string">
            <text:p>Regina /Kowa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5" calcext:value-type="float">
            <text:p>545</text:p>
          </table:table-cell>
          <table:table-cell office:value-type="float" office:value="17451128" calcext:value-type="float">
            <text:p>174511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tharina uxor braxa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5" calcext:value-type="float">
            <text:p>545</text:p>
          </table:table-cell>
          <table:table-cell office:value-type="float" office:value="17451205" calcext:value-type="float">
            <text:p>174512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Catharina /Werkowa/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5" calcext:value-type="float">
            <text:p>545</text:p>
          </table:table-cell>
          <table:table-cell office:value-type="float" office:value="17451227" calcext:value-type="float">
            <text:p>17451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adolescens</text:p>
          </table:table-cell>
          <table:table-cell office:value-type="string" calcext:value-type="string">
            <text:p>Catharina cmeton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5" calcext:value-type="float">
            <text:p>545</text:p>
          </table:table-cell>
          <table:table-cell office:value-type="float" office:value="17460116" calcext:value-type="float">
            <text:p>1746011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 /Frycow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ichael molitor de Zazim</text:p>
          </table:table-cell>
          <table:table-cell office:value-type="string" calcext:value-type="string">
            <text:p>Zophia scultet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5" calcext:value-type="float">
            <text:p>545</text:p>
          </table:table-cell>
          <table:table-cell office:value-type="float" office:value="17460130" calcext:value-type="float">
            <text:p>174601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 Salesi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Jacobus adolescens</text:p>
          </table:table-cell>
          <table:table-cell office:value-type="string" calcext:value-type="string">
            <text:p>Barbara /Kuiaw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5" calcext:value-type="float">
            <text:p>545</text:p>
          </table:table-cell>
          <table:table-cell office:value-type="float" office:value="17460206" calcext:value-type="float">
            <text:p>1746020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Casimirus /Saia/ tabernator</text:p>
          </table:table-cell>
          <table:table-cell office:value-type="string" calcext:value-type="string">
            <text:p>Hedvig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5" calcext:value-type="float">
            <text:p>545</text:p>
          </table:table-cell>
          <table:table-cell office:value-type="float" office:value="17460213" calcext:value-type="float">
            <text:p>1746021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uxor ovilion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5" calcext:value-type="float">
            <text:p>545</text:p>
          </table:table-cell>
          <table:table-cell office:value-type="float" office:value="17460213" calcext:value-type="float">
            <text:p>17460213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6" calcext:value-type="float">
            <text:p>546</text:p>
          </table:table-cell>
          <table:table-cell office:value-type="float" office:value="17460213" calcext:value-type="float">
            <text:p>174602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adolescens</text:p>
          </table:table-cell>
          <table:table-cell office:value-type="string" calcext:value-type="string">
            <text:p>Dorothea /Jakub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6" calcext:value-type="float">
            <text:p>546</text:p>
          </table:table-cell>
          <table:table-cell office:value-type="float" office:value="17460227" calcext:value-type="float">
            <text:p>1746022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 Jacobus auriga</text:p>
          </table:table-cell>
          <table:table-cell office:value-type="string" calcext:value-type="string">
            <text:p>Catharina /Owczarzanka/</text:p>
          </table:table-cell>
          <table:table-cell office:value-type="string" calcext:value-type="string">
            <text:p>/Kraszewski/</text:p>
          </table:table-cell>
          <table:table-cell office:value-type="string" calcext:value-type="string">
            <text:p>Domicella /Budziało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6" calcext:value-type="float">
            <text:p>546</text:p>
          </table:table-cell>
          <table:table-cell office:value-type="float" office:value="17460304" calcext:value-type="float">
            <text:p>17460304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6" calcext:value-type="float">
            <text:p>546</text:p>
          </table:table-cell>
          <table:table-cell office:value-type="float" office:value="17460313" calcext:value-type="float">
            <text:p>17460313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6" calcext:value-type="float">
            <text:p>546</text:p>
          </table:table-cell>
          <table:table-cell office:value-type="float" office:value="17460313" calcext:value-type="float">
            <text:p>174603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Błaszkoski/</text:p>
          </table:table-cell>
          <table:table-cell office:value-type="string" calcext:value-type="string">
            <text:p>Anna /Guto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6" calcext:value-type="float">
            <text:p>546</text:p>
          </table:table-cell>
          <table:table-cell office:value-type="float" office:value="17460320" calcext:value-type="float">
            <text:p>174603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tonius ligni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ovilio de Sielec</text:p>
          </table:table-cell>
          <table:table-cell office:value-type="string" calcext:value-type="string">
            <text:p>Regina de Turz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6" calcext:value-type="float">
            <text:p>546</text:p>
          </table:table-cell>
          <table:table-cell office:value-type="float" office:value="17460327" calcext:value-type="float">
            <text:p>1746032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Casimirus tabernator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Bartholomeus braxator</text:p>
          </table:table-cell>
          <table:table-cell office:value-type="string" calcext:value-type="string">
            <text:p>Magdalena /Krys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6" calcext:value-type="float">
            <text:p>546</text:p>
          </table:table-cell>
          <table:table-cell office:value-type="float" office:value="17460404" calcext:value-type="float">
            <text:p>1746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Paulus ovilio adolescens</text:p>
          </table:table-cell>
          <table:table-cell office:value-type="string" calcext:value-type="string">
            <text:p>Constant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6" calcext:value-type="float">
            <text:p>546</text:p>
          </table:table-cell>
          <table:table-cell office:value-type="float" office:value="17460417" calcext:value-type="float">
            <text:p>1746041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Purzk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braxator de Domasławek</text:p>
          </table:table-cell>
          <table:table-cell office:value-type="string" calcext:value-type="string">
            <text:p>Zophia /Całuia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6" calcext:value-type="float">
            <text:p>546</text:p>
          </table:table-cell>
          <table:table-cell office:value-type="float" office:value="17460421" calcext:value-type="float">
            <text:p>1746042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Waga/</text:p>
          </table:table-cell>
          <table:table-cell office:value-type="string" calcext:value-type="string">
            <text:p>Lucia</text:p>
          </table:table-cell>
          <table:table-cell/>
          <table:table-cell office:value-type="string" calcext:value-type="string">
            <text:p>geminos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6" calcext:value-type="float">
            <text:p>546</text:p>
          </table:table-cell>
          <table:table-cell office:value-type="float" office:value="17460421" calcext:value-type="float">
            <text:p>1746042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Waga/</text:p>
          </table:table-cell>
          <table:table-cell office:value-type="string" calcext:value-type="string">
            <text:p>Lucia</text:p>
          </table:table-cell>
          <table:table-cell/>
          <table:table-cell office:value-type="string" calcext:value-type="string">
            <text:p>geminos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6" calcext:value-type="float">
            <text:p>546</text:p>
          </table:table-cell>
          <table:table-cell office:value-type="float" office:value="17460501" calcext:value-type="float">
            <text:p>1746050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braxator</text:p>
          </table:table-cell>
          <table:table-cell office:value-type="string" calcext:value-type="string">
            <text:p>Elisabeth uxor ovilion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6" calcext:value-type="float">
            <text:p>546</text:p>
          </table:table-cell>
          <table:table-cell office:value-type="float" office:value="17460508" calcext:value-type="float">
            <text:p>1746050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/Waga/</text:p>
          </table:table-cell>
          <table:table-cell office:value-type="string" calcext:value-type="string">
            <text:p>Hedvig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8" calcext:value-type="float">
            <text:p>548</text:p>
          </table:table-cell>
          <table:table-cell office:value-type="float" office:value="17460508" calcext:value-type="float">
            <text:p>174605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Joannes /Manikoski de Staręzynek</text:p>
          </table:table-cell>
          <table:table-cell table:number-columns-repeated="5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8" calcext:value-type="float">
            <text:p>548</text:p>
          </table:table-cell>
          <table:table-cell office:value-type="float" office:value="17460508" calcext:value-type="float">
            <text:p>1746050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Laurentius adolescens</text:p>
          </table:table-cell>
          <table:table-cell office:value-type="string" calcext:value-type="string">
            <text:p>Dorothe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8" calcext:value-type="float">
            <text:p>548</text:p>
          </table:table-cell>
          <table:table-cell office:value-type="float" office:value="17460523" calcext:value-type="float">
            <text:p>1746052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Lucas /Piątk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/Kędziora/ adolescens</text:p>
          </table:table-cell>
          <table:table-cell office:value-type="string" calcext:value-type="string">
            <text:p>Eva /Stelma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8" calcext:value-type="float">
            <text:p>548</text:p>
          </table:table-cell>
          <table:table-cell office:value-type="float" office:value="17460528" calcext:value-type="float">
            <text:p>174605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8" calcext:value-type="float">
            <text:p>548</text:p>
          </table:table-cell>
          <table:table-cell office:value-type="float" office:value="17460604" calcext:value-type="float">
            <text:p>1746060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Krzysza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braxator</text:p>
          </table:table-cell>
          <table:table-cell office:value-type="string" calcext:value-type="string">
            <text:p>Elisabeth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8" calcext:value-type="float">
            <text:p>548</text:p>
          </table:table-cell>
          <table:table-cell office:value-type="float" office:value="17460619" calcext:value-type="float">
            <text:p>17460619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molitor adolescens</text:p>
          </table:table-cell>
          <table:table-cell office:value-type="string" calcext:value-type="string">
            <text:p>Agnes uxor Casimir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8" calcext:value-type="float">
            <text:p>548</text:p>
          </table:table-cell>
          <table:table-cell office:value-type="float" office:value="17460703" calcext:value-type="float">
            <text:p>174607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oannes /Zbieranow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ovilio</text:p>
          </table:table-cell>
          <table:table-cell office:value-type="string" calcext:value-type="string">
            <text:p>Agath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8" calcext:value-type="float">
            <text:p>548</text:p>
          </table:table-cell>
          <table:table-cell office:value-type="float" office:value="17460718" calcext:value-type="float">
            <text:p>174607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alentinus cmeto de Juncewo</text:p>
          </table:table-cell>
          <table:table-cell office:value-type="string" calcext:value-type="string">
            <text:p>Victor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8" calcext:value-type="float">
            <text:p>548</text:p>
          </table:table-cell>
          <table:table-cell office:value-type="float" office:value="17460724" calcext:value-type="float">
            <text:p>174607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Valentinus /Mnich/ cmet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faber de Obiecanowo</text:p>
          </table:table-cell>
          <table:table-cell office:value-type="string" calcext:value-type="string">
            <text:p>Barb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8" calcext:value-type="float">
            <text:p>548</text:p>
          </table:table-cell>
          <table:table-cell office:value-type="float" office:value="17460724" calcext:value-type="float">
            <text:p>17460724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 /Mazurow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gath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8" calcext:value-type="float">
            <text:p>548</text:p>
          </table:table-cell>
          <table:table-cell office:value-type="float" office:value="17460730" calcext:value-type="float">
            <text:p>17460730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ovilio de Kozielsko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8" calcext:value-type="float">
            <text:p>548</text:p>
          </table:table-cell>
          <table:table-cell office:value-type="float" office:value="17460807" calcext:value-type="float">
            <text:p>17460807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Hedvig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48" calcext:value-type="float">
            <text:p>548</text:p>
          </table:table-cell>
          <table:table-cell office:value-type="float" office:value="17460814" calcext:value-type="float">
            <text:p>174608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oguslaus braxator adolescens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0" calcext:value-type="float">
            <text:p>550</text:p>
          </table:table-cell>
          <table:table-cell office:value-type="float" office:value="17460824" calcext:value-type="float">
            <text:p>17460824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Paulus /Janiszesczak/</text:p>
          </table:table-cell>
          <table:table-cell office:value-type="string" calcext:value-type="string">
            <text:p>Barbara /Casmirzan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0" calcext:value-type="float">
            <text:p>550</text:p>
          </table:table-cell>
          <table:table-cell office:value-type="float" office:value="17460824" calcext:value-type="float">
            <text:p>17460824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uslaus</text:p>
          </table:table-cell>
          <table:table-cell office:value-type="string" calcext:value-type="string">
            <text:p>Valentin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Mnich/ cmeto de Juncewo</text:p>
          </table:table-cell>
          <table:table-cell office:value-type="string" calcext:value-type="string">
            <text:p>Marianna /Cału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0" calcext:value-type="float">
            <text:p>550</text:p>
          </table:table-cell>
          <table:table-cell office:value-type="float" office:value="17460828" calcext:value-type="float">
            <text:p>1746082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Kwiatkoski/</text:p>
          </table:table-cell>
          <table:table-cell office:value-type="string" calcext:value-type="string">
            <text:p>Rosalia /Osowi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0" calcext:value-type="float">
            <text:p>550</text:p>
          </table:table-cell>
          <table:table-cell office:value-type="float" office:value="17460828" calcext:value-type="float">
            <text:p>1746082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0" calcext:value-type="float">
            <text:p>550</text:p>
          </table:table-cell>
          <table:table-cell office:value-type="float" office:value="17460911" calcext:value-type="float">
            <text:p>1746091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tinus /Kwiatkoski/</text:p>
          </table:table-cell>
          <table:table-cell office:value-type="string" calcext:value-type="string">
            <text:p>Helena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0" calcext:value-type="float">
            <text:p>550</text:p>
          </table:table-cell>
          <table:table-cell office:value-type="float" office:value="17460918" calcext:value-type="float">
            <text:p>174609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Laurentius faber</text:p>
          </table:table-cell>
          <table:table-cell office:value-type="string" calcext:value-type="string">
            <text:p>Marianna uxor molitoris</text:p>
          </table:table-cell>
          <table:table-cell/>
          <table:table-cell office:value-type="string" calcext:value-type="string">
            <text:p>geminos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0" calcext:value-type="float">
            <text:p>550</text:p>
          </table:table-cell>
          <table:table-cell office:value-type="float" office:value="17460918" calcext:value-type="float">
            <text:p>174609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Gregorius /Zbieran/ famulus</text:p>
          </table:table-cell>
          <table:table-cell office:value-type="string" calcext:value-type="string">
            <text:p>Dorothea /Jakuboska/</text:p>
          </table:table-cell>
          <table:table-cell/>
          <table:table-cell office:value-type="string" calcext:value-type="string">
            <text:p>geminos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0" calcext:value-type="float">
            <text:p>550</text:p>
          </table:table-cell>
          <table:table-cell office:value-type="float" office:value="17460925" calcext:value-type="float">
            <text:p>17460925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Toch/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0" calcext:value-type="float">
            <text:p>550</text:p>
          </table:table-cell>
          <table:table-cell office:value-type="float" office:value="17461009" calcext:value-type="float">
            <text:p>1746100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Prybus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sephus scultetus</text:p>
          </table:table-cell>
          <table:table-cell office:value-type="string" calcext:value-type="string">
            <text:p>Marianna de Brud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0" calcext:value-type="float">
            <text:p>550</text:p>
          </table:table-cell>
          <table:table-cell office:value-type="float" office:value="17461009" calcext:value-type="float">
            <text:p>174610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lbertus /Jęchow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Szozeski/ de Szubin</text:p>
          </table:table-cell>
          <table:table-cell office:value-type="string" calcext:value-type="string">
            <text:p>Agatha /Szozeska/ soror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0" calcext:value-type="float">
            <text:p>550</text:p>
          </table:table-cell>
          <table:table-cell office:value-type="float" office:value="17461016" calcext:value-type="float">
            <text:p>174610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enedict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arianna uxor braxa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0" calcext:value-type="float">
            <text:p>550</text:p>
          </table:table-cell>
          <table:table-cell office:value-type="float" office:value="17461113" calcext:value-type="float">
            <text:p>17461113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Sebastianus ovilio</text:p>
          </table:table-cell>
          <table:table-cell office:value-type="string" calcext:value-type="string">
            <text:p>Marianna /Całuyka/ tabernatriss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0" calcext:value-type="float">
            <text:p>550</text:p>
          </table:table-cell>
          <table:table-cell office:value-type="float" office:value="17461204" calcext:value-type="float">
            <text:p>174612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adolescens</text:p>
          </table:table-cell>
          <table:table-cell office:value-type="string" calcext:value-type="string">
            <text:p>Barbara /Szperczy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2" calcext:value-type="float">
            <text:p>552</text:p>
          </table:table-cell>
          <table:table-cell office:value-type="float" office:value="17461207" calcext:value-type="float">
            <text:p>17461207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Melchior adolescens</text:p>
          </table:table-cell>
          <table:table-cell office:value-type="string" calcext:value-type="string">
            <text:p>Martianna /Męd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2" calcext:value-type="float">
            <text:p>552</text:p>
          </table:table-cell>
          <table:table-cell office:value-type="float" office:value="17461211" calcext:value-type="float">
            <text:p>1746121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bertus /Ratai/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ntonius adolescens</text:p>
          </table:table-cell>
          <table:table-cell office:value-type="string" calcext:value-type="string">
            <text:p>Helena tabernatrissa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2" calcext:value-type="float">
            <text:p>552</text:p>
          </table:table-cell>
          <table:table-cell office:value-type="float" office:value="17470101" calcext:value-type="float">
            <text:p>1747010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ovilio adolescens</text:p>
          </table:table-cell>
          <table:table-cell office:value-type="string" calcext:value-type="string">
            <text:p>Barbara virgo filia Casimirus /Janiszeski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2" calcext:value-type="float">
            <text:p>552</text:p>
          </table:table-cell>
          <table:table-cell office:value-type="float" office:value="17470111" calcext:value-type="float">
            <text:p>174701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Daniel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ogoslaus braxator adolescens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2" calcext:value-type="float">
            <text:p>552</text:p>
          </table:table-cell>
          <table:table-cell office:value-type="float" office:value="17470115" calcext:value-type="float">
            <text:p>174701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braxator de Domasławek</text:p>
          </table:table-cell>
          <table:table-cell office:value-type="string" calcext:value-type="string">
            <text:p>Catharina /Przybyl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2" calcext:value-type="float">
            <text:p>552</text:p>
          </table:table-cell>
          <table:table-cell office:value-type="float" office:value="17470123" calcext:value-type="float">
            <text:p>174701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faber de Obiecanowo</text:p>
          </table:table-cell>
          <table:table-cell office:value-type="string" calcext:value-type="string">
            <text:p>Barbara /Byczan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2" calcext:value-type="float">
            <text:p>552</text:p>
          </table:table-cell>
          <table:table-cell office:value-type="float" office:value="17470123" calcext:value-type="float">
            <text:p>17470123</text:p>
          </table:table-cell>
          <table:table-cell office:value-type="string" calcext:value-type="string">
            <text:p>Domki Pleban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tinus famulus plebanal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Urbanus /Kaczorek/ adolescens</text:p>
          </table:table-cell>
          <table:table-cell office:value-type="string" calcext:value-type="string">
            <text:p>Marianna /Całuy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2" calcext:value-type="float">
            <text:p>552</text:p>
          </table:table-cell>
          <table:table-cell office:value-type="float" office:value="17470124" calcext:value-type="float">
            <text:p>1747012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Grabar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2" calcext:value-type="float">
            <text:p>552</text:p>
          </table:table-cell>
          <table:table-cell office:value-type="float" office:value="17470124" calcext:value-type="float">
            <text:p>174701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Stanislaus /Czykoski/</text:p>
          </table:table-cell>
          <table:table-cell office:value-type="string" calcext:value-type="string">
            <text:p>Barbara cmeton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2" calcext:value-type="float">
            <text:p>552</text:p>
          </table:table-cell>
          <table:table-cell office:value-type="float" office:value="17470216" calcext:value-type="float">
            <text:p>1747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seph /Włodarzow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 /Kostrz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2" calcext:value-type="float">
            <text:p>552</text:p>
          </table:table-cell>
          <table:table-cell office:value-type="float" office:value="17470218" calcext:value-type="float">
            <text:p>1747021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ovilio</text:p>
          </table:table-cell>
          <table:table-cell office:value-type="string" calcext:value-type="string">
            <text:p>Regina /Owczar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2" calcext:value-type="float">
            <text:p>552</text:p>
          </table:table-cell>
          <table:table-cell office:value-type="float" office:value="17470219" calcext:value-type="float">
            <text:p>174702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seph vagabund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Agne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2" calcext:value-type="float">
            <text:p>552</text:p>
          </table:table-cell>
          <table:table-cell office:value-type="float" office:value="17470305" calcext:value-type="float">
            <text:p>1747030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amuel moli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gdale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2" calcext:value-type="float">
            <text:p>552</text:p>
          </table:table-cell>
          <table:table-cell office:value-type="float" office:value="17470319" calcext:value-type="float">
            <text:p>174703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abriel tabernator adolescens</text:p>
          </table:table-cell>
          <table:table-cell office:value-type="string" calcext:value-type="string">
            <text:p>Helena /Szper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4" calcext:value-type="float">
            <text:p>554</text:p>
          </table:table-cell>
          <table:table-cell office:value-type="float" office:value="17470319" calcext:value-type="float">
            <text:p>174703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Gaspa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na /Nowa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4" calcext:value-type="float">
            <text:p>554</text:p>
          </table:table-cell>
          <table:table-cell office:value-type="float" office:value="17470328" calcext:value-type="float">
            <text:p>174703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braxator</text:p>
          </table:table-cell>
          <table:table-cell office:value-type="string" calcext:value-type="string">
            <text:p>Helena tabernatrissa de Bud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4" calcext:value-type="float">
            <text:p>554</text:p>
          </table:table-cell>
          <table:table-cell office:value-type="float" office:value="17470416" calcext:value-type="float">
            <text:p>1747041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Kwiatkoski/</text:p>
          </table:table-cell>
          <table:table-cell office:value-type="string" calcext:value-type="string">
            <text:p>Domicella /Budziało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4" calcext:value-type="float">
            <text:p>554</text:p>
          </table:table-cell>
          <table:table-cell office:value-type="float" office:value="17470416" calcext:value-type="float">
            <text:p>17470416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Janiszeski/ adolescens</text:p>
          </table:table-cell>
          <table:table-cell office:value-type="string" calcext:value-type="string">
            <text:p>Barb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4" calcext:value-type="float">
            <text:p>554</text:p>
          </table:table-cell>
          <table:table-cell office:value-type="float" office:value="17470430" calcext:value-type="float">
            <text:p>17470430</text:p>
          </table:table-cell>
          <table:table-cell office:value-type="string" calcext:value-type="string">
            <text:p>Domki Plebansk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de domuncula plebanali</text:p>
          </table:table-cell>
          <table:table-cell office:value-type="string" calcext:value-type="string">
            <text:p>Regina /Kaczo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4" calcext:value-type="float">
            <text:p>554</text:p>
          </table:table-cell>
          <table:table-cell office:value-type="float" office:value="17470430" calcext:value-type="float">
            <text:p>1747043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famulus aulicus</text:p>
          </table:table-cell>
          <table:table-cell office:value-type="string" calcext:value-type="string">
            <text:p>Rosalia /Osowie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4" calcext:value-type="float">
            <text:p>554</text:p>
          </table:table-cell>
          <table:table-cell office:value-type="float" office:value="17470430" calcext:value-type="float">
            <text:p>174704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Gregorius adolescens</text:p>
          </table:table-cell>
          <table:table-cell office:value-type="string" calcext:value-type="string">
            <text:p>Dorothea /Jakub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4" calcext:value-type="float">
            <text:p>554</text:p>
          </table:table-cell>
          <table:table-cell office:value-type="float" office:value="17470514" calcext:value-type="float">
            <text:p>174705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Casimirus /Janiszeski/ de Sielec</text:p>
          </table:table-cell>
          <table:table-cell office:value-type="string" calcext:value-type="string">
            <text:p>Barbara /Szperczy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4" calcext:value-type="float">
            <text:p>554</text:p>
          </table:table-cell>
          <table:table-cell office:value-type="float" office:value="17470523" calcext:value-type="float">
            <text:p>1747052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/Saia/</text:p>
          </table:table-cell>
          <table:table-cell office:value-type="string" calcext:value-type="string">
            <text:p>Eva /Stelmar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4" calcext:value-type="float">
            <text:p>554</text:p>
          </table:table-cell>
          <table:table-cell office:value-type="float" office:value="17470523" calcext:value-type="float">
            <text:p>174705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braxator</text:p>
          </table:table-cell>
          <table:table-cell office:value-type="string" calcext:value-type="string">
            <text:p>Cathari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4" calcext:value-type="float">
            <text:p>554</text:p>
          </table:table-cell>
          <table:table-cell office:value-type="float" office:value="17470523" calcext:value-type="float">
            <text:p>174705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adolescens</text:p>
          </table:table-cell>
          <table:table-cell office:value-type="string" calcext:value-type="string">
            <text:p>Hedvigis virgo filia cmet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4" calcext:value-type="float">
            <text:p>554</text:p>
          </table:table-cell>
          <table:table-cell office:value-type="float" office:value="17470524" calcext:value-type="float">
            <text:p>174705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Bartholomeus /Muszynski/ braxator de Domasławek</text:p>
          </table:table-cell>
          <table:table-cell office:value-type="string" calcext:value-type="string">
            <text:p>Barbara /Mani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5" calcext:value-type="float">
            <text:p>555</text:p>
          </table:table-cell>
          <table:table-cell office:value-type="float" office:value="17470611" calcext:value-type="float">
            <text:p>174706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adolescens</text:p>
          </table:table-cell>
          <table:table-cell office:value-type="string" calcext:value-type="string">
            <text:p>Barbara uxor ferrifabr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5" calcext:value-type="float">
            <text:p>555</text:p>
          </table:table-cell>
          <table:table-cell office:value-type="float" office:value="17470702" calcext:value-type="float">
            <text:p>17470702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tinus /Kican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adolescens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5" calcext:value-type="float">
            <text:p>555</text:p>
          </table:table-cell>
          <table:table-cell office:value-type="float" office:value="17470709" calcext:value-type="float">
            <text:p>1747070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thias /Kolasa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ichael /Przybył/</text:p>
          </table:table-cell>
          <table:table-cell office:value-type="string" calcext:value-type="string">
            <text:p>Elisabeth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5" calcext:value-type="float">
            <text:p>555</text:p>
          </table:table-cell>
          <table:table-cell office:value-type="float" office:value="17470820" calcext:value-type="float">
            <text:p>1747082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Grabarz/</text:p>
          </table:table-cell>
          <table:table-cell office:value-type="string" calcext:value-type="string">
            <text:p>Hedvigis /Sa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5" calcext:value-type="float">
            <text:p>555</text:p>
          </table:table-cell>
          <table:table-cell office:value-type="float" office:value="17470828" calcext:value-type="float">
            <text:p>1747082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Valentinus /Przygodow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ovilio</text:p>
          </table:table-cell>
          <table:table-cell office:value-type="string" calcext:value-type="string">
            <text:p>Eva /Stelma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5" calcext:value-type="float">
            <text:p>555</text:p>
          </table:table-cell>
          <table:table-cell office:value-type="float" office:value="17470828" calcext:value-type="float">
            <text:p>1747082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Barbara /Janisz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5" calcext:value-type="float">
            <text:p>555</text:p>
          </table:table-cell>
          <table:table-cell office:value-type="float" office:value="17470828" calcext:value-type="float">
            <text:p>1747082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Bartholome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artinus adolescens</text:p>
          </table:table-cell>
          <table:table-cell office:value-type="string" calcext:value-type="string">
            <text:p>Zophia /Cału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5" calcext:value-type="float">
            <text:p>555</text:p>
          </table:table-cell>
          <table:table-cell office:value-type="float" office:value="17470917" calcext:value-type="float">
            <text:p>1747091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Nerin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Frydz/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5" calcext:value-type="float">
            <text:p>555</text:p>
          </table:table-cell>
          <table:table-cell office:value-type="float" office:value="17470924" calcext:value-type="float">
            <text:p>1747092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Joseph /Nerynk/ scultetus</text:p>
          </table:table-cell>
          <table:table-cell office:value-type="string" calcext:value-type="string">
            <text:p>Zophia</text:p>
          </table:table-cell>
          <table:table-cell office:value-type="string" calcext:value-type="string">
            <text:p>Petrus /Kuna/</text:p>
          </table:table-cell>
          <table:table-cell office:value-type="string" calcext:value-type="string">
            <text:p>Anna de Zurot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5" calcext:value-type="float">
            <text:p>555</text:p>
          </table:table-cell>
          <table:table-cell office:value-type="float" office:value="17471008" calcext:value-type="float">
            <text:p>1747100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/Waga/</text:p>
          </table:table-cell>
          <table:table-cell office:value-type="string" calcext:value-type="string">
            <text:p>Hedvig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5" calcext:value-type="float">
            <text:p>555</text:p>
          </table:table-cell>
          <table:table-cell office:value-type="float" office:value="17471105" calcext:value-type="float">
            <text:p>1747110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Lewando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6" calcext:value-type="float">
            <text:p>556</text:p>
          </table:table-cell>
          <table:table-cell office:value-type="float" office:value="17471105" calcext:value-type="float">
            <text:p>1747110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seph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Valentinus cmeto de Juncewo</text:p>
          </table:table-cell>
          <table:table-cell office:value-type="string" calcext:value-type="string">
            <text:p>Helena uxor ovilion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6" calcext:value-type="float">
            <text:p>556</text:p>
          </table:table-cell>
          <table:table-cell office:value-type="float" office:value="17471112" calcext:value-type="float">
            <text:p>17471112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adolescens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6" calcext:value-type="float">
            <text:p>556</text:p>
          </table:table-cell>
          <table:table-cell office:value-type="float" office:value="17471126" calcext:value-type="float">
            <text:p>174711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gnes de S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6" calcext:value-type="float">
            <text:p>556</text:p>
          </table:table-cell>
          <table:table-cell office:value-type="float" office:value="17471204" calcext:value-type="float">
            <text:p>17471204</text:p>
          </table:table-cell>
          <table:table-cell office:value-type="string" calcext:value-type="string">
            <text:p>Domki Plebansk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ichael /Przybył/ de Juncewo</text:p>
          </table:table-cell>
          <table:table-cell office:value-type="string" calcext:value-type="string">
            <text:p>Barbara /By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6" calcext:value-type="float">
            <text:p>556</text:p>
          </table:table-cell>
          <table:table-cell office:value-type="float" office:value="17471204" calcext:value-type="float">
            <text:p>174712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tonius ligni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Sayka/ tabernator de Domasławek</text:p>
          </table:table-cell>
          <table:table-cell office:value-type="string" calcext:value-type="string">
            <text:p>Anna uxor braxa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6" calcext:value-type="float">
            <text:p>556</text:p>
          </table:table-cell>
          <table:table-cell office:value-type="float" office:value="17471210" calcext:value-type="float">
            <text:p>1747121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 adolescens</text:p>
          </table:table-cell>
          <table:table-cell office:value-type="string" calcext:value-type="string">
            <text:p>Hedvig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6" calcext:value-type="float">
            <text:p>556</text:p>
          </table:table-cell>
          <table:table-cell office:value-type="float" office:value="17471217" calcext:value-type="float">
            <text:p>1747121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Anna uxor Stanisla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6" calcext:value-type="float">
            <text:p>556</text:p>
          </table:table-cell>
          <table:table-cell office:value-type="float" office:value="17471217" calcext:value-type="float">
            <text:p>174712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Jacobus adolescens de taberna</text:p>
          </table:table-cell>
          <table:table-cell office:value-type="string" calcext:value-type="string">
            <text:p>Regina de Turz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6" calcext:value-type="float">
            <text:p>556</text:p>
          </table:table-cell>
          <table:table-cell office:value-type="float" office:value="17471221" calcext:value-type="float">
            <text:p>1747122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Casimirus tabernator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Franciscus /Kędziorka/ adolescens</text:p>
          </table:table-cell>
          <table:table-cell office:value-type="string" calcext:value-type="string">
            <text:p>An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6" calcext:value-type="float">
            <text:p>556</text:p>
          </table:table-cell>
          <table:table-cell office:value-type="float" office:value="17471224" calcext:value-type="float">
            <text:p>174712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 de domuncula plebanali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6" calcext:value-type="float">
            <text:p>556</text:p>
          </table:table-cell>
          <table:table-cell office:value-type="float" office:value="17480107" calcext:value-type="float">
            <text:p>174801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lement ferrifab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Sianski/ de Turza</text:p>
          </table:table-cell>
          <table:table-cell office:value-type="string" calcext:value-type="string">
            <text:p>Magdalena /Gutr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6" calcext:value-type="float">
            <text:p>556</text:p>
          </table:table-cell>
          <table:table-cell office:value-type="float" office:value="17480107" calcext:value-type="float">
            <text:p>1748010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 scultetus</text:p>
          </table:table-cell>
          <table:table-cell office:value-type="string" calcext:value-type="string">
            <text:p>Marianna filia scultet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8" calcext:value-type="float">
            <text:p>558</text:p>
          </table:table-cell>
          <table:table-cell office:value-type="float" office:value="17480121" calcext:value-type="float">
            <text:p>174801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Petrus /Kroyk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famulus cmetonis</text:p>
          </table:table-cell>
          <table:table-cell office:value-type="string" calcext:value-type="string">
            <text:p>Marianna de Słabomierz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8" calcext:value-type="float">
            <text:p>558</text:p>
          </table:table-cell>
          <table:table-cell office:value-type="float" office:value="17480128" calcext:value-type="float">
            <text:p>17480128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osal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8" calcext:value-type="float">
            <text:p>558</text:p>
          </table:table-cell>
          <table:table-cell office:value-type="float" office:value="17480128" calcext:value-type="float">
            <text:p>174801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cmeto de Juncewo</text:p>
          </table:table-cell>
          <table:table-cell office:value-type="string" calcext:value-type="string">
            <text:p>Marianna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8" calcext:value-type="float">
            <text:p>558</text:p>
          </table:table-cell>
          <table:table-cell office:value-type="float" office:value="17480129" calcext:value-type="float">
            <text:p>17480129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Piastanowicz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de domuncula plebanali</text:p>
          </table:table-cell>
          <table:table-cell office:value-type="string" calcext:value-type="string">
            <text:p>Hedvigis /Cału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8" calcext:value-type="float">
            <text:p>558</text:p>
          </table:table-cell>
          <table:table-cell office:value-type="float" office:value="17480204" calcext:value-type="float">
            <text:p>174802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Bartholomeus ferrifaber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Casimirus /Janiszeski/ de Sielec</text:p>
          </table:table-cell>
          <table:table-cell office:value-type="string" calcext:value-type="string">
            <text:p>Barbara /Kusawi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8" calcext:value-type="float">
            <text:p>558</text:p>
          </table:table-cell>
          <table:table-cell office:value-type="float" office:value="17480206" calcext:value-type="float">
            <text:p>174802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Laurentius /Jakubo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Dziszynki/ reverendus curator Koziescensis</text:p>
          </table:table-cell>
          <table:table-cell office:value-type="string" calcext:value-type="string">
            <text:p>Marianna /Swinarska/ hered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8" calcext:value-type="float">
            <text:p>558</text:p>
          </table:table-cell>
          <table:table-cell office:value-type="float" office:value="17480207" calcext:value-type="float">
            <text:p>174802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dreas /Lipczynski/ sar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Anna uxor braxatoris</text:p>
          </table:table-cell>
          <table:table-cell/>
          <table:table-cell office:value-type="string" calcext:value-type="string">
            <text:p>geminos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8" calcext:value-type="float">
            <text:p>558</text:p>
          </table:table-cell>
          <table:table-cell office:value-type="float" office:value="17480207" calcext:value-type="float">
            <text:p>174802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 /Lipczynski/ sar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Anna uxor braxatoris</text:p>
          </table:table-cell>
          <table:table-cell/>
          <table:table-cell office:value-type="string" calcext:value-type="string">
            <text:p>geminos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8" calcext:value-type="float">
            <text:p>558</text:p>
          </table:table-cell>
          <table:table-cell office:value-type="float" office:value="17480211" calcext:value-type="float">
            <text:p>174802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ianna uxor braxa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8" calcext:value-type="float">
            <text:p>558</text:p>
          </table:table-cell>
          <table:table-cell office:value-type="float" office:value="17480218" calcext:value-type="float">
            <text:p>174802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Urbanus /Kaczorek/ adolescens</text:p>
          </table:table-cell>
          <table:table-cell office:value-type="string" calcext:value-type="string">
            <text:p>Elisabeth uxor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8" calcext:value-type="float">
            <text:p>558</text:p>
          </table:table-cell>
          <table:table-cell office:value-type="float" office:value="17480225" calcext:value-type="float">
            <text:p>174802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 /Jęch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braxator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58" calcext:value-type="float">
            <text:p>558</text:p>
          </table:table-cell>
          <table:table-cell office:value-type="float" office:value="17480305" calcext:value-type="float">
            <text:p>174803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rian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0" calcext:value-type="float">
            <text:p>560</text:p>
          </table:table-cell>
          <table:table-cell office:value-type="float" office:value="17480325" calcext:value-type="float">
            <text:p>174803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Dominicus /Kusz/</text:p>
          </table:table-cell>
          <table:table-cell office:value-type="string" calcext:value-type="string">
            <text:p>Zophia /Całuian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0" calcext:value-type="float">
            <text:p>560</text:p>
          </table:table-cell>
          <table:table-cell office:value-type="float" office:value="17480325" calcext:value-type="float">
            <text:p>174803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 /Saia/ adolescens</text:p>
          </table:table-cell>
          <table:table-cell office:value-type="string" calcext:value-type="string">
            <text:p>Barbara uxor braxa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0" calcext:value-type="float">
            <text:p>560</text:p>
          </table:table-cell>
          <table:table-cell office:value-type="float" office:value="17480331" calcext:value-type="float">
            <text:p>174803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aulus /Janiszeski/ de Sielec</text:p>
          </table:table-cell>
          <table:table-cell office:value-type="string" calcext:value-type="string">
            <text:p>Marianna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0" calcext:value-type="float">
            <text:p>560</text:p>
          </table:table-cell>
          <table:table-cell office:value-type="float" office:value="17480331" calcext:value-type="float">
            <text:p>174803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/Kaczor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Laurentius /Szpera/ de Piotrkowice</text:p>
          </table:table-cell>
          <table:table-cell office:value-type="string" calcext:value-type="string">
            <text:p>Barbara /Janiszeska/ de S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0" calcext:value-type="float">
            <text:p>560</text:p>
          </table:table-cell>
          <table:table-cell office:value-type="float" office:value="17480413" calcext:value-type="float">
            <text:p>1748041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Petrus /Garnysz/ ferri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Domogała/</text:p>
          </table:table-cell>
          <table:table-cell office:value-type="string" calcext:value-type="string">
            <text:p>Barb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0" calcext:value-type="float">
            <text:p>560</text:p>
          </table:table-cell>
          <table:table-cell office:value-type="float" office:value="17480421" calcext:value-type="float">
            <text:p>1748042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ulianna</text:p>
          </table:table-cell>
          <table:table-cell office:value-type="string" calcext:value-type="string">
            <text:p>Casimirus tabernator de Domasławek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0" calcext:value-type="float">
            <text:p>560</text:p>
          </table:table-cell>
          <table:table-cell office:value-type="float" office:value="17480428" calcext:value-type="float">
            <text:p>1748042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micell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 /Janiszeski/ adolescens</text:p>
          </table:table-cell>
          <table:table-cell office:value-type="string" calcext:value-type="string">
            <text:p>Domicella /Budziałoska/ virgo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0" calcext:value-type="float">
            <text:p>560</text:p>
          </table:table-cell>
          <table:table-cell office:value-type="float" office:value="17480510" calcext:value-type="float">
            <text:p>174805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Jacobus /Nadolny/</text:p>
          </table:table-cell>
          <table:table-cell office:value-type="string" calcext:value-type="string">
            <text:p>Cathari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0" calcext:value-type="float">
            <text:p>560</text:p>
          </table:table-cell>
          <table:table-cell office:value-type="float" office:value="17480602" calcext:value-type="float">
            <text:p>17480602</text:p>
          </table:table-cell>
          <table:table-cell office:value-type="string" calcext:value-type="string">
            <text:p>Domki Plebansk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/Puszkow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asimirus /Gwid/ de Obiecanowo</text:p>
          </table:table-cell>
          <table:table-cell office:value-type="string" calcext:value-type="string">
            <text:p>Francisca /Pusz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0" calcext:value-type="float">
            <text:p>560</text:p>
          </table:table-cell>
          <table:table-cell office:value-type="float" office:value="17480604" calcext:value-type="float">
            <text:p>17480604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Hedvig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0" calcext:value-type="float">
            <text:p>560</text:p>
          </table:table-cell>
          <table:table-cell office:value-type="float" office:value="17480609" calcext:value-type="float">
            <text:p>1748060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phia</text:p>
          </table:table-cell>
          <table:table-cell office:value-type="string" calcext:value-type="string">
            <text:p>Casimirus molitor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oannes /Manikoski/ de Staręzynek</text:p>
          </table:table-cell>
          <table:table-cell office:value-type="string" calcext:value-type="string">
            <text:p>Domicella /Budziało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0" calcext:value-type="float">
            <text:p>560</text:p>
          </table:table-cell>
          <table:table-cell office:value-type="float" office:value="17480609" calcext:value-type="float">
            <text:p>174806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ovilio</text:p>
          </table:table-cell>
          <table:table-cell office:value-type="string" calcext:value-type="string">
            <text:p>Anna /Mielc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0" calcext:value-type="float">
            <text:p>560</text:p>
          </table:table-cell>
          <table:table-cell office:value-type="float" office:value="17480624" calcext:value-type="float">
            <text:p>1748062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Waga/</text:p>
          </table:table-cell>
          <table:table-cell office:value-type="string" calcext:value-type="string">
            <text:p>Marianna filia hortulani de Gor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0" calcext:value-type="float">
            <text:p>560</text:p>
          </table:table-cell>
          <table:table-cell office:value-type="float" office:value="17480630" calcext:value-type="float">
            <text:p>174806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Wozny/</text:p>
          </table:table-cell>
          <table:table-cell office:value-type="string" calcext:value-type="string">
            <text:p>Zophia</text:p>
          </table:table-cell>
          <table:table-cell office:value-type="string" calcext:value-type="string">
            <text:p>Jacobus ovilio</text:p>
          </table:table-cell>
          <table:table-cell office:value-type="string" calcext:value-type="string">
            <text:p>Marianna uxor braxa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2" calcext:value-type="float">
            <text:p>562</text:p>
          </table:table-cell>
          <table:table-cell office:value-type="float" office:value="17480714" calcext:value-type="float">
            <text:p>1748071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regorius /Płachciakow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rolus adolescens de Juncewo</text:p>
          </table:table-cell>
          <table:table-cell office:value-type="string" calcext:value-type="string">
            <text:p>Doroth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2" calcext:value-type="float">
            <text:p>562</text:p>
          </table:table-cell>
          <table:table-cell office:value-type="float" office:value="17480728" calcext:value-type="float">
            <text:p>1748072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Byczek/ adolescens de Juncewo</text:p>
          </table:table-cell>
          <table:table-cell office:value-type="string" calcext:value-type="string">
            <text:p>Rosalia curiae Domasła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2" calcext:value-type="float">
            <text:p>562</text:p>
          </table:table-cell>
          <table:table-cell office:value-type="float" office:value="17480811" calcext:value-type="float">
            <text:p>1748081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garitha uxor Jacobi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2" calcext:value-type="float">
            <text:p>562</text:p>
          </table:table-cell>
          <table:table-cell office:value-type="float" office:value="17480825" calcext:value-type="float">
            <text:p>17480825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ichael /Prybow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seph scultetus Komorowiensis</text:p>
          </table:table-cell>
          <table:table-cell office:value-type="string" calcext:value-type="string">
            <text:p>Marianna fili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2" calcext:value-type="float">
            <text:p>562</text:p>
          </table:table-cell>
          <table:table-cell office:value-type="float" office:value="17480825" calcext:value-type="float">
            <text:p>1748082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Lucas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adolescens de Sielec</text:p>
          </table:table-cell>
          <table:table-cell office:value-type="string" calcext:value-type="string">
            <text:p>Elisabeth tabernatrissa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2" calcext:value-type="float">
            <text:p>562</text:p>
          </table:table-cell>
          <table:table-cell office:value-type="float" office:value="17480901" calcext:value-type="float">
            <text:p>1748090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Grabar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/Stelmaek/</text:p>
          </table:table-cell>
          <table:table-cell office:value-type="string" calcext:value-type="string">
            <text:p>Elisabeth tabernatrissa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2" calcext:value-type="float">
            <text:p>562</text:p>
          </table:table-cell>
          <table:table-cell office:value-type="float" office:value="17480901" calcext:value-type="float">
            <text:p>1748090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Mathia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rtinus famulus curiae Domasławiensis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2" calcext:value-type="float">
            <text:p>562</text:p>
          </table:table-cell>
          <table:table-cell office:value-type="float" office:value="17480908" calcext:value-type="float">
            <text:p>174809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/Ratai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abriel adolescens</text:p>
          </table:table-cell>
          <table:table-cell office:value-type="string" calcext:value-type="string">
            <text:p>Anna uxor braxa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2" calcext:value-type="float">
            <text:p>562</text:p>
          </table:table-cell>
          <table:table-cell office:value-type="float" office:value="17480915" calcext:value-type="float">
            <text:p>1748091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lthasar /Kuszyk/</text:p>
          </table:table-cell>
          <table:table-cell office:value-type="string" calcext:value-type="string">
            <text:p>Eva /Kroy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2" calcext:value-type="float">
            <text:p>562</text:p>
          </table:table-cell>
          <table:table-cell office:value-type="float" office:value="17481013" calcext:value-type="float">
            <text:p>174810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ovilio de Juncewo</text:p>
          </table:table-cell>
          <table:table-cell office:value-type="string" calcext:value-type="string">
            <text:p>Catharina uxor Martin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2" calcext:value-type="float">
            <text:p>562</text:p>
          </table:table-cell>
          <table:table-cell office:value-type="float" office:value="17481021" calcext:value-type="float">
            <text:p>174810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braxator</text:p>
          </table:table-cell>
          <table:table-cell office:value-type="string" calcext:value-type="string">
            <text:p>Dorothea /Jakub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4" calcext:value-type="float">
            <text:p>564</text:p>
          </table:table-cell>
          <table:table-cell office:value-type="float" office:value="17481027" calcext:value-type="float">
            <text:p>174810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ovilio de Juncewo</text:p>
          </table:table-cell>
          <table:table-cell office:value-type="string" calcext:value-type="string">
            <text:p>Anna uxor Stanisla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4" calcext:value-type="float">
            <text:p>564</text:p>
          </table:table-cell>
          <table:table-cell office:value-type="float" office:value="17481101" calcext:value-type="float">
            <text:p>1748110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Barbar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4" calcext:value-type="float">
            <text:p>564</text:p>
          </table:table-cell>
          <table:table-cell office:value-type="float" office:value="17481117" calcext:value-type="float">
            <text:p>1748111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Lucas /Piątk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4" calcext:value-type="float">
            <text:p>564</text:p>
          </table:table-cell>
          <table:table-cell office:value-type="float" office:value="17481118" calcext:value-type="float">
            <text:p>17481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ovilio</text:p>
          </table:table-cell>
          <table:table-cell office:value-type="string" calcext:value-type="string">
            <text:p>Anna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4" calcext:value-type="float">
            <text:p>564</text:p>
          </table:table-cell>
          <table:table-cell office:value-type="float" office:value="17481118" calcext:value-type="float">
            <text:p>17481118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Toch/</text:p>
          </table:table-cell>
          <table:table-cell office:value-type="string" calcext:value-type="string">
            <text:p>Elisabeth tabernatrissa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4" calcext:value-type="float">
            <text:p>564</text:p>
          </table:table-cell>
          <table:table-cell office:value-type="float" office:value="17481125" calcext:value-type="float">
            <text:p>174811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ristian</text:p>
          </table:table-cell>
          <table:table-cell office:value-type="string" calcext:value-type="string">
            <text:p>Barb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4" calcext:value-type="float">
            <text:p>564</text:p>
          </table:table-cell>
          <table:table-cell office:value-type="float" office:value="17481125" calcext:value-type="float">
            <text:p>17481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Andreas ovilio de Juncewo</text:p>
          </table:table-cell>
          <table:table-cell office:value-type="string" calcext:value-type="string">
            <text:p>Constant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4" calcext:value-type="float">
            <text:p>564</text:p>
          </table:table-cell>
          <table:table-cell office:value-type="float" office:value="17481208" calcext:value-type="float">
            <text:p>1748120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Jacobus /Rataiow/</text:p>
          </table:table-cell>
          <table:table-cell office:value-type="string" calcext:value-type="string">
            <text:p>Zophia</text:p>
          </table:table-cell>
          <table:table-cell office:value-type="string" calcext:value-type="string">
            <text:p>Jacobus /Karbowy/</text:p>
          </table:table-cell>
          <table:table-cell office:value-type="string" calcext:value-type="string">
            <text:p>Marianna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4" calcext:value-type="float">
            <text:p>564</text:p>
          </table:table-cell>
          <table:table-cell office:value-type="float" office:value="17481215" calcext:value-type="float">
            <text:p>17481215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frater tabernatrissae de Domasławek</text:p>
          </table:table-cell>
          <table:table-cell office:value-type="string" calcext:value-type="string">
            <text:p>Eva /Stalmaszka/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4" calcext:value-type="float">
            <text:p>564</text:p>
          </table:table-cell>
          <table:table-cell office:value-type="float" office:value="17481222" calcext:value-type="float">
            <text:p>174812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/Scibut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sartor</text:p>
          </table:table-cell>
          <table:table-cell office:value-type="string" calcext:value-type="string">
            <text:p>Zophia /Cału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4" calcext:value-type="float">
            <text:p>564</text:p>
          </table:table-cell>
          <table:table-cell office:value-type="float" office:value="17481222" calcext:value-type="float">
            <text:p>17481222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/Toch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Lewandoski/ de Domasławek</text:p>
          </table:table-cell>
          <table:table-cell office:value-type="string" calcext:value-type="string">
            <text:p>Helena tabernatrissa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4" calcext:value-type="float">
            <text:p>564</text:p>
          </table:table-cell>
          <table:table-cell office:value-type="float" office:value="17490105" calcext:value-type="float">
            <text:p>1749010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Paulus /Roszyk/ de Gorzyce</text:p>
          </table:table-cell>
          <table:table-cell office:value-type="string" calcext:value-type="string">
            <text:p>Agnes de Gorzy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4" calcext:value-type="float">
            <text:p>564</text:p>
          </table:table-cell>
          <table:table-cell office:value-type="float" office:value="17490112" calcext:value-type="float">
            <text:p>17490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Martinus /Hęsow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Dominicus /Kuszyk/</text:p>
          </table:table-cell>
          <table:table-cell office:value-type="string" calcext:value-type="string">
            <text:p>Catharina /Kroy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4" calcext:value-type="float">
            <text:p>564</text:p>
          </table:table-cell>
          <table:table-cell office:value-type="float" office:value="17490112" calcext:value-type="float">
            <text:p>17490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hasar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Ureda/</text:p>
          </table:table-cell>
          <table:table-cell office:value-type="string" calcext:value-type="string">
            <text:p>Barbara /Szperczy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4" calcext:value-type="float">
            <text:p>564</text:p>
          </table:table-cell>
          <table:table-cell office:value-type="float" office:value="17490119" calcext:value-type="float">
            <text:p>174901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Christopher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seph scultetus Komorowiensis</text:p>
          </table:table-cell>
          <table:table-cell office:value-type="string" calcext:value-type="string">
            <text:p>Marianna fili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5" calcext:value-type="float">
            <text:p>565</text:p>
          </table:table-cell>
          <table:table-cell office:value-type="float" office:value="17490200" calcext:value-type="float">
            <text:p>174902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phia</text:p>
          </table:table-cell>
          <table:table-cell office:value-type="string" calcext:value-type="string">
            <text:p>Joannes famulus illegitimate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Juncewo</text:p>
          </table:table-cell>
          <table:table-cell office:value-type="string" calcext:value-type="string">
            <text:p>Zophia /Cału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5" calcext:value-type="float">
            <text:p>565</text:p>
          </table:table-cell>
          <table:table-cell office:value-type="float" office:value="17490202" calcext:value-type="float">
            <text:p>1749020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famulus</text:p>
          </table:table-cell>
          <table:table-cell office:value-type="string" calcext:value-type="string">
            <text:p>Domicella /Budziałoska/ virgo de curia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5" calcext:value-type="float">
            <text:p>565</text:p>
          </table:table-cell>
          <table:table-cell office:value-type="float" office:value="17490216" calcext:value-type="float">
            <text:p>17490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ovilio adolescens</text:p>
          </table:table-cell>
          <table:table-cell office:value-type="string" calcext:value-type="string">
            <text:p>Marianna uxor braxatoris</text:p>
          </table:table-cell>
          <table:table-cell/>
          <table:table-cell office:value-type="string" calcext:value-type="string">
            <text:p>Bartholomeus ferrifaber de Piotrkowic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5" calcext:value-type="float">
            <text:p>565</text:p>
          </table:table-cell>
          <table:table-cell office:value-type="float" office:value="17490216" calcext:value-type="float">
            <text:p>174902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Valentinus /Mnich/ cmeto</text:p>
          </table:table-cell>
          <table:table-cell office:value-type="string" calcext:value-type="string">
            <text:p>Rosa /Syłkowa/ de Gogoł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5" calcext:value-type="float">
            <text:p>565</text:p>
          </table:table-cell>
          <table:table-cell office:value-type="float" office:value="17490223" calcext:value-type="float">
            <text:p>174902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rianna</text:p>
          </table:table-cell>
          <table:table-cell/>
          <table:table-cell office:value-type="string" calcext:value-type="string">
            <text:p>geminos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5" calcext:value-type="float">
            <text:p>565</text:p>
          </table:table-cell>
          <table:table-cell office:value-type="float" office:value="17490223" calcext:value-type="float">
            <text:p>174902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braxator</text:p>
          </table:table-cell>
          <table:table-cell office:value-type="string" calcext:value-type="string">
            <text:p>Dorothea /Jakuboska/</text:p>
          </table:table-cell>
          <table:table-cell/>
          <table:table-cell office:value-type="string" calcext:value-type="string">
            <text:p>geminos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5" calcext:value-type="float">
            <text:p>565</text:p>
          </table:table-cell>
          <table:table-cell office:value-type="float" office:value="17490310" calcext:value-type="float">
            <text:p>1749031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 Joseph</text:p>
          </table:table-cell>
          <table:table-cell office:value-type="string" calcext:value-type="string">
            <text:p>Joannes /Tur/</text:p>
          </table:table-cell>
          <table:table-cell office:value-type="string" calcext:value-type="string">
            <text:p>Barbara /Goczkeska/</text:p>
          </table:table-cell>
          <table:table-cell office:value-type="string" calcext:value-type="string">
            <text:p>Georgius /Guttry/ de Zarczyne</text:p>
          </table:table-cell>
          <table:table-cell office:value-type="string" calcext:value-type="string">
            <text:p>Magdalena /Gutrowna/ de Piotrkowice</text:p>
          </table:table-cell>
          <table:table-cell/>
          <table:table-cell office:value-type="string" calcext:value-type="string">
            <text:p>nobil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5" calcext:value-type="float">
            <text:p>565</text:p>
          </table:table-cell>
          <table:table-cell office:value-type="float" office:value="17490323" calcext:value-type="float">
            <text:p>174903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Stanislaus /Czerniewski/ illegitimate</text:p>
          </table:table-cell>
          <table:table-cell office:value-type="string" calcext:value-type="string">
            <text:p>Lucia /Dobiezynski/</text:p>
          </table:table-cell>
          <table:table-cell office:value-type="string" calcext:value-type="string">
            <text:p>Franciscus /Czapieski/</text:p>
          </table:table-cell>
          <table:table-cell office:value-type="string" calcext:value-type="string">
            <text:p>Catharina /Kapelinski/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5" calcext:value-type="float">
            <text:p>565</text:p>
          </table:table-cell>
          <table:table-cell office:value-type="float" office:value="17490427" calcext:value-type="float">
            <text:p>1749042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thias /Krysza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/Mnich/ cmeto de Juncewo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5" calcext:value-type="float">
            <text:p>565</text:p>
          </table:table-cell>
          <table:table-cell office:value-type="float" office:value="17490501" calcext:value-type="float">
            <text:p>174905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acobus /Byczek/ adolescens</text:p>
          </table:table-cell>
          <table:table-cell office:value-type="string" calcext:value-type="string">
            <text:p>Barbara /Scibut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5" calcext:value-type="float">
            <text:p>565</text:p>
          </table:table-cell>
          <table:table-cell office:value-type="float" office:value="17490518" calcext:value-type="float">
            <text:p>1749051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adolescens</text:p>
          </table:table-cell>
          <table:table-cell office:value-type="string" calcext:value-type="string">
            <text:p>Constanti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5" calcext:value-type="float">
            <text:p>565</text:p>
          </table:table-cell>
          <table:table-cell office:value-type="float" office:value="17490608" calcext:value-type="float">
            <text:p>1749060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ephanus /Szperna/ braxator</text:p>
          </table:table-cell>
          <table:table-cell office:value-type="string" calcext:value-type="string">
            <text:p>Domicella /Budziało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5" calcext:value-type="float">
            <text:p>565</text:p>
          </table:table-cell>
          <table:table-cell office:value-type="float" office:value="17490624" calcext:value-type="float">
            <text:p>174906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acobus ovilio</text:p>
          </table:table-cell>
          <table:table-cell office:value-type="string" calcext:value-type="string">
            <text:p>Agnes uxor ovilion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5" calcext:value-type="float">
            <text:p>565</text:p>
          </table:table-cell>
          <table:table-cell office:value-type="float" office:value="17490705" calcext:value-type="float">
            <text:p>174907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ovilio de Juncewo</text:p>
          </table:table-cell>
          <table:table-cell office:value-type="string" calcext:value-type="string">
            <text:p>Marianna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7" calcext:value-type="float">
            <text:p>567</text:p>
          </table:table-cell>
          <table:table-cell office:value-type="float" office:value="17490706" calcext:value-type="float">
            <text:p>174907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Benedict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braxator</text:p>
          </table:table-cell>
          <table:table-cell office:value-type="string" calcext:value-type="string">
            <text:p>Dorothea /Jakub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7" calcext:value-type="float">
            <text:p>567</text:p>
          </table:table-cell>
          <table:table-cell office:value-type="float" office:value="17490720" calcext:value-type="float">
            <text:p>174907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Saia/ ovilio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oannes /Zorawski/</text:p>
          </table:table-cell>
          <table:table-cell office:value-type="string" calcext:value-type="string">
            <text:p>Anna /Kabososka/ olim uxor braxa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7" calcext:value-type="float">
            <text:p>567</text:p>
          </table:table-cell>
          <table:table-cell office:value-type="float" office:value="17490727" calcext:value-type="float">
            <text:p>1749072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Joseph /Całuiek/ adolescens</text:p>
          </table:table-cell>
          <table:table-cell office:value-type="string" calcext:value-type="string">
            <text:p>Barb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7" calcext:value-type="float">
            <text:p>567</text:p>
          </table:table-cell>
          <table:table-cell office:value-type="float" office:value="17490803" calcext:value-type="float">
            <text:p>1749080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seph molitor</text:p>
          </table:table-cell>
          <table:table-cell office:value-type="string" calcext:value-type="string">
            <text:p>Marianna /Całuyka/ tabernatriss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7" calcext:value-type="float">
            <text:p>567</text:p>
          </table:table-cell>
          <table:table-cell office:value-type="float" office:value="17490831" calcext:value-type="float">
            <text:p>174908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Goczy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braxator</text:p>
          </table:table-cell>
          <table:table-cell office:value-type="string" calcext:value-type="string">
            <text:p>Marianna /Swiecz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7" calcext:value-type="float">
            <text:p>567</text:p>
          </table:table-cell>
          <table:table-cell office:value-type="float" office:value="17490907" calcext:value-type="float">
            <text:p>1749090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Marian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7" calcext:value-type="float">
            <text:p>567</text:p>
          </table:table-cell>
          <table:table-cell office:value-type="float" office:value="17490914" calcext:value-type="float">
            <text:p>174909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tonius adolescens de Juncewo</text:p>
          </table:table-cell>
          <table:table-cell office:value-type="string" calcext:value-type="string">
            <text:p>Zophia /Całuia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7" calcext:value-type="float">
            <text:p>567</text:p>
          </table:table-cell>
          <table:table-cell office:value-type="float" office:value="17490921" calcext:value-type="float">
            <text:p>174909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artinus /Puszk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Kuiawa/ de Piotrkowice</text:p>
          </table:table-cell>
          <table:table-cell office:value-type="string" calcext:value-type="string">
            <text:p>Zophia /Cału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7" calcext:value-type="float">
            <text:p>567</text:p>
          </table:table-cell>
          <table:table-cell office:value-type="float" office:value="17491005" calcext:value-type="float">
            <text:p>174910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ucas ovilio de Domasławek</text:p>
          </table:table-cell>
          <table:table-cell office:value-type="string" calcext:value-type="string">
            <text:p>Hedvigis cmetoniss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7" calcext:value-type="float">
            <text:p>567</text:p>
          </table:table-cell>
          <table:table-cell office:value-type="float" office:value="17491005" calcext:value-type="float">
            <text:p>174910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lement fabe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Kurawa/</text:p>
          </table:table-cell>
          <table:table-cell office:value-type="string" calcext:value-type="string">
            <text:p>Regi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7" calcext:value-type="float">
            <text:p>567</text:p>
          </table:table-cell>
          <table:table-cell office:value-type="float" office:value="17491012" calcext:value-type="float">
            <text:p>1749101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Gozimirski/</text:p>
          </table:table-cell>
          <table:table-cell office:value-type="string" calcext:value-type="string">
            <text:p>Catharina de Niezychoskie /Gozimi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7" calcext:value-type="float">
            <text:p>567</text:p>
          </table:table-cell>
          <table:table-cell office:value-type="float" office:value="17491012" calcext:value-type="float">
            <text:p>1749101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9" calcext:value-type="float">
            <text:p>569</text:p>
          </table:table-cell>
          <table:table-cell office:value-type="float" office:value="17491012" calcext:value-type="float">
            <text:p>174910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ugustinus /Gosciminski/ organarius Juncewiensis illegible</text:p>
          </table:table-cell>
          <table:table-cell office:value-type="string" calcext:value-type="string">
            <text:p>Margarith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9" calcext:value-type="float">
            <text:p>569</text:p>
          </table:table-cell>
          <table:table-cell office:value-type="float" office:value="17491019" calcext:value-type="float">
            <text:p>1749101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oannes /Lewando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Muszynski/ braxator</text:p>
          </table:table-cell>
          <table:table-cell office:value-type="string" calcext:value-type="string">
            <text:p>Domicella /Budziało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9" calcext:value-type="float">
            <text:p>569</text:p>
          </table:table-cell>
          <table:table-cell office:value-type="float" office:value="17491026" calcext:value-type="float">
            <text:p>17491026</text:p>
          </table:table-cell>
          <table:table-cell office:value-type="string" calcext:value-type="string">
            <text:p>Domki Plebansk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Casimirus /Pizut/</text:p>
          </table:table-cell>
          <table:table-cell office:value-type="string" calcext:value-type="string">
            <text:p>Magdale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9" calcext:value-type="float">
            <text:p>569</text:p>
          </table:table-cell>
          <table:table-cell office:value-type="float" office:value="17491028" calcext:value-type="float">
            <text:p>1749102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thias /Kolasa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Franciscus /Waga/</text:p>
          </table:table-cell>
          <table:table-cell office:value-type="string" calcext:value-type="string">
            <text:p>Hedvig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9" calcext:value-type="float">
            <text:p>569</text:p>
          </table:table-cell>
          <table:table-cell office:value-type="float" office:value="17491102" calcext:value-type="float">
            <text:p>1749110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athias /Scibut/ de Dąbrowa</text:p>
          </table:table-cell>
          <table:table-cell office:value-type="string" calcext:value-type="string">
            <text:p>Agn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9" calcext:value-type="float">
            <text:p>569</text:p>
          </table:table-cell>
          <table:table-cell office:value-type="float" office:value="17491109" calcext:value-type="float">
            <text:p>174911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Gaspa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Mnich/ cmeto Juncewiensis</text:p>
          </table:table-cell>
          <table:table-cell office:value-type="string" calcext:value-type="string">
            <text:p>Magdale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9" calcext:value-type="float">
            <text:p>569</text:p>
          </table:table-cell>
          <table:table-cell office:value-type="float" office:value="17491130" calcext:value-type="float">
            <text:p>174911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Constant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9" calcext:value-type="float">
            <text:p>569</text:p>
          </table:table-cell>
          <table:table-cell office:value-type="float" office:value="17491207" calcext:value-type="float">
            <text:p>1749120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seph Nering scultetus</text:p>
          </table:table-cell>
          <table:table-cell office:value-type="string" calcext:value-type="string">
            <text:p>Helena virgo de Budzy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9" calcext:value-type="float">
            <text:p>569</text:p>
          </table:table-cell>
          <table:table-cell office:value-type="float" office:value="17500111" calcext:value-type="float">
            <text:p>17500111</text:p>
          </table:table-cell>
          <table:table-cell office:value-type="string" calcext:value-type="string">
            <text:p>Staręzynek</text:p>
          </table:table-cell>
          <table:table-cell/>
          <table:table-cell office:value-type="string" calcext:value-type="string">
            <text:p>omitted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adolescens</text:p>
          </table:table-cell>
          <table:table-cell office:value-type="string" calcext:value-type="string">
            <text:p>Rosalia uxor Petr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9" calcext:value-type="float">
            <text:p>569</text:p>
          </table:table-cell>
          <table:table-cell office:value-type="float" office:value="17500116" calcext:value-type="float">
            <text:p>175001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Rudziminski/ de Zerawia</text:p>
          </table:table-cell>
          <table:table-cell office:value-type="string" calcext:value-type="string">
            <text:p>Magdalena /Gutr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9" calcext:value-type="float">
            <text:p>569</text:p>
          </table:table-cell>
          <table:table-cell office:value-type="float" office:value="17500118" calcext:value-type="float">
            <text:p>1750011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adolescens</text:p>
          </table:table-cell>
          <table:table-cell office:value-type="string" calcext:value-type="string">
            <text:p>Rosa virgo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69" calcext:value-type="float">
            <text:p>569</text:p>
          </table:table-cell>
          <table:table-cell office:value-type="float" office:value="17500201" calcext:value-type="float">
            <text:p>175002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Muszynski/ braxator de Dąbrowa</text:p>
          </table:table-cell>
          <table:table-cell office:value-type="string" calcext:value-type="string">
            <text:p>Marianna uxor braxatori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1" calcext:value-type="float">
            <text:p>571</text:p>
          </table:table-cell>
          <table:table-cell office:value-type="float" office:value="17500208" calcext:value-type="float">
            <text:p>175002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Scibut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famulus adolescens de Dochonowo</text:p>
          </table:table-cell>
          <table:table-cell office:value-type="string" calcext:value-type="string">
            <text:p>Marianna /Całuy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1" calcext:value-type="float">
            <text:p>571</text:p>
          </table:table-cell>
          <table:table-cell office:value-type="float" office:value="17500215" calcext:value-type="float">
            <text:p>1750021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Casimirus /Saia/ tabernator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Michael /Lukoski/ sartor</text:p>
          </table:table-cell>
          <table:table-cell office:value-type="string" calcext:value-type="string">
            <text:p>Domicella /Budziało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1" calcext:value-type="float">
            <text:p>571</text:p>
          </table:table-cell>
          <table:table-cell office:value-type="float" office:value="17500322" calcext:value-type="float">
            <text:p>175003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seph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1" calcext:value-type="float">
            <text:p>571</text:p>
          </table:table-cell>
          <table:table-cell office:value-type="float" office:value="17500326" calcext:value-type="float">
            <text:p>175003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/Kubiczeski</text:p>
          </table:table-cell>
          <table:table-cell office:value-type="string" calcext:value-type="string">
            <text:p>Catharina /Grab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1" calcext:value-type="float">
            <text:p>571</text:p>
          </table:table-cell>
          <table:table-cell office:value-type="float" office:value="17500400" calcext:value-type="float">
            <text:p>1750040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 /Raczkoski/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Andreas /Młodecki/ vexillifer Lubaczeviensis</text:p>
          </table:table-cell>
          <table:table-cell office:value-type="string" calcext:value-type="string">
            <text:p>Catharina /Młodecka/ nee /Kraszewska/ consors eius</text:p>
          </table:table-cell>
          <table:table-cell/>
          <table:table-cell office:value-type="string" calcext:value-type="string">
            <text:p>nobili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1" calcext:value-type="float">
            <text:p>571</text:p>
          </table:table-cell>
          <table:table-cell office:value-type="float" office:value="17500402" calcext:value-type="float">
            <text:p>1750040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Saia/ tabernator</text:p>
          </table:table-cell>
          <table:table-cell office:value-type="string" calcext:value-type="string">
            <text:p>Hedvig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1" calcext:value-type="float">
            <text:p>571</text:p>
          </table:table-cell>
          <table:table-cell office:value-type="float" office:value="17500405" calcext:value-type="float">
            <text:p>175004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rtinus /Puszka/</text:p>
          </table:table-cell>
          <table:table-cell office:value-type="string" calcext:value-type="string">
            <text:p>Catharina uxor Martini senio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1" calcext:value-type="float">
            <text:p>571</text:p>
          </table:table-cell>
          <table:table-cell office:value-type="float" office:value="17500419" calcext:value-type="float">
            <text:p>17500419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1" calcext:value-type="float">
            <text:p>571</text:p>
          </table:table-cell>
          <table:table-cell office:value-type="float" office:value="17500426" calcext:value-type="float">
            <text:p>175004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Pizut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Byczek/ adolescens</text:p>
          </table:table-cell>
          <table:table-cell office:value-type="string" calcext:value-type="string">
            <text:p>Barbara /Szperczy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1" calcext:value-type="float">
            <text:p>571</text:p>
          </table:table-cell>
          <table:table-cell office:value-type="float" office:value="17500426" calcext:value-type="float">
            <text:p>175004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Elisabeth protunc commorantis</text:p>
          </table:table-cell>
          <table:table-cell office:value-type="string" calcext:value-type="string">
            <text:p>Joseph /Całuiek/ adolescens</text:p>
          </table:table-cell>
          <table:table-cell office:value-type="string" calcext:value-type="string">
            <text:p>Agnes virgo de taber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1" calcext:value-type="float">
            <text:p>571</text:p>
          </table:table-cell>
          <table:table-cell office:value-type="float" office:value="17500511" calcext:value-type="float">
            <text:p>175005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inquilinus</text:p>
          </table:table-cell>
          <table:table-cell office:value-type="string" calcext:value-type="string">
            <text:p>Marianna uxor braxa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3" calcext:value-type="float">
            <text:p>573</text:p>
          </table:table-cell>
          <table:table-cell office:value-type="float" office:value="17500517" calcext:value-type="float">
            <text:p>175005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We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adolescens</text:p>
          </table:table-cell>
          <table:table-cell office:value-type="string" calcext:value-type="string">
            <text:p>Barbara /Szper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3" calcext:value-type="float">
            <text:p>573</text:p>
          </table:table-cell>
          <table:table-cell office:value-type="float" office:value="17500605" calcext:value-type="float">
            <text:p>175006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famulus curiae Dąbrowiensis</text:p>
          </table:table-cell>
          <table:table-cell office:value-type="string" calcext:value-type="string">
            <text:p>Barbara cmetonissa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3" calcext:value-type="float">
            <text:p>573</text:p>
          </table:table-cell>
          <table:table-cell office:value-type="float" office:value="17500614" calcext:value-type="float">
            <text:p>17500614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anikoski/</text:p>
          </table:table-cell>
          <table:table-cell office:value-type="string" calcext:value-type="string">
            <text:p>Catharina /Kraszeska/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3" calcext:value-type="float">
            <text:p>573</text:p>
          </table:table-cell>
          <table:table-cell office:value-type="float" office:value="17500621" calcext:value-type="float">
            <text:p>175006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3" calcext:value-type="float">
            <text:p>573</text:p>
          </table:table-cell>
          <table:table-cell office:value-type="float" office:value="17500628" calcext:value-type="float">
            <text:p>175006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 /Gwid/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Thomas /Byk/</text:p>
          </table:table-cell>
          <table:table-cell office:value-type="string" calcext:value-type="string">
            <text:p>Elisabeth uxor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3" calcext:value-type="float">
            <text:p>573</text:p>
          </table:table-cell>
          <table:table-cell office:value-type="float" office:value="17500705" calcext:value-type="float">
            <text:p>17500705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anna Magdalena</text:p>
          </table:table-cell>
          <table:table-cell office:value-type="string" calcext:value-type="string">
            <text:p>Joannes /Manisko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elicianus /Rudkoski/</text:p>
          </table:table-cell>
          <table:table-cell office:value-type="string" calcext:value-type="string">
            <text:p>Magdalena /Gutrow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3" calcext:value-type="float">
            <text:p>573</text:p>
          </table:table-cell>
          <table:table-cell office:value-type="float" office:value="17500713" calcext:value-type="float">
            <text:p>1750071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scultetus</text:p>
          </table:table-cell>
          <table:table-cell office:value-type="string" calcext:value-type="string">
            <text:p>Doroth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3" calcext:value-type="float">
            <text:p>573</text:p>
          </table:table-cell>
          <table:table-cell office:value-type="float" office:value="17500713" calcext:value-type="float">
            <text:p>175007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Barb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3" calcext:value-type="float">
            <text:p>573</text:p>
          </table:table-cell>
          <table:table-cell office:value-type="float" office:value="17500716" calcext:value-type="float">
            <text:p>17500716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na /Zbiren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3" calcext:value-type="float">
            <text:p>573</text:p>
          </table:table-cell>
          <table:table-cell office:value-type="float" office:value="17500730" calcext:value-type="float">
            <text:p>175007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 /Krzyzon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oannes /Krzyzon/ pater parentis</text:p>
          </table:table-cell>
          <table:table-cell office:value-type="string" calcext:value-type="string">
            <text:p>Constantia</text:p>
          </table:table-cell>
          <table:table-cell/>
          <table:table-cell office:value-type="string" calcext:value-type="string">
            <text:p>geminos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3" calcext:value-type="float">
            <text:p>573</text:p>
          </table:table-cell>
          <table:table-cell office:value-type="float" office:value="17500730" calcext:value-type="float">
            <text:p>175007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Laurentius /Krzyzon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athias /Scibut/</text:p>
          </table:table-cell>
          <table:table-cell office:value-type="string" calcext:value-type="string">
            <text:p>Barbara cmetoniss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3" calcext:value-type="float">
            <text:p>573</text:p>
          </table:table-cell>
          <table:table-cell office:value-type="float" office:value="17500824" calcext:value-type="float">
            <text:p>175008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ligni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Domagała/ de Juncewo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3" calcext:value-type="float">
            <text:p>573</text:p>
          </table:table-cell>
          <table:table-cell office:value-type="float" office:value="17500824" calcext:value-type="float">
            <text:p>175008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Urbanus /Kaczor/</text:p>
          </table:table-cell>
          <table:table-cell office:value-type="string" calcext:value-type="string">
            <text:p>Zophia</text:p>
          </table:table-cell>
          <table:table-cell office:value-type="string" calcext:value-type="string">
            <text:p>Lucas /Szperka/ de Piotrkowice</text:p>
          </table:table-cell>
          <table:table-cell office:value-type="string" calcext:value-type="string">
            <text:p>Hedvigis virgo soror mat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3" calcext:value-type="float">
            <text:p>573</text:p>
          </table:table-cell>
          <table:table-cell office:value-type="float" office:value="17500830" calcext:value-type="float">
            <text:p>175008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ovilio</text:p>
          </table:table-cell>
          <table:table-cell office:value-type="string" calcext:value-type="string">
            <text:p>Barbara cmetoniss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4" calcext:value-type="float">
            <text:p>574</text:p>
          </table:table-cell>
          <table:table-cell office:value-type="float" office:value="17500903" calcext:value-type="float">
            <text:p>1750090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Valentinus /Janiszeski/</text:p>
          </table:table-cell>
          <table:table-cell office:value-type="string" calcext:value-type="string">
            <text:p>Cathari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4" calcext:value-type="float">
            <text:p>574</text:p>
          </table:table-cell>
          <table:table-cell office:value-type="float" office:value="17500906" calcext:value-type="float">
            <text:p>175009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Koziełkow/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Simon rotarius de Staręzynek</text:p>
          </table:table-cell>
          <table:table-cell office:value-type="string" calcext:value-type="string">
            <text:p>Marianna /Całuyka/ tabernatriss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4" calcext:value-type="float">
            <text:p>574</text:p>
          </table:table-cell>
          <table:table-cell office:value-type="float" office:value="17500920" calcext:value-type="float">
            <text:p>17500920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Hertman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Fryc/</text:p>
          </table:table-cell>
          <table:table-cell office:value-type="string" calcext:value-type="string">
            <text:p>Zophia scultet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4" calcext:value-type="float">
            <text:p>574</text:p>
          </table:table-cell>
          <table:table-cell office:value-type="float" office:value="17500929" calcext:value-type="float">
            <text:p>17500929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adve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Zoph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4" calcext:value-type="float">
            <text:p>574</text:p>
          </table:table-cell>
          <table:table-cell office:value-type="float" office:value="17500930" calcext:value-type="float">
            <text:p>1750093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 adolescens</text:p>
          </table:table-cell>
          <table:table-cell office:value-type="string" calcext:value-type="string">
            <text:p>Marianna uxor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4" calcext:value-type="float">
            <text:p>574</text:p>
          </table:table-cell>
          <table:table-cell office:value-type="float" office:value="17501015" calcext:value-type="float">
            <text:p>17501015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Dieskosałow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Nadolski/ sartor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4" calcext:value-type="float">
            <text:p>574</text:p>
          </table:table-cell>
          <table:table-cell office:value-type="float" office:value="17501018" calcext:value-type="float">
            <text:p>1750101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Gregorius /Huz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Frydrych/</text:p>
          </table:table-cell>
          <table:table-cell office:value-type="string" calcext:value-type="string">
            <text:p>Anna uxor ovili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4" calcext:value-type="float">
            <text:p>574</text:p>
          </table:table-cell>
          <table:table-cell office:value-type="float" office:value="17501020" calcext:value-type="float">
            <text:p>175010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itha /Łegasiowna/</text:p>
          </table:table-cell>
          <table:table-cell office:value-type="string" calcext:value-type="string">
            <text:p>Lucas /Szperka/</text:p>
          </table:table-cell>
          <table:table-cell office:value-type="string" calcext:value-type="string">
            <text:p>Barbara uxor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4" calcext:value-type="float">
            <text:p>574</text:p>
          </table:table-cell>
          <table:table-cell office:value-type="float" office:value="17501115" calcext:value-type="float">
            <text:p>175011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tonius /Domagałow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Balthasar /Kuszyk/ adolescens</text:p>
          </table:table-cell>
          <table:table-cell office:value-type="string" calcext:value-type="string">
            <text:p>Hedvigis /Całuiown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4" calcext:value-type="float">
            <text:p>574</text:p>
          </table:table-cell>
          <table:table-cell office:value-type="float" office:value="17501122" calcext:value-type="float">
            <text:p>17501122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famulus</text:p>
          </table:table-cell>
          <table:table-cell office:value-type="string" calcext:value-type="string">
            <text:p>Regina /T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4" calcext:value-type="float">
            <text:p>574</text:p>
          </table:table-cell>
          <table:table-cell office:value-type="float" office:value="17501125" calcext:value-type="float">
            <text:p>175011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Pospieszałow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pollonia uxor auriga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4" calcext:value-type="float">
            <text:p>574</text:p>
          </table:table-cell>
          <table:table-cell office:value-type="float" office:value="17501125" calcext:value-type="float">
            <text:p>1750112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thias /Krychow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Fabianus famulus cmetonis</text:p>
          </table:table-cell>
          <table:table-cell office:value-type="string" calcext:value-type="string">
            <text:p>Hedvigis /Całuianka/</text:p>
          </table:table-cell>
          <table:table-cell table:number-columns-repeated="4"/>
        </table:table-row>
        <table:table-row table:style-name="ro1">
          <table:table-cell office:value-type="float" office:value="2125673" calcext:value-type="float">
            <text:p>2125673</text:p>
          </table:table-cell>
          <table:table-cell office:value-type="float" office:value="574" calcext:value-type="float">
            <text:p>574</text:p>
          </table:table-cell>
          <table:table-cell office:value-type="float" office:value="17501130" calcext:value-type="float">
            <text:p>175011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Casimirus /Kędziorka/ adolescens</text:p>
          </table:table-cell>
          <table:table-cell office:value-type="string" calcext:value-type="string">
            <text:p>Zophia /Całuianka/</text:p>
          </table:table-cell>
          <table:table-cell table:number-columns-repeated="4"/>
        </table:table-row>
        <table:table-row table:style-name="ro1">
          <table:table-cell office:value-type="float" office:value="2125673" calcext:value-type="float">
            <text:p>2125673</text:p>
          </table:table-cell>
          <table:table-cell office:value-type="float" office:value="574" calcext:value-type="float">
            <text:p>574</text:p>
          </table:table-cell>
          <table:table-cell office:value-type="float" office:value="17501206" calcext:value-type="float">
            <text:p>175012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Przybył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ovilio de Juncewo</text:p>
          </table:table-cell>
          <table:table-cell office:value-type="string" calcext:value-type="string">
            <text:p>Victor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6" calcext:value-type="float">
            <text:p>576</text:p>
          </table:table-cell>
          <table:table-cell office:value-type="float" office:value="17501208" calcext:value-type="float">
            <text:p>1750120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 /Grabecki/</text:p>
          </table:table-cell>
          <table:table-cell office:value-type="string" calcext:value-type="string">
            <text:p>Helena /Ciele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6" calcext:value-type="float">
            <text:p>576</text:p>
          </table:table-cell>
          <table:table-cell office:value-type="float" office:value="17501220" calcext:value-type="float">
            <text:p>17501220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braxator de Międzylesie</text:p>
          </table:table-cell>
          <table:table-cell office:value-type="string" calcext:value-type="string">
            <text:p>Elisabeth tabernatrissa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6" calcext:value-type="float">
            <text:p>576</text:p>
          </table:table-cell>
          <table:table-cell office:value-type="float" office:value="17501220" calcext:value-type="float">
            <text:p>175012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 braxator</text:p>
          </table:table-cell>
          <table:table-cell office:value-type="string" calcext:value-type="string">
            <text:p>Elisabeth uxor ovilion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6" calcext:value-type="float">
            <text:p>576</text:p>
          </table:table-cell>
          <table:table-cell office:value-type="float" office:value="17510101" calcext:value-type="float">
            <text:p>1751010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Pizut/</text:p>
          </table:table-cell>
          <table:table-cell office:value-type="string" calcext:value-type="string">
            <text:p>Catharina de Staręz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6" calcext:value-type="float">
            <text:p>576</text:p>
          </table:table-cell>
          <table:table-cell office:value-type="float" office:value="17510117" calcext:value-type="float">
            <text:p>1751011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lbertus /Kliaser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 /Neryng/ scultetus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6" calcext:value-type="float">
            <text:p>576</text:p>
          </table:table-cell>
          <table:table-cell office:value-type="float" office:value="17510121" calcext:value-type="float">
            <text:p>1751012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Jacobus /Serdyniakow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Bartholomeus /Muszynski/ civis Zninow</text:p>
          </table:table-cell>
          <table:table-cell office:value-type="string" calcext:value-type="string">
            <text:p>Barbara uxor Laurent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6" calcext:value-type="float">
            <text:p>576</text:p>
          </table:table-cell>
          <table:table-cell office:value-type="float" office:value="17510131" calcext:value-type="float">
            <text:p>1751013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Thomas ovilio</text:p>
          </table:table-cell>
          <table:table-cell office:value-type="string" calcext:value-type="string">
            <text:p>Constantia uxor Luca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6" calcext:value-type="float">
            <text:p>576</text:p>
          </table:table-cell>
          <table:table-cell office:value-type="float" office:value="17510217" calcext:value-type="float">
            <text:p>175102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imon /Kubiczeski/ rotari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Jakuboski/</text:p>
          </table:table-cell>
          <table:table-cell office:value-type="string" calcext:value-type="string">
            <text:p>Marianna /Swiecz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6" calcext:value-type="float">
            <text:p>576</text:p>
          </table:table-cell>
          <table:table-cell office:value-type="float" office:value="17510221" calcext:value-type="float">
            <text:p>175102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Blasius /Kaczor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Fabianus adolescens de Juncewo</text:p>
          </table:table-cell>
          <table:table-cell office:value-type="string" calcext:value-type="string">
            <text:p>Margarith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6" calcext:value-type="float">
            <text:p>576</text:p>
          </table:table-cell>
          <table:table-cell office:value-type="float" office:value="17510221" calcext:value-type="float">
            <text:p>175102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6" calcext:value-type="float">
            <text:p>576</text:p>
          </table:table-cell>
          <table:table-cell office:value-type="float" office:value="17510224" calcext:value-type="float">
            <text:p>1751022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 braxator de Dąbrowa</text:p>
          </table:table-cell>
          <table:table-cell office:value-type="string" calcext:value-type="string">
            <text:p>Zuzan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6" calcext:value-type="float">
            <text:p>576</text:p>
          </table:table-cell>
          <table:table-cell office:value-type="float" office:value="17510228" calcext:value-type="float">
            <text:p>175102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ichael /Przybył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Pizut/</text:p>
          </table:table-cell>
          <table:table-cell office:value-type="string" calcext:value-type="string">
            <text:p>Regina virgo filia cmet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6" calcext:value-type="float">
            <text:p>576</text:p>
          </table:table-cell>
          <table:table-cell office:value-type="float" office:value="17510307" calcext:value-type="float">
            <text:p>1751030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oseph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aurentius </text:p>
          </table:table-cell>
          <table:table-cell office:value-type="string" calcext:value-type="string">
            <text:p>Marianna /Mezydlanka/ de Gorzy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6" calcext:value-type="float">
            <text:p>576</text:p>
          </table:table-cell>
          <table:table-cell office:value-type="float" office:value="17510328" calcext:value-type="float">
            <text:p>175103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 /Wozny/</text:p>
          </table:table-cell>
          <table:table-cell office:value-type="string" calcext:value-type="string">
            <text:p>Zophia</text:p>
          </table:table-cell>
          <table:table-cell office:value-type="string" calcext:value-type="string">
            <text:p>Jacobus /Oleynik/</text:p>
          </table:table-cell>
          <table:table-cell office:value-type="string" calcext:value-type="string">
            <text:p>Anna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8" calcext:value-type="float">
            <text:p>578</text:p>
          </table:table-cell>
          <table:table-cell office:value-type="float" office:value="17510418" calcext:value-type="float">
            <text:p>1751041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Saia/</text:p>
          </table:table-cell>
          <table:table-cell office:value-type="string" calcext:value-type="string">
            <text:p>Zuzan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8" calcext:value-type="float">
            <text:p>578</text:p>
          </table:table-cell>
          <table:table-cell office:value-type="float" office:value="17510426" calcext:value-type="float">
            <text:p>175104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Jakubo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Dismas /Raszeski/</text:p>
          </table:table-cell>
          <table:table-cell office:value-type="string" calcext:value-type="string">
            <text:p>Josepha /Swina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8" calcext:value-type="float">
            <text:p>578</text:p>
          </table:table-cell>
          <table:table-cell office:value-type="float" office:value="17510509" calcext:value-type="float">
            <text:p>1751050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adolescens de Piotrkowice</text:p>
          </table:table-cell>
          <table:table-cell office:value-type="string" calcext:value-type="string">
            <text:p>Barbara /Scibut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8" calcext:value-type="float">
            <text:p>578</text:p>
          </table:table-cell>
          <table:table-cell office:value-type="float" office:value="17510511" calcext:value-type="float">
            <text:p>175105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/Grochelakow/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Jacobus /Oleynik/</text:p>
          </table:table-cell>
          <table:table-cell office:value-type="string" calcext:value-type="string">
            <text:p>Marianna uxor braxa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8" calcext:value-type="float">
            <text:p>578</text:p>
          </table:table-cell>
          <table:table-cell office:value-type="float" office:value="17510523" calcext:value-type="float">
            <text:p>175105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faber</text:p>
          </table:table-cell>
          <table:table-cell office:value-type="string" calcext:value-type="string">
            <text:p>Barbara cmetoniss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8" calcext:value-type="float">
            <text:p>578</text:p>
          </table:table-cell>
          <table:table-cell office:value-type="float" office:value="17510523" calcext:value-type="float">
            <text:p>175105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us /Pozorowski/ de Domuncula Plebanali</text:p>
          </table:table-cell>
          <table:table-cell office:value-type="string" calcext:value-type="string">
            <text:p>Regina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8" calcext:value-type="float">
            <text:p>578</text:p>
          </table:table-cell>
          <table:table-cell office:value-type="float" office:value="17510530" calcext:value-type="float">
            <text:p>175105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/Scibut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Isidorus adolescens</text:p>
          </table:table-cell>
          <table:table-cell office:value-type="string" calcext:value-type="string">
            <text:p>Agnes virgo filia tabernatrissae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8" calcext:value-type="float">
            <text:p>578</text:p>
          </table:table-cell>
          <table:table-cell office:value-type="float" office:value="17510612" calcext:value-type="float">
            <text:p>175106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Thomas ovilio</text:p>
          </table:table-cell>
          <table:table-cell office:value-type="string" calcext:value-type="string">
            <text:p>Agnes filia tabernatrissa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8" calcext:value-type="float">
            <text:p>578</text:p>
          </table:table-cell>
          <table:table-cell office:value-type="float" office:value="17510613" calcext:value-type="float">
            <text:p>1751061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Lucas /Piątk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/Muszynski/</text:p>
          </table:table-cell>
          <table:table-cell office:value-type="string" calcext:value-type="string">
            <text:p>Zuzan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8" calcext:value-type="float">
            <text:p>578</text:p>
          </table:table-cell>
          <table:table-cell office:value-type="float" office:value="17510704" calcext:value-type="float">
            <text:p>1751070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Wies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de Skoski</text:p>
          </table:table-cell>
          <table:table-cell office:value-type="string" calcext:value-type="string">
            <text:p>Catharina virgo filia sculteti Komorow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8" calcext:value-type="float">
            <text:p>578</text:p>
          </table:table-cell>
          <table:table-cell office:value-type="float" office:value="17510713" calcext:value-type="float">
            <text:p>175107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Przybyłow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de Domasławek</text:p>
          </table:table-cell>
          <table:table-cell office:value-type="string" calcext:value-type="string">
            <text:p>Marianna /Całuyka/ tabernatriss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8" calcext:value-type="float">
            <text:p>578</text:p>
          </table:table-cell>
          <table:table-cell office:value-type="float" office:value="17510718" calcext:value-type="float">
            <text:p>175107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Jacobus adolescens filius tabernatrissae</text:p>
          </table:table-cell>
          <table:table-cell office:value-type="string" calcext:value-type="string">
            <text:p>Barbara /Szper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78" calcext:value-type="float">
            <text:p>578</text:p>
          </table:table-cell>
          <table:table-cell office:value-type="float" office:value="17510725" calcext:value-type="float">
            <text:p>1751072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Casimirus molitor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Petrus de Juncewo</text:p>
          </table:table-cell>
          <table:table-cell office:value-type="string" calcext:value-type="string">
            <text:p>Hedvigis /Całuia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0" calcext:value-type="float">
            <text:p>580</text:p>
          </table:table-cell>
          <table:table-cell office:value-type="float" office:value="17510816" calcext:value-type="float">
            <text:p>175108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Kalbowych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braxator</text:p>
          </table:table-cell>
          <table:table-cell office:value-type="string" calcext:value-type="string">
            <text:p>Marianna /Swiecz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0" calcext:value-type="float">
            <text:p>580</text:p>
          </table:table-cell>
          <table:table-cell office:value-type="float" office:value="17510816" calcext:value-type="float">
            <text:p>175108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Stanislaus /Czarniewski/</text:p>
          </table:table-cell>
          <table:table-cell office:value-type="string" calcext:value-type="string">
            <text:p>Hedvigis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0" calcext:value-type="float">
            <text:p>580</text:p>
          </table:table-cell>
          <table:table-cell office:value-type="float" office:value="17510822" calcext:value-type="float">
            <text:p>17510822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Laurentius /Kresow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Gregorius /Husa/</text:p>
          </table:table-cell>
          <table:table-cell office:value-type="string" calcext:value-type="string">
            <text:p>Anna scultetissa de Zuzoł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0" calcext:value-type="float">
            <text:p>580</text:p>
          </table:table-cell>
          <table:table-cell office:value-type="float" office:value="17510829" calcext:value-type="float">
            <text:p>175108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Lucas /Szperka/ de Piotrkowice</text:p>
          </table:table-cell>
          <table:table-cell office:value-type="string" calcext:value-type="string">
            <text:p>Agnes de S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0" calcext:value-type="float">
            <text:p>580</text:p>
          </table:table-cell>
          <table:table-cell office:value-type="float" office:value="17510905" calcext:value-type="float">
            <text:p>1751090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Kędziora/ adolescens de Juncewo</text:p>
          </table:table-cell>
          <table:table-cell office:value-type="string" calcext:value-type="string">
            <text:p>Barbar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0" calcext:value-type="float">
            <text:p>580</text:p>
          </table:table-cell>
          <table:table-cell office:value-type="float" office:value="17510926" calcext:value-type="float">
            <text:p>175109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/Młacuka/</text:p>
          </table:table-cell>
          <table:table-cell office:value-type="string" calcext:value-type="string">
            <text:p>Andreas ovilio de Juncewo</text:p>
          </table:table-cell>
          <table:table-cell office:value-type="string" calcext:value-type="string">
            <text:p>Elisabeth consors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0" calcext:value-type="float">
            <text:p>580</text:p>
          </table:table-cell>
          <table:table-cell office:value-type="float" office:value="17511003" calcext:value-type="float">
            <text:p>1751100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Kędziora/ ovilio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0" calcext:value-type="float">
            <text:p>580</text:p>
          </table:table-cell>
          <table:table-cell office:value-type="float" office:value="17511003" calcext:value-type="float">
            <text:p>1751100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Valentinus /Waga/ auriga</text:p>
          </table:table-cell>
          <table:table-cell office:value-type="string" calcext:value-type="string">
            <text:p>Anna virgo de Staręz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0" calcext:value-type="float">
            <text:p>580</text:p>
          </table:table-cell>
          <table:table-cell office:value-type="float" office:value="17511017" calcext:value-type="float">
            <text:p>1751101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Ignatius ovilio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0" calcext:value-type="float">
            <text:p>580</text:p>
          </table:table-cell>
          <table:table-cell office:value-type="float" office:value="17511019" calcext:value-type="float">
            <text:p>175110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tonius ovilio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Valentinus /Mnich/ cmetonis de Juncewo</text:p>
          </table:table-cell>
          <table:table-cell office:value-type="string" calcext:value-type="string">
            <text:p>Hedvig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0" calcext:value-type="float">
            <text:p>580</text:p>
          </table:table-cell>
          <table:table-cell office:value-type="float" office:value="17511025" calcext:value-type="float">
            <text:p>175110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ovilio de Juncewo</text:p>
          </table:table-cell>
          <table:table-cell office:value-type="string" calcext:value-type="string">
            <text:p>Margaritha uxor Jacob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0" calcext:value-type="float">
            <text:p>580</text:p>
          </table:table-cell>
          <table:table-cell office:value-type="float" office:value="17511102" calcext:value-type="float">
            <text:p>175111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abianus adolescens de Juncewo</text:p>
          </table:table-cell>
          <table:table-cell office:value-type="string" calcext:value-type="string">
            <text:p>Agnes virgo filia tabernatrissae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0" calcext:value-type="float">
            <text:p>580</text:p>
          </table:table-cell>
          <table:table-cell office:value-type="float" office:value="17511107" calcext:value-type="float">
            <text:p>175111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ichael /Mieszynski/ braxator de Domasławek</text:p>
          </table:table-cell>
          <table:table-cell office:value-type="string" calcext:value-type="string">
            <text:p>Elisabeth tabernatrissa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2" calcext:value-type="float">
            <text:p>582</text:p>
          </table:table-cell>
          <table:table-cell office:value-type="float" office:value="17511121" calcext:value-type="float">
            <text:p>1751112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Joannes /Lewandoski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ichael /Muszynski/ braxator</text:p>
          </table:table-cell>
          <table:table-cell office:value-type="string" calcext:value-type="string">
            <text:p>Hedvigis /Nieskoralina/ de Staręz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2" calcext:value-type="float">
            <text:p>582</text:p>
          </table:table-cell>
          <table:table-cell office:value-type="float" office:value="17511121" calcext:value-type="float">
            <text:p>1751112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Martianna</text:p>
          </table:table-cell>
          <table:table-cell office:value-type="string" calcext:value-type="string">
            <text:p>Thomas /Kistrzewski/ braxator de Międzylesie</text:p>
          </table:table-cell>
          <table:table-cell office:value-type="string" calcext:value-type="string">
            <text:p>Barb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2" calcext:value-type="float">
            <text:p>582</text:p>
          </table:table-cell>
          <table:table-cell office:value-type="float" office:value="17511125" calcext:value-type="float">
            <text:p>1751112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Muszynski/ illegitimate</text:p>
          </table:table-cell>
          <table:table-cell office:value-type="string" calcext:value-type="string">
            <text:p>Zuzanna tabernatrissa</text:p>
          </table:table-cell>
          <table:table-cell office:value-type="string" calcext:value-type="string">
            <text:p>Thomas /Kistrzewski/ braxator de Międzylesie</text:p>
          </table:table-cell>
          <table:table-cell office:value-type="string" calcext:value-type="string">
            <text:p>Elisabeth /Sa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2" calcext:value-type="float">
            <text:p>582</text:p>
          </table:table-cell>
          <table:table-cell office:value-type="float" office:value="17511216" calcext:value-type="float">
            <text:p>1751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Thomas famulus de Dąbrowa</text:p>
          </table:table-cell>
          <table:table-cell office:value-type="string" calcext:value-type="string">
            <text:p>Barbara cmetoniss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2" calcext:value-type="float">
            <text:p>582</text:p>
          </table:table-cell>
          <table:table-cell office:value-type="float" office:value="17511219" calcext:value-type="float">
            <text:p>175112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2" calcext:value-type="float">
            <text:p>582</text:p>
          </table:table-cell>
          <table:table-cell office:value-type="float" office:value="17511219" calcext:value-type="float">
            <text:p>1751121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aspa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Kędziora/ adolescens</text:p>
          </table:table-cell>
          <table:table-cell office:value-type="string" calcext:value-type="string">
            <text:p>Hedvigis uxor lignifabr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2" calcext:value-type="float">
            <text:p>582</text:p>
          </table:table-cell>
          <table:table-cell office:value-type="float" office:value="17511219" calcext:value-type="float">
            <text:p>175112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cmethonis de Juncewo</text:p>
          </table:table-cell>
          <table:table-cell office:value-type="string" calcext:value-type="string">
            <text:p>Barbara /Sperczy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2" calcext:value-type="float">
            <text:p>582</text:p>
          </table:table-cell>
          <table:table-cell office:value-type="float" office:value="17520102" calcext:value-type="float">
            <text:p>1752010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hasar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gnes germani inter se de eadem vil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2" calcext:value-type="float">
            <text:p>582</text:p>
          </table:table-cell>
          <table:table-cell office:value-type="float" office:value="17520102" calcext:value-type="float">
            <text:p>17520102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Frydrychow/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osephus /Nering/ scultetus</text:p>
          </table:table-cell>
          <table:table-cell office:value-type="string" calcext:value-type="string">
            <text:p>Marianna uxor Joann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2" calcext:value-type="float">
            <text:p>582</text:p>
          </table:table-cell>
          <table:table-cell office:value-type="float" office:value="17520123" calcext:value-type="float">
            <text:p>1752012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Lucas ovilio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ntonius /Sasek/ de Piotrkowice</text:p>
          </table:table-cell>
          <table:table-cell office:value-type="string" calcext:value-type="string">
            <text:p>Margaritha /Kolasina/ 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2" calcext:value-type="float">
            <text:p>582</text:p>
          </table:table-cell>
          <table:table-cell office:value-type="float" office:value="17520130" calcext:value-type="float">
            <text:p>1752013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Scibut/ moli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molitor de Międzylesie</text:p>
          </table:table-cell>
          <table:table-cell office:value-type="string" calcext:value-type="string">
            <text:p>Magdale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2" calcext:value-type="float">
            <text:p>582</text:p>
          </table:table-cell>
          <table:table-cell office:value-type="float" office:value="17520206" calcext:value-type="float">
            <text:p>17520206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4" calcext:value-type="float">
            <text:p>584</text:p>
          </table:table-cell>
          <table:table-cell office:value-type="float" office:value="17520206" calcext:value-type="float">
            <text:p>1752020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Grabarzow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Kilianus famulus</text:p>
          </table:table-cell>
          <table:table-cell office:value-type="string" calcext:value-type="string">
            <text:p>Zophia /Cału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4" calcext:value-type="float">
            <text:p>584</text:p>
          </table:table-cell>
          <table:table-cell office:value-type="float" office:value="17520220" calcext:value-type="float">
            <text:p>175202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tinus /Scibut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 cmethonis de Juncewo</text:p>
          </table:table-cell>
          <table:table-cell office:value-type="string" calcext:value-type="string">
            <text:p>Elisabeth uxor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4" calcext:value-type="float">
            <text:p>584</text:p>
          </table:table-cell>
          <table:table-cell office:value-type="float" office:value="17520226" calcext:value-type="float">
            <text:p>175202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Nicolaus /Olbinski/ ferri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4" calcext:value-type="float">
            <text:p>584</text:p>
          </table:table-cell>
          <table:table-cell office:value-type="float" office:value="17520304" calcext:value-type="float">
            <text:p>175203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Constantia uxor villici</text:p>
          </table:table-cell>
          <table:table-cell office:value-type="string" calcext:value-type="string">
            <text:p>Thomas ovili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4" calcext:value-type="float">
            <text:p>584</text:p>
          </table:table-cell>
          <table:table-cell office:value-type="float" office:value="17520316" calcext:value-type="float">
            <text:p>1752031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Michael /Albrechow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sephus /Pozorowski/ cantor ecclesiae Juncewiensis</text:p>
          </table:table-cell>
          <table:table-cell office:value-type="string" calcext:value-type="string">
            <text:p>Marianna /Całuyka/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4" calcext:value-type="float">
            <text:p>584</text:p>
          </table:table-cell>
          <table:table-cell office:value-type="float" office:value="17520326" calcext:value-type="float">
            <text:p>175203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dreas /Lipczynski/ sar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ucas /Szperka/</text:p>
          </table:table-cell>
          <table:table-cell office:value-type="string" calcext:value-type="string">
            <text:p>Barbara uxor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4" calcext:value-type="float">
            <text:p>584</text:p>
          </table:table-cell>
          <table:table-cell office:value-type="float" office:value="17520326" calcext:value-type="float">
            <text:p>1752032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Rosa /Przygodzian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4" calcext:value-type="float">
            <text:p>584</text:p>
          </table:table-cell>
          <table:table-cell office:value-type="float" office:value="17520329" calcext:value-type="float">
            <text:p>175203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Toszyk/ de Staręzynek</text:p>
          </table:table-cell>
          <table:table-cell office:value-type="string" calcext:value-type="string">
            <text:p>Margaritha</text:p>
          </table:table-cell>
          <table:table-cell table:number-columns-repeated="4"/>
        </table:table-row>
        <table:table-row table:style-name="ro1">
          <table:table-cell office:value-type="float" office:value="2512673" calcext:value-type="float">
            <text:p>2512673</text:p>
          </table:table-cell>
          <table:table-cell office:value-type="float" office:value="584" calcext:value-type="float">
            <text:p>584</text:p>
          </table:table-cell>
          <table:table-cell office:value-type="float" office:value="17520403" calcext:value-type="float">
            <text:p>1752040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Juncewski/ ovilio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4" calcext:value-type="float">
            <text:p>584</text:p>
          </table:table-cell>
          <table:table-cell office:value-type="float" office:value="17520404" calcext:value-type="float">
            <text:p>17520404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 /Hasow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Agnes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4" calcext:value-type="float">
            <text:p>584</text:p>
          </table:table-cell>
          <table:table-cell office:value-type="float" office:value="17520430" calcext:value-type="float">
            <text:p>17520430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Joseph /Pozorowski/ cantor ecclesiae Juncewiensi</text:p>
          </table:table-cell>
          <table:table-cell office:value-type="string" calcext:value-type="string">
            <text:p>Hedvig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4" calcext:value-type="float">
            <text:p>584</text:p>
          </table:table-cell>
          <table:table-cell office:value-type="float" office:value="17520430" calcext:value-type="float">
            <text:p>17520430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famulus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4" calcext:value-type="float">
            <text:p>584</text:p>
          </table:table-cell>
          <table:table-cell office:value-type="float" office:value="17520501" calcext:value-type="float">
            <text:p>175205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Manikoski/ de Staręzynek</text:p>
          </table:table-cell>
          <table:table-cell office:value-type="string" calcext:value-type="string">
            <text:p>Marianna /Romanowna/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4" calcext:value-type="float">
            <text:p>584</text:p>
          </table:table-cell>
          <table:table-cell office:value-type="float" office:value="17520511" calcext:value-type="float">
            <text:p>175205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phi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Michael /Karczewski/</text:p>
          </table:table-cell>
          <table:table-cell office:value-type="string" calcext:value-type="string">
            <text:p>Josepha /Swinar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6" calcext:value-type="float">
            <text:p>586</text:p>
          </table:table-cell>
          <table:table-cell office:value-type="float" office:value="17520521" calcext:value-type="float">
            <text:p>1752052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Łukoski/ sartor adolescens</text:p>
          </table:table-cell>
          <table:table-cell office:value-type="string" calcext:value-type="string">
            <text:p>Dorothe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6" calcext:value-type="float">
            <text:p>586</text:p>
          </table:table-cell>
          <table:table-cell office:value-type="float" office:value="17520521" calcext:value-type="float">
            <text:p>175205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Bonkoski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Andreas /Młodecki/ vexillifer Lubaczewiensis</text:p>
          </table:table-cell>
          <table:table-cell office:value-type="string" calcext:value-type="string">
            <text:p>Catharina de Kraszenka consorte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6" calcext:value-type="float">
            <text:p>586</text:p>
          </table:table-cell>
          <table:table-cell office:value-type="float" office:value="17520529" calcext:value-type="float">
            <text:p>17520529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Albertus /Tochow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us /Tomicki/</text:p>
          </table:table-cell>
          <table:table-cell office:value-type="string" calcext:value-type="string">
            <text:p>Anna /Zbi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6" calcext:value-type="float">
            <text:p>586</text:p>
          </table:table-cell>
          <table:table-cell office:value-type="float" office:value="17520601" calcext:value-type="float">
            <text:p>1752060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Manikoski/</text:p>
          </table:table-cell>
          <table:table-cell office:value-type="string" calcext:value-type="string">
            <text:p>Catharina /Kraszeska/ virgo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6" calcext:value-type="float">
            <text:p>586</text:p>
          </table:table-cell>
          <table:table-cell office:value-type="float" office:value="17520608" calcext:value-type="float">
            <text:p>17520608</text:p>
          </table:table-cell>
          <table:table-cell office:value-type="string" calcext:value-type="string">
            <text:p>Domki Plebansk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Casimirus /Ureda/</text:p>
          </table:table-cell>
          <table:table-cell office:value-type="string" calcext:value-type="string">
            <text:p>Zophia /Cału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6" calcext:value-type="float">
            <text:p>586</text:p>
          </table:table-cell>
          <table:table-cell office:value-type="float" office:value="17520702" calcext:value-type="float">
            <text:p>175207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Puszk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Regina /Mnichow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6" calcext:value-type="float">
            <text:p>586</text:p>
          </table:table-cell>
          <table:table-cell office:value-type="float" office:value="17520706" calcext:value-type="float">
            <text:p>175207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aspa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lignifaber</text:p>
          </table:table-cell>
          <table:table-cell office:value-type="string" calcext:value-type="string">
            <text:p>Anna /Juwaczka/ de Mieniczy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6" calcext:value-type="float">
            <text:p>586</text:p>
          </table:table-cell>
          <table:table-cell office:value-type="float" office:value="17520709" calcext:value-type="float">
            <text:p>17520709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anna</text:p>
          </table:table-cell>
          <table:table-cell office:value-type="string" calcext:value-type="string">
            <text:p>Petrus famulus</text:p>
          </table:table-cell>
          <table:table-cell office:value-type="string" calcext:value-type="string">
            <text:p>Regina /Toszy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6" calcext:value-type="float">
            <text:p>586</text:p>
          </table:table-cell>
          <table:table-cell office:value-type="float" office:value="17520723" calcext:value-type="float">
            <text:p>1752072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b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6" calcext:value-type="float">
            <text:p>586</text:p>
          </table:table-cell>
          <table:table-cell office:value-type="float" office:value="17520816" calcext:value-type="float">
            <text:p>175208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Petrus de Taberna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molitor</text:p>
          </table:table-cell>
          <table:table-cell office:value-type="string" calcext:value-type="string">
            <text:p>Marianna uxor braxa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8" calcext:value-type="float">
            <text:p>588</text:p>
          </table:table-cell>
          <table:table-cell office:value-type="float" office:value="17520903" calcext:value-type="float">
            <text:p>175209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oannes /Bukoski/ tabernato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/Kostrzeski/ braxator</text:p>
          </table:table-cell>
          <table:table-cell office:value-type="string" calcext:value-type="string">
            <text:p>Dorothea /Jakub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8" calcext:value-type="float">
            <text:p>588</text:p>
          </table:table-cell>
          <table:table-cell office:value-type="float" office:value="17520917" calcext:value-type="float">
            <text:p>1752091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simirus lignifabe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Chociszewski/ de Obiecanowo</text:p>
          </table:table-cell>
          <table:table-cell office:value-type="string" calcext:value-type="string">
            <text:p>Catharina /Młod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8" calcext:value-type="float">
            <text:p>588</text:p>
          </table:table-cell>
          <table:table-cell office:value-type="float" office:value="17520917" calcext:value-type="float">
            <text:p>1752091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art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8" calcext:value-type="float">
            <text:p>588</text:p>
          </table:table-cell>
          <table:table-cell office:value-type="float" office:value="17521001" calcext:value-type="float">
            <text:p>175210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asimirus /Saia/ de Domasławek</text:p>
          </table:table-cell>
          <table:table-cell office:value-type="string" calcext:value-type="string">
            <text:p>Barbar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8" calcext:value-type="float">
            <text:p>588</text:p>
          </table:table-cell>
          <table:table-cell office:value-type="float" office:value="17521001" calcext:value-type="float">
            <text:p>175210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ressi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Kostrzowa/ braxator de Międzylesie</text:p>
          </table:table-cell>
          <table:table-cell office:value-type="string" calcext:value-type="string">
            <text:p>Marianna /Całuyka/ tabernatriss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8" calcext:value-type="float">
            <text:p>588</text:p>
          </table:table-cell>
          <table:table-cell office:value-type="float" office:value="17521023" calcext:value-type="float">
            <text:p>1752102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seph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Valentinus /Mnich/ cmetonis de Juncewo</text:p>
          </table:table-cell>
          <table:table-cell office:value-type="string" calcext:value-type="string">
            <text:p>Barb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8" calcext:value-type="float">
            <text:p>588</text:p>
          </table:table-cell>
          <table:table-cell office:value-type="float" office:value="17521029" calcext:value-type="float">
            <text:p>175210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villic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Valentinus /Grzegorek/ de Miescisko</text:p>
          </table:table-cell>
          <table:table-cell office:value-type="string" calcext:value-type="string">
            <text:p>Catharina soror eius de Miescis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8" calcext:value-type="float">
            <text:p>588</text:p>
          </table:table-cell>
          <table:table-cell office:value-type="float" office:value="17521112" calcext:value-type="float">
            <text:p>175211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Saia/ de Domasławek</text:p>
          </table:table-cell>
          <table:table-cell office:value-type="string" calcext:value-type="string">
            <text:p>Hele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8" calcext:value-type="float">
            <text:p>588</text:p>
          </table:table-cell>
          <table:table-cell office:value-type="float" office:value="17521112" calcext:value-type="float">
            <text:p>175211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molitor</text:p>
          </table:table-cell>
          <table:table-cell office:value-type="string" calcext:value-type="string">
            <text:p>Catharina /Grabar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8" calcext:value-type="float">
            <text:p>588</text:p>
          </table:table-cell>
          <table:table-cell office:value-type="float" office:value="17521112" calcext:value-type="float">
            <text:p>17521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Simon /Kędziora/</text:p>
          </table:table-cell>
          <table:table-cell office:value-type="string" calcext:value-type="string">
            <text:p>Catharina uxor Petr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8" calcext:value-type="float">
            <text:p>588</text:p>
          </table:table-cell>
          <table:table-cell office:value-type="float" office:value="17521119" calcext:value-type="float">
            <text:p>1752111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/Wer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ephanus braxator de Piotrkowice</text:p>
          </table:table-cell>
          <table:table-cell office:value-type="string" calcext:value-type="string">
            <text:p>Barbara /Szperczy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88" calcext:value-type="float">
            <text:p>588</text:p>
          </table:table-cell>
          <table:table-cell office:value-type="float" office:value="17521123" calcext:value-type="float">
            <text:p>175211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aurentius /Krzyzonow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acobus cmethonis</text:p>
          </table:table-cell>
          <table:table-cell office:value-type="string" calcext:value-type="string">
            <text:p>Magdalena /Cieslina/ mater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0" calcext:value-type="float">
            <text:p>590</text:p>
          </table:table-cell>
          <table:table-cell office:value-type="float" office:value="17521125" calcext:value-type="float">
            <text:p>1752112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 /Wociechowski/</text:p>
          </table:table-cell>
          <table:table-cell office:value-type="string" calcext:value-type="string">
            <text:p>Catharina /Młod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0" calcext:value-type="float">
            <text:p>590</text:p>
          </table:table-cell>
          <table:table-cell office:value-type="float" office:value="17521126" calcext:value-type="float">
            <text:p>17521126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/Kubicki/</text:p>
          </table:table-cell>
          <table:table-cell office:value-type="string" calcext:value-type="string">
            <text:p>Anna de Miemczy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0" calcext:value-type="float">
            <text:p>590</text:p>
          </table:table-cell>
          <table:table-cell office:value-type="float" office:value="17521126" calcext:value-type="float">
            <text:p>175211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/Kubicki/ rotarius</text:p>
          </table:table-cell>
          <table:table-cell office:value-type="string" calcext:value-type="string">
            <text:p>Viktor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0" calcext:value-type="float">
            <text:p>590</text:p>
          </table:table-cell>
          <table:table-cell office:value-type="float" office:value="17521128" calcext:value-type="float">
            <text:p>1752112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 /Saykow/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Albertus scultetus de Mokronosy</text:p>
          </table:table-cell>
          <table:table-cell office:value-type="string" calcext:value-type="string">
            <text:p>Marianna /Głon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0" calcext:value-type="float">
            <text:p>590</text:p>
          </table:table-cell>
          <table:table-cell office:value-type="float" office:value="17521201" calcext:value-type="float">
            <text:p>1752120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/Kędzior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thias braxator adolescens</text:p>
          </table:table-cell>
          <table:table-cell office:value-type="string" calcext:value-type="string">
            <text:p>Zuzanna de Taber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0" calcext:value-type="float">
            <text:p>590</text:p>
          </table:table-cell>
          <table:table-cell office:value-type="float" office:value="17521201" calcext:value-type="float">
            <text:p>17521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Michael /Wozny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ephanus braxator</text:p>
          </table:table-cell>
          <table:table-cell office:value-type="string" calcext:value-type="string">
            <text:p>Barbara /Szper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0" calcext:value-type="float">
            <text:p>590</text:p>
          </table:table-cell>
          <table:table-cell office:value-type="float" office:value="17521210" calcext:value-type="float">
            <text:p>1752121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Byk/ de Juncewo</text:p>
          </table:table-cell>
          <table:table-cell office:value-type="string" calcext:value-type="string">
            <text:p>Barb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0" calcext:value-type="float">
            <text:p>590</text:p>
          </table:table-cell>
          <table:table-cell office:value-type="float" office:value="17521224" calcext:value-type="float">
            <text:p>1752122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Manikoski/ de Staręzynek</text:p>
          </table:table-cell>
          <table:table-cell office:value-type="string" calcext:value-type="string">
            <text:p>Domicella /Budział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0" calcext:value-type="float">
            <text:p>590</text:p>
          </table:table-cell>
          <table:table-cell office:value-type="float" office:value="17521226" calcext:value-type="float">
            <text:p>175212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auriga</text:p>
          </table:table-cell>
          <table:table-cell office:value-type="string" calcext:value-type="string">
            <text:p>Zuz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0" calcext:value-type="float">
            <text:p>590</text:p>
          </table:table-cell>
          <table:table-cell office:value-type="float" office:value="17521226" calcext:value-type="float">
            <text:p>1752122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asimirus /Saia/</text:p>
          </table:table-cell>
          <table:table-cell office:value-type="string" calcext:value-type="string">
            <text:p>Zuzanna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0" calcext:value-type="float">
            <text:p>590</text:p>
          </table:table-cell>
          <table:table-cell office:value-type="float" office:value="17530101" calcext:value-type="float">
            <text:p>175301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de Domasławek</text:p>
          </table:table-cell>
          <table:table-cell office:value-type="string" calcext:value-type="string">
            <text:p>Rosa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0" calcext:value-type="float">
            <text:p>590</text:p>
          </table:table-cell>
          <table:table-cell office:value-type="float" office:value="17530107" calcext:value-type="float">
            <text:p>175301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hasar</text:p>
          </table:table-cell>
          <table:table-cell office:value-type="string" calcext:value-type="string">
            <text:p>Antonius /Domagałow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lbertus /Kuszyk/</text:p>
          </table:table-cell>
          <table:table-cell office:value-type="string" calcext:value-type="string">
            <text:p>Catharina uxor Petr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0" calcext:value-type="float">
            <text:p>590</text:p>
          </table:table-cell>
          <table:table-cell office:value-type="float" office:value="17530211" calcext:value-type="float">
            <text:p>175302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Urbanus /Kaczor/</text:p>
          </table:table-cell>
          <table:table-cell office:value-type="string" calcext:value-type="string">
            <text:p>Zophia</text:p>
          </table:table-cell>
          <table:table-cell office:value-type="string" calcext:value-type="string">
            <text:p>Andreas /Młodecki/ de Domasławek</text:p>
          </table:table-cell>
          <table:table-cell office:value-type="string" calcext:value-type="string">
            <text:p>/Bon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0" calcext:value-type="float">
            <text:p>590</text:p>
          </table:table-cell>
          <table:table-cell office:value-type="float" office:value="17530211" calcext:value-type="float">
            <text:p>175302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Andreas /Scibut/</text:p>
          </table:table-cell>
          <table:table-cell office:value-type="string" calcext:value-type="string">
            <text:p>Catharina uxor Petr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0" calcext:value-type="float">
            <text:p>590</text:p>
          </table:table-cell>
          <table:table-cell office:value-type="float" office:value="17530212" calcext:value-type="float">
            <text:p>175302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famulus</text:p>
          </table:table-cell>
          <table:table-cell office:value-type="string" calcext:value-type="string">
            <text:p>Regina /Mnis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3" calcext:value-type="float">
            <text:p>593</text:p>
          </table:table-cell>
          <table:table-cell office:value-type="float" office:value="17530311" calcext:value-type="float">
            <text:p>1753031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/Baginski/</text:p>
          </table:table-cell>
          <table:table-cell office:value-type="string" calcext:value-type="string">
            <text:p>Anna /Gra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3" calcext:value-type="float">
            <text:p>593</text:p>
          </table:table-cell>
          <table:table-cell office:value-type="float" office:value="17530325" calcext:value-type="float">
            <text:p>1753032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Graczyk/</text:p>
          </table:table-cell>
          <table:table-cell office:value-type="string" calcext:value-type="string">
            <text:p>Dorothea /By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3" calcext:value-type="float">
            <text:p>593</text:p>
          </table:table-cell>
          <table:table-cell office:value-type="float" office:value="17530406" calcext:value-type="float">
            <text:p>17530406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illegitimate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Gregorius /Zurek/</text:p>
          </table:table-cell>
          <table:table-cell office:value-type="string" calcext:value-type="string">
            <text:p>Barb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3" calcext:value-type="float">
            <text:p>593</text:p>
          </table:table-cell>
          <table:table-cell office:value-type="float" office:value="17530415" calcext:value-type="float">
            <text:p>175304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Christianus /Samerselt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Parnecki/ ovilio de Międzylesie</text:p>
          </table:table-cell>
          <table:table-cell office:value-type="string" calcext:value-type="string">
            <text:p>Anna de Zuzoł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3" calcext:value-type="float">
            <text:p>593</text:p>
          </table:table-cell>
          <table:table-cell office:value-type="float" office:value="17530424" calcext:value-type="float">
            <text:p>1753042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/Torz/</text:p>
          </table:table-cell>
          <table:table-cell office:value-type="string" calcext:value-type="string">
            <text:p>Barbara /Przygodzian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3" calcext:value-type="float">
            <text:p>593</text:p>
          </table:table-cell>
          <table:table-cell office:value-type="float" office:value="17530424" calcext:value-type="float">
            <text:p>1753042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ble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scultetus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3" calcext:value-type="float">
            <text:p>593</text:p>
          </table:table-cell>
          <table:table-cell office:value-type="float" office:value="17530506" calcext:value-type="float">
            <text:p>175305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cmethoni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elitianus /Morski/</text:p>
          </table:table-cell>
          <table:table-cell office:value-type="string" calcext:value-type="string">
            <text:p>Francisca /Rzeszoła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3" calcext:value-type="float">
            <text:p>593</text:p>
          </table:table-cell>
          <table:table-cell office:value-type="float" office:value="17530506" calcext:value-type="float">
            <text:p>1753050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Laurentius /Wrzec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seph /Neryng/ scultetus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3" calcext:value-type="float">
            <text:p>593</text:p>
          </table:table-cell>
          <table:table-cell office:value-type="float" office:value="17530510" calcext:value-type="float">
            <text:p>1753051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Simon braxator de Domasławek</text:p>
          </table:table-cell>
          <table:table-cell office:value-type="string" calcext:value-type="string">
            <text:p>Hedvigis virgo</text:p>
          </table:table-cell>
          <table:table-cell/>
          <table:table-cell office:value-type="string" calcext:value-type="string">
            <text:p>geminos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3" calcext:value-type="float">
            <text:p>593</text:p>
          </table:table-cell>
          <table:table-cell office:value-type="float" office:value="17530510" calcext:value-type="float">
            <text:p>1753051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Simon braxator de Domasławek</text:p>
          </table:table-cell>
          <table:table-cell office:value-type="string" calcext:value-type="string">
            <text:p>Hedvigis virgo</text:p>
          </table:table-cell>
          <table:table-cell/>
          <table:table-cell office:value-type="string" calcext:value-type="string">
            <text:p>geminos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3" calcext:value-type="float">
            <text:p>593</text:p>
          </table:table-cell>
          <table:table-cell office:value-type="float" office:value="17530520" calcext:value-type="float">
            <text:p>1753052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 /Sayka/</text:p>
          </table:table-cell>
          <table:table-cell office:value-type="string" calcext:value-type="string">
            <text:p>Hedvigis /Kolas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3" calcext:value-type="float">
            <text:p>593</text:p>
          </table:table-cell>
          <table:table-cell office:value-type="float" office:value="17530624" calcext:value-type="float">
            <text:p>175306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ferrifaber</text:p>
          </table:table-cell>
          <table:table-cell office:value-type="string" calcext:value-type="string">
            <text:p>Magdalena virgo de Janowi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3" calcext:value-type="float">
            <text:p>593</text:p>
          </table:table-cell>
          <table:table-cell office:value-type="float" office:value="17530624" calcext:value-type="float">
            <text:p>175306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ovilio</text:p>
          </table:table-cell>
          <table:table-cell office:value-type="string" calcext:value-type="string">
            <text:p>Catharin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4" calcext:value-type="float">
            <text:p>594</text:p>
          </table:table-cell>
          <table:table-cell office:value-type="float" office:value="17530701" calcext:value-type="float">
            <text:p>1753070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ovilio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gnes uxor Fabian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4" calcext:value-type="float">
            <text:p>594</text:p>
          </table:table-cell>
          <table:table-cell office:value-type="float" office:value="17530709" calcext:value-type="float">
            <text:p>175307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ntonius lignifabe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/Szperka/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4" calcext:value-type="float">
            <text:p>594</text:p>
          </table:table-cell>
          <table:table-cell office:value-type="float" office:value="17530722" calcext:value-type="float">
            <text:p>175307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acobus adolescens de Paryż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4" calcext:value-type="float">
            <text:p>594</text:p>
          </table:table-cell>
          <table:table-cell office:value-type="float" office:value="17530806" calcext:value-type="float">
            <text:p>1753080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lexander /Baginski/</text:p>
          </table:table-cell>
          <table:table-cell office:value-type="string" calcext:value-type="string">
            <text:p>Hedvig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4" calcext:value-type="float">
            <text:p>594</text:p>
          </table:table-cell>
          <table:table-cell office:value-type="float" office:value="17530811" calcext:value-type="float">
            <text:p>175308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 Bartholomeu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ovilio de Domasławek</text:p>
          </table:table-cell>
          <table:table-cell office:value-type="string" calcext:value-type="string">
            <text:p>Catharina /Pusz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4" calcext:value-type="float">
            <text:p>594</text:p>
          </table:table-cell>
          <table:table-cell office:value-type="float" office:value="17530902" calcext:value-type="float">
            <text:p>175309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braxator de Domasławek</text:p>
          </table:table-cell>
          <table:table-cell office:value-type="string" calcext:value-type="string">
            <text:p>Rosalia /Przygod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4" calcext:value-type="float">
            <text:p>594</text:p>
          </table:table-cell>
          <table:table-cell office:value-type="float" office:value="17530909" calcext:value-type="float">
            <text:p>1753090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ykosa/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acobus ovilio de Międzylesie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4" calcext:value-type="float">
            <text:p>594</text:p>
          </table:table-cell>
          <table:table-cell office:value-type="float" office:value="17530916" calcext:value-type="float">
            <text:p>175309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Francisca /Puszczanka/</text:p>
          </table:table-cell>
          <table:table-cell office:value-type="string" calcext:value-type="string">
            <text:p>Joseph cantor ecclesiae Juncewiensi</text:p>
          </table:table-cell>
          <table:table-cell office:value-type="string" calcext:value-type="string">
            <text:p>Ev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4" calcext:value-type="float">
            <text:p>594</text:p>
          </table:table-cell>
          <table:table-cell office:value-type="float" office:value="17530930" calcext:value-type="float">
            <text:p>1753093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Thomas /Byk/ de Juncewo</text:p>
          </table:table-cell>
          <table:table-cell office:value-type="string" calcext:value-type="string">
            <text:p>Zophia /Cału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4" calcext:value-type="float">
            <text:p>594</text:p>
          </table:table-cell>
          <table:table-cell office:value-type="float" office:value="17530930" calcext:value-type="float">
            <text:p>175309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lasius /Kaczor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Thomas ovilio de Domo Plebanali</text:p>
          </table:table-cell>
          <table:table-cell office:value-type="string" calcext:value-type="string">
            <text:p>Magdale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4" calcext:value-type="float">
            <text:p>594</text:p>
          </table:table-cell>
          <table:table-cell office:value-type="float" office:value="17531015" calcext:value-type="float">
            <text:p>1753101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 /Saia/</text:p>
          </table:table-cell>
          <table:table-cell office:value-type="string" calcext:value-type="string">
            <text:p>Zuzanna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4" calcext:value-type="float">
            <text:p>594</text:p>
          </table:table-cell>
          <table:table-cell office:value-type="float" office:value="17531018" calcext:value-type="float">
            <text:p>175310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/Głusz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 /Pozorowski/ cantor ecclesiae Juncewiensi</text:p>
          </table:table-cell>
          <table:table-cell office:value-type="string" calcext:value-type="string">
            <text:p>Margarith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6" calcext:value-type="float">
            <text:p>596</text:p>
          </table:table-cell>
          <table:table-cell office:value-type="float" office:value="17531101" calcext:value-type="float">
            <text:p>1753110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de Mokronosy</text:p>
          </table:table-cell>
          <table:table-cell office:value-type="string" calcext:value-type="string">
            <text:p>Rosa /Przygod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6" calcext:value-type="float">
            <text:p>596</text:p>
          </table:table-cell>
          <table:table-cell office:value-type="float" office:value="17531103" calcext:value-type="float">
            <text:p>1753110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Jacobus /Serdyn/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6" calcext:value-type="float">
            <text:p>596</text:p>
          </table:table-cell>
          <table:table-cell office:value-type="float" office:value="17531104" calcext:value-type="float">
            <text:p>1753110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simirus /Saia/ tabernator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Adalbertus de Bracholino</text:p>
          </table:table-cell>
          <table:table-cell office:value-type="string" calcext:value-type="string">
            <text:p>Magdale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6" calcext:value-type="float">
            <text:p>596</text:p>
          </table:table-cell>
          <table:table-cell office:value-type="float" office:value="17531106" calcext:value-type="float">
            <text:p>175311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 /Gwid/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Franciscus /Kędziorka/</text:p>
          </table:table-cell>
          <table:table-cell office:value-type="string" calcext:value-type="string">
            <text:p>Rosa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6" calcext:value-type="float">
            <text:p>596</text:p>
          </table:table-cell>
          <table:table-cell office:value-type="float" office:value="17531117" calcext:value-type="float">
            <text:p>1753111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Martiann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Theressia de Swią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6" calcext:value-type="float">
            <text:p>596</text:p>
          </table:table-cell>
          <table:table-cell office:value-type="float" office:value="17531126" calcext:value-type="float">
            <text:p>17531126</text:p>
          </table:table-cell>
          <table:table-cell office:value-type="string" calcext:value-type="string">
            <text:p>Juncewo</text:p>
          </table:table-cell>
          <table:table-cell/>
          <table:table-cell office:value-type="string" calcext:value-type="string">
            <text:p>omitted</text:p>
          </table:table-cell>
          <table:table-cell office:value-type="string" calcext:value-type="string">
            <text:p>Michael /Przybyłow/</text:p>
          </table:table-cell>
          <table:table-cell office:value-type="string" calcext:value-type="string">
            <text:p>Catharina</text:p>
          </table:table-cell>
          <table:table-cell table:number-columns-repeated="2" office:value-type="string" calcext:value-type="string">
            <text:p>omitted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6" calcext:value-type="float">
            <text:p>596</text:p>
          </table:table-cell>
          <table:table-cell office:value-type="float" office:value="17531202" calcext:value-type="float">
            <text:p>17531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Dominicus /K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ovlio</text:p>
          </table:table-cell>
          <table:table-cell office:value-type="string" calcext:value-type="string">
            <text:p>Marianna /Grozkow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6" calcext:value-type="float">
            <text:p>596</text:p>
          </table:table-cell>
          <table:table-cell office:value-type="float" office:value="17531208" calcext:value-type="float">
            <text:p>175312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Casimirus /Uredow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lthasar /Kuszyk/</text:p>
          </table:table-cell>
          <table:table-cell office:value-type="string" calcext:value-type="string">
            <text:p>Barbara /Szperczy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6" calcext:value-type="float">
            <text:p>596</text:p>
          </table:table-cell>
          <table:table-cell office:value-type="float" office:value="17531216" calcext:value-type="float">
            <text:p>1753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molitor</text:p>
          </table:table-cell>
          <table:table-cell office:value-type="string" calcext:value-type="string">
            <text:p>Barbara filia cmethon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6" calcext:value-type="float">
            <text:p>596</text:p>
          </table:table-cell>
          <table:table-cell office:value-type="float" office:value="17531226" calcext:value-type="float">
            <text:p>175312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Jakuboski/</text:p>
          </table:table-cell>
          <table:table-cell office:value-type="string" calcext:value-type="string">
            <text:p>Marianna uxor braxa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6" calcext:value-type="float">
            <text:p>596</text:p>
          </table:table-cell>
          <table:table-cell office:value-type="float" office:value="17531226" calcext:value-type="float">
            <text:p>175312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rotari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molitor</text:p>
          </table:table-cell>
          <table:table-cell office:value-type="string" calcext:value-type="string">
            <text:p>Marianna /Sniedz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6" calcext:value-type="float">
            <text:p>596</text:p>
          </table:table-cell>
          <table:table-cell office:value-type="float" office:value="17531230" calcext:value-type="float">
            <text:p>17531230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Albertus /Miałk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 /Nerynk/ scultetus</text:p>
          </table:table-cell>
          <table:table-cell office:value-type="string" calcext:value-type="string">
            <text:p>Doroth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6" calcext:value-type="float">
            <text:p>596</text:p>
          </table:table-cell>
          <table:table-cell office:value-type="float" office:value="17540122" calcext:value-type="float">
            <text:p>1754012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garitha /Serdyn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6" calcext:value-type="float">
            <text:p>596</text:p>
          </table:table-cell>
          <table:table-cell office:value-type="float" office:value="17540204" calcext:value-type="float">
            <text:p>1754020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Kędzior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Casimirus lignifaber</text:p>
          </table:table-cell>
          <table:table-cell office:value-type="string" calcext:value-type="string">
            <text:p>Barbar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9" calcext:value-type="float">
            <text:p>599</text:p>
          </table:table-cell>
          <table:table-cell office:value-type="float" office:value="17540212" calcext:value-type="float">
            <text:p>17540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Kuszyk/</text:p>
          </table:table-cell>
          <table:table-cell office:value-type="string" calcext:value-type="string">
            <text:p>Catharina /Przybył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9" calcext:value-type="float">
            <text:p>599</text:p>
          </table:table-cell>
          <table:table-cell office:value-type="float" office:value="17540217" calcext:value-type="float">
            <text:p>17540217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ovilio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9" calcext:value-type="float">
            <text:p>599</text:p>
          </table:table-cell>
          <table:table-cell office:value-type="float" office:value="17540217" calcext:value-type="float">
            <text:p>1754021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cas /Armata/</text:p>
          </table:table-cell>
          <table:table-cell office:value-type="string" calcext:value-type="string">
            <text:p>Sophia /Armacian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9" calcext:value-type="float">
            <text:p>599</text:p>
          </table:table-cell>
          <table:table-cell office:value-type="float" office:value="17540303" calcext:value-type="float">
            <text:p>1754030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ucas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lthasar /Kuszyk/ de Juncewo</text:p>
          </table:table-cell>
          <table:table-cell office:value-type="string" calcext:value-type="string">
            <text:p>Hedvigis /Kolas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9" calcext:value-type="float">
            <text:p>599</text:p>
          </table:table-cell>
          <table:table-cell office:value-type="float" office:value="17540304" calcext:value-type="float">
            <text:p>1754030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/Tur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exander /Baginski/</text:p>
          </table:table-cell>
          <table:table-cell office:value-type="string" calcext:value-type="string">
            <text:p>Marianna /Smigielska/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599" calcext:value-type="float">
            <text:p>599</text:p>
          </table:table-cell>
          <table:table-cell office:value-type="float" office:value="17540310" calcext:value-type="float">
            <text:p>175403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Simon rotarius</text:p>
          </table:table-cell>
          <table:table-cell office:value-type="string" calcext:value-type="string">
            <text:p>Marianna /Swiecz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0" calcext:value-type="float">
            <text:p>600</text:p>
          </table:table-cell>
          <table:table-cell office:value-type="float" office:value="17540317" calcext:value-type="float">
            <text:p>1754031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Bartholomeus /Scibut/ moli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exander /Baginski/</text:p>
          </table:table-cell>
          <table:table-cell office:value-type="string" calcext:value-type="string">
            <text:p>Brigitta /Wierzb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0" calcext:value-type="float">
            <text:p>600</text:p>
          </table:table-cell>
          <table:table-cell office:value-type="float" office:value="17540324" calcext:value-type="float">
            <text:p>1754032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Joannes /Grabarzow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Chociszewski/ de Obiecanowo</text:p>
          </table:table-cell>
          <table:table-cell office:value-type="string" calcext:value-type="string">
            <text:p>Catharina /Młod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0" calcext:value-type="float">
            <text:p>600</text:p>
          </table:table-cell>
          <table:table-cell office:value-type="float" office:value="17540324" calcext:value-type="float">
            <text:p>175403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Antonius ovilio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Paulus vagabundus</text:p>
          </table:table-cell>
          <table:table-cell office:value-type="string" calcext:value-type="string">
            <text:p>Barbara /Szper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0" calcext:value-type="float">
            <text:p>600</text:p>
          </table:table-cell>
          <table:table-cell office:value-type="float" office:value="17540325" calcext:value-type="float">
            <text:p>175403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Mathias villic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Simon braxator de Domasławek</text:p>
          </table:table-cell>
          <table:table-cell office:value-type="string" calcext:value-type="string">
            <text:p>Barbara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0" calcext:value-type="float">
            <text:p>600</text:p>
          </table:table-cell>
          <table:table-cell office:value-type="float" office:value="17540325" calcext:value-type="float">
            <text:p>175403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Dominicus /Kuszyk/ de Juncewo</text:p>
          </table:table-cell>
          <table:table-cell office:value-type="string" calcext:value-type="string">
            <text:p>Magdalena lignifab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0" calcext:value-type="float">
            <text:p>600</text:p>
          </table:table-cell>
          <table:table-cell office:value-type="float" office:value="17540325" calcext:value-type="float">
            <text:p>175403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Thomas /Kostrzewa/ braxator</text:p>
          </table:table-cell>
          <table:table-cell office:value-type="string" calcext:value-type="string">
            <text:p>Marianna de Ryb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0" calcext:value-type="float">
            <text:p>600</text:p>
          </table:table-cell>
          <table:table-cell office:value-type="float" office:value="17540331" calcext:value-type="float">
            <text:p>1754033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Dorothe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0" calcext:value-type="float">
            <text:p>600</text:p>
          </table:table-cell>
          <table:table-cell office:value-type="float" office:value="17540412" calcext:value-type="float">
            <text:p>175404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Valentinus /Mnich/ cmetonis de Juncewo</text:p>
          </table:table-cell>
          <table:table-cell office:value-type="string" calcext:value-type="string">
            <text:p>Zuz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0" calcext:value-type="float">
            <text:p>600</text:p>
          </table:table-cell>
          <table:table-cell office:value-type="float" office:value="17540415" calcext:value-type="float">
            <text:p>175404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Scibut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lthasar /Kuszyk/</text:p>
          </table:table-cell>
          <table:table-cell office:value-type="string" calcext:value-type="string">
            <text:p>Barbara de S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0" calcext:value-type="float">
            <text:p>600</text:p>
          </table:table-cell>
          <table:table-cell office:value-type="float" office:value="17540415" calcext:value-type="float">
            <text:p>17540415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 /Nerink/ scultetus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0" calcext:value-type="float">
            <text:p>600</text:p>
          </table:table-cell>
          <table:table-cell office:value-type="float" office:value="17540415" calcext:value-type="float">
            <text:p>175404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 de Paryż</text:p>
          </table:table-cell>
          <table:table-cell office:value-type="string" calcext:value-type="string">
            <text:p>Barb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1" calcext:value-type="float">
            <text:p>601</text:p>
          </table:table-cell>
          <table:table-cell office:value-type="float" office:value="17540415" calcext:value-type="float">
            <text:p>1754041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 braxator de Domasławek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1" calcext:value-type="float">
            <text:p>601</text:p>
          </table:table-cell>
          <table:table-cell office:value-type="float" office:value="17540428" calcext:value-type="float">
            <text:p>175404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1" calcext:value-type="float">
            <text:p>601</text:p>
          </table:table-cell>
          <table:table-cell office:value-type="float" office:value="17540428" calcext:value-type="float">
            <text:p>175404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Blasius famulus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1" calcext:value-type="float">
            <text:p>601</text:p>
          </table:table-cell>
          <table:table-cell office:value-type="float" office:value="17540500" calcext:value-type="float">
            <text:p>17540500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anikoski/</text:p>
          </table:table-cell>
          <table:table-cell office:value-type="string" calcext:value-type="string">
            <text:p>Barbara /Manikoska/ uxor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1" calcext:value-type="float">
            <text:p>601</text:p>
          </table:table-cell>
          <table:table-cell office:value-type="float" office:value="17540523" calcext:value-type="float">
            <text:p>17540523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Francisca vagabunda</text:p>
          </table:table-cell>
          <table:table-cell office:value-type="string" calcext:value-type="string">
            <text:p>Stanislaus /Mazurek/</text:p>
          </table:table-cell>
          <table:table-cell office:value-type="string" calcext:value-type="string">
            <text:p>Hedvigis /Nierkeras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1" calcext:value-type="float">
            <text:p>601</text:p>
          </table:table-cell>
          <table:table-cell office:value-type="float" office:value="17540526" calcext:value-type="float">
            <text:p>175405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Przybyłow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Graczyk/ de Domasławek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1" calcext:value-type="float">
            <text:p>601</text:p>
          </table:table-cell>
          <table:table-cell office:value-type="float" office:value="17540526" calcext:value-type="float">
            <text:p>175405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Grabarzow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althasar /Kuszyk/ ovilio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1" calcext:value-type="float">
            <text:p>601</text:p>
          </table:table-cell>
          <table:table-cell office:value-type="float" office:value="17540610" calcext:value-type="float">
            <text:p>175406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Kłaczkow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Radłoski/ braxator</text:p>
          </table:table-cell>
          <table:table-cell office:value-type="string" calcext:value-type="string">
            <text:p>Cecilia</text:p>
          </table:table-cell>
          <table:table-cell/>
          <table:table-cell office:value-type="string" calcext:value-type="string">
            <text:p>geminos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1" calcext:value-type="float">
            <text:p>601</text:p>
          </table:table-cell>
          <table:table-cell office:value-type="float" office:value="17540610" calcext:value-type="float">
            <text:p>175406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Thomas /Kłaczkow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 organarius de Juncewo</text:p>
          </table:table-cell>
          <table:table-cell office:value-type="string" calcext:value-type="string">
            <text:p>Hedvigis</text:p>
          </table:table-cell>
          <table:table-cell/>
          <table:table-cell office:value-type="string" calcext:value-type="string">
            <text:p>geminos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1" calcext:value-type="float">
            <text:p>601</text:p>
          </table:table-cell>
          <table:table-cell office:value-type="float" office:value="17540613" calcext:value-type="float">
            <text:p>175406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vilio</text:p>
          </table:table-cell>
          <table:table-cell office:value-type="string" calcext:value-type="string">
            <text:p>Barbara de Paryż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1" calcext:value-type="float">
            <text:p>601</text:p>
          </table:table-cell>
          <table:table-cell office:value-type="float" office:value="17540623" calcext:value-type="float">
            <text:p>175406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adolescens de Juncewo</text:p>
          </table:table-cell>
          <table:table-cell office:value-type="string" calcext:value-type="string">
            <text:p>Zuzanna /Armac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1" calcext:value-type="float">
            <text:p>601</text:p>
          </table:table-cell>
          <table:table-cell office:value-type="float" office:value="17540714" calcext:value-type="float">
            <text:p>17540714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adolescens de Kozielsko</text:p>
          </table:table-cell>
          <table:table-cell office:value-type="string" calcext:value-type="string">
            <text:p>Catharina de Koziels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1" calcext:value-type="float">
            <text:p>601</text:p>
          </table:table-cell>
          <table:table-cell office:value-type="float" office:value="17540728" calcext:value-type="float">
            <text:p>175407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Martinus adolescens</text:p>
          </table:table-cell>
          <table:table-cell office:value-type="string" calcext:value-type="string">
            <text:p>Marian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1" calcext:value-type="float">
            <text:p>601</text:p>
          </table:table-cell>
          <table:table-cell office:value-type="float" office:value="17540728" calcext:value-type="float">
            <text:p>1754072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asimirus molitor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Valentinus adolescens de Juncewo</text:p>
          </table:table-cell>
          <table:table-cell office:value-type="string" calcext:value-type="string">
            <text:p>Barbara /Lewand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1" calcext:value-type="float">
            <text:p>601</text:p>
          </table:table-cell>
          <table:table-cell office:value-type="float" office:value="17540811" calcext:value-type="float">
            <text:p>1754081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Domasławek</text:p>
          </table:table-cell>
          <table:table-cell office:value-type="string" calcext:value-type="string">
            <text:p>Regina /Kozieł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3" calcext:value-type="float">
            <text:p>603</text:p>
          </table:table-cell>
          <table:table-cell office:value-type="float" office:value="17540815" calcext:value-type="float">
            <text:p>175408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Gaspa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Marianna /Jakub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3" calcext:value-type="float">
            <text:p>603</text:p>
          </table:table-cell>
          <table:table-cell office:value-type="float" office:value="17540818" calcext:value-type="float">
            <text:p>17540818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Graczyk/ de Domasławek</text:p>
          </table:table-cell>
          <table:table-cell office:value-type="string" calcext:value-type="string">
            <text:p>Teressia /Koziełkow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3" calcext:value-type="float">
            <text:p>603</text:p>
          </table:table-cell>
          <table:table-cell office:value-type="float" office:value="17540825" calcext:value-type="float">
            <text:p>17540825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Mazurek/ de Domasławek</text:p>
          </table:table-cell>
          <table:table-cell office:value-type="string" calcext:value-type="string">
            <text:p>Catharina /Byczka/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3" calcext:value-type="float">
            <text:p>603</text:p>
          </table:table-cell>
          <table:table-cell office:value-type="float" office:value="17540901" calcext:value-type="float">
            <text:p>175409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Całuiow/ tabernator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Simon /Kędziorka/</text:p>
          </table:table-cell>
          <table:table-cell office:value-type="string" calcext:value-type="string">
            <text:p>Hedvigis /Całuio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3" calcext:value-type="float">
            <text:p>603</text:p>
          </table:table-cell>
          <table:table-cell office:value-type="float" office:value="17540908" calcext:value-type="float">
            <text:p>1754090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lignifabe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braxator</text:p>
          </table:table-cell>
          <table:table-cell office:value-type="string" calcext:value-type="string">
            <text:p>Catharina scultetissa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3" calcext:value-type="float">
            <text:p>603</text:p>
          </table:table-cell>
          <table:table-cell office:value-type="float" office:value="17540915" calcext:value-type="float">
            <text:p>1754091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cas /Piątk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Barbar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3" calcext:value-type="float">
            <text:p>603</text:p>
          </table:table-cell>
          <table:table-cell office:value-type="float" office:value="17540915" calcext:value-type="float">
            <text:p>1754091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athias /Kolasa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Barbara tabernatriss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3" calcext:value-type="float">
            <text:p>603</text:p>
          </table:table-cell>
          <table:table-cell office:value-type="float" office:value="17540922" calcext:value-type="float">
            <text:p>1754092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 /Serdynow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Kilianus famulus Plebenalis</text:p>
          </table:table-cell>
          <table:table-cell office:value-type="string" calcext:value-type="string">
            <text:p>Catharina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3" calcext:value-type="float">
            <text:p>603</text:p>
          </table:table-cell>
          <table:table-cell office:value-type="float" office:value="17541015" calcext:value-type="float">
            <text:p>175410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 Jacobus</text:p>
          </table:table-cell>
          <table:table-cell office:value-type="string" calcext:value-type="string">
            <text:p>Joannes /Buko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Manikoski/ de Staręzynek</text:p>
          </table:table-cell>
          <table:table-cell office:value-type="string" calcext:value-type="string">
            <text:p>Marianna /Jakubos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3" calcext:value-type="float">
            <text:p>603</text:p>
          </table:table-cell>
          <table:table-cell office:value-type="float" office:value="17541020" calcext:value-type="float">
            <text:p>175410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dreas /Scibut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Petrus /Kuszyk/</text:p>
          </table:table-cell>
          <table:table-cell office:value-type="string" calcext:value-type="string">
            <text:p>Barbara /Scibut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3" calcext:value-type="float">
            <text:p>603</text:p>
          </table:table-cell>
          <table:table-cell office:value-type="float" office:value="17541027" calcext:value-type="float">
            <text:p>1754102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ucas /Szperka/ de Piotrkowice</text:p>
          </table:table-cell>
          <table:table-cell office:value-type="string" calcext:value-type="string">
            <text:p>Hedvigis uxor lignifabr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3" calcext:value-type="float">
            <text:p>603</text:p>
          </table:table-cell>
          <table:table-cell office:value-type="float" office:value="17541027" calcext:value-type="float">
            <text:p>1754102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 braxator de Domasławek</text:p>
          </table:table-cell>
          <table:table-cell office:value-type="string" calcext:value-type="string">
            <text:p>Hedvigis /Cies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4" calcext:value-type="float">
            <text:p>604</text:p>
          </table:table-cell>
          <table:table-cell office:value-type="float" office:value="17541103" calcext:value-type="float">
            <text:p>1754110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4" calcext:value-type="float">
            <text:p>604</text:p>
          </table:table-cell>
          <table:table-cell office:value-type="float" office:value="17541110" calcext:value-type="float">
            <text:p>17541110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fornal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4" calcext:value-type="float">
            <text:p>604</text:p>
          </table:table-cell>
          <table:table-cell office:value-type="float" office:value="17541117" calcext:value-type="float">
            <text:p>175411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lignifaber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molitor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4" calcext:value-type="float">
            <text:p>604</text:p>
          </table:table-cell>
          <table:table-cell office:value-type="float" office:value="17541117" calcext:value-type="float">
            <text:p>175411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Simon rotarius</text:p>
          </table:table-cell>
          <table:table-cell office:value-type="string" calcext:value-type="string">
            <text:p>Marianna /Jakub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4" calcext:value-type="float">
            <text:p>604</text:p>
          </table:table-cell>
          <table:table-cell office:value-type="float" office:value="17541121" calcext:value-type="float">
            <text:p>175411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 taberna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Thomas /Kistrzewski/ braxator</text:p>
          </table:table-cell>
          <table:table-cell office:value-type="string" calcext:value-type="string">
            <text:p>Hedvigis de Miemzy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4" calcext:value-type="float">
            <text:p>604</text:p>
          </table:table-cell>
          <table:table-cell office:value-type="float" office:value="17541201" calcext:value-type="float">
            <text:p>1754120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lorianus ovilio</text:p>
          </table:table-cell>
          <table:table-cell office:value-type="string" calcext:value-type="string">
            <text:p>Catharina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4" calcext:value-type="float">
            <text:p>604</text:p>
          </table:table-cell>
          <table:table-cell office:value-type="float" office:value="17541208" calcext:value-type="float">
            <text:p>1754120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adolescens de Paryż</text:p>
          </table:table-cell>
          <table:table-cell office:value-type="string" calcext:value-type="string">
            <text:p>Barbara /Scibut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4" calcext:value-type="float">
            <text:p>604</text:p>
          </table:table-cell>
          <table:table-cell office:value-type="float" office:value="17541220" calcext:value-type="float">
            <text:p>175412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organarius de Juncewo</text:p>
          </table:table-cell>
          <table:table-cell office:value-type="string" calcext:value-type="string">
            <text:p>Marianna /Całuy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4" calcext:value-type="float">
            <text:p>604</text:p>
          </table:table-cell>
          <table:table-cell office:value-type="float" office:value="17541222" calcext:value-type="float">
            <text:p>175412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Krygier/</text:p>
          </table:table-cell>
          <table:table-cell office:value-type="string" calcext:value-type="string">
            <text:p>Rosa /Biskupka/ de Rąbczy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4" calcext:value-type="float">
            <text:p>604</text:p>
          </table:table-cell>
          <table:table-cell office:value-type="float" office:value="17541222" calcext:value-type="float">
            <text:p>175412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Bonkoski/ tenutarius de Juncewo</text:p>
          </table:table-cell>
          <table:table-cell office:value-type="string" calcext:value-type="string">
            <text:p>Anna /Guto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4" calcext:value-type="float">
            <text:p>604</text:p>
          </table:table-cell>
          <table:table-cell office:value-type="float" office:value="17541226" calcext:value-type="float">
            <text:p>17541226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Nicolaus director germanicae linguae</text:p>
          </table:table-cell>
          <table:table-cell office:value-type="string" calcext:value-type="string">
            <text:p>Margarith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4" calcext:value-type="float">
            <text:p>604</text:p>
          </table:table-cell>
          <table:table-cell office:value-type="float" office:value="17550105" calcext:value-type="float">
            <text:p>175501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Viktoria /Oleyni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4" calcext:value-type="float">
            <text:p>604</text:p>
          </table:table-cell>
          <table:table-cell office:value-type="float" office:value="17550119" calcext:value-type="float">
            <text:p>1755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/Kuszyk/</text:p>
          </table:table-cell>
          <table:table-cell office:value-type="string" calcext:value-type="string">
            <text:p>Catharina /Pi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4" calcext:value-type="float">
            <text:p>604</text:p>
          </table:table-cell>
          <table:table-cell office:value-type="float" office:value="17550126" calcext:value-type="float">
            <text:p>17550126</text:p>
          </table:table-cell>
          <table:table-cell office:value-type="string" calcext:value-type="string">
            <text:p>Domki Pleban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artinus /Scibut/</text:p>
          </table:table-cell>
          <table:table-cell office:value-type="string" calcext:value-type="string">
            <text:p>Ev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4" calcext:value-type="float">
            <text:p>604</text:p>
          </table:table-cell>
          <table:table-cell office:value-type="float" office:value="17550128" calcext:value-type="float">
            <text:p>175501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vagabunda</text:p>
          </table:table-cell>
          <table:table-cell office:value-type="string" calcext:value-type="string">
            <text:p>Andreas auriga</text:p>
          </table:table-cell>
          <table:table-cell office:value-type="string" calcext:value-type="string">
            <text:p>Barb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4" calcext:value-type="float">
            <text:p>604</text:p>
          </table:table-cell>
          <table:table-cell office:value-type="float" office:value="17550202" calcext:value-type="float">
            <text:p>1755020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Kilianus de Juncewo</text:p>
          </table:table-cell>
          <table:table-cell office:value-type="string" calcext:value-type="string">
            <text:p>Hedvigis uxor lignifabr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6" calcext:value-type="float">
            <text:p>606</text:p>
          </table:table-cell>
          <table:table-cell office:value-type="float" office:value="17550210" calcext:value-type="float">
            <text:p>1755021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/Teskow/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Scibut/ de Juncewo</text:p>
          </table:table-cell>
          <table:table-cell office:value-type="string" calcext:value-type="string">
            <text:p>Anna de Miemczy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6" calcext:value-type="float">
            <text:p>606</text:p>
          </table:table-cell>
          <table:table-cell office:value-type="float" office:value="17550224" calcext:value-type="float">
            <text:p>1755022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Kusz/ de Juncewo</text:p>
          </table:table-cell>
          <table:table-cell office:value-type="string" calcext:value-type="string">
            <text:p>Catharina uxor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6" calcext:value-type="float">
            <text:p>606</text:p>
          </table:table-cell>
          <table:table-cell office:value-type="float" office:value="17550304" calcext:value-type="float">
            <text:p>175503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acobus cmethoni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Isidorus adolescens</text:p>
          </table:table-cell>
          <table:table-cell office:value-type="string" calcext:value-type="string">
            <text:p>Zophia /Armac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6" calcext:value-type="float">
            <text:p>606</text:p>
          </table:table-cell>
          <table:table-cell office:value-type="float" office:value="17550311" calcext:value-type="float">
            <text:p>1755031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/Scibut/ de Juncewo</text:p>
          </table:table-cell>
          <table:table-cell office:value-type="string" calcext:value-type="string">
            <text:p>Regina /Byc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6" calcext:value-type="float">
            <text:p>606</text:p>
          </table:table-cell>
          <table:table-cell office:value-type="float" office:value="17550313" calcext:value-type="float">
            <text:p>1755031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Casimirus tabernator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Valentinus /Mnich/ cmetonis de Juncewo</text:p>
          </table:table-cell>
          <table:table-cell office:value-type="string" calcext:value-type="string">
            <text:p>Barbara uxor braxa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6" calcext:value-type="float">
            <text:p>606</text:p>
          </table:table-cell>
          <table:table-cell office:value-type="float" office:value="17550319" calcext:value-type="float">
            <text:p>17550319</text:p>
          </table:table-cell>
          <table:table-cell office:value-type="string" calcext:value-type="string">
            <text:p>Domki Plebansk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oseph /Lisow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/Sobkowiak/ de Ustaszewo</text:p>
          </table:table-cell>
          <table:table-cell office:value-type="string" calcext:value-type="string">
            <text:p>Margaritha /Kusz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6" calcext:value-type="float">
            <text:p>606</text:p>
          </table:table-cell>
          <table:table-cell office:value-type="float" office:value="17550326" calcext:value-type="float">
            <text:p>175503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Andreas pauperis coramorantis in tabern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Kuszyk/</text:p>
          </table:table-cell>
          <table:table-cell office:value-type="string" calcext:value-type="string">
            <text:p>Sabina /Kędziorzanka/</text:p>
          </table:table-cell>
          <table:table-cell/>
          <table:table-cell office:value-type="string" calcext:value-type="string">
            <text:p>commorantis = remaining, lingering, detaining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6" calcext:value-type="float">
            <text:p>606</text:p>
          </table:table-cell>
          <table:table-cell office:value-type="float" office:value="17550401" calcext:value-type="float">
            <text:p>1755040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Nicolaus /Krawczak/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6" calcext:value-type="float">
            <text:p>606</text:p>
          </table:table-cell>
          <table:table-cell office:value-type="float" office:value="17550407" calcext:value-type="float">
            <text:p>175504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Baltasar /Kuszyk/</text:p>
          </table:table-cell>
          <table:table-cell office:value-type="string" calcext:value-type="string">
            <text:p>Ev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6" calcext:value-type="float">
            <text:p>606</text:p>
          </table:table-cell>
          <table:table-cell office:value-type="float" office:value="17550511" calcext:value-type="float">
            <text:p>175505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lbertus de Mokronosy</text:p>
          </table:table-cell>
          <table:table-cell office:value-type="string" calcext:value-type="string">
            <text:p>Barbara /Szper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6" calcext:value-type="float">
            <text:p>606</text:p>
          </table:table-cell>
          <table:table-cell office:value-type="float" office:value="17550521" calcext:value-type="float">
            <text:p>1755052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 /Mnich/ cmetonis de Juncewo</text:p>
          </table:table-cell>
          <table:table-cell office:value-type="string" calcext:value-type="string">
            <text:p>Ev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6" calcext:value-type="float">
            <text:p>606</text:p>
          </table:table-cell>
          <table:table-cell office:value-type="float" office:value="17550531" calcext:value-type="float">
            <text:p>1755053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llegitimate patris Martinus auriga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inquilinus</text:p>
          </table:table-cell>
          <table:table-cell office:value-type="string" calcext:value-type="string">
            <text:p>Barb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8" calcext:value-type="float">
            <text:p>608</text:p>
          </table:table-cell>
          <table:table-cell office:value-type="float" office:value="17550601" calcext:value-type="float">
            <text:p>1755060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Gregorius /Zurkow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artinus /Scibut/ de Juncewo</text:p>
          </table:table-cell>
          <table:table-cell office:value-type="string" calcext:value-type="string">
            <text:p>Francisca soror matris infant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8" calcext:value-type="float">
            <text:p>608</text:p>
          </table:table-cell>
          <table:table-cell office:value-type="float" office:value="17550713" calcext:value-type="float">
            <text:p>175507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Laurentius /Masztaler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Turzak/ de Mokronosy</text:p>
          </table:table-cell>
          <table:table-cell office:value-type="string" calcext:value-type="string">
            <text:p>Regina /Goliszeka/ tabernatrissa de Turz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8" calcext:value-type="float">
            <text:p>608</text:p>
          </table:table-cell>
          <table:table-cell office:value-type="float" office:value="17550716" calcext:value-type="float">
            <text:p>175507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/Piechoski/ illegitimate patris de Tonowo manentis piscatoris</text:p>
          </table:table-cell>
          <table:table-cell office:value-type="string" calcext:value-type="string">
            <text:p>Regina vagabunda</text:p>
          </table:table-cell>
          <table:table-cell office:value-type="string" calcext:value-type="string">
            <text:p>Baltasar /Kuszyk/</text:p>
          </table:table-cell>
          <table:table-cell office:value-type="string" calcext:value-type="string">
            <text:p>Barbara virgo filia chmeton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8" calcext:value-type="float">
            <text:p>608</text:p>
          </table:table-cell>
          <table:table-cell office:value-type="float" office:value="17550810" calcext:value-type="float">
            <text:p>175508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Dominicus /K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cas /Szperka/ de Piotrkowice</text:p>
          </table:table-cell>
          <table:table-cell office:value-type="string" calcext:value-type="string">
            <text:p>Barbara uxor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8" calcext:value-type="float">
            <text:p>608</text:p>
          </table:table-cell>
          <table:table-cell office:value-type="float" office:value="17550817" calcext:value-type="float">
            <text:p>175508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acobus /Graczyk/ adolescens de Domasławek</text:p>
          </table:table-cell>
          <table:table-cell office:value-type="string" calcext:value-type="string">
            <text:p>Victoria /Oleyni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8" calcext:value-type="float">
            <text:p>608</text:p>
          </table:table-cell>
          <table:table-cell office:value-type="float" office:value="17550823" calcext:value-type="float">
            <text:p>1755082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adolescens</text:p>
          </table:table-cell>
          <table:table-cell office:value-type="string" calcext:value-type="string">
            <text:p>Luc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8" calcext:value-type="float">
            <text:p>608</text:p>
          </table:table-cell>
          <table:table-cell office:value-type="float" office:value="17550823" calcext:value-type="float">
            <text:p>1755082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Mazurkow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8" calcext:value-type="float">
            <text:p>608</text:p>
          </table:table-cell>
          <table:table-cell office:value-type="float" office:value="17550824" calcext:value-type="float">
            <text:p>175508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Laurentius /Krzyzonkow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osephus /Pizorowski/</text:p>
          </table:table-cell>
          <table:table-cell office:value-type="string" calcext:value-type="string">
            <text:p>Agn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8" calcext:value-type="float">
            <text:p>608</text:p>
          </table:table-cell>
          <table:table-cell office:value-type="float" office:value="17550907" calcext:value-type="float">
            <text:p>1755090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Zoph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8" calcext:value-type="float">
            <text:p>608</text:p>
          </table:table-cell>
          <table:table-cell office:value-type="float" office:value="17550915" calcext:value-type="float">
            <text:p>1755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Pizułow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ucas /Szperka/ de Piotrkowice</text:p>
          </table:table-cell>
          <table:table-cell office:value-type="string" calcext:value-type="string">
            <text:p>Constantia /Kieremuska/ tabernatriss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8" calcext:value-type="float">
            <text:p>608</text:p>
          </table:table-cell>
          <table:table-cell office:value-type="float" office:value="17550921" calcext:value-type="float">
            <text:p>1755092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Grabarzow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lignifaber</text:p>
          </table:table-cell>
          <table:table-cell office:value-type="string" calcext:value-type="string">
            <text:p>Barbara uxor braxa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8" calcext:value-type="float">
            <text:p>608</text:p>
          </table:table-cell>
          <table:table-cell office:value-type="float" office:value="17550929" calcext:value-type="float">
            <text:p>1755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Scibut/ de Juncewo</text:p>
          </table:table-cell>
          <table:table-cell office:value-type="string" calcext:value-type="string">
            <text:p>Barbara virgo soror pat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08" calcext:value-type="float">
            <text:p>608</text:p>
          </table:table-cell>
          <table:table-cell office:value-type="float" office:value="17551011" calcext:value-type="float">
            <text:p>175510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pas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Balthasar /Kuszyk/</text:p>
          </table:table-cell>
          <table:table-cell office:value-type="string" calcext:value-type="string">
            <text:p>Ev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0" calcext:value-type="float">
            <text:p>610</text:p>
          </table:table-cell>
          <table:table-cell office:value-type="float" office:value="17551013" calcext:value-type="float">
            <text:p>1755101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Regina /By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0" calcext:value-type="float">
            <text:p>610</text:p>
          </table:table-cell>
          <table:table-cell office:value-type="float" office:value="17551013" calcext:value-type="float">
            <text:p>175510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Benedict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molitor</text:p>
          </table:table-cell>
          <table:table-cell office:value-type="string" calcext:value-type="string">
            <text:p>Marianna uxor braxa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0" calcext:value-type="float">
            <text:p>610</text:p>
          </table:table-cell>
          <table:table-cell office:value-type="float" office:value="17551015" calcext:value-type="float">
            <text:p>175510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 taberna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Hieronymus /Rucki/</text:p>
          </table:table-cell>
          <table:table-cell office:value-type="string" calcext:value-type="string">
            <text:p>Theressia /Suina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0" calcext:value-type="float">
            <text:p>610</text:p>
          </table:table-cell>
          <table:table-cell office:value-type="float" office:value="17551026" calcext:value-type="float">
            <text:p>175510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Nowa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imon rotarius</text:p>
          </table:table-cell>
          <table:table-cell office:value-type="string" calcext:value-type="string">
            <text:p>Catharina /Karb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0" calcext:value-type="float">
            <text:p>610</text:p>
          </table:table-cell>
          <table:table-cell office:value-type="float" office:value="17551026" calcext:value-type="float">
            <text:p>1755102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simirus lignifabe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lbertus scultetus de Mokronosy</text:p>
          </table:table-cell>
          <table:table-cell office:value-type="string" calcext:value-type="string">
            <text:p>Anna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0" calcext:value-type="float">
            <text:p>610</text:p>
          </table:table-cell>
          <table:table-cell office:value-type="float" office:value="17551102" calcext:value-type="float">
            <text:p>175511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Domagałow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Petrus /Kuszyk/</text:p>
          </table:table-cell>
          <table:table-cell office:value-type="string" calcext:value-type="string">
            <text:p>Catharina /By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0" calcext:value-type="float">
            <text:p>610</text:p>
          </table:table-cell>
          <table:table-cell office:value-type="float" office:value="17551103" calcext:value-type="float">
            <text:p>1755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pollonia vagabunda</text:p>
          </table:table-cell>
          <table:table-cell office:value-type="string" calcext:value-type="string">
            <text:p>Andreas /Scibut/</text:p>
          </table:table-cell>
          <table:table-cell office:value-type="string" calcext:value-type="string">
            <text:p>Catharina /By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0" calcext:value-type="float">
            <text:p>610</text:p>
          </table:table-cell>
          <table:table-cell office:value-type="float" office:value="17551109" calcext:value-type="float">
            <text:p>1755110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mus</text:p>
          </table:table-cell>
          <table:table-cell office:value-type="string" calcext:value-type="string">
            <text:p>Francisca /Stelmas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0" calcext:value-type="float">
            <text:p>610</text:p>
          </table:table-cell>
          <table:table-cell office:value-type="float" office:value="17551109" calcext:value-type="float">
            <text:p>175511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 /Kaczor/</text:p>
          </table:table-cell>
          <table:table-cell office:value-type="string" calcext:value-type="string">
            <text:p>Zophia</text:p>
          </table:table-cell>
          <table:table-cell office:value-type="string" calcext:value-type="string">
            <text:p>Alexander /Byczek/</text:p>
          </table:table-cell>
          <table:table-cell office:value-type="string" calcext:value-type="string">
            <text:p>Barbara filia cmet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0" calcext:value-type="float">
            <text:p>610</text:p>
          </table:table-cell>
          <table:table-cell office:value-type="float" office:value="17551116" calcext:value-type="float">
            <text:p>175511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ferrifaber</text:p>
          </table:table-cell>
          <table:table-cell office:value-type="string" calcext:value-type="string">
            <text:p>Zuzan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0" calcext:value-type="float">
            <text:p>610</text:p>
          </table:table-cell>
          <table:table-cell office:value-type="float" office:value="17551116" calcext:value-type="float">
            <text:p>1755111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oseph /Saiak/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0" calcext:value-type="float">
            <text:p>610</text:p>
          </table:table-cell>
          <table:table-cell office:value-type="float" office:value="17551130" calcext:value-type="float">
            <text:p>17551130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Gregorius /Huz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scultus de Mirkowiczki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0" calcext:value-type="float">
            <text:p>610</text:p>
          </table:table-cell>
          <table:table-cell office:value-type="float" office:value="17560111" calcext:value-type="float">
            <text:p>1756011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gn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0" calcext:value-type="float">
            <text:p>610</text:p>
          </table:table-cell>
          <table:table-cell office:value-type="float" office:value="17560118" calcext:value-type="float">
            <text:p>1756011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Łapac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ovilio de Nadborowo</text:p>
          </table:table-cell>
          <table:table-cell office:value-type="string" calcext:value-type="string">
            <text:p>Barbara /Szperczy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2" calcext:value-type="float">
            <text:p>612</text:p>
          </table:table-cell>
          <table:table-cell office:value-type="float" office:value="17560118" calcext:value-type="float">
            <text:p>1756011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Elisabeth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2" calcext:value-type="float">
            <text:p>612</text:p>
          </table:table-cell>
          <table:table-cell office:value-type="float" office:value="17560118" calcext:value-type="float">
            <text:p>1756011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etrus /Kirlikow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Bartholomeus ovilio</text:p>
          </table:table-cell>
          <table:table-cell office:value-type="string" calcext:value-type="string">
            <text:p>Barbara /Szper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2" calcext:value-type="float">
            <text:p>612</text:p>
          </table:table-cell>
          <table:table-cell office:value-type="float" office:value="17560125" calcext:value-type="float">
            <text:p>175601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Scibut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ucas /Szperkow/ de Piotrkowice</text:p>
          </table:table-cell>
          <table:table-cell office:value-type="string" calcext:value-type="string">
            <text:p>Barbara /Szperkow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2" calcext:value-type="float">
            <text:p>612</text:p>
          </table:table-cell>
          <table:table-cell office:value-type="float" office:value="17560125" calcext:value-type="float">
            <text:p>1756012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Martianna</text:p>
          </table:table-cell>
          <table:table-cell office:value-type="string" calcext:value-type="string">
            <text:p>Petrus /Czapiewski/</text:p>
          </table:table-cell>
          <table:table-cell office:value-type="string" calcext:value-type="string">
            <text:p>Marianna /Kowa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2" calcext:value-type="float">
            <text:p>612</text:p>
          </table:table-cell>
          <table:table-cell office:value-type="float" office:value="17560201" calcext:value-type="float">
            <text:p>1756020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Simon braxa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 lignifaber</text:p>
          </table:table-cell>
          <table:table-cell office:value-type="string" calcext:value-type="string">
            <text:p>Regina de S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2" calcext:value-type="float">
            <text:p>612</text:p>
          </table:table-cell>
          <table:table-cell office:value-type="float" office:value="17560201" calcext:value-type="float">
            <text:p>1756020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 famulus</text:p>
          </table:table-cell>
          <table:table-cell office:value-type="string" calcext:value-type="string">
            <text:p>Marianna /Kędzior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2" calcext:value-type="float">
            <text:p>612</text:p>
          </table:table-cell>
          <table:table-cell office:value-type="float" office:value="17560208" calcext:value-type="float">
            <text:p>175602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Michael /Przybył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adolescens</text:p>
          </table:table-cell>
          <table:table-cell office:value-type="string" calcext:value-type="string">
            <text:p>Margarith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2" calcext:value-type="float">
            <text:p>612</text:p>
          </table:table-cell>
          <table:table-cell office:value-type="float" office:value="17560209" calcext:value-type="float">
            <text:p>17560209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Zophi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2" calcext:value-type="float">
            <text:p>612</text:p>
          </table:table-cell>
          <table:table-cell office:value-type="float" office:value="17560222" calcext:value-type="float">
            <text:p>175602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famulus</text:p>
          </table:table-cell>
          <table:table-cell office:value-type="string" calcext:value-type="string">
            <text:p>Magdalena uxor lignifabr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2" calcext:value-type="float">
            <text:p>612</text:p>
          </table:table-cell>
          <table:table-cell office:value-type="float" office:value="17560222" calcext:value-type="float">
            <text:p>175602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/Matuszczak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ovilio de Nadborowo</text:p>
          </table:table-cell>
          <table:table-cell office:value-type="string" calcext:value-type="string">
            <text:p>Barbara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2" calcext:value-type="float">
            <text:p>612</text:p>
          </table:table-cell>
          <table:table-cell office:value-type="float" office:value="17560229" calcext:value-type="float">
            <text:p>1756022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Frys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 /Hus/</text:p>
          </table:table-cell>
          <table:table-cell office:value-type="string" calcext:value-type="string">
            <text:p>Zophia scultet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2" calcext:value-type="float">
            <text:p>612</text:p>
          </table:table-cell>
          <table:table-cell office:value-type="float" office:value="17560229" calcext:value-type="float">
            <text:p>1756022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Laurentius de Sielec</text:p>
          </table:table-cell>
          <table:table-cell office:value-type="string" calcext:value-type="string">
            <text:p>Elisabeth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2" calcext:value-type="float">
            <text:p>612</text:p>
          </table:table-cell>
          <table:table-cell office:value-type="float" office:value="17560307" calcext:value-type="float">
            <text:p>175603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Armata/</text:p>
          </table:table-cell>
          <table:table-cell office:value-type="string" calcext:value-type="string">
            <text:p>Constantia uxor villic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2" calcext:value-type="float">
            <text:p>612</text:p>
          </table:table-cell>
          <table:table-cell office:value-type="float" office:value="17560314" calcext:value-type="float">
            <text:p>17560314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Knias/</text:p>
          </table:table-cell>
          <table:table-cell office:value-type="string" calcext:value-type="string">
            <text:p>Agath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2" calcext:value-type="float">
            <text:p>612</text:p>
          </table:table-cell>
          <table:table-cell office:value-type="float" office:value="17560320" calcext:value-type="float">
            <text:p>1756032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negundis</text:p>
          </table:table-cell>
          <table:table-cell office:value-type="string" calcext:value-type="string">
            <text:p>Antonius /Grzyboski/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Joseph /Tomicki/ de Staręzynek</text:p>
          </table:table-cell>
          <table:table-cell office:value-type="string" calcext:value-type="string">
            <text:p>Anna /Roz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2" calcext:value-type="float">
            <text:p>612</text:p>
          </table:table-cell>
          <table:table-cell office:value-type="float" office:value="17560321" calcext:value-type="float">
            <text:p>1756032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4" calcext:value-type="float">
            <text:p>614</text:p>
          </table:table-cell>
          <table:table-cell office:value-type="float" office:value="17560322" calcext:value-type="float">
            <text:p>175603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adolescens</text:p>
          </table:table-cell>
          <table:table-cell office:value-type="string" calcext:value-type="string">
            <text:p>Zuzanna /Armac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4" calcext:value-type="float">
            <text:p>614</text:p>
          </table:table-cell>
          <table:table-cell office:value-type="float" office:value="17560328" calcext:value-type="float">
            <text:p>1756032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Theodorus /Plucinski/ ferrifabe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adolescens</text:p>
          </table:table-cell>
          <table:table-cell office:value-type="string" calcext:value-type="string">
            <text:p>Barb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4" calcext:value-type="float">
            <text:p>614</text:p>
          </table:table-cell>
          <table:table-cell office:value-type="float" office:value="17560412" calcext:value-type="float">
            <text:p>175604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de Domasławek</text:p>
          </table:table-cell>
          <table:table-cell office:value-type="string" calcext:value-type="string">
            <text:p>Zoph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4" calcext:value-type="float">
            <text:p>614</text:p>
          </table:table-cell>
          <table:table-cell office:value-type="float" office:value="17560412" calcext:value-type="float">
            <text:p>175604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 peregrinoru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Isidorus hortulanus</text:p>
          </table:table-cell>
          <table:table-cell office:value-type="string" calcext:value-type="string">
            <text:p>Constant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4" calcext:value-type="float">
            <text:p>614</text:p>
          </table:table-cell>
          <table:table-cell office:value-type="float" office:value="17560413" calcext:value-type="float">
            <text:p>1756041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Petrus /Janiszewski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Theressia /Słomoska/ de Grochowisk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4" calcext:value-type="float">
            <text:p>614</text:p>
          </table:table-cell>
          <table:table-cell office:value-type="float" office:value="17560420" calcext:value-type="float">
            <text:p>17560420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 Stanislaus</text:p>
          </table:table-cell>
          <table:table-cell office:value-type="string" calcext:value-type="string">
            <text:p>Albertus /Buko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anikoski/</text:p>
          </table:table-cell>
          <table:table-cell office:value-type="string" calcext:value-type="string">
            <text:p>Barbara /Turowa/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4" calcext:value-type="float">
            <text:p>614</text:p>
          </table:table-cell>
          <table:table-cell office:value-type="float" office:value="17560503" calcext:value-type="float">
            <text:p>175605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phia Joan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Manikoski/</text:p>
          </table:table-cell>
          <table:table-cell office:value-type="string" calcext:value-type="string">
            <text:p>Barbara /Manikoska/ consors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4" calcext:value-type="float">
            <text:p>614</text:p>
          </table:table-cell>
          <table:table-cell office:value-type="float" office:value="17560516" calcext:value-type="float">
            <text:p>1756051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Marianna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4" calcext:value-type="float">
            <text:p>614</text:p>
          </table:table-cell>
          <table:table-cell office:value-type="float" office:value="17560516" calcext:value-type="float">
            <text:p>175605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ferrifaber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4" calcext:value-type="float">
            <text:p>614</text:p>
          </table:table-cell>
          <table:table-cell office:value-type="float" office:value="17560608" calcext:value-type="float">
            <text:p>1756060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Kilianus famulus cmetonis de Juncewo</text:p>
          </table:table-cell>
          <table:table-cell office:value-type="string" calcext:value-type="string">
            <text:p>Barbara /Purzy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4" calcext:value-type="float">
            <text:p>614</text:p>
          </table:table-cell>
          <table:table-cell office:value-type="float" office:value="17560713" calcext:value-type="float">
            <text:p>175607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tinus /Puszk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adolescens de Paryż</text:p>
          </table:table-cell>
          <table:table-cell office:value-type="string" calcext:value-type="string">
            <text:p>Barbara virgo filia chmeton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4" calcext:value-type="float">
            <text:p>614</text:p>
          </table:table-cell>
          <table:table-cell office:value-type="float" office:value="17560802" calcext:value-type="float">
            <text:p>175608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Barb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4" calcext:value-type="float">
            <text:p>614</text:p>
          </table:table-cell>
          <table:table-cell office:value-type="float" office:value="17560822" calcext:value-type="float">
            <text:p>17560822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Joseph /Nering/ scultetus Komorowo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6" calcext:value-type="float">
            <text:p>616</text:p>
          </table:table-cell>
          <table:table-cell office:value-type="float" office:value="17560829" calcext:value-type="float">
            <text:p>175608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 famulus</text:p>
          </table:table-cell>
          <table:table-cell office:value-type="string" calcext:value-type="string">
            <text:p>Regi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6" calcext:value-type="float">
            <text:p>616</text:p>
          </table:table-cell>
          <table:table-cell office:value-type="float" office:value="17560905" calcext:value-type="float">
            <text:p>1756090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Janiszewski/</text:p>
          </table:table-cell>
          <table:table-cell office:value-type="string" calcext:value-type="string">
            <text:p>Marianna /Bie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6" calcext:value-type="float">
            <text:p>616</text:p>
          </table:table-cell>
          <table:table-cell office:value-type="float" office:value="17560912" calcext:value-type="float">
            <text:p>175609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Joannes famulus</text:p>
          </table:table-cell>
          <table:table-cell office:value-type="string" calcext:value-type="string">
            <text:p>Marianna brax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6" calcext:value-type="float">
            <text:p>616</text:p>
          </table:table-cell>
          <table:table-cell office:value-type="float" office:value="17560920" calcext:value-type="float">
            <text:p>17560920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de Domasławek</text:p>
          </table:table-cell>
          <table:table-cell office:value-type="string" calcext:value-type="string">
            <text:p>Lucia tabernatrissa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6" calcext:value-type="float">
            <text:p>616</text:p>
          </table:table-cell>
          <table:table-cell office:value-type="float" office:value="17560920" calcext:value-type="float">
            <text:p>17560920</text:p>
          </table:table-cell>
          <table:table-cell office:value-type="string" calcext:value-type="string">
            <text:p>Domki Plebansk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famulus plebanali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Baltasar /Kuszyk/ ovilio</text:p>
          </table:table-cell>
          <table:table-cell office:value-type="string" calcext:value-type="string">
            <text:p>Constantia /Kieremusowa/ tabernatriss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6" calcext:value-type="float">
            <text:p>616</text:p>
          </table:table-cell>
          <table:table-cell office:value-type="float" office:value="17560920" calcext:value-type="float">
            <text:p>17560920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6" calcext:value-type="float">
            <text:p>616</text:p>
          </table:table-cell>
          <table:table-cell office:value-type="float" office:value="17560926" calcext:value-type="float">
            <text:p>1756092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ranciscus /Przybylak/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Stephanus adolescens</text:p>
          </table:table-cell>
          <table:table-cell office:value-type="string" calcext:value-type="string">
            <text:p>Barbara brax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6" calcext:value-type="float">
            <text:p>616</text:p>
          </table:table-cell>
          <table:table-cell office:value-type="float" office:value="17560929" calcext:value-type="float">
            <text:p>1756092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Zuzanna /Przyby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6" calcext:value-type="float">
            <text:p>616</text:p>
          </table:table-cell>
          <table:table-cell office:value-type="float" office:value="17561003" calcext:value-type="float">
            <text:p>1756100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Lucia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6" calcext:value-type="float">
            <text:p>616</text:p>
          </table:table-cell>
          <table:table-cell office:value-type="float" office:value="17561003" calcext:value-type="float">
            <text:p>175610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Blasius /Kaczor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lexander /Byczek/</text:p>
          </table:table-cell>
          <table:table-cell office:value-type="string" calcext:value-type="string">
            <text:p>Margarith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6" calcext:value-type="float">
            <text:p>616</text:p>
          </table:table-cell>
          <table:table-cell office:value-type="float" office:value="17561010" calcext:value-type="float">
            <text:p>17561010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lbertus /Mazurek/</text:p>
          </table:table-cell>
          <table:table-cell office:value-type="string" calcext:value-type="string">
            <text:p>Regina /Wil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6" calcext:value-type="float">
            <text:p>616</text:p>
          </table:table-cell>
          <table:table-cell office:value-type="float" office:value="17561010" calcext:value-type="float">
            <text:p>175610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Zuzan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6" calcext:value-type="float">
            <text:p>616</text:p>
          </table:table-cell>
          <table:table-cell office:value-type="float" office:value="17561010" calcext:value-type="float">
            <text:p>1756101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Kędzior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Stanislaus /Keszczynski/</text:p>
          </table:table-cell>
          <table:table-cell office:value-type="string" calcext:value-type="string">
            <text:p>Barbara brax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6" calcext:value-type="float">
            <text:p>616</text:p>
          </table:table-cell>
          <table:table-cell office:value-type="float" office:value="17561024" calcext:value-type="float">
            <text:p>1756102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etrus /Teskow/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Michael /Majkoski/ de Krolikowo</text:p>
          </table:table-cell>
          <table:table-cell office:value-type="string" calcext:value-type="string">
            <text:p>Catharina uxor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6" calcext:value-type="float">
            <text:p>616</text:p>
          </table:table-cell>
          <table:table-cell office:value-type="float" office:value="17561031" calcext:value-type="float">
            <text:p>175610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garith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8" calcext:value-type="float">
            <text:p>618</text:p>
          </table:table-cell>
          <table:table-cell office:value-type="float" office:value="17561031" calcext:value-type="float">
            <text:p>1756103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thias villic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Simon braxator de Domasławek</text:p>
          </table:table-cell>
          <table:table-cell office:value-type="string" calcext:value-type="string">
            <text:p>Barbara /Scibut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8" calcext:value-type="float">
            <text:p>618</text:p>
          </table:table-cell>
          <table:table-cell office:value-type="float" office:value="17561031" calcext:value-type="float">
            <text:p>1756103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ade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Mankoski/ de Staręzynek</text:p>
          </table:table-cell>
          <table:table-cell office:value-type="string" calcext:value-type="string">
            <text:p>Anna /Gut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8" calcext:value-type="float">
            <text:p>618</text:p>
          </table:table-cell>
          <table:table-cell office:value-type="float" office:value="17561102" calcext:value-type="float">
            <text:p>175611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Victor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8" calcext:value-type="float">
            <text:p>618</text:p>
          </table:table-cell>
          <table:table-cell office:value-type="float" office:value="17561114" calcext:value-type="float">
            <text:p>17561114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hristopherus /Loga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ichael /Muzałka/ de Cerekwica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8" calcext:value-type="float">
            <text:p>618</text:p>
          </table:table-cell>
          <table:table-cell office:value-type="float" office:value="17561125" calcext:value-type="float">
            <text:p>1756112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ucas /Soporka/ de Piotrkowice</text:p>
          </table:table-cell>
          <table:table-cell office:value-type="string" calcext:value-type="string">
            <text:p>Dorothea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8" calcext:value-type="float">
            <text:p>618</text:p>
          </table:table-cell>
          <table:table-cell office:value-type="float" office:value="17561202" calcext:value-type="float">
            <text:p>17561202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/Jarszłecki/ de Stępuchowo</text:p>
          </table:table-cell>
          <table:table-cell office:value-type="string" calcext:value-type="string">
            <text:p>Victoria /Jasinska/ de Kozielsk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8" calcext:value-type="float">
            <text:p>618</text:p>
          </table:table-cell>
          <table:table-cell office:value-type="float" office:value="17561219" calcext:value-type="float">
            <text:p>175612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famulus</text:p>
          </table:table-cell>
          <table:table-cell office:value-type="string" calcext:value-type="string">
            <text:p>Lucia tabernatrissa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8" calcext:value-type="float">
            <text:p>618</text:p>
          </table:table-cell>
          <table:table-cell office:value-type="float" office:value="17570116" calcext:value-type="float">
            <text:p>17570116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8" calcext:value-type="float">
            <text:p>618</text:p>
          </table:table-cell>
          <table:table-cell office:value-type="float" office:value="17570123" calcext:value-type="float">
            <text:p>175701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Joseph /Nering/ scultetus Komorowo</text:p>
          </table:table-cell>
          <table:table-cell office:value-type="string" calcext:value-type="string">
            <text:p>Constantia uxor villic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8" calcext:value-type="float">
            <text:p>618</text:p>
          </table:table-cell>
          <table:table-cell office:value-type="float" office:value="17570123" calcext:value-type="float">
            <text:p>175701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ntonius ovilio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Marianna de Nadb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8" calcext:value-type="float">
            <text:p>618</text:p>
          </table:table-cell>
          <table:table-cell office:value-type="float" office:value="17570213" calcext:value-type="float">
            <text:p>1757021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inquilinus</text:p>
          </table:table-cell>
          <table:table-cell office:value-type="string" calcext:value-type="string">
            <text:p>Catharina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8" calcext:value-type="float">
            <text:p>618</text:p>
          </table:table-cell>
          <table:table-cell office:value-type="float" office:value="17570325" calcext:value-type="float">
            <text:p>17570325</text:p>
          </table:table-cell>
          <table:table-cell office:value-type="string" calcext:value-type="string">
            <text:p>Juncewo</text:p>
          </table:table-cell>
          <table:table-cell/>
          <table:table-cell office:value-type="string" calcext:value-type="string">
            <text:p>omitted</text:p>
          </table:table-cell>
          <table:table-cell office:value-type="string" calcext:value-type="string">
            <text:p>Antonius /Bonkoski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omitted /Skołnicki/ de Domasławek</text:p>
          </table:table-cell>
          <table:table-cell office:value-type="string" calcext:value-type="string">
            <text:p>Barbara /Tu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18" calcext:value-type="float">
            <text:p>618</text:p>
          </table:table-cell>
          <table:table-cell office:value-type="float" office:value="17570327" calcext:value-type="float">
            <text:p>175703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sidorus hortulanus</text:p>
          </table:table-cell>
          <table:table-cell office:value-type="string" calcext:value-type="string">
            <text:p>Zuz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0" calcext:value-type="float">
            <text:p>620</text:p>
          </table:table-cell>
          <table:table-cell office:value-type="float" office:value="17570417" calcext:value-type="float">
            <text:p>175704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seph taberna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Mankoski/ de Staręzynek</text:p>
          </table:table-cell>
          <table:table-cell office:value-type="string" calcext:value-type="string">
            <text:p>Barbara /Mankoska/ consors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0" calcext:value-type="float">
            <text:p>620</text:p>
          </table:table-cell>
          <table:table-cell office:value-type="float" office:value="17570423" calcext:value-type="float">
            <text:p>1757042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imon braxator</text:p>
          </table:table-cell>
          <table:table-cell office:value-type="string" calcext:value-type="string">
            <text:p>Marianna /Kędzior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0" calcext:value-type="float">
            <text:p>620</text:p>
          </table:table-cell>
          <table:table-cell office:value-type="float" office:value="17570515" calcext:value-type="float">
            <text:p>1757051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adolescens de Paryż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0" calcext:value-type="float">
            <text:p>620</text:p>
          </table:table-cell>
          <table:table-cell office:value-type="float" office:value="17570522" calcext:value-type="float">
            <text:p>1757052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Casimirus lignifabe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Paulus /Grezda/</text:p>
          </table:table-cell>
          <table:table-cell office:value-type="string" calcext:value-type="string">
            <text:p>Constantia /Kędzio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0" calcext:value-type="float">
            <text:p>620</text:p>
          </table:table-cell>
          <table:table-cell office:value-type="float" office:value="17570531" calcext:value-type="float">
            <text:p>1757053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orbertus</text:p>
          </table:table-cell>
          <table:table-cell office:value-type="string" calcext:value-type="string">
            <text:p>Lucas /Piątk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ędziorka/</text:p>
          </table:table-cell>
          <table:table-cell office:value-type="string" calcext:value-type="string">
            <text:p>Dorothea /Lewand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0" calcext:value-type="float">
            <text:p>620</text:p>
          </table:table-cell>
          <table:table-cell office:value-type="float" office:value="17570609" calcext:value-type="float">
            <text:p>175706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ovilio adolescens</text:p>
          </table:table-cell>
          <table:table-cell office:value-type="string" calcext:value-type="string">
            <text:p>Regina uxor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0" calcext:value-type="float">
            <text:p>620</text:p>
          </table:table-cell>
          <table:table-cell office:value-type="float" office:value="17570623" calcext:value-type="float">
            <text:p>175706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Paulus Stanislaus</text:p>
          </table:table-cell>
          <table:table-cell office:value-type="string" calcext:value-type="string">
            <text:p>Laurentius /Jackubo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Mankoski/ de Staręzyn</text:p>
          </table:table-cell>
          <table:table-cell office:value-type="string" calcext:value-type="string">
            <text:p>Theressia /Gwinar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0" calcext:value-type="float">
            <text:p>620</text:p>
          </table:table-cell>
          <table:table-cell office:value-type="float" office:value="17570703" calcext:value-type="float">
            <text:p>175707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 /Nering/ scultetus Komorowo</text:p>
          </table:table-cell>
          <table:table-cell office:value-type="string" calcext:value-type="string">
            <text:p>Dorothe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0" calcext:value-type="float">
            <text:p>620</text:p>
          </table:table-cell>
          <table:table-cell office:value-type="float" office:value="17570707" calcext:value-type="float">
            <text:p>1757070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Joannes /Tur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/Dominski/ de Podoboiewice</text:p>
          </table:table-cell>
          <table:table-cell office:value-type="string" calcext:value-type="string">
            <text:p>Catharina /Skoł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0" calcext:value-type="float">
            <text:p>620</text:p>
          </table:table-cell>
          <table:table-cell office:value-type="float" office:value="17570724" calcext:value-type="float">
            <text:p>1757072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Doroth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0" calcext:value-type="float">
            <text:p>620</text:p>
          </table:table-cell>
          <table:table-cell office:value-type="float" office:value="17570724" calcext:value-type="float">
            <text:p>1757072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Lucas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de Turza</text:p>
          </table:table-cell>
          <table:table-cell office:value-type="string" calcext:value-type="string">
            <text:p>Zuzanna /Przybył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2" calcext:value-type="float">
            <text:p>622</text:p>
          </table:table-cell>
          <table:table-cell office:value-type="float" office:value="17570724" calcext:value-type="float">
            <text:p>175707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/Całucow/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Casimirus /Kędziora/</text:p>
          </table:table-cell>
          <table:table-cell office:value-type="string" calcext:value-type="string">
            <text:p>Regina /By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2" calcext:value-type="float">
            <text:p>622</text:p>
          </table:table-cell>
          <table:table-cell office:value-type="float" office:value="17570806" calcext:value-type="float">
            <text:p>1757080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Grzybowski/ protune possessor in Domasławek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ntonius /Gozimirski/ heires bonorum Sielec</text:p>
          </table:table-cell>
          <table:table-cell office:value-type="string" calcext:value-type="string">
            <text:p>Catharina /Kraszewska/ uxor /Młodecka/ vexillifer Lubaczeniens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2" calcext:value-type="float">
            <text:p>622</text:p>
          </table:table-cell>
          <table:table-cell office:value-type="float" office:value="17570807" calcext:value-type="float">
            <text:p>175708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Baltasar /Kusz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Kuszyk/</text:p>
          </table:table-cell>
          <table:table-cell office:value-type="string" calcext:value-type="string">
            <text:p>Regina /Sytkowa/ de Sogoł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2" calcext:value-type="float">
            <text:p>622</text:p>
          </table:table-cell>
          <table:table-cell office:value-type="float" office:value="17570807" calcext:value-type="float">
            <text:p>175708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Dominicus /Ku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Sytek/ de Bogdikęowo</text:p>
          </table:table-cell>
          <table:table-cell office:value-type="string" calcext:value-type="string">
            <text:p>Constantia /Kieremusowa/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2" calcext:value-type="float">
            <text:p>622</text:p>
          </table:table-cell>
          <table:table-cell office:value-type="float" office:value="17570821" calcext:value-type="float">
            <text:p>1757082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phi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Casimirus famulus de Dąbrowa</text:p>
          </table:table-cell>
          <table:table-cell office:value-type="string" calcext:value-type="string">
            <text:p>Marianna /Przybyl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2" calcext:value-type="float">
            <text:p>622</text:p>
          </table:table-cell>
          <table:table-cell office:value-type="float" office:value="17570904" calcext:value-type="float">
            <text:p>175709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 famulus</text:p>
          </table:table-cell>
          <table:table-cell office:value-type="string" calcext:value-type="string">
            <text:p>Hedvig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2" calcext:value-type="float">
            <text:p>622</text:p>
          </table:table-cell>
          <table:table-cell office:value-type="float" office:value="17570911" calcext:value-type="float">
            <text:p>1757091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imon braxa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Mankoski/ de Staręzynek</text:p>
          </table:table-cell>
          <table:table-cell office:value-type="string" calcext:value-type="string">
            <text:p>Catharina /Kil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2" calcext:value-type="float">
            <text:p>622</text:p>
          </table:table-cell>
          <table:table-cell office:value-type="float" office:value="17570911" calcext:value-type="float">
            <text:p>175709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Christopherus ovilio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2" calcext:value-type="float">
            <text:p>622</text:p>
          </table:table-cell>
          <table:table-cell office:value-type="float" office:value="17570911" calcext:value-type="float">
            <text:p>1757091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tharina /Kieremusowa/ tabernatriss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2" calcext:value-type="float">
            <text:p>622</text:p>
          </table:table-cell>
          <table:table-cell office:value-type="float" office:value="17570918" calcext:value-type="float">
            <text:p>175709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asimirus /Kędziora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/Scibut/</text:p>
          </table:table-cell>
          <table:table-cell office:value-type="string" calcext:value-type="string">
            <text:p>Theressia /Scibut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2" calcext:value-type="float">
            <text:p>622</text:p>
          </table:table-cell>
          <table:table-cell office:value-type="float" office:value="17570929" calcext:value-type="float">
            <text:p>1757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Stephanus /Kędziorka/</text:p>
          </table:table-cell>
          <table:table-cell office:value-type="string" calcext:value-type="string">
            <text:p>Marianna soror eius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2" calcext:value-type="float">
            <text:p>622</text:p>
          </table:table-cell>
          <table:table-cell office:value-type="float" office:value="17571030" calcext:value-type="float">
            <text:p>1757103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Casimirus /Płaczkoski/ de Gorki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2" calcext:value-type="float">
            <text:p>622</text:p>
          </table:table-cell>
          <table:table-cell office:value-type="float" office:value="17571030" calcext:value-type="float">
            <text:p>175710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Doroth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4" calcext:value-type="float">
            <text:p>624</text:p>
          </table:table-cell>
          <table:table-cell office:value-type="float" office:value="17571116" calcext:value-type="float">
            <text:p>175711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Simon rotarius</text:p>
          </table:table-cell>
          <table:table-cell office:value-type="string" calcext:value-type="string">
            <text:p>Regina uxor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4" calcext:value-type="float">
            <text:p>624</text:p>
          </table:table-cell>
          <table:table-cell office:value-type="float" office:value="17571221" calcext:value-type="float">
            <text:p>175712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/Paluck/</text:p>
          </table:table-cell>
          <table:table-cell office:value-type="string" calcext:value-type="string">
            <text:p>Constantia /Kieremusowa/ tabernatriss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4" calcext:value-type="float">
            <text:p>624</text:p>
          </table:table-cell>
          <table:table-cell office:value-type="float" office:value="17580000" calcext:value-type="float">
            <text:p>175800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seph /Pizerowski/ bacalaureus ecclesiae Juncewiensi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 braxator de Domasławek</text:p>
          </table:table-cell>
          <table:table-cell office:value-type="string" calcext:value-type="string">
            <text:p>Catharina soror matris de Domasławek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4" calcext:value-type="float">
            <text:p>624</text:p>
          </table:table-cell>
          <table:table-cell office:value-type="float" office:value="17580122" calcext:value-type="float">
            <text:p>175801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5" calcext:value-type="float">
            <text:p>625</text:p>
          </table:table-cell>
          <table:table-cell office:value-type="float" office:value="17580212" calcext:value-type="float">
            <text:p>17580212</text:p>
          </table:table-cell>
          <table:table-cell office:value-type="string" calcext:value-type="string">
            <text:p>Domki Pleban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lbertus /Kuszyk/</text:p>
          </table:table-cell>
          <table:table-cell office:value-type="string" calcext:value-type="string">
            <text:p>Hedvigis</text:p>
          </table:table-cell>
          <table:table-cell/>
          <table:table-cell office:value-type="string" calcext:value-type="string">
            <text:p>geminos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5" calcext:value-type="float">
            <text:p>625</text:p>
          </table:table-cell>
          <table:table-cell office:value-type="float" office:value="17580212" calcext:value-type="float">
            <text:p>17580212</text:p>
          </table:table-cell>
          <table:table-cell office:value-type="string" calcext:value-type="string">
            <text:p>Domki Plebansk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artinus /Gwid/ adolescens</text:p>
          </table:table-cell>
          <table:table-cell office:value-type="string" calcext:value-type="string">
            <text:p>Catharina uxor Petrus</text:p>
          </table:table-cell>
          <table:table-cell/>
          <table:table-cell office:value-type="string" calcext:value-type="string">
            <text:p>geminos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5" calcext:value-type="float">
            <text:p>625</text:p>
          </table:table-cell>
          <table:table-cell office:value-type="float" office:value="17580219" calcext:value-type="float">
            <text:p>175802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Paulus aurig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Barbara /Szper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5" calcext:value-type="float">
            <text:p>625</text:p>
          </table:table-cell>
          <table:table-cell office:value-type="float" office:value="17580224" calcext:value-type="float">
            <text:p>175802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etr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 /Mniszak/ adolescens</text:p>
          </table:table-cell>
          <table:table-cell office:value-type="string" calcext:value-type="string">
            <text:p>Catharina uxor Petr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5" calcext:value-type="float">
            <text:p>625</text:p>
          </table:table-cell>
          <table:table-cell office:value-type="float" office:value="17580304" calcext:value-type="float">
            <text:p>17580304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protune villixorum servientientium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Mankoski/</text:p>
          </table:table-cell>
          <table:table-cell office:value-type="string" calcext:value-type="string">
            <text:p>Magdalena /Goczkoska/ virgo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5" calcext:value-type="float">
            <text:p>625</text:p>
          </table:table-cell>
          <table:table-cell office:value-type="float" office:value="17580305" calcext:value-type="float">
            <text:p>175803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Scibut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Byczek/ adolescens</text:p>
          </table:table-cell>
          <table:table-cell office:value-type="string" calcext:value-type="string">
            <text:p>Catharina uxor Petr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5" calcext:value-type="float">
            <text:p>625</text:p>
          </table:table-cell>
          <table:table-cell office:value-type="float" office:value="17580312" calcext:value-type="float">
            <text:p>175803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Kozinych/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Kilianus de Domasławek</text:p>
          </table:table-cell>
          <table:table-cell office:value-type="string" calcext:value-type="string">
            <text:p>Catharina /Bu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5" calcext:value-type="float">
            <text:p>625</text:p>
          </table:table-cell>
          <table:table-cell office:value-type="float" office:value="17580319" calcext:value-type="float">
            <text:p>1758031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Franciscus /Kusz/ de Juncewo</text:p>
          </table:table-cell>
          <table:table-cell office:value-type="string" calcext:value-type="string">
            <text:p>Catharina uxor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5" calcext:value-type="float">
            <text:p>625</text:p>
          </table:table-cell>
          <table:table-cell office:value-type="float" office:value="17580319" calcext:value-type="float">
            <text:p>17580319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Barb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5" calcext:value-type="float">
            <text:p>625</text:p>
          </table:table-cell>
          <table:table-cell office:value-type="float" office:value="17580411" calcext:value-type="float">
            <text:p>1758041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braxa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Kędziora/ de Juncewo</text:p>
          </table:table-cell>
          <table:table-cell office:value-type="string" calcext:value-type="string">
            <text:p>Catharina uxor Petr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6" calcext:value-type="float">
            <text:p>626</text:p>
          </table:table-cell>
          <table:table-cell office:value-type="float" office:value="17580528" calcext:value-type="float">
            <text:p>175805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6" calcext:value-type="float">
            <text:p>626</text:p>
          </table:table-cell>
          <table:table-cell office:value-type="float" office:value="17580604" calcext:value-type="float">
            <text:p>1758060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Joannes /Skolnic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/Skolnicki/</text:p>
          </table:table-cell>
          <table:table-cell office:value-type="string" calcext:value-type="string">
            <text:p>Barbara /Tu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6" calcext:value-type="float">
            <text:p>626</text:p>
          </table:table-cell>
          <table:table-cell office:value-type="float" office:value="17580709" calcext:value-type="float">
            <text:p>175807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acob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/Kędziora/</text:p>
          </table:table-cell>
          <table:table-cell office:value-type="string" calcext:value-type="string">
            <text:p>Marianna /Przybylanka/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6" calcext:value-type="float">
            <text:p>626</text:p>
          </table:table-cell>
          <table:table-cell office:value-type="float" office:value="17580709" calcext:value-type="float">
            <text:p>17580709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Rey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6" calcext:value-type="float">
            <text:p>626</text:p>
          </table:table-cell>
          <table:table-cell office:value-type="float" office:value="17580709" calcext:value-type="float">
            <text:p>1758070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oannes /Grabarzow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 famulus</text:p>
          </table:table-cell>
          <table:table-cell office:value-type="string" calcext:value-type="string">
            <text:p>Barb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6" calcext:value-type="float">
            <text:p>626</text:p>
          </table:table-cell>
          <table:table-cell office:value-type="float" office:value="17580713" calcext:value-type="float">
            <text:p>1758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villicus</text:p>
          </table:table-cell>
          <table:table-cell office:value-type="string" calcext:value-type="string">
            <text:p>Constantia tabernatriss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6" calcext:value-type="float">
            <text:p>626</text:p>
          </table:table-cell>
          <table:table-cell office:value-type="float" office:value="17580716" calcext:value-type="float">
            <text:p>175807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tonius /Domagałow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Valentinus /Pioterek/</text:p>
          </table:table-cell>
          <table:table-cell office:value-type="string" calcext:value-type="string">
            <text:p>Reyna cmeton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6" calcext:value-type="float">
            <text:p>626</text:p>
          </table:table-cell>
          <table:table-cell office:value-type="float" office:value="17580805" calcext:value-type="float">
            <text:p>175808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sidorus hortulanus</text:p>
          </table:table-cell>
          <table:table-cell office:value-type="string" calcext:value-type="string">
            <text:p>Zuz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6" calcext:value-type="float">
            <text:p>626</text:p>
          </table:table-cell>
          <table:table-cell office:value-type="float" office:value="17580811" calcext:value-type="float">
            <text:p>1758081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garith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6" calcext:value-type="float">
            <text:p>626</text:p>
          </table:table-cell>
          <table:table-cell office:value-type="float" office:value="17580813" calcext:value-type="float">
            <text:p>1758081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rianna /Przybyl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6" calcext:value-type="float">
            <text:p>626</text:p>
          </table:table-cell>
          <table:table-cell office:value-type="float" office:value="17580815" calcext:value-type="float">
            <text:p>1758081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acobus /Judaszow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Scibut/ de Juncewo</text:p>
          </table:table-cell>
          <table:table-cell office:value-type="string" calcext:value-type="string">
            <text:p>Regina cmetoniss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6" calcext:value-type="float">
            <text:p>626</text:p>
          </table:table-cell>
          <table:table-cell office:value-type="float" office:value="17580816" calcext:value-type="float">
            <text:p>175808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acobus senex</text:p>
          </table:table-cell>
          <table:table-cell office:value-type="string" calcext:value-type="string">
            <text:p>Anna coctrix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6" calcext:value-type="float">
            <text:p>626</text:p>
          </table:table-cell>
          <table:table-cell office:value-type="float" office:value="17580820" calcext:value-type="float">
            <text:p>17580820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8" calcext:value-type="float">
            <text:p>628</text:p>
          </table:table-cell>
          <table:table-cell office:value-type="float" office:value="17580430" calcext:value-type="float">
            <text:p>1758043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simirus molitor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Philippus /Przygodka/</text:p>
          </table:table-cell>
          <table:table-cell office:value-type="string" calcext:value-type="string">
            <text:p>Marianna /Nowa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8" calcext:value-type="float">
            <text:p>628</text:p>
          </table:table-cell>
          <table:table-cell office:value-type="float" office:value="17580825" calcext:value-type="float">
            <text:p>1758082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Sigismund /Gosłanski/</text:p>
          </table:table-cell>
          <table:table-cell office:value-type="string" calcext:value-type="string">
            <text:p>Ludovica</text:p>
          </table:table-cell>
          <table:table-cell office:value-type="string" calcext:value-type="string">
            <text:p>Jacobus /Uleyski/ tenutarius de Juncewo</text:p>
          </table:table-cell>
          <table:table-cell office:value-type="string" calcext:value-type="string">
            <text:p>Apollonia consors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8" calcext:value-type="float">
            <text:p>628</text:p>
          </table:table-cell>
          <table:table-cell office:value-type="float" office:value="17580908" calcext:value-type="float">
            <text:p>17580908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Kruszkow/</text:p>
          </table:table-cell>
          <table:table-cell office:value-type="string" calcext:value-type="string">
            <text:p>Zophia</text:p>
          </table:table-cell>
          <table:table-cell office:value-type="string" calcext:value-type="string">
            <text:p>Joannes /Mankoski/</text:p>
          </table:table-cell>
          <table:table-cell office:value-type="string" calcext:value-type="string">
            <text:p>Barbara /Mankoska/ consors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8" calcext:value-type="float">
            <text:p>628</text:p>
          </table:table-cell>
          <table:table-cell office:value-type="float" office:value="17580910" calcext:value-type="float">
            <text:p>17580910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 de Tolentino</text:p>
          </table:table-cell>
          <table:table-cell office:value-type="string" calcext:value-type="string">
            <text:p>Martinus famulus aulici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Kędziorka/ de Domasławek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8" calcext:value-type="float">
            <text:p>628</text:p>
          </table:table-cell>
          <table:table-cell office:value-type="float" office:value="17580917" calcext:value-type="float">
            <text:p>1758091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Marianna /Palu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8" calcext:value-type="float">
            <text:p>628</text:p>
          </table:table-cell>
          <table:table-cell office:value-type="float" office:value="17580917" calcext:value-type="float">
            <text:p>175809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tinus /Scibut/</text:p>
          </table:table-cell>
          <table:table-cell office:value-type="string" calcext:value-type="string">
            <text:p>Constantia /Kieremusowa/ tabernatriss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8" calcext:value-type="float">
            <text:p>628</text:p>
          </table:table-cell>
          <table:table-cell office:value-type="float" office:value="17580924" calcext:value-type="float">
            <text:p>175809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Isidorus hortulanus</text:p>
          </table:table-cell>
          <table:table-cell office:value-type="string" calcext:value-type="string">
            <text:p>Hedvigis soror mat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8" calcext:value-type="float">
            <text:p>628</text:p>
          </table:table-cell>
          <table:table-cell office:value-type="float" office:value="17581001" calcext:value-type="float">
            <text:p>1758100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Eva tabernatrissa</text:p>
          </table:table-cell>
          <table:table-cell office:value-type="string" calcext:value-type="string">
            <text:p>Franciscus /Leszczynski/</text:p>
          </table:table-cell>
          <table:table-cell office:value-type="string" calcext:value-type="string">
            <text:p>Victoria /Kraszew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8" calcext:value-type="float">
            <text:p>628</text:p>
          </table:table-cell>
          <table:table-cell office:value-type="float" office:value="17581001" calcext:value-type="float">
            <text:p>1758100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Vincent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exander /Byczek/ ovilio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8" calcext:value-type="float">
            <text:p>628</text:p>
          </table:table-cell>
          <table:table-cell office:value-type="float" office:value="17581008" calcext:value-type="float">
            <text:p>1758100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Albertus ovilio de Piotrkowice</text:p>
          </table:table-cell>
          <table:table-cell office:value-type="string" calcext:value-type="string">
            <text:p>Hele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8" calcext:value-type="float">
            <text:p>628</text:p>
          </table:table-cell>
          <table:table-cell office:value-type="float" office:value="17581029" calcext:value-type="float">
            <text:p>175810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lasius ovilio</text:p>
          </table:table-cell>
          <table:table-cell office:value-type="string" calcext:value-type="string">
            <text:p>Hedvig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8" calcext:value-type="float">
            <text:p>628</text:p>
          </table:table-cell>
          <table:table-cell office:value-type="float" office:value="17581029" calcext:value-type="float">
            <text:p>17581029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ndrea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de Łopienno</text:p>
          </table:table-cell>
          <table:table-cell office:value-type="string" calcext:value-type="string">
            <text:p>Agnes de Harsz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8" calcext:value-type="float">
            <text:p>628</text:p>
          </table:table-cell>
          <table:table-cell office:value-type="float" office:value="17581029" calcext:value-type="float">
            <text:p>1758102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Gregorius /Guz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erus /Mante/ scultetus de Grzymuntowice</text:p>
          </table:table-cell>
          <table:table-cell office:value-type="string" calcext:value-type="string">
            <text:p>Anna scultetissa de Mirkowicz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9" calcext:value-type="float">
            <text:p>629</text:p>
          </table:table-cell>
          <table:table-cell office:value-type="float" office:value="17581029" calcext:value-type="float">
            <text:p>1758102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hilippus /Przygodziak/</text:p>
          </table:table-cell>
          <table:table-cell office:value-type="string" calcext:value-type="string">
            <text:p>Barbara uxor braxa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9" calcext:value-type="float">
            <text:p>629</text:p>
          </table:table-cell>
          <table:table-cell office:value-type="float" office:value="17581101" calcext:value-type="float">
            <text:p>175811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Fierlik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Sebastianus famulus</text:p>
          </table:table-cell>
          <table:table-cell office:value-type="string" calcext:value-type="string">
            <text:p>Agatha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9" calcext:value-type="float">
            <text:p>629</text:p>
          </table:table-cell>
          <table:table-cell office:value-type="float" office:value="17581105" calcext:value-type="float">
            <text:p>1758110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ijciech Svętoslaus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9" calcext:value-type="float">
            <text:p>629</text:p>
          </table:table-cell>
          <table:table-cell office:value-type="float" office:value="17581105" calcext:value-type="float">
            <text:p>175811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Gaspa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na de Mieinczy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9" calcext:value-type="float">
            <text:p>629</text:p>
          </table:table-cell>
          <table:table-cell office:value-type="float" office:value="17581112" calcext:value-type="float">
            <text:p>17581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 /Werek/ de Paryż</text:p>
          </table:table-cell>
          <table:table-cell office:value-type="string" calcext:value-type="string">
            <text:p>Regina soror matris de Marcinkowo Gorn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9" calcext:value-type="float">
            <text:p>629</text:p>
          </table:table-cell>
          <table:table-cell office:value-type="float" office:value="17581126" calcext:value-type="float">
            <text:p>1758112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9" calcext:value-type="float">
            <text:p>629</text:p>
          </table:table-cell>
          <table:table-cell office:value-type="float" office:value="17581126" calcext:value-type="float">
            <text:p>175811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9" calcext:value-type="float">
            <text:p>629</text:p>
          </table:table-cell>
          <table:table-cell office:value-type="float" office:value="17581210" calcext:value-type="float">
            <text:p>175812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ipri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molitor de Domasławek</text:p>
          </table:table-cell>
          <table:table-cell office:value-type="string" calcext:value-type="string">
            <text:p>Constantia /Kieremusowa/ tabernatriss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9" calcext:value-type="float">
            <text:p>629</text:p>
          </table:table-cell>
          <table:table-cell office:value-type="float" office:value="17581231" calcext:value-type="float">
            <text:p>1758123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Hedvigis uxor lignifabr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9" calcext:value-type="float">
            <text:p>629</text:p>
          </table:table-cell>
          <table:table-cell office:value-type="float" office:value="17590114" calcext:value-type="float">
            <text:p>175901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Kieremus/ tabernator de Juncewo</text:p>
          </table:table-cell>
          <table:table-cell office:value-type="string" calcext:value-type="string">
            <text:p>Catharina /Kroy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9" calcext:value-type="float">
            <text:p>629</text:p>
          </table:table-cell>
          <table:table-cell office:value-type="float" office:value="17590114" calcext:value-type="float">
            <text:p>175901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villic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Felicianus /Merski/</text:p>
          </table:table-cell>
          <table:table-cell office:value-type="string" calcext:value-type="string">
            <text:p>Victoria /Kraszewska/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9" calcext:value-type="float">
            <text:p>629</text:p>
          </table:table-cell>
          <table:table-cell office:value-type="float" office:value="17590128" calcext:value-type="float">
            <text:p>175901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ferrifaber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Baltasar braxator</text:p>
          </table:table-cell>
          <table:table-cell office:value-type="string" calcext:value-type="string">
            <text:p>Agatha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29" calcext:value-type="float">
            <text:p>629</text:p>
          </table:table-cell>
          <table:table-cell office:value-type="float" office:value="17590211" calcext:value-type="float">
            <text:p>1759021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Franciscus /Leszczynski/ servus curiae de Domasławek</text:p>
          </table:table-cell>
          <table:table-cell office:value-type="string" calcext:value-type="string">
            <text:p>Catharina /Skot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1" calcext:value-type="float">
            <text:p>631</text:p>
          </table:table-cell>
          <table:table-cell office:value-type="float" office:value="17590225" calcext:value-type="float">
            <text:p>175902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Scibut/ de Juncewo</text:p>
          </table:table-cell>
          <table:table-cell office:value-type="string" calcext:value-type="string">
            <text:p>Constantia uxor villic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1" calcext:value-type="float">
            <text:p>631</text:p>
          </table:table-cell>
          <table:table-cell office:value-type="float" office:value="17590226" calcext:value-type="float">
            <text:p>1759022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lbertus auriga de Piotrkowice</text:p>
          </table:table-cell>
          <table:table-cell office:value-type="string" calcext:value-type="string">
            <text:p>Barbara /Szper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1" calcext:value-type="float">
            <text:p>631</text:p>
          </table:table-cell>
          <table:table-cell office:value-type="float" office:value="17590304" calcext:value-type="float">
            <text:p>175903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Albertus /Oleynik/</text:p>
          </table:table-cell>
          <table:table-cell office:value-type="string" calcext:value-type="string">
            <text:p>Regina uxor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1" calcext:value-type="float">
            <text:p>631</text:p>
          </table:table-cell>
          <table:table-cell office:value-type="float" office:value="17590318" calcext:value-type="float">
            <text:p>1759031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Francis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1" calcext:value-type="float">
            <text:p>631</text:p>
          </table:table-cell>
          <table:table-cell office:value-type="float" office:value="17590318" calcext:value-type="float">
            <text:p>175903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Theress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1" calcext:value-type="float">
            <text:p>631</text:p>
          </table:table-cell>
          <table:table-cell office:value-type="float" office:value="17590416" calcext:value-type="float">
            <text:p>175904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Scibut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adolescens de Piotrkowice</text:p>
          </table:table-cell>
          <table:table-cell office:value-type="string" calcext:value-type="string">
            <text:p>Dorothea /Lewandoska/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1" calcext:value-type="float">
            <text:p>631</text:p>
          </table:table-cell>
          <table:table-cell office:value-type="float" office:value="17590416" calcext:value-type="float">
            <text:p>1759041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phi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elix de Domasławek</text:p>
          </table:table-cell>
          <table:table-cell office:value-type="string" calcext:value-type="string">
            <text:p>Hedvig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1" calcext:value-type="float">
            <text:p>631</text:p>
          </table:table-cell>
          <table:table-cell office:value-type="float" office:value="17590416" calcext:value-type="float">
            <text:p>1759041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ltasar braxator de Piotrkowice</text:p>
          </table:table-cell>
          <table:table-cell office:value-type="string" calcext:value-type="string">
            <text:p>Constantia uxor villici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1" calcext:value-type="float">
            <text:p>631</text:p>
          </table:table-cell>
          <table:table-cell office:value-type="float" office:value="17590416" calcext:value-type="float">
            <text:p>17590416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Janiszewski/</text:p>
          </table:table-cell>
          <table:table-cell office:value-type="string" calcext:value-type="string">
            <text:p>Reyna consors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1" calcext:value-type="float">
            <text:p>631</text:p>
          </table:table-cell>
          <table:table-cell office:value-type="float" office:value="17590420" calcext:value-type="float">
            <text:p>175904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rota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lthasar braxator de Piotrkowice</text:p>
          </table:table-cell>
          <table:table-cell office:value-type="string" calcext:value-type="string">
            <text:p>Constantia /Kieremuska/ tabernatriss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1" calcext:value-type="float">
            <text:p>631</text:p>
          </table:table-cell>
          <table:table-cell office:value-type="float" office:value="17590524" calcext:value-type="float">
            <text:p>17590524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exander /Byczek/ ovilio</text:p>
          </table:table-cell>
          <table:table-cell office:value-type="string" calcext:value-type="string">
            <text:p>Agn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1" calcext:value-type="float">
            <text:p>631</text:p>
          </table:table-cell>
          <table:table-cell office:value-type="float" office:value="17590603" calcext:value-type="float">
            <text:p>1759060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Serdyn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acobus /Łapacz/ de Paryż</text:p>
          </table:table-cell>
          <table:table-cell office:value-type="string" calcext:value-type="string">
            <text:p>Regina /Walkowa/ de S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2" calcext:value-type="float">
            <text:p>632</text:p>
          </table:table-cell>
          <table:table-cell office:value-type="float" office:value="17590603" calcext:value-type="float">
            <text:p>1759060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Franciscus /Kieremus/ tabernator de Juncewo</text:p>
          </table:table-cell>
          <table:table-cell office:value-type="string" calcext:value-type="string">
            <text:p>Regina cmetoniss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2" calcext:value-type="float">
            <text:p>632</text:p>
          </table:table-cell>
          <table:table-cell office:value-type="float" office:value="17590701" calcext:value-type="float">
            <text:p>1759070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villicus de Dąbrowa</text:p>
          </table:table-cell>
          <table:table-cell office:value-type="string" calcext:value-type="string">
            <text:p>Marianna tabernatrissa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2" calcext:value-type="float">
            <text:p>632</text:p>
          </table:table-cell>
          <table:table-cell office:value-type="float" office:value="17590701" calcext:value-type="float">
            <text:p>1759070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Felix de Domasławek</text:p>
          </table:table-cell>
          <table:table-cell office:value-type="string" calcext:value-type="string">
            <text:p>Constantia uxor villici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2" calcext:value-type="float">
            <text:p>632</text:p>
          </table:table-cell>
          <table:table-cell office:value-type="float" office:value="17590701" calcext:value-type="float">
            <text:p>1759070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Freu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Neygman/</text:p>
          </table:table-cell>
          <table:table-cell office:value-type="string" calcext:value-type="string">
            <text:p>Dorothea uxor Laurent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2" calcext:value-type="float">
            <text:p>632</text:p>
          </table:table-cell>
          <table:table-cell office:value-type="float" office:value="17590705" calcext:value-type="float">
            <text:p>1759070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ichael /Rowinski/ possessor suo jure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exander /Baginski/</text:p>
          </table:table-cell>
          <table:table-cell office:value-type="string" calcext:value-type="string">
            <text:p>Barbara /Purzyc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2" calcext:value-type="float">
            <text:p>632</text:p>
          </table:table-cell>
          <table:table-cell office:value-type="float" office:value="17590707" calcext:value-type="float">
            <text:p>1759070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lia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acobus /Serdyn/</text:p>
          </table:table-cell>
          <table:table-cell office:value-type="string" calcext:value-type="string">
            <text:p>Regina uxor Valentin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2" calcext:value-type="float">
            <text:p>632</text:p>
          </table:table-cell>
          <table:table-cell office:value-type="float" office:value="17590722" calcext:value-type="float">
            <text:p>1759072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Kieremus/ de Juncewo</text:p>
          </table:table-cell>
          <table:table-cell office:value-type="string" calcext:value-type="string">
            <text:p>Barbara uxor Laurenti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2" calcext:value-type="float">
            <text:p>632</text:p>
          </table:table-cell>
          <table:table-cell office:value-type="float" office:value="17590722" calcext:value-type="float">
            <text:p>1759072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thias /Kędzior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Constantia /Armacina/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2" calcext:value-type="float">
            <text:p>632</text:p>
          </table:table-cell>
          <table:table-cell office:value-type="float" office:value="17590729" calcext:value-type="float">
            <text:p>175907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Baltasar /Kusz/ ovilio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 molitor de Uscikowo</text:p>
          </table:table-cell>
          <table:table-cell office:value-type="string" calcext:value-type="string">
            <text:p>Eva /Kuszowa/ uxor Joan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2" calcext:value-type="float">
            <text:p>632</text:p>
          </table:table-cell>
          <table:table-cell office:value-type="float" office:value="17590812" calcext:value-type="float">
            <text:p>1759081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ovilio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Stanislaus de Paryż</text:p>
          </table:table-cell>
          <table:table-cell office:value-type="string" calcext:value-type="string">
            <text:p>Constantia /Kieremusowa/ tabernatriss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2" calcext:value-type="float">
            <text:p>632</text:p>
          </table:table-cell>
          <table:table-cell office:value-type="float" office:value="17590819" calcext:value-type="float">
            <text:p>175908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Regina uxor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2" calcext:value-type="float">
            <text:p>632</text:p>
          </table:table-cell>
          <table:table-cell office:value-type="float" office:value="17590819" calcext:value-type="float">
            <text:p>175908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ndreas /Scibut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ichael /Łukowski/ sartor</text:p>
          </table:table-cell>
          <table:table-cell office:value-type="string" calcext:value-type="string">
            <text:p>Sabina /Kędzior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2" calcext:value-type="float">
            <text:p>632</text:p>
          </table:table-cell>
          <table:table-cell office:value-type="float" office:value="17590826" calcext:value-type="float">
            <text:p>175908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Scibut/ de Juncewo</text:p>
          </table:table-cell>
          <table:table-cell office:value-type="string" calcext:value-type="string">
            <text:p>Agatha tabernatrissa uxor fabri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2" calcext:value-type="float">
            <text:p>632</text:p>
          </table:table-cell>
          <table:table-cell office:value-type="float" office:value="17590909" calcext:value-type="float">
            <text:p>175909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Barbara /Scibut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3" calcext:value-type="float">
            <text:p>633</text:p>
          </table:table-cell>
          <table:table-cell office:value-type="float" office:value="17590916" calcext:value-type="float">
            <text:p>175909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Stanislaus famulus tabernatoris de Juncewo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3" calcext:value-type="float">
            <text:p>633</text:p>
          </table:table-cell>
          <table:table-cell office:value-type="float" office:value="17590923" calcext:value-type="float">
            <text:p>175909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/Krzyzonkow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oannes /Kusz/ de Juncewo</text:p>
          </table:table-cell>
          <table:table-cell office:value-type="string" calcext:value-type="string">
            <text:p>Rey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3" calcext:value-type="float">
            <text:p>633</text:p>
          </table:table-cell>
          <table:table-cell office:value-type="float" office:value="17591004" calcext:value-type="float">
            <text:p>1759100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Simon braxa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Leszczynski/</text:p>
          </table:table-cell>
          <table:table-cell office:value-type="string" calcext:value-type="string">
            <text:p>Catharina /Kil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3" calcext:value-type="float">
            <text:p>633</text:p>
          </table:table-cell>
          <table:table-cell office:value-type="float" office:value="17591004" calcext:value-type="float">
            <text:p>175910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Kieremus/ tabernator de Juncewo</text:p>
          </table:table-cell>
          <table:table-cell office:value-type="string" calcext:value-type="string">
            <text:p>Marian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3" calcext:value-type="float">
            <text:p>633</text:p>
          </table:table-cell>
          <table:table-cell office:value-type="float" office:value="17591007" calcext:value-type="float">
            <text:p>1759100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3" calcext:value-type="float">
            <text:p>633</text:p>
          </table:table-cell>
          <table:table-cell office:value-type="float" office:value="17591013" calcext:value-type="float">
            <text:p>1759101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ichael /Głon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/Grzegorzewski/ braxator</text:p>
          </table:table-cell>
          <table:table-cell office:value-type="string" calcext:value-type="string">
            <text:p>Marianna /Kędziorzanka/</text:p>
          </table:table-cell>
          <table:table-cell table:number-columns-repeated="4"/>
        </table:table-row>
        <table:table-row table:style-name="ro1">
          <table:table-cell office:value-type="float" office:value="2512673" calcext:value-type="float">
            <text:p>2512673</text:p>
          </table:table-cell>
          <table:table-cell office:value-type="float" office:value="633" calcext:value-type="float">
            <text:p>633</text:p>
          </table:table-cell>
          <table:table-cell office:value-type="float" office:value="17591014" calcext:value-type="float">
            <text:p>1759101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Werek/ adolescens</text:p>
          </table:table-cell>
          <table:table-cell office:value-type="string" calcext:value-type="string">
            <text:p>Regi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3" calcext:value-type="float">
            <text:p>633</text:p>
          </table:table-cell>
          <table:table-cell office:value-type="float" office:value="17591016" calcext:value-type="float">
            <text:p>17591016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oseph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Valentinus /Pieterek/ adolescens de Juncewo</text:p>
          </table:table-cell>
          <table:table-cell office:value-type="string" calcext:value-type="string">
            <text:p>Francis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3" calcext:value-type="float">
            <text:p>633</text:p>
          </table:table-cell>
          <table:table-cell office:value-type="float" office:value="17591022" calcext:value-type="float">
            <text:p>1759102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Marian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3" calcext:value-type="float">
            <text:p>633</text:p>
          </table:table-cell>
          <table:table-cell office:value-type="float" office:value="17591027" calcext:value-type="float">
            <text:p>175910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faber</text:p>
          </table:table-cell>
          <table:table-cell office:value-type="string" calcext:value-type="string">
            <text:p>Constantia /Kieremus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3" calcext:value-type="float">
            <text:p>633</text:p>
          </table:table-cell>
          <table:table-cell office:value-type="float" office:value="17591104" calcext:value-type="float">
            <text:p>175911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Blasius /Kaczor/</text:p>
          </table:table-cell>
          <table:table-cell office:value-type="string" calcext:value-type="string">
            <text:p>Anna de Suli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3" calcext:value-type="float">
            <text:p>633</text:p>
          </table:table-cell>
          <table:table-cell office:value-type="float" office:value="17591126" calcext:value-type="float">
            <text:p>175911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Anna /Bu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3" calcext:value-type="float">
            <text:p>633</text:p>
          </table:table-cell>
          <table:table-cell office:value-type="float" office:value="17591209" calcext:value-type="float">
            <text:p>1759120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Philippus 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3" calcext:value-type="float">
            <text:p>633</text:p>
          </table:table-cell>
          <table:table-cell office:value-type="float" office:value="17591209" calcext:value-type="float">
            <text:p>17591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ipri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ferrifaber</text:p>
          </table:table-cell>
          <table:table-cell office:value-type="string" calcext:value-type="string">
            <text:p>Regina /Kusza/ cmetoniss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3" calcext:value-type="float">
            <text:p>633</text:p>
          </table:table-cell>
          <table:table-cell office:value-type="float" office:value="17591210" calcext:value-type="float">
            <text:p>1759121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Catharina</text:p>
          </table:table-cell>
          <table:table-cell office:value-type="string" calcext:value-type="string">
            <text:p>Joannes /Tur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Guttri/ de Piotrkowice</text:p>
          </table:table-cell>
          <table:table-cell office:value-type="string" calcext:value-type="string">
            <text:p>Apollonia /Uley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3" calcext:value-type="float">
            <text:p>633</text:p>
          </table:table-cell>
          <table:table-cell office:value-type="float" office:value="17591216" calcext:value-type="float">
            <text:p>17591216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exander /Byczek/ ovilio de Sielec</text:p>
          </table:table-cell>
          <table:table-cell office:value-type="string" calcext:value-type="string">
            <text:p>Barbara uxor Laurenti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4" calcext:value-type="float">
            <text:p>634</text:p>
          </table:table-cell>
          <table:table-cell office:value-type="float" office:value="17600106" calcext:value-type="float">
            <text:p>1760010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Olender/ de Mokronosy</text:p>
          </table:table-cell>
          <table:table-cell office:value-type="string" calcext:value-type="string">
            <text:p>Regina /Olszewska/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4" calcext:value-type="float">
            <text:p>634</text:p>
          </table:table-cell>
          <table:table-cell office:value-type="float" office:value="17600113" calcext:value-type="float">
            <text:p>17600113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de Sielec</text:p>
          </table:table-cell>
          <table:table-cell office:value-type="string" calcext:value-type="string">
            <text:p>Regina /Kusprowa/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4" calcext:value-type="float">
            <text:p>634</text:p>
          </table:table-cell>
          <table:table-cell office:value-type="float" office:value="17600120" calcext:value-type="float">
            <text:p>176001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ferrifaber</text:p>
          </table:table-cell>
          <table:table-cell office:value-type="string" calcext:value-type="string">
            <text:p>Constantia uxor villic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4" calcext:value-type="float">
            <text:p>634</text:p>
          </table:table-cell>
          <table:table-cell office:value-type="float" office:value="17600127" calcext:value-type="float">
            <text:p>1760012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Cocoris</text:p>
          </table:table-cell>
          <table:table-cell office:value-type="string" calcext:value-type="string">
            <text:p>Petrus /Czapiewski/</text:p>
          </table:table-cell>
          <table:table-cell office:value-type="string" calcext:value-type="string">
            <text:p>Marianna /Rynar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4" calcext:value-type="float">
            <text:p>634</text:p>
          </table:table-cell>
          <table:table-cell office:value-type="float" office:value="17600127" calcext:value-type="float">
            <text:p>1760012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/Łukowski/</text:p>
          </table:table-cell>
          <table:table-cell office:value-type="string" calcext:value-type="string">
            <text:p>Agatha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4" calcext:value-type="float">
            <text:p>634</text:p>
          </table:table-cell>
          <table:table-cell office:value-type="float" office:value="17600211" calcext:value-type="float">
            <text:p>1760021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Wociechowski/</text:p>
          </table:table-cell>
          <table:table-cell office:value-type="string" calcext:value-type="string">
            <text:p>Agatha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4" calcext:value-type="float">
            <text:p>634</text:p>
          </table:table-cell>
          <table:table-cell office:value-type="float" office:value="17600217" calcext:value-type="float">
            <text:p>17600217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4" calcext:value-type="float">
            <text:p>634</text:p>
          </table:table-cell>
          <table:table-cell office:value-type="float" office:value="17600217" calcext:value-type="float">
            <text:p>176002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Bukowski/ tabernator</text:p>
          </table:table-cell>
          <table:table-cell office:value-type="string" calcext:value-type="string">
            <text:p>Marianna /Jakub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4" calcext:value-type="float">
            <text:p>634</text:p>
          </table:table-cell>
          <table:table-cell office:value-type="float" office:value="17600218" calcext:value-type="float">
            <text:p>1760021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 /Wociechoski/</text:p>
          </table:table-cell>
          <table:table-cell office:value-type="string" calcext:value-type="string">
            <text:p>Domicilla</text:p>
          </table:table-cell>
          <table:table-cell office:value-type="string" calcext:value-type="string">
            <text:p>Albertus /Kuszewski/</text:p>
          </table:table-cell>
          <table:table-cell office:value-type="string" calcext:value-type="string">
            <text:p>Catharina /Młod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4" calcext:value-type="float">
            <text:p>634</text:p>
          </table:table-cell>
          <table:table-cell office:value-type="float" office:value="17600224" calcext:value-type="float">
            <text:p>176002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Laurentius ovilio</text:p>
          </table:table-cell>
          <table:table-cell office:value-type="string" calcext:value-type="string">
            <text:p>Regina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4" calcext:value-type="float">
            <text:p>634</text:p>
          </table:table-cell>
          <table:table-cell office:value-type="float" office:value="17600224" calcext:value-type="float">
            <text:p>1760022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Casimirus /Saia/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Stanislaus /Kilanowski/</text:p>
          </table:table-cell>
          <table:table-cell office:value-type="string" calcext:value-type="string">
            <text:p>Victoria /Kra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4" calcext:value-type="float">
            <text:p>634</text:p>
          </table:table-cell>
          <table:table-cell office:value-type="float" office:value="17600323" calcext:value-type="float">
            <text:p>176003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Benedictus vagabund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Barbara /Scibut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4" calcext:value-type="float">
            <text:p>634</text:p>
          </table:table-cell>
          <table:table-cell office:value-type="float" office:value="17600325" calcext:value-type="float">
            <text:p>17600325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Łukoski/ sartor</text:p>
          </table:table-cell>
          <table:table-cell office:value-type="string" calcext:value-type="string">
            <text:p>Martianna /Medl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4" calcext:value-type="float">
            <text:p>634</text:p>
          </table:table-cell>
          <table:table-cell office:value-type="float" office:value="17600407" calcext:value-type="float">
            <text:p>176004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hortulanus</text:p>
          </table:table-cell>
          <table:table-cell office:value-type="string" calcext:value-type="string">
            <text:p>Constantia /Kieremusowa/ tabernatriss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4" calcext:value-type="float">
            <text:p>634</text:p>
          </table:table-cell>
          <table:table-cell office:value-type="float" office:value="17600408" calcext:value-type="float">
            <text:p>176004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hristopherus ovilio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Joannes /Strzelecki/</text:p>
          </table:table-cell>
          <table:table-cell office:value-type="string" calcext:value-type="string">
            <text:p>Catharina soror pat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6" calcext:value-type="float">
            <text:p>636</text:p>
          </table:table-cell>
          <table:table-cell office:value-type="float" office:value="17600410" calcext:value-type="float">
            <text:p>1760041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Kryszak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asimirus lignifaber de Domasławek</text:p>
          </table:table-cell>
          <table:table-cell office:value-type="string" calcext:value-type="string">
            <text:p>Marianna soror patris uxorque Joannes</text:p>
          </table:table-cell>
          <table:table-cell/>
          <table:table-cell office:value-type="string" calcext:value-type="string">
            <text:p>statim mortua es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6" calcext:value-type="float">
            <text:p>636</text:p>
          </table:table-cell>
          <table:table-cell office:value-type="float" office:value="17600420" calcext:value-type="float">
            <text:p>17600420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Regina /Soszy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6" calcext:value-type="float">
            <text:p>636</text:p>
          </table:table-cell>
          <table:table-cell office:value-type="float" office:value="17600420" calcext:value-type="float">
            <text:p>176004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aspar /Koziełk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Kostrzewa/ braxator</text:p>
          </table:table-cell>
          <table:table-cell office:value-type="string" calcext:value-type="string">
            <text:p>Marianna /Jakub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6" calcext:value-type="float">
            <text:p>636</text:p>
          </table:table-cell>
          <table:table-cell office:value-type="float" office:value="17600427" calcext:value-type="float">
            <text:p>1760042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 tabernator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6" calcext:value-type="float">
            <text:p>636</text:p>
          </table:table-cell>
          <table:table-cell office:value-type="float" office:value="17600427" calcext:value-type="float">
            <text:p>176004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Mankoski/ de Staręzynek</text:p>
          </table:table-cell>
          <table:table-cell office:value-type="string" calcext:value-type="string">
            <text:p>Apollonia /Uley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6" calcext:value-type="float">
            <text:p>636</text:p>
          </table:table-cell>
          <table:table-cell office:value-type="float" office:value="17600427" calcext:value-type="float">
            <text:p>1760042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6" calcext:value-type="float">
            <text:p>636</text:p>
          </table:table-cell>
          <table:table-cell office:value-type="float" office:value="17600505" calcext:value-type="float">
            <text:p>176005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Thomas inquilinus</text:p>
          </table:table-cell>
          <table:table-cell office:value-type="string" calcext:value-type="string">
            <text:p>Zuz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6" calcext:value-type="float">
            <text:p>636</text:p>
          </table:table-cell>
          <table:table-cell office:value-type="float" office:value="17600507" calcext:value-type="float">
            <text:p>176005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Blasius /Kaczor/</text:p>
          </table:table-cell>
          <table:table-cell office:value-type="string" calcext:value-type="string">
            <text:p>Barbara /Scibut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6" calcext:value-type="float">
            <text:p>636</text:p>
          </table:table-cell>
          <table:table-cell office:value-type="float" office:value="17600525" calcext:value-type="float">
            <text:p>176005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udovicus /Breza/</text:p>
          </table:table-cell>
          <table:table-cell office:value-type="string" calcext:value-type="string">
            <text:p>Anna /Kraszewska/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6" calcext:value-type="float">
            <text:p>636</text:p>
          </table:table-cell>
          <table:table-cell office:value-type="float" office:value="17600601" calcext:value-type="float">
            <text:p>1760060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tabernator de Międzylesie</text:p>
          </table:table-cell>
          <table:table-cell office:value-type="string" calcext:value-type="string">
            <text:p>Marianna hospita curiae Staręz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6" calcext:value-type="float">
            <text:p>636</text:p>
          </table:table-cell>
          <table:table-cell office:value-type="float" office:value="17600605" calcext:value-type="float">
            <text:p>176006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famulus de Paryż</text:p>
          </table:table-cell>
          <table:table-cell office:value-type="string" calcext:value-type="string">
            <text:p>Agatha tabernatriss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6" calcext:value-type="float">
            <text:p>636</text:p>
          </table:table-cell>
          <table:table-cell office:value-type="float" office:value="17600608" calcext:value-type="float">
            <text:p>1760060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Antonius ovilio de Piotrkowice</text:p>
          </table:table-cell>
          <table:table-cell office:value-type="string" calcext:value-type="string">
            <text:p>Marianna uxor villici Staręz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6" calcext:value-type="float">
            <text:p>636</text:p>
          </table:table-cell>
          <table:table-cell office:value-type="float" office:value="17600629" calcext:value-type="float">
            <text:p>17600629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/Łukoski/ sartor</text:p>
          </table:table-cell>
          <table:table-cell office:value-type="string" calcext:value-type="string">
            <text:p>Agath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6" calcext:value-type="float">
            <text:p>636</text:p>
          </table:table-cell>
          <table:table-cell office:value-type="float" office:value="17600706" calcext:value-type="float">
            <text:p>17600706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/Kusanowski/</text:p>
          </table:table-cell>
          <table:table-cell office:value-type="string" calcext:value-type="string">
            <text:p>Agatha tabernatrissa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8" calcext:value-type="float">
            <text:p>638</text:p>
          </table:table-cell>
          <table:table-cell office:value-type="float" office:value="17600706" calcext:value-type="float">
            <text:p>1760070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Jatuszeski/ de Sielec</text:p>
          </table:table-cell>
          <table:table-cell office:value-type="string" calcext:value-type="string">
            <text:p>Domicilla /Wociech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8" calcext:value-type="float">
            <text:p>638</text:p>
          </table:table-cell>
          <table:table-cell office:value-type="float" office:value="17600706" calcext:value-type="float">
            <text:p>1760070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acobus /Wociechowski/</text:p>
          </table:table-cell>
          <table:table-cell office:value-type="string" calcext:value-type="string">
            <text:p>Catharina /Kilan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8" calcext:value-type="float">
            <text:p>638</text:p>
          </table:table-cell>
          <table:table-cell office:value-type="float" office:value="17600713" calcext:value-type="float">
            <text:p>1760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Zawadzki/ reverendus parochii de Jedebno</text:p>
          </table:table-cell>
          <table:table-cell office:value-type="string" calcext:value-type="string">
            <text:p>Agnes de curia Dąbrowi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8" calcext:value-type="float">
            <text:p>638</text:p>
          </table:table-cell>
          <table:table-cell office:value-type="float" office:value="17600720" calcext:value-type="float">
            <text:p>17600720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 /Nering/ scultetus Komorowo</text:p>
          </table:table-cell>
          <table:table-cell office:value-type="string" calcext:value-type="string">
            <text:p>Marianna /Tydman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8" calcext:value-type="float">
            <text:p>638</text:p>
          </table:table-cell>
          <table:table-cell office:value-type="float" office:value="17600727" calcext:value-type="float">
            <text:p>1760072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/Chałas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 /Strzelewicz/ de Gorzyce</text:p>
          </table:table-cell>
          <table:table-cell office:value-type="string" calcext:value-type="string">
            <text:p>Theressia de Swiąt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8" calcext:value-type="float">
            <text:p>638</text:p>
          </table:table-cell>
          <table:table-cell office:value-type="float" office:value="17600803" calcext:value-type="float">
            <text:p>176008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Strzelec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molitor de Domasławek</text:p>
          </table:table-cell>
          <table:table-cell office:value-type="string" calcext:value-type="string">
            <text:p>Constantia uxor vilici Dąbrowien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8" calcext:value-type="float">
            <text:p>638</text:p>
          </table:table-cell>
          <table:table-cell office:value-type="float" office:value="17600803" calcext:value-type="float">
            <text:p>176008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Nicolaus molitor</text:p>
          </table:table-cell>
          <table:table-cell office:value-type="string" calcext:value-type="string">
            <text:p>Marianna /Jakub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8" calcext:value-type="float">
            <text:p>638</text:p>
          </table:table-cell>
          <table:table-cell office:value-type="float" office:value="17600803" calcext:value-type="float">
            <text:p>1760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Dominicus /Kusz/ cmeto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ichael /Łukoski/ sartor</text:p>
          </table:table-cell>
          <table:table-cell office:value-type="string" calcext:value-type="string">
            <text:p>Constantia /Kieremusowa/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8" calcext:value-type="float">
            <text:p>638</text:p>
          </table:table-cell>
          <table:table-cell office:value-type="float" office:value="17600804" calcext:value-type="float">
            <text:p>17600804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 adolescens de Domasławek</text:p>
          </table:table-cell>
          <table:table-cell office:value-type="string" calcext:value-type="string">
            <text:p>Marianna uxor villici de Staręz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8" calcext:value-type="float">
            <text:p>638</text:p>
          </table:table-cell>
          <table:table-cell office:value-type="float" office:value="17600810" calcext:value-type="float">
            <text:p>1760081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 /Tomicki/ de Staręzynek</text:p>
          </table:table-cell>
          <table:table-cell office:value-type="string" calcext:value-type="string">
            <text:p>Anna /Krasze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8" calcext:value-type="float">
            <text:p>638</text:p>
          </table:table-cell>
          <table:table-cell office:value-type="float" office:value="17600817" calcext:value-type="float">
            <text:p>176008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Viktor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8" calcext:value-type="float">
            <text:p>638</text:p>
          </table:table-cell>
          <table:table-cell office:value-type="float" office:value="17600826" calcext:value-type="float">
            <text:p>176008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Petr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Casimirus /Kędziora/</text:p>
          </table:table-cell>
          <table:table-cell office:value-type="string" calcext:value-type="string">
            <text:p>Constantia /Kieremus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8" calcext:value-type="float">
            <text:p>638</text:p>
          </table:table-cell>
          <table:table-cell office:value-type="float" office:value="17600831" calcext:value-type="float">
            <text:p>1760083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elix /Kędziora/</text:p>
          </table:table-cell>
          <table:table-cell office:value-type="string" calcext:value-type="string">
            <text:p>Barbara</text:p>
          </table:table-cell>
          <table:table-cell/>
          <table:table-cell office:value-type="string" calcext:value-type="string">
            <text:p>geminos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38" calcext:value-type="float">
            <text:p>638</text:p>
          </table:table-cell>
          <table:table-cell office:value-type="float" office:value="17600831" calcext:value-type="float">
            <text:p>1760083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 /Nowaczyk/</text:p>
          </table:table-cell>
          <table:table-cell office:value-type="string" calcext:value-type="string">
            <text:p>Dorothea /Lewandoska/</text:p>
          </table:table-cell>
          <table:table-cell/>
          <table:table-cell office:value-type="string" calcext:value-type="string">
            <text:p>geminos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0" calcext:value-type="float">
            <text:p>640</text:p>
          </table:table-cell>
          <table:table-cell office:value-type="float" office:value="17600831" calcext:value-type="float">
            <text:p>1760083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Mathi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/Kuszyk/ de Juncewo</text:p>
          </table:table-cell>
          <table:table-cell office:value-type="string" calcext:value-type="string">
            <text:p>Agn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0" calcext:value-type="float">
            <text:p>640</text:p>
          </table:table-cell>
          <table:table-cell office:value-type="float" office:value="17600906" calcext:value-type="float">
            <text:p>17600906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Helena /Szynarzewska/ in servitus existens</text:p>
          </table:table-cell>
          <table:table-cell office:value-type="string" calcext:value-type="string">
            <text:p>Franciscus /Kieremus/ de Juncewo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0" calcext:value-type="float">
            <text:p>640</text:p>
          </table:table-cell>
          <table:table-cell office:value-type="float" office:value="17600907" calcext:value-type="float">
            <text:p>176009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de Staręzynek</text:p>
          </table:table-cell>
          <table:table-cell office:value-type="string" calcext:value-type="string">
            <text:p>Catharina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0" calcext:value-type="float">
            <text:p>640</text:p>
          </table:table-cell>
          <table:table-cell office:value-type="float" office:value="17600907" calcext:value-type="float">
            <text:p>1760090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 Bartholomeus</text:p>
          </table:table-cell>
          <table:table-cell office:value-type="string" calcext:value-type="string">
            <text:p>Joannes /Mrocze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braxator</text:p>
          </table:table-cell>
          <table:table-cell office:value-type="string" calcext:value-type="string">
            <text:p>Agnes /Grabar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0" calcext:value-type="float">
            <text:p>640</text:p>
          </table:table-cell>
          <table:table-cell office:value-type="float" office:value="17600907" calcext:value-type="float">
            <text:p>1760090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Alexander /Byczek/ ovilio</text:p>
          </table:table-cell>
          <table:table-cell office:value-type="string" calcext:value-type="string">
            <text:p>Mart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0" calcext:value-type="float">
            <text:p>640</text:p>
          </table:table-cell>
          <table:table-cell office:value-type="float" office:value="17600913" calcext:value-type="float">
            <text:p>1760091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 /Ravinski/ possessor suo jure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Uleyski/ tenutarius de Juncewo</text:p>
          </table:table-cell>
          <table:table-cell office:value-type="string" calcext:value-type="string">
            <text:p>Barbara /Tur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0" calcext:value-type="float">
            <text:p>640</text:p>
          </table:table-cell>
          <table:table-cell office:value-type="float" office:value="17600924" calcext:value-type="float">
            <text:p>176009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imon /Trenadlow/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Constantia /Kieremus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0" calcext:value-type="float">
            <text:p>640</text:p>
          </table:table-cell>
          <table:table-cell office:value-type="float" office:value="17601000" calcext:value-type="float">
            <text:p>1760100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Kędziora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lexander /Byczek/</text:p>
          </table:table-cell>
          <table:table-cell office:value-type="string" calcext:value-type="string">
            <text:p>Regina tabernatrissa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0" calcext:value-type="float">
            <text:p>640</text:p>
          </table:table-cell>
          <table:table-cell office:value-type="float" office:value="17601015" calcext:value-type="float">
            <text:p>176010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Agne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0" calcext:value-type="float">
            <text:p>640</text:p>
          </table:table-cell>
          <table:table-cell office:value-type="float" office:value="17601019" calcext:value-type="float">
            <text:p>17601019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Valentinus inquilinus</text:p>
          </table:table-cell>
          <table:table-cell office:value-type="string" calcext:value-type="string">
            <text:p>Barbara uxor Laurenti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0" calcext:value-type="float">
            <text:p>640</text:p>
          </table:table-cell>
          <table:table-cell office:value-type="float" office:value="17601025" calcext:value-type="float">
            <text:p>1760102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ucas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Barbara /Kuszowa/ uxor ovilion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0" calcext:value-type="float">
            <text:p>640</text:p>
          </table:table-cell>
          <table:table-cell office:value-type="float" office:value="17601026" calcext:value-type="float">
            <text:p>17601026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 /Serdyn/</text:p>
          </table:table-cell>
          <table:table-cell office:value-type="string" calcext:value-type="string">
            <text:p>Agnes uxor inquilin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0" calcext:value-type="float">
            <text:p>640</text:p>
          </table:table-cell>
          <table:table-cell office:value-type="float" office:value="17601109" calcext:value-type="float">
            <text:p>17601109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ovilio</text:p>
          </table:table-cell>
          <table:table-cell office:value-type="string" calcext:value-type="string">
            <text:p>Hedvigis /Nieskorali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0" calcext:value-type="float">
            <text:p>640</text:p>
          </table:table-cell>
          <table:table-cell office:value-type="float" office:value="17601116" calcext:value-type="float">
            <text:p>1760111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Casimirus molitor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Felix</text:p>
          </table:table-cell>
          <table:table-cell office:value-type="string" calcext:value-type="string">
            <text:p>Regina /Kiepurzyna/ de Mokronosy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0" calcext:value-type="float">
            <text:p>640</text:p>
          </table:table-cell>
          <table:table-cell office:value-type="float" office:value="17601118" calcext:value-type="float">
            <text:p>17601118</text:p>
          </table:table-cell>
          <table:table-cell office:value-type="string" calcext:value-type="string">
            <text:p>Domki Plebansk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 /Pozor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erus /Makowiecki/</text:p>
          </table:table-cell>
          <table:table-cell office:value-type="string" calcext:value-type="string">
            <text:p>Theressia /Makowiecka/ filia sua de Domo Plebanal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1" calcext:value-type="float">
            <text:p>641</text:p>
          </table:table-cell>
          <table:table-cell office:value-type="float" office:value="17601123" calcext:value-type="float">
            <text:p>1760112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ovilio de Piotrkowice</text:p>
          </table:table-cell>
          <table:table-cell office:value-type="string" calcext:value-type="string">
            <text:p>Barbara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1" calcext:value-type="float">
            <text:p>641</text:p>
          </table:table-cell>
          <table:table-cell office:value-type="float" office:value="17601125" calcext:value-type="float">
            <text:p>176011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ovilio</text:p>
          </table:table-cell>
          <table:table-cell office:value-type="string" calcext:value-type="string">
            <text:p>Marianna /Jakub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1" calcext:value-type="float">
            <text:p>641</text:p>
          </table:table-cell>
          <table:table-cell office:value-type="float" office:value="17601214" calcext:value-type="float">
            <text:p>17601214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 inquilinus</text:p>
          </table:table-cell>
          <table:table-cell office:value-type="string" calcext:value-type="string">
            <text:p>Regina /Wal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1" calcext:value-type="float">
            <text:p>641</text:p>
          </table:table-cell>
          <table:table-cell office:value-type="float" office:value="17601214" calcext:value-type="float">
            <text:p>176012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thias villicus curiae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Ludovicus /Breza/</text:p>
          </table:table-cell>
          <table:table-cell office:value-type="string" calcext:value-type="string">
            <text:p>Catharina /Kiaszewska/ uxor /Młodecki/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1" calcext:value-type="float">
            <text:p>641</text:p>
          </table:table-cell>
          <table:table-cell office:value-type="float" office:value="17610123" calcext:value-type="float">
            <text:p>176101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lbertus /Jęrzak/ tabernator</text:p>
          </table:table-cell>
          <table:table-cell office:value-type="string" calcext:value-type="string">
            <text:p>Marianna /Jakub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1" calcext:value-type="float">
            <text:p>641</text:p>
          </table:table-cell>
          <table:table-cell office:value-type="float" office:value="17610125" calcext:value-type="float">
            <text:p>1761012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braxa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braxator de Gorki Koscielne</text:p>
          </table:table-cell>
          <table:table-cell office:value-type="string" calcext:value-type="string">
            <text:p>Marianna uxor ill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1" calcext:value-type="float">
            <text:p>641</text:p>
          </table:table-cell>
          <table:table-cell office:value-type="float" office:value="17610125" calcext:value-type="float">
            <text:p>176101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Thomas /Pospiekałow/</text:p>
          </table:table-cell>
          <table:table-cell office:value-type="string" calcext:value-type="string">
            <text:p>Margarith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1" calcext:value-type="float">
            <text:p>641</text:p>
          </table:table-cell>
          <table:table-cell office:value-type="float" office:value="17610125" calcext:value-type="float">
            <text:p>176101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etrus /Feblikow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 /Uleyski/ tenutarius de Juncewo</text:p>
          </table:table-cell>
          <table:table-cell office:value-type="string" calcext:value-type="string">
            <text:p>Barbara /Frzebiałowska/ de Ustas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1" calcext:value-type="float">
            <text:p>641</text:p>
          </table:table-cell>
          <table:table-cell office:value-type="float" office:value="17610201" calcext:value-type="float">
            <text:p>176102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exander /Byczek/</text:p>
          </table:table-cell>
          <table:table-cell office:value-type="string" calcext:value-type="string">
            <text:p>Zoph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1" calcext:value-type="float">
            <text:p>641</text:p>
          </table:table-cell>
          <table:table-cell office:value-type="float" office:value="17610222" calcext:value-type="float">
            <text:p>176102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Domagałow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Franciscus /Kusz/</text:p>
          </table:table-cell>
          <table:table-cell office:value-type="string" calcext:value-type="string">
            <text:p>Barbara /Kuszowa/ uxor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1" calcext:value-type="float">
            <text:p>641</text:p>
          </table:table-cell>
          <table:table-cell office:value-type="float" office:value="17610224" calcext:value-type="float">
            <text:p>1761022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asimirus tabernator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Marianna /Jakubos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1" calcext:value-type="float">
            <text:p>641</text:p>
          </table:table-cell>
          <table:table-cell office:value-type="float" office:value="17610304" calcext:value-type="float">
            <text:p>1761030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hilippus /Przygodziak/</text:p>
          </table:table-cell>
          <table:table-cell office:value-type="string" calcext:value-type="string">
            <text:p>Catharina /Kolas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1" calcext:value-type="float">
            <text:p>641</text:p>
          </table:table-cell>
          <table:table-cell office:value-type="float" office:value="17610308" calcext:value-type="float">
            <text:p>176103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Regina uxor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3" calcext:value-type="float">
            <text:p>643</text:p>
          </table:table-cell>
          <table:table-cell office:value-type="float" office:value="17610305" calcext:value-type="float">
            <text:p>1761030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unegundis</text:p>
          </table:table-cell>
          <table:table-cell office:value-type="string" calcext:value-type="string">
            <text:p>Jacobus /Uleyski/</text:p>
          </table:table-cell>
          <table:table-cell office:value-type="string" calcext:value-type="string">
            <text:p>Apollonia /Niesołoska/</text:p>
          </table:table-cell>
          <table:table-cell office:value-type="string" calcext:value-type="string">
            <text:p>Michael /Guttri/ de Piotrkowice</text:p>
          </table:table-cell>
          <table:table-cell office:value-type="string" calcext:value-type="string">
            <text:p>Josepha /Chocisziska/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3" calcext:value-type="float">
            <text:p>643</text:p>
          </table:table-cell>
          <table:table-cell office:value-type="float" office:value="17610319" calcext:value-type="float">
            <text:p>176103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Joannes adolescens</text:p>
          </table:table-cell>
          <table:table-cell office:value-type="string" calcext:value-type="string">
            <text:p>Marianna uxor auriga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3" calcext:value-type="float">
            <text:p>643</text:p>
          </table:table-cell>
          <table:table-cell office:value-type="float" office:value="17610323" calcext:value-type="float">
            <text:p>176103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de Juncewo</text:p>
          </table:table-cell>
          <table:table-cell office:value-type="string" calcext:value-type="string">
            <text:p>Constantia /Kieremusowa/ tabernatriss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3" calcext:value-type="float">
            <text:p>643</text:p>
          </table:table-cell>
          <table:table-cell office:value-type="float" office:value="17610326" calcext:value-type="float">
            <text:p>1761032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 Stanislaus</text:p>
          </table:table-cell>
          <table:table-cell office:value-type="string" calcext:value-type="string">
            <text:p>Joannes /Skornic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Uleyski/ de Juncewo</text:p>
          </table:table-cell>
          <table:table-cell office:value-type="string" calcext:value-type="string">
            <text:p>Apollonia /Uleyska/ consors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3" calcext:value-type="float">
            <text:p>643</text:p>
          </table:table-cell>
          <table:table-cell office:value-type="float" office:value="17610329" calcext:value-type="float">
            <text:p>176103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ankoski/ de Staręzynek</text:p>
          </table:table-cell>
          <table:table-cell office:value-type="string" calcext:value-type="string">
            <text:p>Barbara /Mankoska/ consors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3" calcext:value-type="float">
            <text:p>643</text:p>
          </table:table-cell>
          <table:table-cell office:value-type="float" office:value="17610405" calcext:value-type="float">
            <text:p>176104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unegund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3" calcext:value-type="float">
            <text:p>643</text:p>
          </table:table-cell>
          <table:table-cell office:value-type="float" office:value="17610405" calcext:value-type="float">
            <text:p>176104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exander /Byczek/ ovilio de Sielec</text:p>
          </table:table-cell>
          <table:table-cell office:value-type="string" calcext:value-type="string">
            <text:p>Constantia /Kieremusowa/ tabernatriss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3" calcext:value-type="float">
            <text:p>643</text:p>
          </table:table-cell>
          <table:table-cell office:value-type="float" office:value="17610419" calcext:value-type="float">
            <text:p>176104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/Łukoski/ sartor</text:p>
          </table:table-cell>
          <table:table-cell office:value-type="string" calcext:value-type="string">
            <text:p>Barbara /Scibut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3" calcext:value-type="float">
            <text:p>643</text:p>
          </table:table-cell>
          <table:table-cell office:value-type="float" office:value="17610506" calcext:value-type="float">
            <text:p>176105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Łukoski/ sartor</text:p>
          </table:table-cell>
          <table:table-cell office:value-type="string" calcext:value-type="string">
            <text:p>Marianna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3" calcext:value-type="float">
            <text:p>643</text:p>
          </table:table-cell>
          <table:table-cell office:value-type="float" office:value="17610531" calcext:value-type="float">
            <text:p>176105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Przybył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Scibut/</text:p>
          </table:table-cell>
          <table:table-cell office:value-type="string" calcext:value-type="string">
            <text:p>Regina /By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3" calcext:value-type="float">
            <text:p>643</text:p>
          </table:table-cell>
          <table:table-cell office:value-type="float" office:value="17610531" calcext:value-type="float">
            <text:p>176105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Hertma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Nicolaus molitor</text:p>
          </table:table-cell>
          <table:table-cell office:value-type="string" calcext:value-type="string">
            <text:p>Catharina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3" calcext:value-type="float">
            <text:p>643</text:p>
          </table:table-cell>
          <table:table-cell office:value-type="float" office:value="17610531" calcext:value-type="float">
            <text:p>1761053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tianna</text:p>
          </table:table-cell>
          <table:table-cell office:value-type="string" calcext:value-type="string">
            <text:p>Gregorius /Zurek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lexander /Byczek/ ovilio</text:p>
          </table:table-cell>
          <table:table-cell office:value-type="string" calcext:value-type="string">
            <text:p>Agn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3" calcext:value-type="float">
            <text:p>643</text:p>
          </table:table-cell>
          <table:table-cell office:value-type="float" office:value="17610628" calcext:value-type="float">
            <text:p>1761062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opherus acatholic scultetus de Grzymuntowice</text:p>
          </table:table-cell>
          <table:table-cell office:value-type="string" calcext:value-type="string">
            <text:p>Christ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3" calcext:value-type="float">
            <text:p>643</text:p>
          </table:table-cell>
          <table:table-cell office:value-type="float" office:value="17610628" calcext:value-type="float">
            <text:p>1761062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Kusz/ de Juncewo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5" calcext:value-type="float">
            <text:p>645</text:p>
          </table:table-cell>
          <table:table-cell office:value-type="float" office:value="17610629" calcext:value-type="float">
            <text:p>1761062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hilippus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5" calcext:value-type="float">
            <text:p>645</text:p>
          </table:table-cell>
          <table:table-cell office:value-type="float" office:value="17610725" calcext:value-type="float">
            <text:p>176107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molitor de Domasławek</text:p>
          </table:table-cell>
          <table:table-cell office:value-type="string" calcext:value-type="string">
            <text:p>Theressia virgo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5" calcext:value-type="float">
            <text:p>645</text:p>
          </table:table-cell>
          <table:table-cell office:value-type="float" office:value="17610726" calcext:value-type="float">
            <text:p>17610726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Martianna</text:p>
          </table:table-cell>
          <table:table-cell office:value-type="string" calcext:value-type="string">
            <text:p>Alexander /Byczek/</text:p>
          </table:table-cell>
          <table:table-cell office:value-type="string" calcext:value-type="string">
            <text:p>Agn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5" calcext:value-type="float">
            <text:p>645</text:p>
          </table:table-cell>
          <table:table-cell office:value-type="float" office:value="17610803" calcext:value-type="float">
            <text:p>176108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Petr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ichael /Lukoski/ sartor</text:p>
          </table:table-cell>
          <table:table-cell office:value-type="string" calcext:value-type="string">
            <text:p>Marianna /Wal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5" calcext:value-type="float">
            <text:p>645</text:p>
          </table:table-cell>
          <table:table-cell office:value-type="float" office:value="17610809" calcext:value-type="float">
            <text:p>176108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Scibut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Uleyski/ tenutarius de Juncewo</text:p>
          </table:table-cell>
          <table:table-cell office:value-type="string" calcext:value-type="string">
            <text:p>Apollonia /Niesiołowska/ consors eius /Ule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5" calcext:value-type="float">
            <text:p>645</text:p>
          </table:table-cell>
          <table:table-cell office:value-type="float" office:value="17610815" calcext:value-type="float">
            <text:p>176108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Gaspa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Bukowski/ tabernator</text:p>
          </table:table-cell>
          <table:table-cell office:value-type="string" calcext:value-type="string">
            <text:p>Marianna /Jakub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5" calcext:value-type="float">
            <text:p>645</text:p>
          </table:table-cell>
          <table:table-cell office:value-type="float" office:value="17610823" calcext:value-type="float">
            <text:p>176108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Hedvig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5" calcext:value-type="float">
            <text:p>645</text:p>
          </table:table-cell>
          <table:table-cell office:value-type="float" office:value="17610914" calcext:value-type="float">
            <text:p>176109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Albertus /Oleynik/</text:p>
          </table:table-cell>
          <table:table-cell office:value-type="string" calcext:value-type="string">
            <text:p>Hedvigis</text:p>
          </table:table-cell>
          <table:table-cell/>
          <table:table-cell office:value-type="string" calcext:value-type="string">
            <text:p>geminos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5" calcext:value-type="float">
            <text:p>645</text:p>
          </table:table-cell>
          <table:table-cell office:value-type="float" office:value="17610914" calcext:value-type="float">
            <text:p>176109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Hedvigis</text:p>
          </table:table-cell>
          <table:table-cell/>
          <table:table-cell office:value-type="string" calcext:value-type="string">
            <text:p>geminos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5" calcext:value-type="float">
            <text:p>645</text:p>
          </table:table-cell>
          <table:table-cell office:value-type="float" office:value="17610921" calcext:value-type="float">
            <text:p>176109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molitor de Domasławek</text:p>
          </table:table-cell>
          <table:table-cell office:value-type="string" calcext:value-type="string">
            <text:p>Mariann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5" calcext:value-type="float">
            <text:p>645</text:p>
          </table:table-cell>
          <table:table-cell office:value-type="float" office:value="17610921" calcext:value-type="float">
            <text:p>1761092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Catharina uxor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5" calcext:value-type="float">
            <text:p>645</text:p>
          </table:table-cell>
          <table:table-cell office:value-type="float" office:value="17610921" calcext:value-type="float">
            <text:p>176109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lthasar braxator</text:p>
          </table:table-cell>
          <table:table-cell office:value-type="string" calcext:value-type="string">
            <text:p>Hedvig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5" calcext:value-type="float">
            <text:p>645</text:p>
          </table:table-cell>
          <table:table-cell office:value-type="float" office:value="17610927" calcext:value-type="float">
            <text:p>1761092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artinus /Scibut/ de Juncewo</text:p>
          </table:table-cell>
          <table:table-cell office:value-type="string" calcext:value-type="string">
            <text:p>Constantia /Kieremus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6" calcext:value-type="float">
            <text:p>646</text:p>
          </table:table-cell>
          <table:table-cell office:value-type="float" office:value="17611011" calcext:value-type="float">
            <text:p>1761101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6" calcext:value-type="float">
            <text:p>646</text:p>
          </table:table-cell>
          <table:table-cell office:value-type="float" office:value="17611011" calcext:value-type="float">
            <text:p>1761101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 /Were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lbertus /Kusz/ de Juncewo</text:p>
          </table:table-cell>
          <table:table-cell office:value-type="string" calcext:value-type="string">
            <text:p>Magdalena /Kusz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6" calcext:value-type="float">
            <text:p>646</text:p>
          </table:table-cell>
          <table:table-cell office:value-type="float" office:value="17611011" calcext:value-type="float">
            <text:p>176110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oschis illegitimate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6" calcext:value-type="float">
            <text:p>646</text:p>
          </table:table-cell>
          <table:table-cell office:value-type="float" office:value="17611025" calcext:value-type="float">
            <text:p>17611025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Siena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Petrus /Tyla/</text:p>
          </table:table-cell>
          <table:table-cell office:value-type="string" calcext:value-type="string">
            <text:p>Zoph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6" calcext:value-type="float">
            <text:p>646</text:p>
          </table:table-cell>
          <table:table-cell office:value-type="float" office:value="17611025" calcext:value-type="float">
            <text:p>1761102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Stanislaus /Kiklanowski/</text:p>
          </table:table-cell>
          <table:table-cell office:value-type="string" calcext:value-type="string">
            <text:p>Anna /Małach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6" calcext:value-type="float">
            <text:p>646</text:p>
          </table:table-cell>
          <table:table-cell office:value-type="float" office:value="17611108" calcext:value-type="float">
            <text:p>176111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Balthasar /Kusz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Mankoski/ de Staręzynek</text:p>
          </table:table-cell>
          <table:table-cell office:value-type="string" calcext:value-type="string">
            <text:p>Barbara /Mankoska/ consors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6" calcext:value-type="float">
            <text:p>646</text:p>
          </table:table-cell>
          <table:table-cell office:value-type="float" office:value="17611208" calcext:value-type="float">
            <text:p>176112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villicus</text:p>
          </table:table-cell>
          <table:table-cell office:value-type="string" calcext:value-type="string">
            <text:p>Marianna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6" calcext:value-type="float">
            <text:p>646</text:p>
          </table:table-cell>
          <table:table-cell office:value-type="float" office:value="17611220" calcext:value-type="float">
            <text:p>1761122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auriga</text:p>
          </table:table-cell>
          <table:table-cell office:value-type="string" calcext:value-type="string">
            <text:p>Regina de S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6" calcext:value-type="float">
            <text:p>646</text:p>
          </table:table-cell>
          <table:table-cell office:value-type="float" office:value="17611227" calcext:value-type="float">
            <text:p>17611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hilippus de Domasławek</text:p>
          </table:table-cell>
          <table:table-cell office:value-type="string" calcext:value-type="string">
            <text:p>Constantia uxor vilici Dąbrowien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6" calcext:value-type="float">
            <text:p>646</text:p>
          </table:table-cell>
          <table:table-cell office:value-type="float" office:value="17620103" calcext:value-type="float">
            <text:p>1762010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Balthasar braxator</text:p>
          </table:table-cell>
          <table:table-cell office:value-type="string" calcext:value-type="string">
            <text:p>Agn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6" calcext:value-type="float">
            <text:p>646</text:p>
          </table:table-cell>
          <table:table-cell office:value-type="float" office:value="17620103" calcext:value-type="float">
            <text:p>17620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Alexander /Byczek/</text:p>
          </table:table-cell>
          <table:table-cell office:value-type="string" calcext:value-type="string">
            <text:p>Marianna /Pioter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6" calcext:value-type="float">
            <text:p>646</text:p>
          </table:table-cell>
          <table:table-cell office:value-type="float" office:value="17620104" calcext:value-type="float">
            <text:p>1762010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artinus /Werczak/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6" calcext:value-type="float">
            <text:p>646</text:p>
          </table:table-cell>
          <table:table-cell office:value-type="float" office:value="17620106" calcext:value-type="float">
            <text:p>176201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Catharina /Ton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6" calcext:value-type="float">
            <text:p>646</text:p>
          </table:table-cell>
          <table:table-cell office:value-type="float" office:value="17620112" calcext:value-type="float">
            <text:p>176201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Zophia</text:p>
          </table:table-cell>
          <table:table-cell office:value-type="string" calcext:value-type="string">
            <text:p>Petrus /Sokszczow/</text:p>
          </table:table-cell>
          <table:table-cell office:value-type="string" calcext:value-type="string">
            <text:p>Apollonia /Uley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6" calcext:value-type="float">
            <text:p>646</text:p>
          </table:table-cell>
          <table:table-cell office:value-type="float" office:value="17620117" calcext:value-type="float">
            <text:p>176201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Balthasar brax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braxator de Domasławek</text:p>
          </table:table-cell>
          <table:table-cell office:value-type="string" calcext:value-type="string">
            <text:p>Marianna uxor braxatoris de Gorki Koscieln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8" calcext:value-type="float">
            <text:p>648</text:p>
          </table:table-cell>
          <table:table-cell office:value-type="float" office:value="17620117" calcext:value-type="float">
            <text:p>1762011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exander /Byczek/</text:p>
          </table:table-cell>
          <table:table-cell office:value-type="string" calcext:value-type="string">
            <text:p>Barb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8" calcext:value-type="float">
            <text:p>648</text:p>
          </table:table-cell>
          <table:table-cell office:value-type="float" office:value="17620117" calcext:value-type="float">
            <text:p>1762011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ferrifaber</text:p>
          </table:table-cell>
          <table:table-cell office:value-type="string" calcext:value-type="string">
            <text:p>Dorothea /Lewand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8" calcext:value-type="float">
            <text:p>648</text:p>
          </table:table-cell>
          <table:table-cell office:value-type="float" office:value="17620131" calcext:value-type="float">
            <text:p>1762013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Kieremus/ tabernator</text:p>
          </table:table-cell>
          <table:table-cell office:value-type="string" calcext:value-type="string">
            <text:p>Marianna /Pioter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8" calcext:value-type="float">
            <text:p>648</text:p>
          </table:table-cell>
          <table:table-cell office:value-type="float" office:value="17620213" calcext:value-type="float">
            <text:p>176202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Barbara /Szper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8" calcext:value-type="float">
            <text:p>648</text:p>
          </table:table-cell>
          <table:table-cell office:value-type="float" office:value="17620214" calcext:value-type="float">
            <text:p>17620214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Elisabeth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8" calcext:value-type="float">
            <text:p>648</text:p>
          </table:table-cell>
          <table:table-cell office:value-type="float" office:value="17620214" calcext:value-type="float">
            <text:p>176202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slaus</text:p>
          </table:table-cell>
          <table:table-cell office:value-type="string" calcext:value-type="string">
            <text:p>Christopher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oseph /Nering/ scultetus Komorowo</text:p>
          </table:table-cell>
          <table:table-cell office:value-type="string" calcext:value-type="string">
            <text:p>Marianna filia s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8" calcext:value-type="float">
            <text:p>648</text:p>
          </table:table-cell>
          <table:table-cell office:value-type="float" office:value="17620221" calcext:value-type="float">
            <text:p>17620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8" calcext:value-type="float">
            <text:p>648</text:p>
          </table:table-cell>
          <table:table-cell office:value-type="float" office:value="17620228" calcext:value-type="float">
            <text:p>176202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Thomas auriga</text:p>
          </table:table-cell>
          <table:table-cell office:value-type="string" calcext:value-type="string">
            <text:p>Marianna /Jakub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8" calcext:value-type="float">
            <text:p>648</text:p>
          </table:table-cell>
          <table:table-cell office:value-type="float" office:value="17620307" calcext:value-type="float">
            <text:p>176203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aurentius pastor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Catharina /Jac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8" calcext:value-type="float">
            <text:p>648</text:p>
          </table:table-cell>
          <table:table-cell office:value-type="float" office:value="17620307" calcext:value-type="float">
            <text:p>176203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 /Bu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8" calcext:value-type="float">
            <text:p>648</text:p>
          </table:table-cell>
          <table:table-cell office:value-type="float" office:value="17620307" calcext:value-type="float">
            <text:p>176203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rianna /Jakub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8" calcext:value-type="float">
            <text:p>648</text:p>
          </table:table-cell>
          <table:table-cell office:value-type="float" office:value="17620309" calcext:value-type="float">
            <text:p>17620309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Laurentius /Chałas/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Barb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8" calcext:value-type="float">
            <text:p>648</text:p>
          </table:table-cell>
          <table:table-cell office:value-type="float" office:value="17620314" calcext:value-type="float">
            <text:p>176203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8" calcext:value-type="float">
            <text:p>648</text:p>
          </table:table-cell>
          <table:table-cell office:value-type="float" office:value="17620314" calcext:value-type="float">
            <text:p>1762031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Saia/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Joseph /Tomicki/ de Staręzynek</text:p>
          </table:table-cell>
          <table:table-cell office:value-type="string" calcext:value-type="string">
            <text:p>Catharina /Młod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8" calcext:value-type="float">
            <text:p>648</text:p>
          </table:table-cell>
          <table:table-cell office:value-type="float" office:value="17620323" calcext:value-type="float">
            <text:p>1762032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ctor Casimirus</text:p>
          </table:table-cell>
          <table:table-cell office:value-type="string" calcext:value-type="string">
            <text:p>Joannes /Tur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/Deminski/</text:p>
          </table:table-cell>
          <table:table-cell office:value-type="string" calcext:value-type="string">
            <text:p>Apollonia /Uleys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48" calcext:value-type="float">
            <text:p>648</text:p>
          </table:table-cell>
          <table:table-cell office:value-type="float" office:value="17620325" calcext:value-type="float">
            <text:p>17620325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0" calcext:value-type="float">
            <text:p>650</text:p>
          </table:table-cell>
          <table:table-cell office:value-type="float" office:value="17620328" calcext:value-type="float">
            <text:p>17620328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tianna</text:p>
          </table:table-cell>
          <table:table-cell office:value-type="string" calcext:value-type="string">
            <text:p>Andreas /Mędel/</text:p>
          </table:table-cell>
          <table:table-cell office:value-type="string" calcext:value-type="string">
            <text:p>Marianna /Kniasz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0" calcext:value-type="float">
            <text:p>650</text:p>
          </table:table-cell>
          <table:table-cell office:value-type="float" office:value="17620413" calcext:value-type="float">
            <text:p>176204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Kłaczkow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Barbara /Kuiawi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0" calcext:value-type="float">
            <text:p>650</text:p>
          </table:table-cell>
          <table:table-cell office:value-type="float" office:value="17620502" calcext:value-type="float">
            <text:p>176205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exander /Byczek/ ovilio</text:p>
          </table:table-cell>
          <table:table-cell office:value-type="string" calcext:value-type="string">
            <text:p>Hedvig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0" calcext:value-type="float">
            <text:p>650</text:p>
          </table:table-cell>
          <table:table-cell office:value-type="float" office:value="17620515" calcext:value-type="float">
            <text:p>176205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Strzelec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exander /Byczek/</text:p>
          </table:table-cell>
          <table:table-cell office:value-type="string" calcext:value-type="string">
            <text:p>Barbara /Scibut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0" calcext:value-type="float">
            <text:p>650</text:p>
          </table:table-cell>
          <table:table-cell office:value-type="float" office:value="17620516" calcext:value-type="float">
            <text:p>176205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 Nepomucenus</text:p>
          </table:table-cell>
          <table:table-cell office:value-type="string" calcext:value-type="string">
            <text:p>Andreas /Scibut/ tabernator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oannes /Byczek/</text:p>
          </table:table-cell>
          <table:table-cell office:value-type="string" calcext:value-type="string">
            <text:p>Barbara /Scibut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0" calcext:value-type="float">
            <text:p>650</text:p>
          </table:table-cell>
          <table:table-cell office:value-type="float" office:value="17620530" calcext:value-type="float">
            <text:p>176205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Byczek/</text:p>
          </table:table-cell>
          <table:table-cell office:value-type="string" calcext:value-type="string">
            <text:p>Theressia /Scibutka/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0" calcext:value-type="float">
            <text:p>650</text:p>
          </table:table-cell>
          <table:table-cell office:value-type="float" office:value="17620620" calcext:value-type="float">
            <text:p>17620620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simirus /Kniakow/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dreas /Mędel/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0" calcext:value-type="float">
            <text:p>650</text:p>
          </table:table-cell>
          <table:table-cell office:value-type="float" office:value="17620620" calcext:value-type="float">
            <text:p>17620620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0" calcext:value-type="float">
            <text:p>650</text:p>
          </table:table-cell>
          <table:table-cell office:value-type="float" office:value="17620627" calcext:value-type="float">
            <text:p>176206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Nowaczyk/ de Domasławek</text:p>
          </table:table-cell>
          <table:table-cell office:value-type="string" calcext:value-type="string">
            <text:p>Marianna de Turz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0" calcext:value-type="float">
            <text:p>650</text:p>
          </table:table-cell>
          <table:table-cell office:value-type="float" office:value="17620630" calcext:value-type="float">
            <text:p>17620630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ankoski/</text:p>
          </table:table-cell>
          <table:table-cell office:value-type="string" calcext:value-type="string">
            <text:p>Barbara /Mankoska/ consors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0" calcext:value-type="float">
            <text:p>650</text:p>
          </table:table-cell>
          <table:table-cell office:value-type="float" office:value="17620711" calcext:value-type="float">
            <text:p>1762071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ovilio de Złotniki</text:p>
          </table:table-cell>
          <table:table-cell office:value-type="string" calcext:value-type="string">
            <text:p>Marianna uxor Joann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0" calcext:value-type="float">
            <text:p>650</text:p>
          </table:table-cell>
          <table:table-cell office:value-type="float" office:value="17620713" calcext:value-type="float">
            <text:p>1762071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Serdyn/</text:p>
          </table:table-cell>
          <table:table-cell office:value-type="string" calcext:value-type="string">
            <text:p>Agn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0" calcext:value-type="float">
            <text:p>650</text:p>
          </table:table-cell>
          <table:table-cell office:value-type="float" office:value="17620919" calcext:value-type="float">
            <text:p>17620919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oseph adolescens</text:p>
          </table:table-cell>
          <table:table-cell office:value-type="string" calcext:value-type="string">
            <text:p>Elisabeth /Szabe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2" calcext:value-type="float">
            <text:p>652</text:p>
          </table:table-cell>
          <table:table-cell office:value-type="float" office:value="17621003" calcext:value-type="float">
            <text:p>1762100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Franciscus /Przybylakow/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Michael sartor</text:p>
          </table:table-cell>
          <table:table-cell office:value-type="string" calcext:value-type="string">
            <text:p>Barbar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2" calcext:value-type="float">
            <text:p>652</text:p>
          </table:table-cell>
          <table:table-cell office:value-type="float" office:value="17621004" calcext:value-type="float">
            <text:p>17621004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Simon /Trenadlow/ ovilio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Uleyski/ tenutarius de Juncewo</text:p>
          </table:table-cell>
          <table:table-cell office:value-type="string" calcext:value-type="string">
            <text:p>Barbara /Man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2" calcext:value-type="float">
            <text:p>652</text:p>
          </table:table-cell>
          <table:table-cell office:value-type="float" office:value="17621010" calcext:value-type="float">
            <text:p>17621010</text:p>
          </table:table-cell>
          <table:table-cell office:value-type="string" calcext:value-type="string">
            <text:p>Domki Pleban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lbertus /Kusz/ de Juncewo</text:p>
          </table:table-cell>
          <table:table-cell office:value-type="string" calcext:value-type="string">
            <text:p>Constantia /Kieremusowa/ tabernatrissa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2" calcext:value-type="float">
            <text:p>652</text:p>
          </table:table-cell>
          <table:table-cell office:value-type="float" office:value="17621017" calcext:value-type="float">
            <text:p>1762101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Regina de S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2" calcext:value-type="float">
            <text:p>652</text:p>
          </table:table-cell>
          <table:table-cell office:value-type="float" office:value="17621024" calcext:value-type="float">
            <text:p>17621024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Elisabeth /Szabel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2" calcext:value-type="float">
            <text:p>652</text:p>
          </table:table-cell>
          <table:table-cell office:value-type="float" office:value="17621026" calcext:value-type="float">
            <text:p>17621026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ndreas /Scibut/ tabernator de Juncewo</text:p>
          </table:table-cell>
          <table:table-cell office:value-type="string" calcext:value-type="string">
            <text:p>Francisca /Pi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2" calcext:value-type="float">
            <text:p>652</text:p>
          </table:table-cell>
          <table:table-cell office:value-type="float" office:value="17621114" calcext:value-type="float">
            <text:p>176211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2" calcext:value-type="float">
            <text:p>652</text:p>
          </table:table-cell>
          <table:table-cell office:value-type="float" office:value="17621128" calcext:value-type="float">
            <text:p>176211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Dominicus cmethoni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niszek/</text:p>
          </table:table-cell>
          <table:table-cell office:value-type="string" calcext:value-type="string">
            <text:p>Barbar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2" calcext:value-type="float">
            <text:p>652</text:p>
          </table:table-cell>
          <table:table-cell office:value-type="float" office:value="17621205" calcext:value-type="float">
            <text:p>1762120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molitor adolescens</text:p>
          </table:table-cell>
          <table:table-cell office:value-type="string" calcext:value-type="string">
            <text:p>Barbara /Scibut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2" calcext:value-type="float">
            <text:p>652</text:p>
          </table:table-cell>
          <table:table-cell office:value-type="float" office:value="17621219" calcext:value-type="float">
            <text:p>1762121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Casimirus lignifabe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Franciscus /Leszczynski/ economus curia Gorcensis</text:p>
          </table:table-cell>
          <table:table-cell office:value-type="string" calcext:value-type="string">
            <text:p>Catharina /Młod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2" calcext:value-type="float">
            <text:p>652</text:p>
          </table:table-cell>
          <table:table-cell office:value-type="float" office:value="17621221" calcext:value-type="float">
            <text:p>176212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Leszczynski/ economus curiae Gorcensis</text:p>
          </table:table-cell>
          <table:table-cell office:value-type="string" calcext:value-type="string">
            <text:p>Catharina /Szłember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2" calcext:value-type="float">
            <text:p>652</text:p>
          </table:table-cell>
          <table:table-cell office:value-type="float" office:value="17621227" calcext:value-type="float">
            <text:p>17621227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Doroth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2" calcext:value-type="float">
            <text:p>652</text:p>
          </table:table-cell>
          <table:table-cell office:value-type="float" office:value="17630106" calcext:value-type="float">
            <text:p>176301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Piotr de Juncewo</text:p>
          </table:table-cell>
          <table:table-cell office:value-type="string" calcext:value-type="string">
            <text:p>Zuzanna /Armac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4" calcext:value-type="float">
            <text:p>654</text:p>
          </table:table-cell>
          <table:table-cell office:value-type="float" office:value="17630100" calcext:value-type="float">
            <text:p>1763010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Franciscus /Malakowski/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tonius /Kraszewski/</text:p>
          </table:table-cell>
          <table:table-cell office:value-type="string" calcext:value-type="string">
            <text:p>Antonina /Ryb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4" calcext:value-type="float">
            <text:p>654</text:p>
          </table:table-cell>
          <table:table-cell office:value-type="float" office:value="17630115" calcext:value-type="float">
            <text:p>1763011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tianna Francisca Teressia</text:p>
          </table:table-cell>
          <table:table-cell office:value-type="string" calcext:value-type="string">
            <text:p>Joannes /Gozimirski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bertus /Gozimirski/</text:p>
          </table:table-cell>
          <table:table-cell office:value-type="string" calcext:value-type="string">
            <text:p>Anna consors eius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4" calcext:value-type="float">
            <text:p>654</text:p>
          </table:table-cell>
          <table:table-cell office:value-type="float" office:value="17630116" calcext:value-type="float">
            <text:p>176301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4" calcext:value-type="float">
            <text:p>654</text:p>
          </table:table-cell>
          <table:table-cell office:value-type="float" office:value="17630116" calcext:value-type="float">
            <text:p>176301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4" calcext:value-type="float">
            <text:p>654</text:p>
          </table:table-cell>
          <table:table-cell office:value-type="float" office:value="17630130" calcext:value-type="float">
            <text:p>1763013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bara uxor braxa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4" calcext:value-type="float">
            <text:p>654</text:p>
          </table:table-cell>
          <table:table-cell office:value-type="float" office:value="17630227" calcext:value-type="float">
            <text:p>176302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Cipri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 de Włapeg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4" calcext:value-type="float">
            <text:p>654</text:p>
          </table:table-cell>
          <table:table-cell office:value-type="float" office:value="17630319" calcext:value-type="float">
            <text:p>1763031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 adolescens</text:p>
          </table:table-cell>
          <table:table-cell office:value-type="string" calcext:value-type="string">
            <text:p>Theress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4" calcext:value-type="float">
            <text:p>654</text:p>
          </table:table-cell>
          <table:table-cell office:value-type="float" office:value="17630319" calcext:value-type="float">
            <text:p>176303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molitor de Domasławek</text:p>
          </table:table-cell>
          <table:table-cell office:value-type="string" calcext:value-type="string">
            <text:p>Marianna uxor molitoris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4" calcext:value-type="float">
            <text:p>654</text:p>
          </table:table-cell>
          <table:table-cell office:value-type="float" office:value="17630319" calcext:value-type="float">
            <text:p>176303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Petrus tabernator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oannes /Mendziak/</text:p>
          </table:table-cell>
          <table:table-cell office:value-type="string" calcext:value-type="string">
            <text:p>Margarith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4" calcext:value-type="float">
            <text:p>654</text:p>
          </table:table-cell>
          <table:table-cell office:value-type="float" office:value="17630327" calcext:value-type="float">
            <text:p>176303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/Domagałow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lbertus /Mniszek/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4" calcext:value-type="float">
            <text:p>654</text:p>
          </table:table-cell>
          <table:table-cell office:value-type="float" office:value="17630404" calcext:value-type="float">
            <text:p>1763040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cas /Nowaczyk/</text:p>
          </table:table-cell>
          <table:table-cell office:value-type="string" calcext:value-type="string">
            <text:p>Marianna /Kolas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4" calcext:value-type="float">
            <text:p>654</text:p>
          </table:table-cell>
          <table:table-cell office:value-type="float" office:value="17630417" calcext:value-type="float">
            <text:p>1763041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Zophia uxor braxa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4" calcext:value-type="float">
            <text:p>654</text:p>
          </table:table-cell>
          <table:table-cell office:value-type="float" office:value="17630417" calcext:value-type="float">
            <text:p>1763041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Dorothea /Lewandowsk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4" calcext:value-type="float">
            <text:p>654</text:p>
          </table:table-cell>
          <table:table-cell office:value-type="float" office:value="17630424" calcext:value-type="float">
            <text:p>1763042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Simon ferrifaber</text:p>
          </table:table-cell>
          <table:table-cell office:value-type="string" calcext:value-type="string">
            <text:p>Dorothea /Lewandowska/ vidu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4" calcext:value-type="float">
            <text:p>654</text:p>
          </table:table-cell>
          <table:table-cell office:value-type="float" office:value="17630429" calcext:value-type="float">
            <text:p>176304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Byczek/</text:p>
          </table:table-cell>
          <table:table-cell office:value-type="string" calcext:value-type="string">
            <text:p>Barbara /Scibut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6" calcext:value-type="float">
            <text:p>656</text:p>
          </table:table-cell>
          <table:table-cell office:value-type="float" office:value="17630515" calcext:value-type="float">
            <text:p>1763051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6" calcext:value-type="float">
            <text:p>656</text:p>
          </table:table-cell>
          <table:table-cell office:value-type="float" office:value="17630602" calcext:value-type="float">
            <text:p>1763060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ent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/Strzelewicz/ ovilio</text:p>
          </table:table-cell>
          <table:table-cell office:value-type="string" calcext:value-type="string">
            <text:p>Magdalena /Janisze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6" calcext:value-type="float">
            <text:p>656</text:p>
          </table:table-cell>
          <table:table-cell office:value-type="float" office:value="17630703" calcext:value-type="float">
            <text:p>1763070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imon /Grzegorze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mon faber de Dąbrowa</text:p>
          </table:table-cell>
          <table:table-cell office:value-type="string" calcext:value-type="string">
            <text:p>Constantia /Kieremusowa/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6" calcext:value-type="float">
            <text:p>656</text:p>
          </table:table-cell>
          <table:table-cell office:value-type="float" office:value="17630717" calcext:value-type="float">
            <text:p>1763071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Breza/</text:p>
          </table:table-cell>
          <table:table-cell office:value-type="string" calcext:value-type="string">
            <text:p>Antonina /Rybi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6" calcext:value-type="float">
            <text:p>656</text:p>
          </table:table-cell>
          <table:table-cell office:value-type="float" office:value="17630726" calcext:value-type="float">
            <text:p>1763072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Wociechoski/</text:p>
          </table:table-cell>
          <table:table-cell office:value-type="string" calcext:value-type="string">
            <text:p>Domicella</text:p>
          </table:table-cell>
          <table:table-cell office:value-type="string" calcext:value-type="string">
            <text:p>Franciscus /Małachoski/</text:p>
          </table:table-cell>
          <table:table-cell office:value-type="string" calcext:value-type="string">
            <text:p>Catharina /Młodecka/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6" calcext:value-type="float">
            <text:p>656</text:p>
          </table:table-cell>
          <table:table-cell office:value-type="float" office:value="17630807" calcext:value-type="float">
            <text:p>176308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/Scibut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Byczek/</text:p>
          </table:table-cell>
          <table:table-cell office:value-type="string" calcext:value-type="string">
            <text:p>Zuzanna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6" calcext:value-type="float">
            <text:p>656</text:p>
          </table:table-cell>
          <table:table-cell office:value-type="float" office:value="17630807" calcext:value-type="float">
            <text:p>1763080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faber</text:p>
          </table:table-cell>
          <table:table-cell office:value-type="string" calcext:value-type="string">
            <text:p>Constantia /Kieremus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6" calcext:value-type="float">
            <text:p>656</text:p>
          </table:table-cell>
          <table:table-cell office:value-type="float" office:value="17630807" calcext:value-type="float">
            <text:p>176308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Scibut/ tabernator de Juncewo</text:p>
          </table:table-cell>
          <table:table-cell office:value-type="string" calcext:value-type="string">
            <text:p>Barbara /Szper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6" calcext:value-type="float">
            <text:p>656</text:p>
          </table:table-cell>
          <table:table-cell office:value-type="float" office:value="17630810" calcext:value-type="float">
            <text:p>176308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illegitimate</text:p>
          </table:table-cell>
          <table:table-cell office:value-type="string" calcext:value-type="string">
            <text:p>Anna filia uxoris Jacobis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6" calcext:value-type="float">
            <text:p>656</text:p>
          </table:table-cell>
          <table:table-cell office:value-type="float" office:value="17630814" calcext:value-type="float">
            <text:p>176308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ichael pas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Tylman/</text:p>
          </table:table-cell>
          <table:table-cell office:value-type="string" calcext:value-type="string">
            <text:p>Rosalia uxor Andrea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8" calcext:value-type="float">
            <text:p>658</text:p>
          </table:table-cell>
          <table:table-cell office:value-type="float" office:value="17630814" calcext:value-type="float">
            <text:p>176308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abina</text:p>
          </table:table-cell>
          <table:table-cell office:value-type="string" calcext:value-type="string">
            <text:p>Joannes /Byczek/</text:p>
          </table:table-cell>
          <table:table-cell office:value-type="string" calcext:value-type="string">
            <text:p>Barbara de S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8" calcext:value-type="float">
            <text:p>658</text:p>
          </table:table-cell>
          <table:table-cell office:value-type="float" office:value="17630821" calcext:value-type="float">
            <text:p>176308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Bżdyczek/</text:p>
          </table:table-cell>
          <table:table-cell office:value-type="string" calcext:value-type="string">
            <text:p>Barbara /Szper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8" calcext:value-type="float">
            <text:p>658</text:p>
          </table:table-cell>
          <table:table-cell office:value-type="float" office:value="17630824" calcext:value-type="float">
            <text:p>17630824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/Serdynow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Laurentius ovilio</text:p>
          </table:table-cell>
          <table:table-cell office:value-type="string" calcext:value-type="string">
            <text:p>Marianna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8" calcext:value-type="float">
            <text:p>658</text:p>
          </table:table-cell>
          <table:table-cell office:value-type="float" office:value="17630828" calcext:value-type="float">
            <text:p>176308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lthasar /Kusz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 /Łukoski/ sartor</text:p>
          </table:table-cell>
          <table:table-cell office:value-type="string" calcext:value-type="string">
            <text:p>Regina /Mniszka/ cmeton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8" calcext:value-type="float">
            <text:p>658</text:p>
          </table:table-cell>
          <table:table-cell office:value-type="float" office:value="17630828" calcext:value-type="float">
            <text:p>1763082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molitor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Philippus /Przygodziak/</text:p>
          </table:table-cell>
          <table:table-cell office:value-type="string" calcext:value-type="string">
            <text:p>Theressi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8" calcext:value-type="float">
            <text:p>658</text:p>
          </table:table-cell>
          <table:table-cell office:value-type="float" office:value="17630904" calcext:value-type="float">
            <text:p>176309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Łukoski/ sartor</text:p>
          </table:table-cell>
          <table:table-cell office:value-type="string" calcext:value-type="string">
            <text:p>Catharina /Jac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8" calcext:value-type="float">
            <text:p>658</text:p>
          </table:table-cell>
          <table:table-cell office:value-type="float" office:value="17630904" calcext:value-type="float">
            <text:p>176309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Joannes faber acatholic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Valentinus inquilinus</text:p>
          </table:table-cell>
          <table:table-cell office:value-type="string" calcext:value-type="string">
            <text:p>Barbara /Szper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8" calcext:value-type="float">
            <text:p>658</text:p>
          </table:table-cell>
          <table:table-cell office:value-type="float" office:value="17630911" calcext:value-type="float">
            <text:p>1763091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famulus lignifabri de Brzostowo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8" calcext:value-type="float">
            <text:p>658</text:p>
          </table:table-cell>
          <table:table-cell office:value-type="float" office:value="17630911" calcext:value-type="float">
            <text:p>176309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Cunegundis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8" calcext:value-type="float">
            <text:p>658</text:p>
          </table:table-cell>
          <table:table-cell office:value-type="float" office:value="17630925" calcext:value-type="float">
            <text:p>176309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Michael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8" calcext:value-type="float">
            <text:p>658</text:p>
          </table:table-cell>
          <table:table-cell office:value-type="float" office:value="17630927" calcext:value-type="float">
            <text:p>176309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Jabłon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Breza/</text:p>
          </table:table-cell>
          <table:table-cell office:value-type="string" calcext:value-type="string">
            <text:p>Magdalena /Breziakula/ soror ill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8" calcext:value-type="float">
            <text:p>658</text:p>
          </table:table-cell>
          <table:table-cell office:value-type="float" office:value="17631009" calcext:value-type="float">
            <text:p>176310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 ovilio de Sielec</text:p>
          </table:table-cell>
          <table:table-cell office:value-type="string" calcext:value-type="string">
            <text:p>Barbara /Seperczy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8" calcext:value-type="float">
            <text:p>658</text:p>
          </table:table-cell>
          <table:table-cell office:value-type="float" office:value="17631017" calcext:value-type="float">
            <text:p>1763101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incent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ovilio</text:p>
          </table:table-cell>
          <table:table-cell office:value-type="string" calcext:value-type="string">
            <text:p>Barb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8" calcext:value-type="float">
            <text:p>658</text:p>
          </table:table-cell>
          <table:table-cell office:value-type="float" office:value="17631023" calcext:value-type="float">
            <text:p>176310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Kapkow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lexander /Byczek/ ovilio</text:p>
          </table:table-cell>
          <table:table-cell office:value-type="string" calcext:value-type="string">
            <text:p>Catharina /Jac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58" calcext:value-type="float">
            <text:p>658</text:p>
          </table:table-cell>
          <table:table-cell office:value-type="float" office:value="17631028" calcext:value-type="float">
            <text:p>1763102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Mart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0" calcext:value-type="float">
            <text:p>660</text:p>
          </table:table-cell>
          <table:table-cell office:value-type="float" office:value="17631031" calcext:value-type="float">
            <text:p>176310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Lucia de Słabomierz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0" calcext:value-type="float">
            <text:p>660</text:p>
          </table:table-cell>
          <table:table-cell office:value-type="float" office:value="17631031" calcext:value-type="float">
            <text:p>1763103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We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lthasar /Kusz/ de Juncewo</text:p>
          </table:table-cell>
          <table:table-cell office:value-type="string" calcext:value-type="string">
            <text:p>Barbara /Szperczy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0" calcext:value-type="float">
            <text:p>660</text:p>
          </table:table-cell>
          <table:table-cell office:value-type="float" office:value="17631106" calcext:value-type="float">
            <text:p>176311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Salomea</text:p>
          </table:table-cell>
          <table:table-cell office:value-type="string" calcext:value-type="string">
            <text:p>Lucas /Szperka/</text:p>
          </table:table-cell>
          <table:table-cell office:value-type="string" calcext:value-type="string">
            <text:p>Hedvig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0" calcext:value-type="float">
            <text:p>660</text:p>
          </table:table-cell>
          <table:table-cell office:value-type="float" office:value="17631110" calcext:value-type="float">
            <text:p>17631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Kieremus/ tabernator de Domasławek</text:p>
          </table:table-cell>
          <table:table-cell office:value-type="string" calcext:value-type="string">
            <text:p>Regina /Kuszowa/ uxor cmetonis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0" calcext:value-type="float">
            <text:p>660</text:p>
          </table:table-cell>
          <table:table-cell office:value-type="float" office:value="17631114" calcext:value-type="float">
            <text:p>176311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/Puszkow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 /Ureda/ adolescens</text:p>
          </table:table-cell>
          <table:table-cell office:value-type="string" calcext:value-type="string">
            <text:p>Barbar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0" calcext:value-type="float">
            <text:p>660</text:p>
          </table:table-cell>
          <table:table-cell office:value-type="float" office:value="17631114" calcext:value-type="float">
            <text:p>1763111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 /Starist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 /Tomicki/ de Staręzynek</text:p>
          </table:table-cell>
          <table:table-cell office:value-type="string" calcext:value-type="string">
            <text:p>Catharina /Młod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0" calcext:value-type="float">
            <text:p>660</text:p>
          </table:table-cell>
          <table:table-cell office:value-type="float" office:value="17631120" calcext:value-type="float">
            <text:p>176311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/Guła/</text:p>
          </table:table-cell>
          <table:table-cell office:value-type="string" calcext:value-type="string">
            <text:p>Regina uxor braxa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0" calcext:value-type="float">
            <text:p>660</text:p>
          </table:table-cell>
          <table:table-cell office:value-type="float" office:value="17631127" calcext:value-type="float">
            <text:p>1763112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Nicola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Barbara uxor Laurenti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0" calcext:value-type="float">
            <text:p>660</text:p>
          </table:table-cell>
          <table:table-cell office:value-type="float" office:value="17631130" calcext:value-type="float">
            <text:p>176311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Theressia /Scibutka/ tabernatrissa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0" calcext:value-type="float">
            <text:p>660</text:p>
          </table:table-cell>
          <table:table-cell office:value-type="float" office:value="17631130" calcext:value-type="float">
            <text:p>176311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rgarith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0" calcext:value-type="float">
            <text:p>660</text:p>
          </table:table-cell>
          <table:table-cell office:value-type="float" office:value="17631204" calcext:value-type="float">
            <text:p>1763120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 lignifabe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braxator</text:p>
          </table:table-cell>
          <table:table-cell office:value-type="string" calcext:value-type="string">
            <text:p>Barbara /Seperczy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0" calcext:value-type="float">
            <text:p>660</text:p>
          </table:table-cell>
          <table:table-cell office:value-type="float" office:value="17631204" calcext:value-type="float">
            <text:p>1763120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 scultetus de Komorowo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0" calcext:value-type="float">
            <text:p>660</text:p>
          </table:table-cell>
          <table:table-cell office:value-type="float" office:value="17631221" calcext:value-type="float">
            <text:p>176312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Onufrius /Breza/</text:p>
          </table:table-cell>
          <table:table-cell office:value-type="string" calcext:value-type="string">
            <text:p>Catharina /Młodecka/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0" calcext:value-type="float">
            <text:p>660</text:p>
          </table:table-cell>
          <table:table-cell office:value-type="float" office:value="17631221" calcext:value-type="float">
            <text:p>1763122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na</text:p>
          </table:table-cell>
          <table:table-cell/>
          <table:table-cell office:value-type="string" calcext:value-type="string">
            <text:p>geminos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0" calcext:value-type="float">
            <text:p>660</text:p>
          </table:table-cell>
          <table:table-cell office:value-type="float" office:value="17631221" calcext:value-type="float">
            <text:p>1763122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/>
          <table:table-cell office:value-type="string" calcext:value-type="string">
            <text:p>geminos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0" calcext:value-type="float">
            <text:p>660</text:p>
          </table:table-cell>
          <table:table-cell office:value-type="float" office:value="17631221" calcext:value-type="float">
            <text:p>176312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Scibut/ tabernator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acobus de Piotrkowice</text:p>
          </table:table-cell>
          <table:table-cell office:value-type="string" calcext:value-type="string">
            <text:p>Barbara /Scibut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1" calcext:value-type="float">
            <text:p>661</text:p>
          </table:table-cell>
          <table:table-cell office:value-type="float" office:value="17631226" calcext:value-type="float">
            <text:p>176312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oannes /Byczek/</text:p>
          </table:table-cell>
          <table:table-cell office:value-type="string" calcext:value-type="string">
            <text:p>Marianna /Szydł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1" calcext:value-type="float">
            <text:p>661</text:p>
          </table:table-cell>
          <table:table-cell office:value-type="float" office:value="17631226" calcext:value-type="float">
            <text:p>1763122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oroth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1" calcext:value-type="float">
            <text:p>661</text:p>
          </table:table-cell>
          <table:table-cell office:value-type="float" office:value="17631226" calcext:value-type="float">
            <text:p>1763122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Hedvig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1" calcext:value-type="float">
            <text:p>661</text:p>
          </table:table-cell>
          <table:table-cell office:value-type="float" office:value="17640101" calcext:value-type="float">
            <text:p>1764010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Andreas /Scibut/ tabernator de Juncewo</text:p>
          </table:table-cell>
          <table:table-cell office:value-type="string" calcext:value-type="string">
            <text:p>Barbara /Szperczyn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1" calcext:value-type="float">
            <text:p>661</text:p>
          </table:table-cell>
          <table:table-cell office:value-type="float" office:value="17640120" calcext:value-type="float">
            <text:p>1764012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cellus Antonius</text:p>
          </table:table-cell>
          <table:table-cell office:value-type="string" calcext:value-type="string">
            <text:p>Joannes /Tur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Choynicki/</text:p>
          </table:table-cell>
          <table:table-cell office:value-type="string" calcext:value-type="string">
            <text:p>Anna /Choynicka/ consors eius de Kłodzi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1" calcext:value-type="float">
            <text:p>661</text:p>
          </table:table-cell>
          <table:table-cell office:value-type="float" office:value="17640122" calcext:value-type="float">
            <text:p>17640122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 /Kieremus/ tabernator de Domasławek</text:p>
          </table:table-cell>
          <table:table-cell office:value-type="string" calcext:value-type="string">
            <text:p>Domicella /Wociech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1" calcext:value-type="float">
            <text:p>661</text:p>
          </table:table-cell>
          <table:table-cell office:value-type="float" office:value="17640202" calcext:value-type="float">
            <text:p>1764020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Werek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seph /Wilski/</text:p>
          </table:table-cell>
          <table:table-cell office:value-type="string" calcext:value-type="string">
            <text:p>Marianna uxor Petri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1" calcext:value-type="float">
            <text:p>661</text:p>
          </table:table-cell>
          <table:table-cell office:value-type="float" office:value="17640302" calcext:value-type="float">
            <text:p>17640302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Brigitta</text:p>
          </table:table-cell>
          <table:table-cell office:value-type="string" calcext:value-type="string">
            <text:p>Albertus /Szymanski/</text:p>
          </table:table-cell>
          <table:table-cell office:value-type="string" calcext:value-type="string">
            <text:p>Joanna /Man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1" calcext:value-type="float">
            <text:p>661</text:p>
          </table:table-cell>
          <table:table-cell office:value-type="float" office:value="17640304" calcext:value-type="float">
            <text:p>176403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1" calcext:value-type="float">
            <text:p>661</text:p>
          </table:table-cell>
          <table:table-cell office:value-type="float" office:value="17640304" calcext:value-type="float">
            <text:p>176403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lthasar brax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braxator de Międzylesie</text:p>
          </table:table-cell>
          <table:table-cell office:value-type="string" calcext:value-type="string">
            <text:p>Barbar uxor braxatoris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1" calcext:value-type="float">
            <text:p>661</text:p>
          </table:table-cell>
          <table:table-cell office:value-type="float" office:value="17640311" calcext:value-type="float">
            <text:p>176403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ephanus de Brudzyn</text:p>
          </table:table-cell>
          <table:table-cell office:value-type="string" calcext:value-type="string">
            <text:p>Barbara /Scibut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1" calcext:value-type="float">
            <text:p>661</text:p>
          </table:table-cell>
          <table:table-cell office:value-type="float" office:value="17640311" calcext:value-type="float">
            <text:p>176403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Anna /Szyma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1" calcext:value-type="float">
            <text:p>661</text:p>
          </table:table-cell>
          <table:table-cell office:value-type="float" office:value="17640318" calcext:value-type="float">
            <text:p>1764031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 uxor coc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1" calcext:value-type="float">
            <text:p>661</text:p>
          </table:table-cell>
          <table:table-cell office:value-type="float" office:value="17640324" calcext:value-type="float">
            <text:p>176403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tharina /Bukowska/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1" calcext:value-type="float">
            <text:p>661</text:p>
          </table:table-cell>
          <table:table-cell office:value-type="float" office:value="17640325" calcext:value-type="float">
            <text:p>17640325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Neryng/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thias de Dąbrowa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2" calcext:value-type="float">
            <text:p>662</text:p>
          </table:table-cell>
          <table:table-cell office:value-type="float" office:value="17640331" calcext:value-type="float">
            <text:p>1764033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Valentinus /Janiszeski/</text:p>
          </table:table-cell>
          <table:table-cell office:value-type="string" calcext:value-type="string">
            <text:p>Zoph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2" calcext:value-type="float">
            <text:p>662</text:p>
          </table:table-cell>
          <table:table-cell office:value-type="float" office:value="17640411" calcext:value-type="float">
            <text:p>176404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rgarith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2" calcext:value-type="float">
            <text:p>662</text:p>
          </table:table-cell>
          <table:table-cell office:value-type="float" office:value="17640422" calcext:value-type="float">
            <text:p>17640422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Martinus /Kart/</text:p>
          </table:table-cell>
          <table:table-cell office:value-type="string" calcext:value-type="string">
            <text:p>Zophia scultet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2" calcext:value-type="float">
            <text:p>662</text:p>
          </table:table-cell>
          <table:table-cell office:value-type="float" office:value="17640425" calcext:value-type="float">
            <text:p>1764042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Laurentius ovilio</text:p>
          </table:table-cell>
          <table:table-cell office:value-type="string" calcext:value-type="string">
            <text:p>Constanti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2" calcext:value-type="float">
            <text:p>662</text:p>
          </table:table-cell>
          <table:table-cell office:value-type="float" office:value="17640425" calcext:value-type="float">
            <text:p>1764042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Martinus /Pasiguła/</text:p>
          </table:table-cell>
          <table:table-cell office:value-type="string" calcext:value-type="string">
            <text:p>Barbara /Szperczyn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2" calcext:value-type="float">
            <text:p>662</text:p>
          </table:table-cell>
          <table:table-cell office:value-type="float" office:value="17640425" calcext:value-type="float">
            <text:p>1764042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Casimirus lignifaber</text:p>
          </table:table-cell>
          <table:table-cell office:value-type="string" calcext:value-type="string">
            <text:p>Constantia /Kieremus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2" calcext:value-type="float">
            <text:p>662</text:p>
          </table:table-cell>
          <table:table-cell office:value-type="float" office:value="17640430" calcext:value-type="float">
            <text:p>17640430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lbert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de Domasławek</text:p>
          </table:table-cell>
          <table:table-cell office:value-type="string" calcext:value-type="string">
            <text:p>Theressia /Gudczewska/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2" calcext:value-type="float">
            <text:p>662</text:p>
          </table:table-cell>
          <table:table-cell office:value-type="float" office:value="17640430" calcext:value-type="float">
            <text:p>1764043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2" calcext:value-type="float">
            <text:p>662</text:p>
          </table:table-cell>
          <table:table-cell office:value-type="float" office:value="17640520" calcext:value-type="float">
            <text:p>17640520</text:p>
          </table:table-cell>
          <table:table-cell office:value-type="string" calcext:value-type="string">
            <text:p>Domki Plebansk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 /Pozorowski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eius filius</text:p>
          </table:table-cell>
          <table:table-cell office:value-type="string" calcext:value-type="string">
            <text:p>Marianna /Stelmaszka/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2" calcext:value-type="float">
            <text:p>662</text:p>
          </table:table-cell>
          <table:table-cell office:value-type="float" office:value="17640610" calcext:value-type="float">
            <text:p>176406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tonius /Zaiączkow/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Balthasar braxator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2" calcext:value-type="float">
            <text:p>662</text:p>
          </table:table-cell>
          <table:table-cell office:value-type="float" office:value="17640611" calcext:value-type="float">
            <text:p>1764061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Petrus /Chwieiewski/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Ludovicus /Breza/ de Dąbrowa</text:p>
          </table:table-cell>
          <table:table-cell office:value-type="string" calcext:value-type="string">
            <text:p>Cunegundis /Gozimir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2" calcext:value-type="float">
            <text:p>662</text:p>
          </table:table-cell>
          <table:table-cell office:value-type="float" office:value="17640612" calcext:value-type="float">
            <text:p>1764061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tanislaa Christina Siria</text:p>
          </table:table-cell>
          <table:table-cell office:value-type="string" calcext:value-type="string">
            <text:p>Joannes /Gozimnski/ de Goreckie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Ignatius /Trzeinski/ de Słembowo</text:p>
          </table:table-cell>
          <table:table-cell office:value-type="string" calcext:value-type="string">
            <text:p>Ludovica /Gozdeleska/ venatorissa calissiens de Cerekwi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2" calcext:value-type="float">
            <text:p>662</text:p>
          </table:table-cell>
          <table:table-cell office:value-type="float" office:value="17640624" calcext:value-type="float">
            <text:p>17640624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Pasiguła/ de Piotrkowice</text:p>
          </table:table-cell>
          <table:table-cell office:value-type="string" calcext:value-type="string">
            <text:p>Magdale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2" calcext:value-type="float">
            <text:p>662</text:p>
          </table:table-cell>
          <table:table-cell office:value-type="float" office:value="17640708" calcext:value-type="float">
            <text:p>17640708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vagabunda</text:p>
          </table:table-cell>
          <table:table-cell office:value-type="string" calcext:value-type="string">
            <text:p>Albertus famulus</text:p>
          </table:table-cell>
          <table:table-cell office:value-type="string" calcext:value-type="string">
            <text:p>Agath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3" calcext:value-type="float">
            <text:p>663</text:p>
          </table:table-cell>
          <table:table-cell office:value-type="float" office:value="17640708" calcext:value-type="float">
            <text:p>17640708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3" calcext:value-type="float">
            <text:p>663</text:p>
          </table:table-cell>
          <table:table-cell office:value-type="float" office:value="17640708" calcext:value-type="float">
            <text:p>1764070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/Kieremus/ tabernator</text:p>
          </table:table-cell>
          <table:table-cell office:value-type="string" calcext:value-type="string">
            <text:p>Gertrud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3" calcext:value-type="float">
            <text:p>663</text:p>
          </table:table-cell>
          <table:table-cell office:value-type="float" office:value="17640805" calcext:value-type="float">
            <text:p>17640805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 ovilio de Miemczeno</text:p>
          </table:table-cell>
          <table:table-cell office:value-type="string" calcext:value-type="string">
            <text:p>Catharina de Miemcze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3" calcext:value-type="float">
            <text:p>663</text:p>
          </table:table-cell>
          <table:table-cell office:value-type="float" office:value="17640805" calcext:value-type="float">
            <text:p>176408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Regi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3" calcext:value-type="float">
            <text:p>663</text:p>
          </table:table-cell>
          <table:table-cell office:value-type="float" office:value="17640819" calcext:value-type="float">
            <text:p>176408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oannes /Strzelecki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Christina uxor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3" calcext:value-type="float">
            <text:p>663</text:p>
          </table:table-cell>
          <table:table-cell office:value-type="float" office:value="17640902" calcext:value-type="float">
            <text:p>176409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Scibut/ de Juncewo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3" calcext:value-type="float">
            <text:p>663</text:p>
          </table:table-cell>
          <table:table-cell office:value-type="float" office:value="17640902" calcext:value-type="float">
            <text:p>1764090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Dorothea /Lewandoska/ vidua</text:p>
          </table:table-cell>
          <table:table-cell office:value-type="string" calcext:value-type="string">
            <text:p>Franciscus /Leszczynski/ economus de Gorki</text:p>
          </table:table-cell>
          <table:table-cell office:value-type="string" calcext:value-type="string">
            <text:p>Marianna /Chodiepska/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3" calcext:value-type="float">
            <text:p>663</text:p>
          </table:table-cell>
          <table:table-cell office:value-type="float" office:value="17640909" calcext:value-type="float">
            <text:p>176409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Mathi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Scibut/ tabernator de Juncewo</text:p>
          </table:table-cell>
          <table:table-cell office:value-type="string" calcext:value-type="string">
            <text:p>Barb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3" calcext:value-type="float">
            <text:p>663</text:p>
          </table:table-cell>
          <table:table-cell office:value-type="float" office:value="17640923" calcext:value-type="float">
            <text:p>176409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3" calcext:value-type="float">
            <text:p>663</text:p>
          </table:table-cell>
          <table:table-cell office:value-type="float" office:value="17640923" calcext:value-type="float">
            <text:p>1764092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 /Kłakow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Gwid/</text:p>
          </table:table-cell>
          <table:table-cell office:value-type="string" calcext:value-type="string">
            <text:p>Margarith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3" calcext:value-type="float">
            <text:p>663</text:p>
          </table:table-cell>
          <table:table-cell office:value-type="float" office:value="17640923" calcext:value-type="float">
            <text:p>17640923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Francisca vagabund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ianna /Toch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3" calcext:value-type="float">
            <text:p>663</text:p>
          </table:table-cell>
          <table:table-cell office:value-type="float" office:value="17640923" calcext:value-type="float">
            <text:p>17640923</text:p>
          </table:table-cell>
          <table:table-cell office:value-type="string" calcext:value-type="string">
            <text:p>Domki Plebansk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Valentinus /Ureda/ adolescens</text:p>
          </table:table-cell>
          <table:table-cell office:value-type="string" calcext:value-type="string">
            <text:p>Margarith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3" calcext:value-type="float">
            <text:p>663</text:p>
          </table:table-cell>
          <table:table-cell office:value-type="float" office:value="17640927" calcext:value-type="float">
            <text:p>1764092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Dobrzynski/ sartor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osephus /Tur/</text:p>
          </table:table-cell>
          <table:table-cell office:value-type="string" calcext:value-type="string">
            <text:p>Catharina /Młod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3" calcext:value-type="float">
            <text:p>663</text:p>
          </table:table-cell>
          <table:table-cell office:value-type="float" office:value="17640930" calcext:value-type="float">
            <text:p>176409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Kusz/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Martinus /Scibut/</text:p>
          </table:table-cell>
          <table:table-cell office:value-type="string" calcext:value-type="string">
            <text:p>Magdalena /Kus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3" calcext:value-type="float">
            <text:p>663</text:p>
          </table:table-cell>
          <table:table-cell office:value-type="float" office:value="17640930" calcext:value-type="float">
            <text:p>17640930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3" calcext:value-type="float">
            <text:p>663</text:p>
          </table:table-cell>
          <table:table-cell office:value-type="float" office:value="17640930" calcext:value-type="float">
            <text:p>17640930</text:p>
          </table:table-cell>
          <table:table-cell office:value-type="string" calcext:value-type="string">
            <text:p>Domki Plebansk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famulus plebanali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lexander /Byczek/</text:p>
          </table:table-cell>
          <table:table-cell office:value-type="string" calcext:value-type="string">
            <text:p>Barbar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3" calcext:value-type="float">
            <text:p>663</text:p>
          </table:table-cell>
          <table:table-cell office:value-type="float" office:value="17641114" calcext:value-type="float">
            <text:p>176411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annes /Koziełk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hilippus de Domasławek</text:p>
          </table:table-cell>
          <table:table-cell office:value-type="string" calcext:value-type="string">
            <text:p>Petronella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3" calcext:value-type="float">
            <text:p>663</text:p>
          </table:table-cell>
          <table:table-cell office:value-type="float" office:value="17690722" calcext:value-type="float">
            <text:p>17690722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Scibut/ tabernator de Juncewo</text:p>
          </table:table-cell>
          <table:table-cell office:value-type="string" calcext:value-type="string">
            <text:p>Marianna /Piotr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5" calcext:value-type="float">
            <text:p>665</text:p>
          </table:table-cell>
          <table:table-cell office:value-type="float" office:value="17641118" calcext:value-type="float">
            <text:p>1764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 /Kusz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Sołtysiak/ de Skarbienice</text:p>
          </table:table-cell>
          <table:table-cell office:value-type="string" calcext:value-type="string">
            <text:p>Dorothea de Skarbien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5" calcext:value-type="float">
            <text:p>665</text:p>
          </table:table-cell>
          <table:table-cell office:value-type="float" office:value="17641125" calcext:value-type="float">
            <text:p>176411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imon /Kędzior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Kiepurka/ adolescens</text:p>
          </table:table-cell>
          <table:table-cell office:value-type="string" calcext:value-type="string">
            <text:p>Magdale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5" calcext:value-type="float">
            <text:p>665</text:p>
          </table:table-cell>
          <table:table-cell office:value-type="float" office:value="17641202" calcext:value-type="float">
            <text:p>176412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Valentinus /Breza/</text:p>
          </table:table-cell>
          <table:table-cell office:value-type="string" calcext:value-type="string">
            <text:p>Rosal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5" calcext:value-type="float">
            <text:p>665</text:p>
          </table:table-cell>
          <table:table-cell office:value-type="float" office:value="17641209" calcext:value-type="float">
            <text:p>176412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Laurentius /Nowaczyk/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5" calcext:value-type="float">
            <text:p>665</text:p>
          </table:table-cell>
          <table:table-cell office:value-type="float" office:value="17641217" calcext:value-type="float">
            <text:p>176412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spa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5" calcext:value-type="float">
            <text:p>665</text:p>
          </table:table-cell>
          <table:table-cell office:value-type="float" office:value="17641227" calcext:value-type="float">
            <text:p>176412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 /Komorniak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Byczek/</text:p>
          </table:table-cell>
          <table:table-cell office:value-type="string" calcext:value-type="string">
            <text:p>Agnes /Scibuc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5" calcext:value-type="float">
            <text:p>665</text:p>
          </table:table-cell>
          <table:table-cell office:value-type="float" office:value="17650120" calcext:value-type="float">
            <text:p>176501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/Łakomia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Scibut/</text:p>
          </table:table-cell>
          <table:table-cell office:value-type="string" calcext:value-type="string">
            <text:p>Marianna /Piotrkowa/</text:p>
          </table:table-cell>
          <table:table-cell office:value-type="float" office:value="17650108" calcext:value-type="float">
            <text:p>1765010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5" calcext:value-type="float">
            <text:p>665</text:p>
          </table:table-cell>
          <table:table-cell office:value-type="float" office:value="17650120" calcext:value-type="float">
            <text:p>176501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Stanislaus /By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Scibut/</text:p>
          </table:table-cell>
          <table:table-cell office:value-type="string" calcext:value-type="string">
            <text:p>Theressia /Scibutka/ tabernatrissa</text:p>
          </table:table-cell>
          <table:table-cell office:value-type="float" office:value="17650113" calcext:value-type="float">
            <text:p>1765011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5" calcext:value-type="float">
            <text:p>665</text:p>
          </table:table-cell>
          <table:table-cell office:value-type="float" office:value="17650121" calcext:value-type="float">
            <text:p>1765012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 braxa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exander /Baginski/</text:p>
          </table:table-cell>
          <table:table-cell office:value-type="string" calcext:value-type="string">
            <text:p>Eleanora /Piątowska/ virgo</text:p>
          </table:table-cell>
          <table:table-cell office:value-type="float" office:value="17650211" calcext:value-type="float">
            <text:p>1765021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5" calcext:value-type="float">
            <text:p>665</text:p>
          </table:table-cell>
          <table:table-cell office:value-type="float" office:value="17650301" calcext:value-type="float">
            <text:p>176503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Scibut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/Wolski/</text:p>
          </table:table-cell>
          <table:table-cell office:value-type="string" calcext:value-type="string">
            <text:p>/Wolska/ consors eius tenutarius Juncewiensi</text:p>
          </table:table-cell>
          <table:table-cell office:value-type="float" office:value="17650227" calcext:value-type="float">
            <text:p>1765022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5" calcext:value-type="float">
            <text:p>665</text:p>
          </table:table-cell>
          <table:table-cell office:value-type="float" office:value="17650302" calcext:value-type="float">
            <text:p>176503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Catharina /Bukoska/ vidua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5" calcext:value-type="float">
            <text:p>665</text:p>
          </table:table-cell>
          <table:table-cell office:value-type="float" office:value="17650323" calcext:value-type="float">
            <text:p>1765032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Elisabeth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5" calcext:value-type="float">
            <text:p>665</text:p>
          </table:table-cell>
          <table:table-cell office:value-type="float" office:value="17650403" calcext:value-type="float">
            <text:p>176504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Nicolaus molitor</text:p>
          </table:table-cell>
          <table:table-cell office:value-type="string" calcext:value-type="string">
            <text:p>Catharina /Bukoska/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5" calcext:value-type="float">
            <text:p>665</text:p>
          </table:table-cell>
          <table:table-cell office:value-type="float" office:value="17650413" calcext:value-type="float">
            <text:p>1765041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Martinus /Kart/ acatholic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 /Nering/ scultetus Komorowo</text:p>
          </table:table-cell>
          <table:table-cell office:value-type="string" calcext:value-type="string">
            <text:p>Rosalia uxor arendatoris Dąbrowiens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5" calcext:value-type="float">
            <text:p>665</text:p>
          </table:table-cell>
          <table:table-cell office:value-type="float" office:value="17650518" calcext:value-type="float">
            <text:p>176505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Nicolaus molitor</text:p>
          </table:table-cell>
          <table:table-cell office:value-type="string" calcext:value-type="string">
            <text:p>Francisc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7" calcext:value-type="float">
            <text:p>667</text:p>
          </table:table-cell>
          <table:table-cell office:value-type="float" office:value="17650518" calcext:value-type="float">
            <text:p>176505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Stephanus ovilio</text:p>
          </table:table-cell>
          <table:table-cell office:value-type="string" calcext:value-type="string">
            <text:p>Dorothea uxor ill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7" calcext:value-type="float">
            <text:p>667</text:p>
          </table:table-cell>
          <table:table-cell office:value-type="float" office:value="17650602" calcext:value-type="float">
            <text:p>176506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Theressia /Dobrzynska/ uxor sartoris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7" calcext:value-type="float">
            <text:p>667</text:p>
          </table:table-cell>
          <table:table-cell office:value-type="float" office:value="17650608" calcext:value-type="float">
            <text:p>176506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Scibut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Martinus /Scibut/</text:p>
          </table:table-cell>
          <table:table-cell office:value-type="string" calcext:value-type="string">
            <text:p>Catharina uxor Stanisla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7" calcext:value-type="float">
            <text:p>667</text:p>
          </table:table-cell>
          <table:table-cell office:value-type="float" office:value="17650622" calcext:value-type="float">
            <text:p>176506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Łapacz/ de Paryż</text:p>
          </table:table-cell>
          <table:table-cell office:value-type="string" calcext:value-type="string">
            <text:p>Ev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7" calcext:value-type="float">
            <text:p>667</text:p>
          </table:table-cell>
          <table:table-cell office:value-type="float" office:value="17650630" calcext:value-type="float">
            <text:p>176506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Petr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Franciscus /Kieremus/ tabernator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7" calcext:value-type="float">
            <text:p>667</text:p>
          </table:table-cell>
          <table:table-cell office:value-type="float" office:value="17650630" calcext:value-type="float">
            <text:p>176506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Zuz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7" calcext:value-type="float">
            <text:p>667</text:p>
          </table:table-cell>
          <table:table-cell office:value-type="float" office:value="17650707" calcext:value-type="float">
            <text:p>1765070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Carol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ichael /Łukoski/ sartor</text:p>
          </table:table-cell>
          <table:table-cell office:value-type="string" calcext:value-type="string">
            <text:p>Hedvigis de Piotrko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7" calcext:value-type="float">
            <text:p>667</text:p>
          </table:table-cell>
          <table:table-cell office:value-type="float" office:value="17650721" calcext:value-type="float">
            <text:p>176507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lthasar braxator de Piotrkowice</text:p>
          </table:table-cell>
          <table:table-cell office:value-type="string" calcext:value-type="string">
            <text:p>Regina /Łapa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7" calcext:value-type="float">
            <text:p>667</text:p>
          </table:table-cell>
          <table:table-cell office:value-type="float" office:value="17650804" calcext:value-type="float">
            <text:p>176508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exander /Byczek/ tabernator de Sielec</text:p>
          </table:table-cell>
          <table:table-cell office:value-type="string" calcext:value-type="string">
            <text:p>Catharina /Bycz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7" calcext:value-type="float">
            <text:p>667</text:p>
          </table:table-cell>
          <table:table-cell office:value-type="float" office:value="17650825" calcext:value-type="float">
            <text:p>1765082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7" calcext:value-type="float">
            <text:p>667</text:p>
          </table:table-cell>
          <table:table-cell office:value-type="float" office:value="17650831" calcext:value-type="float">
            <text:p>1765083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Christopherus ovilio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Andreas Nering</text:p>
          </table:table-cell>
          <table:table-cell office:value-type="string" calcext:value-type="string">
            <text:p>Catharina uxor ovilionis de Staręz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7" calcext:value-type="float">
            <text:p>667</text:p>
          </table:table-cell>
          <table:table-cell office:value-type="float" office:value="17650927" calcext:value-type="float">
            <text:p>176509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Kieremusik/ adolescens faber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7" calcext:value-type="float">
            <text:p>667</text:p>
          </table:table-cell>
          <table:table-cell office:value-type="float" office:value="17651006" calcext:value-type="float">
            <text:p>176510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/Byczek/</text:p>
          </table:table-cell>
          <table:table-cell office:value-type="string" calcext:value-type="string">
            <text:p>Barbara /Scibut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9" calcext:value-type="float">
            <text:p>669</text:p>
          </table:table-cell>
          <table:table-cell office:value-type="float" office:value="17651006" calcext:value-type="float">
            <text:p>1765100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9" calcext:value-type="float">
            <text:p>669</text:p>
          </table:table-cell>
          <table:table-cell office:value-type="float" office:value="17651013" calcext:value-type="float">
            <text:p>176510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rtinus /Puszkow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Mankoski/ de Staręzynek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9" calcext:value-type="float">
            <text:p>669</text:p>
          </table:table-cell>
          <table:table-cell office:value-type="float" office:value="17651013" calcext:value-type="float">
            <text:p>1765101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artholomeus /Sobanski/ oppidanus de Miescisko</text:p>
          </table:table-cell>
          <table:table-cell office:value-type="string" calcext:value-type="string">
            <text:p>Barbara uxor braxa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9" calcext:value-type="float">
            <text:p>669</text:p>
          </table:table-cell>
          <table:table-cell office:value-type="float" office:value="17651019" calcext:value-type="float">
            <text:p>176510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 Ursula</text:p>
          </table:table-cell>
          <table:table-cell office:value-type="string" calcext:value-type="string">
            <text:p>Antonius /Gutry/ vexillifer Smolens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Leo /Gutri/</text:p>
          </table:table-cell>
          <table:table-cell office:value-type="string" calcext:value-type="string">
            <text:p>Christina /Gore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9" calcext:value-type="float">
            <text:p>669</text:p>
          </table:table-cell>
          <table:table-cell office:value-type="float" office:value="17651020" calcext:value-type="float">
            <text:p>1765102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braxator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9" calcext:value-type="float">
            <text:p>669</text:p>
          </table:table-cell>
          <table:table-cell office:value-type="float" office:value="17651027" calcext:value-type="float">
            <text:p>176510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9" calcext:value-type="float">
            <text:p>669</text:p>
          </table:table-cell>
          <table:table-cell office:value-type="float" office:value="17651027" calcext:value-type="float">
            <text:p>176510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Barb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9" calcext:value-type="float">
            <text:p>669</text:p>
          </table:table-cell>
          <table:table-cell office:value-type="float" office:value="17651027" calcext:value-type="float">
            <text:p>1765102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Rosal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9" calcext:value-type="float">
            <text:p>669</text:p>
          </table:table-cell>
          <table:table-cell office:value-type="float" office:value="17651103" calcext:value-type="float">
            <text:p>176511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9" calcext:value-type="float">
            <text:p>669</text:p>
          </table:table-cell>
          <table:table-cell office:value-type="float" office:value="17651103" calcext:value-type="float">
            <text:p>176511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9" calcext:value-type="float">
            <text:p>669</text:p>
          </table:table-cell>
          <table:table-cell office:value-type="float" office:value="17651110" calcext:value-type="float">
            <text:p>17651110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Neryng/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Ludovicus /Breza/</text:p>
          </table:table-cell>
          <table:table-cell office:value-type="string" calcext:value-type="string">
            <text:p>Catharina virgo soror mat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9" calcext:value-type="float">
            <text:p>669</text:p>
          </table:table-cell>
          <table:table-cell office:value-type="float" office:value="17651117" calcext:value-type="float">
            <text:p>176511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ovilio</text:p>
          </table:table-cell>
          <table:table-cell office:value-type="string" calcext:value-type="string">
            <text:p>Hedvig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9" calcext:value-type="float">
            <text:p>669</text:p>
          </table:table-cell>
          <table:table-cell office:value-type="float" office:value="17651124" calcext:value-type="float">
            <text:p>176511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9" calcext:value-type="float">
            <text:p>669</text:p>
          </table:table-cell>
          <table:table-cell office:value-type="float" office:value="17651125" calcext:value-type="float">
            <text:p>1765112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Barbara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9" calcext:value-type="float">
            <text:p>669</text:p>
          </table:table-cell>
          <table:table-cell office:value-type="float" office:value="17651201" calcext:value-type="float">
            <text:p>176512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etrus /Fidrik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onstantia /Kieremusi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9" calcext:value-type="float">
            <text:p>669</text:p>
          </table:table-cell>
          <table:table-cell office:value-type="float" office:value="17651208" calcext:value-type="float">
            <text:p>1765120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Polski/ lignifaber</text:p>
          </table:table-cell>
          <table:table-cell office:value-type="string" calcext:value-type="string">
            <text:p>Anna de Gork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69" calcext:value-type="float">
            <text:p>669</text:p>
          </table:table-cell>
          <table:table-cell office:value-type="float" office:value="17651208" calcext:value-type="float">
            <text:p>1765120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1" calcext:value-type="float">
            <text:p>671</text:p>
          </table:table-cell>
          <table:table-cell office:value-type="float" office:value="17651216" calcext:value-type="float">
            <text:p>1765121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Oleynik/</text:p>
          </table:table-cell>
          <table:table-cell office:value-type="string" calcext:value-type="string">
            <text:p>Catharina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1" calcext:value-type="float">
            <text:p>671</text:p>
          </table:table-cell>
          <table:table-cell office:value-type="float" office:value="17651222" calcext:value-type="float">
            <text:p>1765122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 /Saia/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Casimirus /Polski/ lignifaber</text:p>
          </table:table-cell>
          <table:table-cell office:value-type="string" calcext:value-type="string">
            <text:p>Anna uxor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1" calcext:value-type="float">
            <text:p>671</text:p>
          </table:table-cell>
          <table:table-cell office:value-type="float" office:value="17651222" calcext:value-type="float">
            <text:p>176512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aurentius ovilio</text:p>
          </table:table-cell>
          <table:table-cell office:value-type="string" calcext:value-type="string">
            <text:p>Zophia</text:p>
          </table:table-cell>
          <table:table-cell office:value-type="string" calcext:value-type="string">
            <text:p>Joseph /Strzelewicz/ de Gorzyce</text:p>
          </table:table-cell>
          <table:table-cell office:value-type="string" calcext:value-type="string">
            <text:p>Barbara /Scibut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1" calcext:value-type="float">
            <text:p>671</text:p>
          </table:table-cell>
          <table:table-cell office:value-type="float" office:value="17651227" calcext:value-type="float">
            <text:p>176512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lbertus /Oleynik/</text:p>
          </table:table-cell>
          <table:table-cell office:value-type="string" calcext:value-type="string">
            <text:p>Catharina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1" calcext:value-type="float">
            <text:p>671</text:p>
          </table:table-cell>
          <table:table-cell office:value-type="float" office:value="17660105" calcext:value-type="float">
            <text:p>176601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rtinus /Werk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Łapacz/</text:p>
          </table:table-cell>
          <table:table-cell office:value-type="string" calcext:value-type="string">
            <text:p>Cunegundis</text:p>
          </table:table-cell>
          <table:table-cell office:value-type="float" office:value="17651205" calcext:value-type="float">
            <text:p>1765120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1" calcext:value-type="float">
            <text:p>671</text:p>
          </table:table-cell>
          <table:table-cell office:value-type="float" office:value="17660113" calcext:value-type="float">
            <text:p>17660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Hertma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/Kusnierz/</text:p>
          </table:table-cell>
          <table:table-cell office:value-type="string" calcext:value-type="string">
            <text:p>Marianna</text:p>
          </table:table-cell>
          <table:table-cell office:value-type="float" office:value="17660109" calcext:value-type="float">
            <text:p>1766010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1" calcext:value-type="float">
            <text:p>671</text:p>
          </table:table-cell>
          <table:table-cell office:value-type="float" office:value="17660113" calcext:value-type="float">
            <text:p>1766011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Przybylakow/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Simon braxator</text:p>
          </table:table-cell>
          <table:table-cell office:value-type="string" calcext:value-type="string">
            <text:p>Barbara /Scibutowa/ de Juncewo</text:p>
          </table:table-cell>
          <table:table-cell office:value-type="float" office:value="17660110" calcext:value-type="float">
            <text:p>176601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1" calcext:value-type="float">
            <text:p>671</text:p>
          </table:table-cell>
          <table:table-cell office:value-type="float" office:value="17660119" calcext:value-type="float">
            <text:p>176601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Catharina</text:p>
          </table:table-cell>
          <table:table-cell office:value-type="float" office:value="17660110" calcext:value-type="float">
            <text:p>176601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1" calcext:value-type="float">
            <text:p>671</text:p>
          </table:table-cell>
          <table:table-cell office:value-type="float" office:value="17660119" calcext:value-type="float">
            <text:p>1766011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ti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Nering/ acatholic</text:p>
          </table:table-cell>
          <table:table-cell office:value-type="string" calcext:value-type="string">
            <text:p>Rosalia soror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1" calcext:value-type="float">
            <text:p>671</text:p>
          </table:table-cell>
          <table:table-cell office:value-type="float" office:value="17660121" calcext:value-type="float">
            <text:p>1766012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Scibut/ de Juncewo</text:p>
          </table:table-cell>
          <table:table-cell office:value-type="string" calcext:value-type="string">
            <text:p>Agnes</text:p>
          </table:table-cell>
          <table:table-cell office:value-type="float" office:value="17660111" calcext:value-type="float">
            <text:p>1766011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1" calcext:value-type="float">
            <text:p>671</text:p>
          </table:table-cell>
          <table:table-cell office:value-type="float" office:value="17660126" calcext:value-type="float">
            <text:p>17660126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ndreas /Mędel/</text:p>
          </table:table-cell>
          <table:table-cell office:value-type="string" calcext:value-type="string">
            <text:p>Catharina</text:p>
          </table:table-cell>
          <table:table-cell office:value-type="float" office:value="17660114" calcext:value-type="float">
            <text:p>17660114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1" calcext:value-type="float">
            <text:p>671</text:p>
          </table:table-cell>
          <table:table-cell office:value-type="float" office:value="17660202" calcext:value-type="float">
            <text:p>1766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Franciscus /Jaczczak/</text:p>
          </table:table-cell>
          <table:table-cell office:value-type="string" calcext:value-type="string">
            <text:p>Barbara /Scibutowa/</text:p>
          </table:table-cell>
          <table:table-cell office:value-type="float" office:value="17660120" calcext:value-type="float">
            <text:p>176601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1" calcext:value-type="float">
            <text:p>671</text:p>
          </table:table-cell>
          <table:table-cell office:value-type="float" office:value="17660202" calcext:value-type="float">
            <text:p>1766020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Casimirus /Podski/ lignifabe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Saia/</text:p>
          </table:table-cell>
          <table:table-cell office:value-type="string" calcext:value-type="string">
            <text:p>Marianna de Mokronosy</text:p>
          </table:table-cell>
          <table:table-cell office:value-type="float" office:value="17660119" calcext:value-type="float">
            <text:p>1766011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1" calcext:value-type="float">
            <text:p>671</text:p>
          </table:table-cell>
          <table:table-cell office:value-type="float" office:value="17660202" calcext:value-type="float">
            <text:p>17660202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Catharina</text:p>
          </table:table-cell>
          <table:table-cell office:value-type="float" office:value="17660118" calcext:value-type="float">
            <text:p>1766011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1" calcext:value-type="float">
            <text:p>671</text:p>
          </table:table-cell>
          <table:table-cell office:value-type="float" office:value="17660203" calcext:value-type="float">
            <text:p>176602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Hertman</text:p>
          </table:table-cell>
          <table:table-cell office:value-type="string" calcext:value-type="string">
            <text:p>Marianna</text:p>
          </table:table-cell>
          <table:table-cell office:value-type="float" office:value="17660120" calcext:value-type="float">
            <text:p>176601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1" calcext:value-type="float">
            <text:p>671</text:p>
          </table:table-cell>
          <table:table-cell office:value-type="float" office:value="17660209" calcext:value-type="float">
            <text:p>1766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arbara</text:p>
          </table:table-cell>
          <table:table-cell office:value-type="float" office:value="17660201" calcext:value-type="float">
            <text:p>1766020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1" calcext:value-type="float">
            <text:p>671</text:p>
          </table:table-cell>
          <table:table-cell office:value-type="float" office:value="17660216" calcext:value-type="float">
            <text:p>176602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Kieremus/ tabernator de Juncewo</text:p>
          </table:table-cell>
          <table:table-cell office:value-type="string" calcext:value-type="string">
            <text:p>Barbar /Kwiawicza/</text:p>
          </table:table-cell>
          <table:table-cell office:value-type="float" office:value="17660211" calcext:value-type="float">
            <text:p>1766021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3" calcext:value-type="float">
            <text:p>673</text:p>
          </table:table-cell>
          <table:table-cell office:value-type="float" office:value="17660223" calcext:value-type="float">
            <text:p>17660223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Albertus ovilio de Domasławek</text:p>
          </table:table-cell>
          <table:table-cell office:value-type="string" calcext:value-type="string">
            <text:p>Margaritha /Rybska/</text:p>
          </table:table-cell>
          <table:table-cell office:value-type="float" office:value="17660210" calcext:value-type="float">
            <text:p>176602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3" calcext:value-type="float">
            <text:p>673</text:p>
          </table:table-cell>
          <table:table-cell office:value-type="float" office:value="17660302" calcext:value-type="float">
            <text:p>176603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lthasar /Kuszyk/ de Juncewo</text:p>
          </table:table-cell>
          <table:table-cell office:value-type="string" calcext:value-type="string">
            <text:p>Catharina /Byczkowa/ de Juncewo</text:p>
          </table:table-cell>
          <table:table-cell office:value-type="float" office:value="17660223" calcext:value-type="float">
            <text:p>1766022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3" calcext:value-type="float">
            <text:p>673</text:p>
          </table:table-cell>
          <table:table-cell office:value-type="float" office:value="17660310" calcext:value-type="float">
            <text:p>1766031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Stanislaus /Byczek/ de Juncewo</text:p>
          </table:table-cell>
          <table:table-cell office:value-type="string" calcext:value-type="string">
            <text:p>Barbara /Byczkowa/ tabernatrissa</text:p>
          </table:table-cell>
          <table:table-cell office:value-type="float" office:value="17660308" calcext:value-type="float">
            <text:p>1766030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3" calcext:value-type="float">
            <text:p>673</text:p>
          </table:table-cell>
          <table:table-cell office:value-type="float" office:value="17660411" calcext:value-type="float">
            <text:p>176604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Balthasar /Kusz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/Mniszek/</text:p>
          </table:table-cell>
          <table:table-cell office:value-type="string" calcext:value-type="string">
            <text:p>Catharina /Byczkowa/</text:p>
          </table:table-cell>
          <table:table-cell office:value-type="float" office:value="17660409" calcext:value-type="float">
            <text:p>1766040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3" calcext:value-type="float">
            <text:p>673</text:p>
          </table:table-cell>
          <table:table-cell office:value-type="float" office:value="17660413" calcext:value-type="float">
            <text:p>17660413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/Kieremusik/ faber</text:p>
          </table:table-cell>
          <table:table-cell office:value-type="string" calcext:value-type="string">
            <text:p>Barbara /Scibutowa/</text:p>
          </table:table-cell>
          <table:table-cell office:value-type="float" office:value="17660405" calcext:value-type="float">
            <text:p>1766040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3" calcext:value-type="float">
            <text:p>673</text:p>
          </table:table-cell>
          <table:table-cell office:value-type="float" office:value="17660415" calcext:value-type="float">
            <text:p>1766041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aber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Franciscus /Kieremusik/ adolescens faber de Juncewo</text:p>
          </table:table-cell>
          <table:table-cell office:value-type="string" calcext:value-type="string">
            <text:p>Hedvigis /Kubina/ de Piotrkowice</text:p>
          </table:table-cell>
          <table:table-cell office:value-type="float" office:value="17660402" calcext:value-type="float">
            <text:p>1766040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3" calcext:value-type="float">
            <text:p>673</text:p>
          </table:table-cell>
          <table:table-cell office:value-type="float" office:value="17660427" calcext:value-type="float">
            <text:p>176604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phia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Mankoski/ de Staręzynek</text:p>
          </table:table-cell>
          <table:table-cell office:value-type="string" calcext:value-type="string">
            <text:p>Joanna /Mankoska/ filia eius</text:p>
          </table:table-cell>
          <table:table-cell office:value-type="float" office:value="17660405" calcext:value-type="float">
            <text:p>1766040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3" calcext:value-type="float">
            <text:p>673</text:p>
          </table:table-cell>
          <table:table-cell office:value-type="float" office:value="17660504" calcext:value-type="float">
            <text:p>17660504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tanislaus /Pachołek/ de aula Staręzynensi</text:p>
          </table:table-cell>
          <table:table-cell office:value-type="string" calcext:value-type="string">
            <text:p>Marianna hospita</text:p>
          </table:table-cell>
          <table:table-cell office:value-type="float" office:value="17660425" calcext:value-type="float">
            <text:p>1766042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3" calcext:value-type="float">
            <text:p>673</text:p>
          </table:table-cell>
          <table:table-cell office:value-type="float" office:value="17660518" calcext:value-type="float">
            <text:p>176605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de Turza</text:p>
          </table:table-cell>
          <table:table-cell office:value-type="string" calcext:value-type="string">
            <text:p>Catharina uxor Thoma</text:p>
          </table:table-cell>
          <table:table-cell office:value-type="float" office:value="17660513" calcext:value-type="float">
            <text:p>1766051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3" calcext:value-type="float">
            <text:p>673</text:p>
          </table:table-cell>
          <table:table-cell office:value-type="float" office:value="17660608" calcext:value-type="float">
            <text:p>176606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hristopherus moli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hristopherus molitor adolescens de Wągrowiec</text:p>
          </table:table-cell>
          <table:table-cell office:value-type="string" calcext:value-type="string">
            <text:p>Marianna /Werczanka/ de Paryż</text:p>
          </table:table-cell>
          <table:table-cell office:value-type="float" office:value="17660606" calcext:value-type="float">
            <text:p>1766060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5" calcext:value-type="float">
            <text:p>675</text:p>
          </table:table-cell>
          <table:table-cell office:value-type="float" office:value="17660608" calcext:value-type="float">
            <text:p>1766060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etronella</text:p>
          </table:table-cell>
          <table:table-cell office:value-type="string" calcext:value-type="string">
            <text:p>Philipp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ovilio de Juncewo</text:p>
          </table:table-cell>
          <table:table-cell office:value-type="string" calcext:value-type="string">
            <text:p>Marianna</text:p>
          </table:table-cell>
          <table:table-cell office:value-type="float" office:value="17660602" calcext:value-type="float">
            <text:p>1766060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5" calcext:value-type="float">
            <text:p>675</text:p>
          </table:table-cell>
          <table:table-cell office:value-type="float" office:value="17660614" calcext:value-type="float">
            <text:p>176606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Franciscus /Reszkow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Szymonski/ tenutaruius Juncewiensi</text:p>
          </table:table-cell>
          <table:table-cell office:value-type="string" calcext:value-type="string">
            <text:p>Barbar /Turowa/ de Domasławek</text:p>
          </table:table-cell>
          <table:table-cell office:value-type="float" office:value="17660514" calcext:value-type="float">
            <text:p>17660514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5" calcext:value-type="float">
            <text:p>675</text:p>
          </table:table-cell>
          <table:table-cell office:value-type="float" office:value="17660629" calcext:value-type="float">
            <text:p>176606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/Neryng/ tenutarius Dąbrowiensi acatholic</text:p>
          </table:table-cell>
          <table:table-cell office:value-type="string" calcext:value-type="string">
            <text:p>Francisca /Raczynska/ virgo</text:p>
          </table:table-cell>
          <table:table-cell office:value-type="float" office:value="17660623" calcext:value-type="float">
            <text:p>1766062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5" calcext:value-type="float">
            <text:p>675</text:p>
          </table:table-cell>
          <table:table-cell office:value-type="float" office:value="17660803" calcext:value-type="float">
            <text:p>176608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arianna</text:p>
          </table:table-cell>
          <table:table-cell office:value-type="float" office:value="17670718" calcext:value-type="float">
            <text:p>1767071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5" calcext:value-type="float">
            <text:p>675</text:p>
          </table:table-cell>
          <table:table-cell office:value-type="float" office:value="17660808" calcext:value-type="float">
            <text:p>176608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Petr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Zophia uxor ovilionis</text:p>
          </table:table-cell>
          <table:table-cell office:value-type="float" office:value="17660807" calcext:value-type="float">
            <text:p>17660807</text:p>
          </table:table-cell>
          <table:table-cell office:value-type="string" calcext:value-type="string">
            <text:p>geminos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5" calcext:value-type="float">
            <text:p>675</text:p>
          </table:table-cell>
          <table:table-cell office:value-type="float" office:value="17660808" calcext:value-type="float">
            <text:p>176608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chus</text:p>
          </table:table-cell>
          <table:table-cell office:value-type="string" calcext:value-type="string">
            <text:p>Petr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thias /Mniszek/</text:p>
          </table:table-cell>
          <table:table-cell office:value-type="string" calcext:value-type="string">
            <text:p>Agatha uxor Albertus</text:p>
          </table:table-cell>
          <table:table-cell office:value-type="float" office:value="17660807" calcext:value-type="float">
            <text:p>17660807</text:p>
          </table:table-cell>
          <table:table-cell office:value-type="string" calcext:value-type="string">
            <text:p>geminos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5" calcext:value-type="float">
            <text:p>675</text:p>
          </table:table-cell>
          <table:table-cell office:value-type="float" office:value="17660810" calcext:value-type="float">
            <text:p>176608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Marianna uxor molitoris</text:p>
          </table:table-cell>
          <table:table-cell office:value-type="float" office:value="17660730" calcext:value-type="float">
            <text:p>1766073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5" calcext:value-type="float">
            <text:p>675</text:p>
          </table:table-cell>
          <table:table-cell office:value-type="float" office:value="17660824" calcext:value-type="float">
            <text:p>17660824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Stanislaus ovilio de Sielec</text:p>
          </table:table-cell>
          <table:table-cell office:value-type="string" calcext:value-type="string">
            <text:p>Elisabeth /Laskoska/</text:p>
          </table:table-cell>
          <table:table-cell office:value-type="float" office:value="17660816" calcext:value-type="float">
            <text:p>1766081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5" calcext:value-type="float">
            <text:p>675</text:p>
          </table:table-cell>
          <table:table-cell office:value-type="float" office:value="17660824" calcext:value-type="float">
            <text:p>176608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Cipri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rianna</text:p>
          </table:table-cell>
          <table:table-cell office:value-type="float" office:value="17660813" calcext:value-type="float">
            <text:p>1766081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5" calcext:value-type="float">
            <text:p>675</text:p>
          </table:table-cell>
          <table:table-cell office:value-type="float" office:value="17660825" calcext:value-type="float">
            <text:p>176608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Kwasniewski/</text:p>
          </table:table-cell>
          <table:table-cell office:value-type="string" calcext:value-type="string">
            <text:p>Theressia /Dusikowa/</text:p>
          </table:table-cell>
          <table:table-cell office:value-type="float" office:value="17660824" calcext:value-type="float">
            <text:p>17660824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5" calcext:value-type="float">
            <text:p>675</text:p>
          </table:table-cell>
          <table:table-cell office:value-type="float" office:value="17680706" calcext:value-type="float">
            <text:p>176807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Paulus ovilio acatholic</text:p>
          </table:table-cell>
          <table:table-cell office:value-type="string" calcext:value-type="string">
            <text:p>Catharina /Dusikowa/ tabernatrissa</text:p>
          </table:table-cell>
          <table:table-cell office:value-type="float" office:value="17670625" calcext:value-type="float">
            <text:p>1767062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5" calcext:value-type="float">
            <text:p>675</text:p>
          </table:table-cell>
          <table:table-cell office:value-type="float" office:value="17680727" calcext:value-type="float">
            <text:p>1768072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molitor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Mathias /Przygodziak/</text:p>
          </table:table-cell>
          <table:table-cell office:value-type="string" calcext:value-type="string">
            <text:p>Marianna /Saianka/</text:p>
          </table:table-cell>
          <table:table-cell office:value-type="float" office:value="17670716" calcext:value-type="float">
            <text:p>1767071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7" calcext:value-type="float">
            <text:p>677</text:p>
          </table:table-cell>
          <table:table-cell office:value-type="float" office:value="17660928" calcext:value-type="float">
            <text:p>176609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de Paryż</text:p>
          </table:table-cell>
          <table:table-cell office:value-type="string" calcext:value-type="string">
            <text:p>Theressia /Scibutowa/</text:p>
          </table:table-cell>
          <table:table-cell office:value-type="float" office:value="17660921" calcext:value-type="float">
            <text:p>1766092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7" calcext:value-type="float">
            <text:p>677</text:p>
          </table:table-cell>
          <table:table-cell office:value-type="float" office:value="17661005" calcext:value-type="float">
            <text:p>17661005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 /Łapac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lthasar braxator de Piotrkowice</text:p>
          </table:table-cell>
          <table:table-cell office:value-type="string" calcext:value-type="string">
            <text:p>Hedvigis /Nowaczka/</text:p>
          </table:table-cell>
          <table:table-cell office:value-type="float" office:value="17660929" calcext:value-type="float">
            <text:p>1766092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7" calcext:value-type="float">
            <text:p>677</text:p>
          </table:table-cell>
          <table:table-cell office:value-type="float" office:value="17661012" calcext:value-type="float">
            <text:p>176610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Felcyszak/</text:p>
          </table:table-cell>
          <table:table-cell office:value-type="string" calcext:value-type="string">
            <text:p>Catharina soror eius de Dochonowo ex parochia Gorzycensi</text:p>
          </table:table-cell>
          <table:table-cell office:value-type="float" office:value="17661009" calcext:value-type="float">
            <text:p>1766100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7" calcext:value-type="float">
            <text:p>677</text:p>
          </table:table-cell>
          <table:table-cell office:value-type="float" office:value="17661016" calcext:value-type="float">
            <text:p>176610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pastor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Ludovicus /Breza/</text:p>
          </table:table-cell>
          <table:table-cell office:value-type="string" calcext:value-type="string">
            <text:p>Rosalia /Neryngowa/ de Komorowo</text:p>
          </table:table-cell>
          <table:table-cell office:value-type="float" office:value="17661006" calcext:value-type="float">
            <text:p>1766100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7" calcext:value-type="float">
            <text:p>677</text:p>
          </table:table-cell>
          <table:table-cell office:value-type="float" office:value="17661019" calcext:value-type="float">
            <text:p>17661019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Franciscus ovilio</text:p>
          </table:table-cell>
          <table:table-cell office:value-type="string" calcext:value-type="string">
            <text:p>Marianna</text:p>
          </table:table-cell>
          <table:table-cell office:value-type="float" office:value="17661007" calcext:value-type="float">
            <text:p>1766100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7" calcext:value-type="float">
            <text:p>677</text:p>
          </table:table-cell>
          <table:table-cell office:value-type="float" office:value="17661026" calcext:value-type="float">
            <text:p>17661026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ovilio de Juncewo</text:p>
          </table:table-cell>
          <table:table-cell office:value-type="string" calcext:value-type="string">
            <text:p>Barbara tabernatrissa uxor Alexandri</text:p>
          </table:table-cell>
          <table:table-cell office:value-type="float" office:value="17661019" calcext:value-type="float">
            <text:p>1766101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7" calcext:value-type="float">
            <text:p>677</text:p>
          </table:table-cell>
          <table:table-cell office:value-type="float" office:value="17661028" calcext:value-type="float">
            <text:p>1766102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ovilio adolescens de Juncewo</text:p>
          </table:table-cell>
          <table:table-cell office:value-type="string" calcext:value-type="string">
            <text:p>Apollonia</text:p>
          </table:table-cell>
          <table:table-cell office:value-type="float" office:value="17661020" calcext:value-type="float">
            <text:p>176610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7" calcext:value-type="float">
            <text:p>677</text:p>
          </table:table-cell>
          <table:table-cell office:value-type="float" office:value="17661102" calcext:value-type="float">
            <text:p>1766110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aula</text:p>
          </table:table-cell>
          <table:table-cell office:value-type="string" calcext:value-type="string">
            <text:p>Joannes /Gozimnski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ichael /Gozimnski/</text:p>
          </table:table-cell>
          <table:table-cell office:value-type="string" calcext:value-type="string">
            <text:p>Cunegundis /Gozimnska/ filia parentis</text:p>
          </table:table-cell>
          <table:table-cell office:value-type="float" office:value="17661017" calcext:value-type="float">
            <text:p>1766101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7" calcext:value-type="float">
            <text:p>677</text:p>
          </table:table-cell>
          <table:table-cell office:value-type="float" office:value="17661102" calcext:value-type="float">
            <text:p>176611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Kus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Kiepurka/ de Juncewo</text:p>
          </table:table-cell>
          <table:table-cell office:value-type="string" calcext:value-type="string">
            <text:p>Magdalena /Kuszowa/ de Juncewo</text:p>
          </table:table-cell>
          <table:table-cell office:value-type="float" office:value="17661025" calcext:value-type="float">
            <text:p>1766102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7" calcext:value-type="float">
            <text:p>677</text:p>
          </table:table-cell>
          <table:table-cell office:value-type="float" office:value="17661109" calcext:value-type="float">
            <text:p>17661109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aspar</text:p>
          </table:table-cell>
          <table:table-cell office:value-type="string" calcext:value-type="string">
            <text:p>Marianna</text:p>
          </table:table-cell>
          <table:table-cell office:value-type="float" office:value="17661028" calcext:value-type="float">
            <text:p>1766102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7" calcext:value-type="float">
            <text:p>677</text:p>
          </table:table-cell>
          <table:table-cell office:value-type="float" office:value="17661130" calcext:value-type="float">
            <text:p>17661130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hilippus de Domasławek</text:p>
          </table:table-cell>
          <table:table-cell office:value-type="string" calcext:value-type="string">
            <text:p>Regina /Wilkowa/</text:p>
          </table:table-cell>
          <table:table-cell office:value-type="float" office:value="17661120" calcext:value-type="float">
            <text:p>176611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9" calcext:value-type="float">
            <text:p>679</text:p>
          </table:table-cell>
          <table:table-cell office:value-type="float" office:value="17661207" calcext:value-type="float">
            <text:p>1766120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lthasar brax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imon de Niemcyno</text:p>
          </table:table-cell>
          <table:table-cell office:value-type="string" calcext:value-type="string">
            <text:p>Agnes uxor braxatoris de Gorki Koscielne</text:p>
          </table:table-cell>
          <table:table-cell office:value-type="float" office:value="17661120" calcext:value-type="float">
            <text:p>176611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9" calcext:value-type="float">
            <text:p>679</text:p>
          </table:table-cell>
          <table:table-cell office:value-type="float" office:value="17661214" calcext:value-type="float">
            <text:p>176612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Marianna</text:p>
          </table:table-cell>
          <table:table-cell office:value-type="string" calcext:value-type="string">
            <text:p>Petrus acatholic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acatholic</text:p>
          </table:table-cell>
          <table:table-cell office:value-type="string" calcext:value-type="string">
            <text:p>Rosalia /Neryngowa/ acatholic</text:p>
          </table:table-cell>
          <table:table-cell office:value-type="float" office:value="17661202" calcext:value-type="float">
            <text:p>1766120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9" calcext:value-type="float">
            <text:p>679</text:p>
          </table:table-cell>
          <table:table-cell office:value-type="float" office:value="17661221" calcext:value-type="float">
            <text:p>1766122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ovilio</text:p>
          </table:table-cell>
          <table:table-cell office:value-type="string" calcext:value-type="string">
            <text:p>Julenta /Mankoska/ virgo</text:p>
          </table:table-cell>
          <table:table-cell office:value-type="float" office:value="17661220" calcext:value-type="float">
            <text:p>176612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9" calcext:value-type="float">
            <text:p>679</text:p>
          </table:table-cell>
          <table:table-cell office:value-type="float" office:value="17661221" calcext:value-type="float">
            <text:p>176612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Stanislaus /Bycz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Byczek/</text:p>
          </table:table-cell>
          <table:table-cell office:value-type="string" calcext:value-type="string">
            <text:p>Agnes /Scibutowna/ virgo</text:p>
          </table:table-cell>
          <table:table-cell office:value-type="float" office:value="17661210" calcext:value-type="float">
            <text:p>176612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9" calcext:value-type="float">
            <text:p>679</text:p>
          </table:table-cell>
          <table:table-cell office:value-type="float" office:value="17661228" calcext:value-type="float">
            <text:p>17661228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ogusla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Nowak/</text:p>
          </table:table-cell>
          <table:table-cell office:value-type="string" calcext:value-type="string">
            <text:p>Margaritha /Rybka/</text:p>
          </table:table-cell>
          <table:table-cell office:value-type="float" office:value="17661206" calcext:value-type="float">
            <text:p>1766120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9" calcext:value-type="float">
            <text:p>679</text:p>
          </table:table-cell>
          <table:table-cell office:value-type="float" office:value="17670101" calcext:value-type="float">
            <text:p>1767010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Mackowiak/ de Domasławek</text:p>
          </table:table-cell>
          <table:table-cell office:value-type="string" calcext:value-type="string">
            <text:p>Catharina /Byczkowa/ de Juncewo</text:p>
          </table:table-cell>
          <table:table-cell office:value-type="float" office:value="17661223" calcext:value-type="float">
            <text:p>1766122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9" calcext:value-type="float">
            <text:p>679</text:p>
          </table:table-cell>
          <table:table-cell office:value-type="float" office:value="17670118" calcext:value-type="float">
            <text:p>176701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Barbara</text:p>
          </table:table-cell>
          <table:table-cell office:value-type="float" office:value="17670112" calcext:value-type="float">
            <text:p>1767011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9" calcext:value-type="float">
            <text:p>679</text:p>
          </table:table-cell>
          <table:table-cell office:value-type="float" office:value="17670118" calcext:value-type="float">
            <text:p>176701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Dobrzynski/ sartor de Domasławek</text:p>
          </table:table-cell>
          <table:table-cell office:value-type="string" calcext:value-type="string">
            <text:p>Marianna tabernatrissa</text:p>
          </table:table-cell>
          <table:table-cell office:value-type="float" office:value="17670111" calcext:value-type="float">
            <text:p>1767011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9" calcext:value-type="float">
            <text:p>679</text:p>
          </table:table-cell>
          <table:table-cell office:value-type="float" office:value="17670118" calcext:value-type="float">
            <text:p>1767011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 Antonius</text:p>
          </table:table-cell>
          <table:table-cell office:value-type="string" calcext:value-type="string">
            <text:p>Simon braxa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 /Kraszewski/ reverendus canonicus S. Maria Magdalena Posnaniensi</text:p>
          </table:table-cell>
          <table:table-cell office:value-type="string" calcext:value-type="string">
            <text:p>Ludovica /Lewicka/ virgo</text:p>
          </table:table-cell>
          <table:table-cell office:value-type="float" office:value="17670110" calcext:value-type="float">
            <text:p>176701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9" calcext:value-type="float">
            <text:p>679</text:p>
          </table:table-cell>
          <table:table-cell office:value-type="float" office:value="17670118" calcext:value-type="float">
            <text:p>1767011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Christianus acatholic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acatholic</text:p>
          </table:table-cell>
          <table:table-cell office:value-type="string" calcext:value-type="string">
            <text:p>Rosalia /Neryngowa/ acatholic</text:p>
          </table:table-cell>
          <table:table-cell office:value-type="float" office:value="17670116" calcext:value-type="float">
            <text:p>1767011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9" calcext:value-type="float">
            <text:p>679</text:p>
          </table:table-cell>
          <table:table-cell office:value-type="float" office:value="17670118" calcext:value-type="float">
            <text:p>17670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Nicolaus molitor</text:p>
          </table:table-cell>
          <table:table-cell office:value-type="string" calcext:value-type="string">
            <text:p>Marianna</text:p>
          </table:table-cell>
          <table:table-cell office:value-type="float" office:value="17670112" calcext:value-type="float">
            <text:p>1767011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9" calcext:value-type="float">
            <text:p>679</text:p>
          </table:table-cell>
          <table:table-cell office:value-type="float" office:value="17670202" calcext:value-type="float">
            <text:p>176702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Simon /Kędzior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lbertus /Mniszek/ adolescens de Juncewo</text:p>
          </table:table-cell>
          <table:table-cell office:value-type="string" calcext:value-type="string">
            <text:p>Theressia /Lewandoska/ virgo de Domasławek</text:p>
          </table:table-cell>
          <table:table-cell office:value-type="float" office:value="17670128" calcext:value-type="float">
            <text:p>1767012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79" calcext:value-type="float">
            <text:p>679</text:p>
          </table:table-cell>
          <table:table-cell office:value-type="float" office:value="17670214" calcext:value-type="float">
            <text:p>17670214</text:p>
          </table:table-cell>
          <table:table-cell office:value-type="string" calcext:value-type="string">
            <text:p>Domki Plebansk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Urbanus /Kaczorek/ famulus plebanalis</text:p>
          </table:table-cell>
          <table:table-cell office:value-type="string" calcext:value-type="string">
            <text:p>Zophia</text:p>
          </table:table-cell>
          <table:table-cell office:value-type="string" calcext:value-type="string">
            <text:p>Stanislaus /Byczek/ de Juncewo</text:p>
          </table:table-cell>
          <table:table-cell office:value-type="string" calcext:value-type="string">
            <text:p>Marianna uxor Valentini de Juncewo</text:p>
          </table:table-cell>
          <table:table-cell office:value-type="float" office:value="17670209" calcext:value-type="float">
            <text:p>1767020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1" calcext:value-type="float">
            <text:p>681</text:p>
          </table:table-cell>
          <table:table-cell office:value-type="float" office:value="17670301" calcext:value-type="float">
            <text:p>1767030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Pasiguła/</text:p>
          </table:table-cell>
          <table:table-cell office:value-type="string" calcext:value-type="string">
            <text:p>Barbara /Kuiawina/</text:p>
          </table:table-cell>
          <table:table-cell office:value-type="float" office:value="17670216" calcext:value-type="float">
            <text:p>1767021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1" calcext:value-type="float">
            <text:p>681</text:p>
          </table:table-cell>
          <table:table-cell office:value-type="float" office:value="17670301" calcext:value-type="float">
            <text:p>1767030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Gertrudis /Nawrocka/</text:p>
          </table:table-cell>
          <table:table-cell office:value-type="float" office:value="17670208" calcext:value-type="float">
            <text:p>1767020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1" calcext:value-type="float">
            <text:p>681</text:p>
          </table:table-cell>
          <table:table-cell office:value-type="float" office:value="17670301" calcext:value-type="float">
            <text:p>1767030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Joannes /Dobrzynski/ sartor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lbertus ovilio de Ustaszewo</text:p>
          </table:table-cell>
          <table:table-cell office:value-type="string" calcext:value-type="string">
            <text:p>Barbara tabernatrissa de Sielec</text:p>
          </table:table-cell>
          <table:table-cell office:value-type="float" office:value="17670221" calcext:value-type="float">
            <text:p>1767022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1" calcext:value-type="float">
            <text:p>681</text:p>
          </table:table-cell>
          <table:table-cell office:value-type="float" office:value="17670307" calcext:value-type="float">
            <text:p>176703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aurentius organarius Juncewiensis</text:p>
          </table:table-cell>
          <table:table-cell office:value-type="string" calcext:value-type="string">
            <text:p>Apollonia ancilla de Domuncula Plebanali</text:p>
          </table:table-cell>
          <table:table-cell office:value-type="float" office:value="17670224" calcext:value-type="float">
            <text:p>17670224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1" calcext:value-type="float">
            <text:p>681</text:p>
          </table:table-cell>
          <table:table-cell office:value-type="float" office:value="17670308" calcext:value-type="float">
            <text:p>176703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Albertus /Oleynik/</text:p>
          </table:table-cell>
          <table:table-cell office:value-type="string" calcext:value-type="string">
            <text:p>Catharina /Grabarka/</text:p>
          </table:table-cell>
          <table:table-cell office:value-type="float" office:value="17670225" calcext:value-type="float">
            <text:p>1767022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1" calcext:value-type="float">
            <text:p>681</text:p>
          </table:table-cell>
          <table:table-cell office:value-type="float" office:value="17670321" calcext:value-type="float">
            <text:p>1767032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 molitor</text:p>
          </table:table-cell>
          <table:table-cell office:value-type="string" calcext:value-type="string">
            <text:p>Apollonia</text:p>
          </table:table-cell>
          <table:table-cell office:value-type="float" office:value="17670304" calcext:value-type="float">
            <text:p>17670304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1" calcext:value-type="float">
            <text:p>681</text:p>
          </table:table-cell>
          <table:table-cell office:value-type="float" office:value="17670322" calcext:value-type="float">
            <text:p>176703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Martinus /Scibut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Rochus de Gorzyce</text:p>
          </table:table-cell>
          <table:table-cell office:value-type="string" calcext:value-type="string">
            <text:p>Catharina /Bycz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1" calcext:value-type="float">
            <text:p>681</text:p>
          </table:table-cell>
          <table:table-cell office:value-type="float" office:value="17670405" calcext:value-type="float">
            <text:p>176704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/Mniszek/ de Juncewo</text:p>
          </table:table-cell>
          <table:table-cell office:value-type="string" calcext:value-type="string">
            <text:p>Cunegundis</text:p>
          </table:table-cell>
          <table:table-cell office:value-type="float" office:value="17670328" calcext:value-type="float">
            <text:p>1767032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1" calcext:value-type="float">
            <text:p>681</text:p>
          </table:table-cell>
          <table:table-cell office:value-type="float" office:value="17670421" calcext:value-type="float">
            <text:p>176704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Stanislaus adolescens</text:p>
          </table:table-cell>
          <table:table-cell office:value-type="string" calcext:value-type="string">
            <text:p>Marianna tabernatrissa</text:p>
          </table:table-cell>
          <table:table-cell office:value-type="float" office:value="17670415" calcext:value-type="float">
            <text:p>1767041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1" calcext:value-type="float">
            <text:p>681</text:p>
          </table:table-cell>
          <table:table-cell office:value-type="float" office:value="17670510" calcext:value-type="float">
            <text:p>1767051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Albertus adolescens</text:p>
          </table:table-cell>
          <table:table-cell office:value-type="string" calcext:value-type="string">
            <text:p>Dorothea</text:p>
          </table:table-cell>
          <table:table-cell office:value-type="float" office:value="17670428" calcext:value-type="float">
            <text:p>1767042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1" calcext:value-type="float">
            <text:p>681</text:p>
          </table:table-cell>
          <table:table-cell office:value-type="float" office:value="17670531" calcext:value-type="float">
            <text:p>1767053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udovicus /Breza/</text:p>
          </table:table-cell>
          <table:table-cell office:value-type="string" calcext:value-type="string">
            <text:p>Christina /Neryngowa/ de Komorowo</text:p>
          </table:table-cell>
          <table:table-cell office:value-type="float" office:value="17670514" calcext:value-type="float">
            <text:p>17670514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5" calcext:value-type="float">
            <text:p>685</text:p>
          </table:table-cell>
          <table:table-cell office:value-type="float" office:value="17670607" calcext:value-type="float">
            <text:p>1767060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Gertrudis vagabunda</text:p>
          </table:table-cell>
          <table:table-cell office:value-type="string" calcext:value-type="string">
            <text:p>Joseph tabernator</text:p>
          </table:table-cell>
          <table:table-cell office:value-type="string" calcext:value-type="string">
            <text:p>Zuzanna</text:p>
          </table:table-cell>
          <table:table-cell office:value-type="float" office:value="17670515" calcext:value-type="float">
            <text:p>1767051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5" calcext:value-type="float">
            <text:p>685</text:p>
          </table:table-cell>
          <table:table-cell office:value-type="float" office:value="17670629" calcext:value-type="float">
            <text:p>176706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Marianna tabernatrissa</text:p>
          </table:table-cell>
          <table:table-cell office:value-type="float" office:value="17670622" calcext:value-type="float">
            <text:p>1767062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5" calcext:value-type="float">
            <text:p>685</text:p>
          </table:table-cell>
          <table:table-cell office:value-type="float" office:value="17670703" calcext:value-type="float">
            <text:p>176707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garitha /Gwidzianka/</text:p>
          </table:table-cell>
          <table:table-cell office:value-type="string" calcext:value-type="string">
            <text:p>Joannes /Byczek/ adolescens</text:p>
          </table:table-cell>
          <table:table-cell office:value-type="string" calcext:value-type="string">
            <text:p>Barbara /Scibutka/</text:p>
          </table:table-cell>
          <table:table-cell office:value-type="float" office:value="17670703" calcext:value-type="float">
            <text:p>1767070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5" calcext:value-type="float">
            <text:p>685</text:p>
          </table:table-cell>
          <table:table-cell office:value-type="float" office:value="17670705" calcext:value-type="float">
            <text:p>176707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Hertma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de Staręzynek</text:p>
          </table:table-cell>
          <table:table-cell office:value-type="string" calcext:value-type="string">
            <text:p>Barbar /Kusnieska/ de Staręzynek</text:p>
          </table:table-cell>
          <table:table-cell office:value-type="float" office:value="17670630" calcext:value-type="float">
            <text:p>1767063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5" calcext:value-type="float">
            <text:p>685</text:p>
          </table:table-cell>
          <table:table-cell office:value-type="float" office:value="17670713" calcext:value-type="float">
            <text:p>176707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 /Scibut/ de Juncewo</text:p>
          </table:table-cell>
          <table:table-cell office:value-type="string" calcext:value-type="string">
            <text:p>Marianna uxor Benedicti</text:p>
          </table:table-cell>
          <table:table-cell office:value-type="float" office:value="17670703" calcext:value-type="float">
            <text:p>1767070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5" calcext:value-type="float">
            <text:p>685</text:p>
          </table:table-cell>
          <table:table-cell office:value-type="float" office:value="17670719" calcext:value-type="float">
            <text:p>176707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Byczek/ de Juncewo</text:p>
          </table:table-cell>
          <table:table-cell office:value-type="string" calcext:value-type="string">
            <text:p>Agnes /Scibucianka/ de Juncewo</text:p>
          </table:table-cell>
          <table:table-cell office:value-type="float" office:value="17670712" calcext:value-type="float">
            <text:p>1767071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5" calcext:value-type="float">
            <text:p>685</text:p>
          </table:table-cell>
          <table:table-cell office:value-type="float" office:value="17670719" calcext:value-type="float">
            <text:p>1767071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annes /Sayok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famulus</text:p>
          </table:table-cell>
          <table:table-cell office:value-type="string" calcext:value-type="string">
            <text:p>Marianna</text:p>
          </table:table-cell>
          <table:table-cell office:value-type="float" office:value="17670710" calcext:value-type="float">
            <text:p>176707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5" calcext:value-type="float">
            <text:p>685</text:p>
          </table:table-cell>
          <table:table-cell office:value-type="float" office:value="17670802" calcext:value-type="float">
            <text:p>176708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 vagabunda narrata se fuisse de civitate Kcynia</text:p>
          </table:table-cell>
          <table:table-cell office:value-type="string" calcext:value-type="string">
            <text:p>Albertus /Opalenski/ braxator</text:p>
          </table:table-cell>
          <table:table-cell office:value-type="string" calcext:value-type="string">
            <text:p>Marianna</text:p>
          </table:table-cell>
          <table:table-cell office:value-type="float" office:value="17670726" calcext:value-type="float">
            <text:p>1767072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5" calcext:value-type="float">
            <text:p>685</text:p>
          </table:table-cell>
          <table:table-cell office:value-type="float" office:value="17670802" calcext:value-type="float">
            <text:p>176708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Nowak/ faber de Domasławek</text:p>
          </table:table-cell>
          <table:table-cell office:value-type="string" calcext:value-type="string">
            <text:p>Marianna tabernatrissa de Domasławek</text:p>
          </table:table-cell>
          <table:table-cell office:value-type="float" office:value="17670722" calcext:value-type="float">
            <text:p>1767072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5" calcext:value-type="float">
            <text:p>685</text:p>
          </table:table-cell>
          <table:table-cell office:value-type="float" office:value="17670803" calcext:value-type="float">
            <text:p>176708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Dobrzynski/ sartor de Domasławek</text:p>
          </table:table-cell>
          <table:table-cell office:value-type="string" calcext:value-type="string">
            <text:p>Barbara virgo de Domasławek</text:p>
          </table:table-cell>
          <table:table-cell office:value-type="float" office:value="17670723" calcext:value-type="float">
            <text:p>1767072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5" calcext:value-type="float">
            <text:p>685</text:p>
          </table:table-cell>
          <table:table-cell office:value-type="float" office:value="17670809" calcext:value-type="float">
            <text:p>176708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aulus ovilio acatholic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 ovilio acatholic de Staręzynek</text:p>
          </table:table-cell>
          <table:table-cell office:value-type="string" calcext:value-type="string">
            <text:p>Catharina tabernatrissa</text:p>
          </table:table-cell>
          <table:table-cell office:value-type="float" office:value="17670803" calcext:value-type="float">
            <text:p>1767080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7" calcext:value-type="float">
            <text:p>687</text:p>
          </table:table-cell>
          <table:table-cell office:value-type="float" office:value="17670812" calcext:value-type="float">
            <text:p>176708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lbertus rotari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adolescens de Domasławek</text:p>
          </table:table-cell>
          <table:table-cell office:value-type="string" calcext:value-type="string">
            <text:p>Barbara /Banaszanka/</text:p>
          </table:table-cell>
          <table:table-cell office:value-type="float" office:value="17670804" calcext:value-type="float">
            <text:p>17670804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7" calcext:value-type="float">
            <text:p>687</text:p>
          </table:table-cell>
          <table:table-cell office:value-type="float" office:value="17670816" calcext:value-type="float">
            <text:p>1767081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cocus de Szubin</text:p>
          </table:table-cell>
          <table:table-cell office:value-type="string" calcext:value-type="string">
            <text:p>Barbar uxor braxatoris</text:p>
          </table:table-cell>
          <table:table-cell office:value-type="float" office:value="17670810" calcext:value-type="float">
            <text:p>176708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7" calcext:value-type="float">
            <text:p>687</text:p>
          </table:table-cell>
          <table:table-cell office:value-type="float" office:value="17670816" calcext:value-type="float">
            <text:p>176708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Strzałkow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Mniszek/ de Juncewo</text:p>
          </table:table-cell>
          <table:table-cell office:value-type="string" calcext:value-type="string">
            <text:p>Marianna tabernatrissa</text:p>
          </table:table-cell>
          <table:table-cell office:value-type="float" office:value="17670809" calcext:value-type="float">
            <text:p>1767080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7" calcext:value-type="float">
            <text:p>687</text:p>
          </table:table-cell>
          <table:table-cell office:value-type="float" office:value="17670816" calcext:value-type="float">
            <text:p>17670816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oannes acatholic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Janiszeski/</text:p>
          </table:table-cell>
          <table:table-cell office:value-type="string" calcext:value-type="string">
            <text:p>Marianna</text:p>
          </table:table-cell>
          <table:table-cell office:value-type="float" office:value="17670813" calcext:value-type="float">
            <text:p>1767081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7" calcext:value-type="float">
            <text:p>687</text:p>
          </table:table-cell>
          <table:table-cell office:value-type="float" office:value="17670825" calcext:value-type="float">
            <text:p>1767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 /Puszczyna/</text:p>
          </table:table-cell>
          <table:table-cell office:value-type="string" calcext:value-type="string">
            <text:p>Stanislaus /Byczek/</text:p>
          </table:table-cell>
          <table:table-cell office:value-type="string" calcext:value-type="string">
            <text:p>Regina</text:p>
          </table:table-cell>
          <table:table-cell office:value-type="float" office:value="17670823" calcext:value-type="float">
            <text:p>1767082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7" calcext:value-type="float">
            <text:p>687</text:p>
          </table:table-cell>
          <table:table-cell office:value-type="float" office:value="17670921" calcext:value-type="float">
            <text:p>176709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Barbara</text:p>
          </table:table-cell>
          <table:table-cell office:value-type="float" office:value="17670919" calcext:value-type="float">
            <text:p>1767091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7" calcext:value-type="float">
            <text:p>687</text:p>
          </table:table-cell>
          <table:table-cell office:value-type="float" office:value="17670929" calcext:value-type="float">
            <text:p>176709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 /Mniszek/</text:p>
          </table:table-cell>
          <table:table-cell office:value-type="string" calcext:value-type="string">
            <text:p>Magdalena /Kuszka/</text:p>
          </table:table-cell>
          <table:table-cell office:value-type="float" office:value="17670922" calcext:value-type="float">
            <text:p>1767092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7" calcext:value-type="float">
            <text:p>687</text:p>
          </table:table-cell>
          <table:table-cell office:value-type="float" office:value="17670929" calcext:value-type="float">
            <text:p>176709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tharina</text:p>
          </table:table-cell>
          <table:table-cell office:value-type="float" office:value="17670923" calcext:value-type="float">
            <text:p>1767092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7" calcext:value-type="float">
            <text:p>687</text:p>
          </table:table-cell>
          <table:table-cell office:value-type="float" office:value="17670929" calcext:value-type="float">
            <text:p>1767092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 tabernator</text:p>
          </table:table-cell>
          <table:table-cell office:value-type="string" calcext:value-type="string">
            <text:p>Lucia /Nawroczanka/</text:p>
          </table:table-cell>
          <table:table-cell office:value-type="float" office:value="17670926" calcext:value-type="float">
            <text:p>1767092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7" calcext:value-type="float">
            <text:p>687</text:p>
          </table:table-cell>
          <table:table-cell office:value-type="float" office:value="17671011" calcext:value-type="float">
            <text:p>1767101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Gaspar /Łukaszewicz/ de Miesdesko</text:p>
          </table:table-cell>
          <table:table-cell office:value-type="string" calcext:value-type="string">
            <text:p>Dorothea /Gierynosowa/ de Miesdeski</text:p>
          </table:table-cell>
          <table:table-cell office:value-type="float" office:value="17670926" calcext:value-type="float">
            <text:p>1767092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9" calcext:value-type="float">
            <text:p>689</text:p>
          </table:table-cell>
          <table:table-cell office:value-type="float" office:value="17671025" calcext:value-type="float">
            <text:p>176710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Lucas faber de Domasławek</text:p>
          </table:table-cell>
          <table:table-cell office:value-type="string" calcext:value-type="string">
            <text:p>Barbara virgo de Domasławek</text:p>
          </table:table-cell>
          <table:table-cell office:value-type="float" office:value="17671012" calcext:value-type="float">
            <text:p>1767101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9" calcext:value-type="float">
            <text:p>689</text:p>
          </table:table-cell>
          <table:table-cell office:value-type="float" office:value="17671109" calcext:value-type="float">
            <text:p>1767110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lignifabe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cas /Nowaczek/ ferrifaber</text:p>
          </table:table-cell>
          <table:table-cell office:value-type="string" calcext:value-type="string">
            <text:p>Anna uxor ovilionis</text:p>
          </table:table-cell>
          <table:table-cell office:value-type="float" office:value="17671101" calcext:value-type="float">
            <text:p>1767110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9" calcext:value-type="float">
            <text:p>689</text:p>
          </table:table-cell>
          <table:table-cell office:value-type="float" office:value="17671109" calcext:value-type="float">
            <text:p>176711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Oleynik/</text:p>
          </table:table-cell>
          <table:table-cell office:value-type="string" calcext:value-type="string">
            <text:p>Marianna</text:p>
          </table:table-cell>
          <table:table-cell office:value-type="float" office:value="17671106" calcext:value-type="float">
            <text:p>1767110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9" calcext:value-type="float">
            <text:p>689</text:p>
          </table:table-cell>
          <table:table-cell office:value-type="float" office:value="17671115" calcext:value-type="float">
            <text:p>176711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lbertus /Kuszykow/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Franciscus /Kieremusik/ faber adolescens</text:p>
          </table:table-cell>
          <table:table-cell office:value-type="string" calcext:value-type="string">
            <text:p>Agnes /Scibucianka/</text:p>
          </table:table-cell>
          <table:table-cell office:value-type="float" office:value="17671111" calcext:value-type="float">
            <text:p>1767111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9" calcext:value-type="float">
            <text:p>689</text:p>
          </table:table-cell>
          <table:table-cell office:value-type="float" office:value="17671115" calcext:value-type="float">
            <text:p>176711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us /Wi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Mniszek/</text:p>
          </table:table-cell>
          <table:table-cell office:value-type="string" calcext:value-type="string">
            <text:p>Magdalena /Kuszka/</text:p>
          </table:table-cell>
          <table:table-cell office:value-type="float" office:value="17671110" calcext:value-type="float">
            <text:p>176711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9" calcext:value-type="float">
            <text:p>689</text:p>
          </table:table-cell>
          <table:table-cell office:value-type="float" office:value="17671130" calcext:value-type="float">
            <text:p>17671130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Arent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Tylman/ acatholic</text:p>
          </table:table-cell>
          <table:table-cell office:value-type="string" calcext:value-type="string">
            <text:p>Rosalia /Neryngowa/ acatholic</text:p>
          </table:table-cell>
          <table:table-cell office:value-type="float" office:value="17671123" calcext:value-type="float">
            <text:p>1767112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9" calcext:value-type="float">
            <text:p>689</text:p>
          </table:table-cell>
          <table:table-cell office:value-type="float" office:value="17671220" calcext:value-type="float">
            <text:p>17671220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annes pastor pecorum acatholic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Tylman/ acatholic</text:p>
          </table:table-cell>
          <table:table-cell office:value-type="string" calcext:value-type="string">
            <text:p>Rosalia /Neryngowa/ acatholic</text:p>
          </table:table-cell>
          <table:table-cell office:value-type="float" office:value="17671206" calcext:value-type="float">
            <text:p>1767120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9" calcext:value-type="float">
            <text:p>689</text:p>
          </table:table-cell>
          <table:table-cell office:value-type="float" office:value="17671226" calcext:value-type="float">
            <text:p>176712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 /Wozny/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Joannes /Mankoski/ de Staręzynek</text:p>
          </table:table-cell>
          <table:table-cell office:value-type="string" calcext:value-type="string">
            <text:p>Marianna</text:p>
          </table:table-cell>
          <table:table-cell office:value-type="float" office:value="17671216" calcext:value-type="float">
            <text:p>1767121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9" calcext:value-type="float">
            <text:p>689</text:p>
          </table:table-cell>
          <table:table-cell office:value-type="float" office:value="17671228" calcext:value-type="float">
            <text:p>176712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/Byczek/ de Juncewo</text:p>
          </table:table-cell>
          <table:table-cell office:value-type="string" calcext:value-type="string">
            <text:p>Catharina /Piochowa/ de Juncewo</text:p>
          </table:table-cell>
          <table:table-cell office:value-type="float" office:value="17671224" calcext:value-type="float">
            <text:p>17671224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9" calcext:value-type="float">
            <text:p>689</text:p>
          </table:table-cell>
          <table:table-cell office:value-type="float" office:value="17680110" calcext:value-type="float">
            <text:p>17680110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aspar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aspar</text:p>
          </table:table-cell>
          <table:table-cell office:value-type="string" calcext:value-type="string">
            <text:p>Julianna /Mankoska/</text:p>
          </table:table-cell>
          <table:table-cell office:value-type="float" office:value="17680106" calcext:value-type="float">
            <text:p>1768010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89" calcext:value-type="float">
            <text:p>689</text:p>
          </table:table-cell>
          <table:table-cell office:value-type="float" office:value="17680117" calcext:value-type="float">
            <text:p>1768011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Petrus acatholic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Andreas /Nering/ acatholic</text:p>
          </table:table-cell>
          <table:table-cell office:value-type="string" calcext:value-type="string">
            <text:p>Marianna</text:p>
          </table:table-cell>
          <table:table-cell office:value-type="float" office:value="17680109" calcext:value-type="float">
            <text:p>1768010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0" calcext:value-type="float">
            <text:p>690</text:p>
          </table:table-cell>
          <table:table-cell office:value-type="float" office:value="17680124" calcext:value-type="float">
            <text:p>17680124</text:p>
          </table:table-cell>
          <table:table-cell office:value-type="string" calcext:value-type="string">
            <text:p>Domki Pleban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Antonius famulus plebanali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 /Mniszek/ adolescens de Juncewo</text:p>
          </table:table-cell>
          <table:table-cell office:value-type="string" calcext:value-type="string">
            <text:p>Catharina uxor Stanislai Byczek de Juncewo</text:p>
          </table:table-cell>
          <table:table-cell office:value-type="float" office:value="17680118" calcext:value-type="float">
            <text:p>1768011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0" calcext:value-type="float">
            <text:p>690</text:p>
          </table:table-cell>
          <table:table-cell office:value-type="float" office:value="17680125" calcext:value-type="float">
            <text:p>17680125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de Domasławek</text:p>
          </table:table-cell>
          <table:table-cell office:value-type="string" calcext:value-type="string">
            <text:p>Barbara de Domasławek</text:p>
          </table:table-cell>
          <table:table-cell office:value-type="float" office:value="17680117" calcext:value-type="float">
            <text:p>1768011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0" calcext:value-type="float">
            <text:p>690</text:p>
          </table:table-cell>
          <table:table-cell office:value-type="float" office:value="17680131" calcext:value-type="float">
            <text:p>1768013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acobus ovilio</text:p>
          </table:table-cell>
          <table:table-cell office:value-type="string" calcext:value-type="string">
            <text:p>Julianna /Mankoska/</text:p>
          </table:table-cell>
          <table:table-cell office:value-type="float" office:value="17680128" calcext:value-type="float">
            <text:p>1768012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0" calcext:value-type="float">
            <text:p>690</text:p>
          </table:table-cell>
          <table:table-cell office:value-type="float" office:value="17680207" calcext:value-type="float">
            <text:p>1768020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acobus /Kapa/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Barbara /Scibutowa/</text:p>
          </table:table-cell>
          <table:table-cell office:value-type="float" office:value="17680201" calcext:value-type="float">
            <text:p>1768020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0" calcext:value-type="float">
            <text:p>690</text:p>
          </table:table-cell>
          <table:table-cell office:value-type="float" office:value="17680207" calcext:value-type="float">
            <text:p>176802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Oleynik/</text:p>
          </table:table-cell>
          <table:table-cell office:value-type="string" calcext:value-type="string">
            <text:p>Catharina /Grabarka/</text:p>
          </table:table-cell>
          <table:table-cell office:value-type="float" office:value="17680203" calcext:value-type="float">
            <text:p>1768020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0" calcext:value-type="float">
            <text:p>690</text:p>
          </table:table-cell>
          <table:table-cell office:value-type="float" office:value="17680207" calcext:value-type="float">
            <text:p>1768020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tinus /Werek/</text:p>
          </table:table-cell>
          <table:table-cell office:value-type="string" calcext:value-type="string">
            <text:p>Marianna</text:p>
          </table:table-cell>
          <table:table-cell table:number-columns-repeated="2"/>
          <table:table-cell office:value-type="float" office:value="17680202" calcext:value-type="float">
            <text:p>17680202</text:p>
          </table:table-cell>
          <table:table-cell office:value-type="string" calcext:value-type="string">
            <text:p>mortuus es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0" calcext:value-type="float">
            <text:p>690</text:p>
          </table:table-cell>
          <table:table-cell office:value-type="float" office:value="17680215" calcext:value-type="float">
            <text:p>1768021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inta</text:p>
          </table:table-cell>
          <table:table-cell office:value-type="string" calcext:value-type="string">
            <text:p>Franciscus /Przybylakow/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Michael adolescens</text:p>
          </table:table-cell>
          <table:table-cell office:value-type="string" calcext:value-type="string">
            <text:p>Regina /Walkoska/ de Sielec</text:p>
          </table:table-cell>
          <table:table-cell office:value-type="float" office:value="17680201" calcext:value-type="float">
            <text:p>1768020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0" calcext:value-type="float">
            <text:p>690</text:p>
          </table:table-cell>
          <table:table-cell office:value-type="float" office:value="17680229" calcext:value-type="float">
            <text:p>176802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exander /Byczek/ tabernator de Sielec</text:p>
          </table:table-cell>
          <table:table-cell office:value-type="string" calcext:value-type="string">
            <text:p>Catharina Olyniczka</text:p>
          </table:table-cell>
          <table:table-cell office:value-type="float" office:value="17680222" calcext:value-type="float">
            <text:p>1768022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0" calcext:value-type="float">
            <text:p>690</text:p>
          </table:table-cell>
          <table:table-cell office:value-type="float" office:value="17680306" calcext:value-type="float">
            <text:p>17680306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liann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 adolescens</text:p>
          </table:table-cell>
          <table:table-cell office:value-type="string" calcext:value-type="string">
            <text:p>Barbara virgo</text:p>
          </table:table-cell>
          <table:table-cell office:value-type="float" office:value="17680228" calcext:value-type="float">
            <text:p>1768022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0" calcext:value-type="float">
            <text:p>690</text:p>
          </table:table-cell>
          <table:table-cell office:value-type="float" office:value="17680308" calcext:value-type="float">
            <text:p>176803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Balthasar /Kusz/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Mathias /Mniszek/</text:p>
          </table:table-cell>
          <table:table-cell office:value-type="string" calcext:value-type="string">
            <text:p>Rosalia tabernatrissa de Domasławek</text:p>
          </table:table-cell>
          <table:table-cell office:value-type="float" office:value="17680304" calcext:value-type="float">
            <text:p>17680304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0" calcext:value-type="float">
            <text:p>690</text:p>
          </table:table-cell>
          <table:table-cell office:value-type="float" office:value="17680313" calcext:value-type="float">
            <text:p>1768031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Petrus /Fierlikow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Martinus /Scibut/ de Juncewo</text:p>
          </table:table-cell>
          <table:table-cell office:value-type="string" calcext:value-type="string">
            <text:p>Cunegundis /Pasigulina/</text:p>
          </table:table-cell>
          <table:table-cell office:value-type="float" office:value="17680303" calcext:value-type="float">
            <text:p>1768030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2" calcext:value-type="float">
            <text:p>692</text:p>
          </table:table-cell>
          <table:table-cell office:value-type="float" office:value="17680320" calcext:value-type="float">
            <text:p>176803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 /Starista/ de Domasławek</text:p>
          </table:table-cell>
          <table:table-cell office:value-type="string" calcext:value-type="string">
            <text:p>Marianna</text:p>
          </table:table-cell>
          <table:table-cell office:value-type="float" office:value="17800310" calcext:value-type="float">
            <text:p>178003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2" calcext:value-type="float">
            <text:p>692</text:p>
          </table:table-cell>
          <table:table-cell office:value-type="float" office:value="17680404" calcext:value-type="float">
            <text:p>17680404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 de Domasławek</text:p>
          </table:table-cell>
          <table:table-cell office:value-type="string" calcext:value-type="string">
            <text:p>Marianna</text:p>
          </table:table-cell>
          <table:table-cell office:value-type="float" office:value="17680324" calcext:value-type="float">
            <text:p>17680324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2" calcext:value-type="float">
            <text:p>692</text:p>
          </table:table-cell>
          <table:table-cell office:value-type="float" office:value="17680404" calcext:value-type="float">
            <text:p>176804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dalbertus tabernator</text:p>
          </table:table-cell>
          <table:table-cell office:value-type="string" calcext:value-type="string">
            <text:p>Barbara virgo</text:p>
          </table:table-cell>
          <table:table-cell office:value-type="float" office:value="17680328" calcext:value-type="float">
            <text:p>1768032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2" calcext:value-type="float">
            <text:p>692</text:p>
          </table:table-cell>
          <table:table-cell office:value-type="float" office:value="17680404" calcext:value-type="float">
            <text:p>17680404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Zophi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Barbara uxor Laurentii</text:p>
          </table:table-cell>
          <table:table-cell office:value-type="float" office:value="17680327" calcext:value-type="float">
            <text:p>1768032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2" calcext:value-type="float">
            <text:p>692</text:p>
          </table:table-cell>
          <table:table-cell office:value-type="float" office:value="17680405" calcext:value-type="float">
            <text:p>17680405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phia</text:p>
          </table:table-cell>
          <table:table-cell office:value-type="string" calcext:value-type="string">
            <text:p>Lucas /Kusnierz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de Międzylesie</text:p>
          </table:table-cell>
          <table:table-cell office:value-type="string" calcext:value-type="string">
            <text:p>Marianna de Międzylesie</text:p>
          </table:table-cell>
          <table:table-cell office:value-type="float" office:value="17680323" calcext:value-type="float">
            <text:p>1768032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2" calcext:value-type="float">
            <text:p>692</text:p>
          </table:table-cell>
          <table:table-cell office:value-type="float" office:value="17680405" calcext:value-type="float">
            <text:p>17680405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phia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de Międzylesie</text:p>
          </table:table-cell>
          <table:table-cell office:value-type="string" calcext:value-type="string">
            <text:p>Catharina /Grabarka/ de Międzylesie</text:p>
          </table:table-cell>
          <table:table-cell office:value-type="float" office:value="17680329" calcext:value-type="float">
            <text:p>1768032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2" calcext:value-type="float">
            <text:p>692</text:p>
          </table:table-cell>
          <table:table-cell office:value-type="float" office:value="17680410" calcext:value-type="float">
            <text:p>176804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rianna</text:p>
          </table:table-cell>
          <table:table-cell office:value-type="float" office:value="17680327" calcext:value-type="float">
            <text:p>1768032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2" calcext:value-type="float">
            <text:p>692</text:p>
          </table:table-cell>
          <table:table-cell office:value-type="float" office:value="17680417" calcext:value-type="float">
            <text:p>1768041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Casimirus /Saia/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Lucas /Nowaczyk/ faber</text:p>
          </table:table-cell>
          <table:table-cell office:value-type="string" calcext:value-type="string">
            <text:p>Rosalia tabernatrissa</text:p>
          </table:table-cell>
          <table:table-cell office:value-type="float" office:value="17680410" calcext:value-type="float">
            <text:p>176804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2" calcext:value-type="float">
            <text:p>692</text:p>
          </table:table-cell>
          <table:table-cell office:value-type="float" office:value="17680419" calcext:value-type="float">
            <text:p>1768041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Marianna</text:p>
          </table:table-cell>
          <table:table-cell office:value-type="string" calcext:value-type="string">
            <text:p>Andreas /Nering/ acatholic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Ludovicus /Breza/ de Dąbrowa</text:p>
          </table:table-cell>
          <table:table-cell office:value-type="string" calcext:value-type="string">
            <text:p>Barbara /Turowa/ de Domasławek</text:p>
          </table:table-cell>
          <table:table-cell office:value-type="float" office:value="17680411" calcext:value-type="float">
            <text:p>1768041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2" calcext:value-type="float">
            <text:p>692</text:p>
          </table:table-cell>
          <table:table-cell office:value-type="float" office:value="17680503" calcext:value-type="float">
            <text:p>17680503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adolescens</text:p>
          </table:table-cell>
          <table:table-cell office:value-type="string" calcext:value-type="string">
            <text:p>Margaritha virgo</text:p>
          </table:table-cell>
          <table:table-cell office:value-type="float" office:value="17680418" calcext:value-type="float">
            <text:p>1768041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2" calcext:value-type="float">
            <text:p>692</text:p>
          </table:table-cell>
          <table:table-cell office:value-type="float" office:value="17680503" calcext:value-type="float">
            <text:p>176805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Mankoski/</text:p>
          </table:table-cell>
          <table:table-cell office:value-type="string" calcext:value-type="string">
            <text:p>Julianna /Mankoska/ de Staręzynek</text:p>
          </table:table-cell>
          <table:table-cell office:value-type="float" office:value="17680427" calcext:value-type="float">
            <text:p>1768042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4" calcext:value-type="float">
            <text:p>694</text:p>
          </table:table-cell>
          <table:table-cell office:value-type="float" office:value="17680513" calcext:value-type="float">
            <text:p>176805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Łakom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adolescens</text:p>
          </table:table-cell>
          <table:table-cell office:value-type="string" calcext:value-type="string">
            <text:p>Marianna tabernatrissa</text:p>
          </table:table-cell>
          <table:table-cell office:value-type="float" office:value="17680510" calcext:value-type="float">
            <text:p>176805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4" calcext:value-type="float">
            <text:p>694</text:p>
          </table:table-cell>
          <table:table-cell office:value-type="float" office:value="17680517" calcext:value-type="float">
            <text:p>1768051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Nering/ de Komorowo</text:p>
          </table:table-cell>
          <table:table-cell office:value-type="string" calcext:value-type="string">
            <text:p>Barbara virgo soror matris</text:p>
          </table:table-cell>
          <table:table-cell office:value-type="float" office:value="17680514" calcext:value-type="float">
            <text:p>17680514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4" calcext:value-type="float">
            <text:p>694</text:p>
          </table:table-cell>
          <table:table-cell office:value-type="float" office:value="17680523" calcext:value-type="float">
            <text:p>17680523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Martinus /Kelodzi/ de Adescisko</text:p>
          </table:table-cell>
          <table:table-cell office:value-type="string" calcext:value-type="string">
            <text:p>Hedvigis /Koliodzicyczanka/ de Adescisko</text:p>
          </table:table-cell>
          <table:table-cell office:value-type="float" office:value="17680515" calcext:value-type="float">
            <text:p>1768051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4" calcext:value-type="float">
            <text:p>694</text:p>
          </table:table-cell>
          <table:table-cell office:value-type="float" office:value="17680524" calcext:value-type="float">
            <text:p>176805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Mankoski/</text:p>
          </table:table-cell>
          <table:table-cell office:value-type="string" calcext:value-type="string">
            <text:p>Julia /Mankoska/ filia eius sui juris possessor de Staręzynek</text:p>
          </table:table-cell>
          <table:table-cell office:value-type="float" office:value="17680517" calcext:value-type="float">
            <text:p>1768051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4" calcext:value-type="float">
            <text:p>694</text:p>
          </table:table-cell>
          <table:table-cell office:value-type="float" office:value="17680524" calcext:value-type="float">
            <text:p>1768052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phi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 tabernator</text:p>
          </table:table-cell>
          <table:table-cell office:value-type="string" calcext:value-type="string">
            <text:p>Hedvigis ancilla de aula</text:p>
          </table:table-cell>
          <table:table-cell office:value-type="float" office:value="17680516" calcext:value-type="float">
            <text:p>1768051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4" calcext:value-type="float">
            <text:p>694</text:p>
          </table:table-cell>
          <table:table-cell office:value-type="float" office:value="17680602" calcext:value-type="float">
            <text:p>176806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Petrus /Saudo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Dusik/</text:p>
          </table:table-cell>
          <table:table-cell office:value-type="string" calcext:value-type="string">
            <text:p>Marianna uxor Josephi</text:p>
          </table:table-cell>
          <table:table-cell office:value-type="float" office:value="17680525" calcext:value-type="float">
            <text:p>1768052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4" calcext:value-type="float">
            <text:p>694</text:p>
          </table:table-cell>
          <table:table-cell office:value-type="float" office:value="17680612" calcext:value-type="float">
            <text:p>17680612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acatholic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acatholic</text:p>
          </table:table-cell>
          <table:table-cell office:value-type="string" calcext:value-type="string">
            <text:p>Anna uxor fabri acatholic</text:p>
          </table:table-cell>
          <table:table-cell office:value-type="float" office:value="17680604" calcext:value-type="float">
            <text:p>17680604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4" calcext:value-type="float">
            <text:p>694</text:p>
          </table:table-cell>
          <table:table-cell office:value-type="float" office:value="17680619" calcext:value-type="float">
            <text:p>17680619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Zophia</text:p>
          </table:table-cell>
          <table:table-cell office:value-type="float" office:value="17680610" calcext:value-type="float">
            <text:p>176806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4" calcext:value-type="float">
            <text:p>694</text:p>
          </table:table-cell>
          <table:table-cell office:value-type="float" office:value="17680619" calcext:value-type="float">
            <text:p>17680619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lianna</text:p>
          </table:table-cell>
          <table:table-cell office:value-type="string" calcext:value-type="string">
            <text:p>Godfrid faber acatholic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Janiszewski/ inquilinus</text:p>
          </table:table-cell>
          <table:table-cell office:value-type="string" calcext:value-type="string">
            <text:p>Catharina acatholic</text:p>
          </table:table-cell>
          <table:table-cell office:value-type="float" office:value="17680611" calcext:value-type="float">
            <text:p>1768061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4" calcext:value-type="float">
            <text:p>694</text:p>
          </table:table-cell>
          <table:table-cell office:value-type="float" office:value="17680703" calcext:value-type="float">
            <text:p>176807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Szplet/ acatholic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Petrus /Tylma/ acatholic</text:p>
          </table:table-cell>
          <table:table-cell office:value-type="string" calcext:value-type="string">
            <text:p>Rosalia /Neryngowa/ acatholic</text:p>
          </table:table-cell>
          <table:table-cell office:value-type="float" office:value="17680628" calcext:value-type="float">
            <text:p>1768062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6" calcext:value-type="float">
            <text:p>696</text:p>
          </table:table-cell>
          <table:table-cell office:value-type="float" office:value="17680703" calcext:value-type="float">
            <text:p>176807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elchior hortula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Agnes</text:p>
          </table:table-cell>
          <table:table-cell office:value-type="float" office:value="17680626" calcext:value-type="float">
            <text:p>1768062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6" calcext:value-type="float">
            <text:p>696</text:p>
          </table:table-cell>
          <table:table-cell office:value-type="float" office:value="17680710" calcext:value-type="float">
            <text:p>1768071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dovicus</text:p>
          </table:table-cell>
          <table:table-cell office:value-type="string" calcext:value-type="string">
            <text:p>Martinus acatholic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Dreier/ acatholic</text:p>
          </table:table-cell>
          <table:table-cell office:value-type="string" calcext:value-type="string">
            <text:p>Anastasia tabernatrissa</text:p>
          </table:table-cell>
          <table:table-cell office:value-type="float" office:value="17680703" calcext:value-type="float">
            <text:p>1768070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6" calcext:value-type="float">
            <text:p>696</text:p>
          </table:table-cell>
          <table:table-cell office:value-type="float" office:value="17680710" calcext:value-type="float">
            <text:p>176807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ndreas /Scibut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Jacobus /Byczek/ ovilio de villa Gora</text:p>
          </table:table-cell>
          <table:table-cell office:value-type="string" calcext:value-type="string">
            <text:p>Barbara /Olkowa/ </text:p>
          </table:table-cell>
          <table:table-cell office:value-type="float" office:value="17680626" calcext:value-type="float">
            <text:p>1768062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6" calcext:value-type="float">
            <text:p>696</text:p>
          </table:table-cell>
          <table:table-cell office:value-type="float" office:value="17680717" calcext:value-type="float">
            <text:p>1768071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osephus /Starest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 tabernator</text:p>
          </table:table-cell>
          <table:table-cell office:value-type="string" calcext:value-type="string">
            <text:p>Hedvigis ancilla de aula</text:p>
          </table:table-cell>
          <table:table-cell office:value-type="float" office:value="17680710" calcext:value-type="float">
            <text:p>176807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6" calcext:value-type="float">
            <text:p>696</text:p>
          </table:table-cell>
          <table:table-cell office:value-type="float" office:value="17680731" calcext:value-type="float">
            <text:p>1768073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 /Wilkowa/</text:p>
          </table:table-cell>
          <table:table-cell office:value-type="float" office:value="17680724" calcext:value-type="float">
            <text:p>17680724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6" calcext:value-type="float">
            <text:p>696</text:p>
          </table:table-cell>
          <table:table-cell office:value-type="float" office:value="17680731" calcext:value-type="float">
            <text:p>1768073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Zophia</text:p>
          </table:table-cell>
          <table:table-cell office:value-type="float" office:value="17680723" calcext:value-type="float">
            <text:p>1768072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6" calcext:value-type="float">
            <text:p>696</text:p>
          </table:table-cell>
          <table:table-cell office:value-type="float" office:value="17680806" calcext:value-type="float">
            <text:p>17680806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tianna vagabunda</text:p>
          </table:table-cell>
          <table:table-cell office:value-type="string" calcext:value-type="string">
            <text:p>Joannes /Mankoski/ sui juris possessor in Staręzynek</text:p>
          </table:table-cell>
          <table:table-cell office:value-type="string" calcext:value-type="string">
            <text:p>Julianna /Mankoska/ filia eius virgo</text:p>
          </table:table-cell>
          <table:table-cell office:value-type="float" office:value="17680801" calcext:value-type="float">
            <text:p>1768080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6" calcext:value-type="float">
            <text:p>696</text:p>
          </table:table-cell>
          <table:table-cell office:value-type="float" office:value="17680814" calcext:value-type="float">
            <text:p>176808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Joannes /B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Scibut/</text:p>
          </table:table-cell>
          <table:table-cell office:value-type="string" calcext:value-type="string">
            <text:p>Barbara /Olkowa/</text:p>
          </table:table-cell>
          <table:table-cell office:value-type="float" office:value="17680812" calcext:value-type="float">
            <text:p>1768081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6" calcext:value-type="float">
            <text:p>696</text:p>
          </table:table-cell>
          <table:table-cell office:value-type="float" office:value="17680814" calcext:value-type="float">
            <text:p>176808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tabern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Sobczak/ de Ustaszewo</text:p>
          </table:table-cell>
          <table:table-cell office:value-type="string" calcext:value-type="string">
            <text:p>Catharina soror eius virgo de Ustaszewo</text:p>
          </table:table-cell>
          <table:table-cell office:value-type="float" office:value="17680807" calcext:value-type="float">
            <text:p>1768080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6" calcext:value-type="float">
            <text:p>696</text:p>
          </table:table-cell>
          <table:table-cell office:value-type="float" office:value="17680829" calcext:value-type="float">
            <text:p>176808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Kus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/Łukoski/ sartor</text:p>
          </table:table-cell>
          <table:table-cell office:value-type="string" calcext:value-type="string">
            <text:p>Magdalena /Kuszowa/ senicula</text:p>
          </table:table-cell>
          <table:table-cell office:value-type="float" office:value="17680820" calcext:value-type="float">
            <text:p>176808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6" calcext:value-type="float">
            <text:p>696</text:p>
          </table:table-cell>
          <table:table-cell office:value-type="float" office:value="17680908" calcext:value-type="float">
            <text:p>17680908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rianu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Mędel/</text:p>
          </table:table-cell>
          <table:table-cell office:value-type="string" calcext:value-type="string">
            <text:p>Elisabeth /Laskoska/ hospita de aula</text:p>
          </table:table-cell>
          <table:table-cell office:value-type="float" office:value="17680901" calcext:value-type="float">
            <text:p>1768090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8" calcext:value-type="float">
            <text:p>698</text:p>
          </table:table-cell>
          <table:table-cell office:value-type="float" office:value="17680910" calcext:value-type="float">
            <text:p>1768091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vagabunda</text:p>
          </table:table-cell>
          <table:table-cell office:value-type="string" calcext:value-type="string">
            <text:p>Stanislaus /Kelanowski/</text:p>
          </table:table-cell>
          <table:table-cell office:value-type="string" calcext:value-type="string">
            <text:p>Theressia /Chybinska/ virgo de aula</text:p>
          </table:table-cell>
          <table:table-cell office:value-type="float" office:value="17680902" calcext:value-type="float">
            <text:p>1768090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8" calcext:value-type="float">
            <text:p>698</text:p>
          </table:table-cell>
          <table:table-cell office:value-type="float" office:value="17680911" calcext:value-type="float">
            <text:p>1768091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Marianna /Krawczanka/</text:p>
          </table:table-cell>
          <table:table-cell office:value-type="float" office:value="17680903" calcext:value-type="float">
            <text:p>1768090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8" calcext:value-type="float">
            <text:p>698</text:p>
          </table:table-cell>
          <table:table-cell office:value-type="float" office:value="17680929" calcext:value-type="float">
            <text:p>1768092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Barbara</text:p>
          </table:table-cell>
          <table:table-cell office:value-type="float" office:value="17680920" calcext:value-type="float">
            <text:p>176809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8" calcext:value-type="float">
            <text:p>698</text:p>
          </table:table-cell>
          <table:table-cell office:value-type="float" office:value="17681001" calcext:value-type="float">
            <text:p>176810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Mnisz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 /Byczek/</text:p>
          </table:table-cell>
          <table:table-cell office:value-type="string" calcext:value-type="string">
            <text:p>Regina tabernatrissa</text:p>
          </table:table-cell>
          <table:table-cell office:value-type="float" office:value="17680928" calcext:value-type="float">
            <text:p>1768092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8" calcext:value-type="float">
            <text:p>698</text:p>
          </table:table-cell>
          <table:table-cell office:value-type="float" office:value="17681009" calcext:value-type="float">
            <text:p>1768100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igitta</text:p>
          </table:table-cell>
          <table:table-cell office:value-type="string" calcext:value-type="string">
            <text:p>Philipp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 frater parentis</text:p>
          </table:table-cell>
          <table:table-cell office:value-type="string" calcext:value-type="string">
            <text:p>Catharina vidua de Juncewo</text:p>
          </table:table-cell>
          <table:table-cell office:value-type="float" office:value="17681004" calcext:value-type="float">
            <text:p>17681004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8" calcext:value-type="float">
            <text:p>698</text:p>
          </table:table-cell>
          <table:table-cell office:value-type="float" office:value="17681010" calcext:value-type="float">
            <text:p>176810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Nicolaus /Jaworski/ molitor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ntonius /Jaskołkowski/ molitor de Stępuchowo</text:p>
          </table:table-cell>
          <table:table-cell office:value-type="string" calcext:value-type="string">
            <text:p>Marianna uxor Josephi</text:p>
          </table:table-cell>
          <table:table-cell office:value-type="float" office:value="17680928" calcext:value-type="float">
            <text:p>1768092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8" calcext:value-type="float">
            <text:p>698</text:p>
          </table:table-cell>
          <table:table-cell office:value-type="float" office:value="17681102" calcext:value-type="float">
            <text:p>1768110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ul Ernest</text:p>
          </table:table-cell>
          <table:table-cell office:value-type="string" calcext:value-type="string">
            <text:p>Joannes /Gozimirski/ thesaurius Calissiensibus in Casia Nealslitatis obviando pesiculo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ichael /Gozimirski/</text:p>
          </table:table-cell>
          <table:table-cell office:value-type="string" calcext:value-type="string">
            <text:p>Cunegundis /Gozimierski/ filia parentis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9" calcext:value-type="float">
            <text:p>699</text:p>
          </table:table-cell>
          <table:table-cell office:value-type="float" office:value="17681017" calcext:value-type="float">
            <text:p>1768101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acobus ovilio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acobus ovilio de Staręzynek</text:p>
          </table:table-cell>
          <table:table-cell office:value-type="string" calcext:value-type="string">
            <text:p>Francisca /Kaczmarzanka/ virgo</text:p>
          </table:table-cell>
          <table:table-cell office:value-type="float" office:value="17681010" calcext:value-type="float">
            <text:p>176810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9" calcext:value-type="float">
            <text:p>699</text:p>
          </table:table-cell>
          <table:table-cell office:value-type="float" office:value="17681023" calcext:value-type="float">
            <text:p>1768102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Simon braxa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Wociechowski/ de villa Turza</text:p>
          </table:table-cell>
          <table:table-cell office:value-type="string" calcext:value-type="string">
            <text:p>Theressia /Chybinska/ virgo</text:p>
          </table:table-cell>
          <table:table-cell office:value-type="float" office:value="17681017" calcext:value-type="float">
            <text:p>1768101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9" calcext:value-type="float">
            <text:p>699</text:p>
          </table:table-cell>
          <table:table-cell office:value-type="float" office:value="17681101" calcext:value-type="float">
            <text:p>176811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vętoslaus</text:p>
          </table:table-cell>
          <table:table-cell office:value-type="string" calcext:value-type="string">
            <text:p>Albertus /Oley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de Dąbrowa</text:p>
          </table:table-cell>
          <table:table-cell office:value-type="string" calcext:value-type="string">
            <text:p>Hedvigis</text:p>
          </table:table-cell>
          <table:table-cell office:value-type="float" office:value="17681026" calcext:value-type="float">
            <text:p>1768102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699" calcext:value-type="float">
            <text:p>699</text:p>
          </table:table-cell>
          <table:table-cell office:value-type="float" office:value="17681105" calcext:value-type="float">
            <text:p>17681105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tianna</text:p>
          </table:table-cell>
          <table:table-cell office:value-type="string" calcext:value-type="string">
            <text:p>Mathias famulus</text:p>
          </table:table-cell>
          <table:table-cell office:value-type="string" calcext:value-type="string">
            <text:p>Elisabeth /Laskoska/ mater familias ex aula</text:p>
          </table:table-cell>
          <table:table-cell office:value-type="float" office:value="17681026" calcext:value-type="float">
            <text:p>1768102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1" calcext:value-type="float">
            <text:p>701</text:p>
          </table:table-cell>
          <table:table-cell office:value-type="float" office:value="17681106" calcext:value-type="float">
            <text:p>176811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 pas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Mniszek/ adolescens</text:p>
          </table:table-cell>
          <table:table-cell office:value-type="string" calcext:value-type="string">
            <text:p>Barbara /Scibutka/</text:p>
          </table:table-cell>
          <table:table-cell office:value-type="float" office:value="17681028" calcext:value-type="float">
            <text:p>1768102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1" calcext:value-type="float">
            <text:p>701</text:p>
          </table:table-cell>
          <table:table-cell office:value-type="float" office:value="17681113" calcext:value-type="float">
            <text:p>1768111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exander /Byczek/ de Juncewo</text:p>
          </table:table-cell>
          <table:table-cell office:value-type="string" calcext:value-type="string">
            <text:p>Regina</text:p>
          </table:table-cell>
          <table:table-cell office:value-type="float" office:value="17681029" calcext:value-type="float">
            <text:p>1768102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1" calcext:value-type="float">
            <text:p>701</text:p>
          </table:table-cell>
          <table:table-cell office:value-type="float" office:value="17681113" calcext:value-type="float">
            <text:p>176811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sutor</text:p>
          </table:table-cell>
          <table:table-cell office:value-type="string" calcext:value-type="string">
            <text:p>Hedvigis /Kirbaska/</text:p>
          </table:table-cell>
          <table:table-cell office:value-type="float" office:value="17681101" calcext:value-type="float">
            <text:p>1768110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1" calcext:value-type="float">
            <text:p>701</text:p>
          </table:table-cell>
          <table:table-cell office:value-type="float" office:value="17681113" calcext:value-type="float">
            <text:p>1768111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Kraszewski/ illustrius reverendus canones Posnanicz dellegiato Diva Magdalena</text:p>
          </table:table-cell>
          <table:table-cell office:value-type="string" calcext:value-type="string">
            <text:p>Ludovica /Lewicka/ virgo de aula</text:p>
          </table:table-cell>
          <table:table-cell office:value-type="float" office:value="17681102" calcext:value-type="float">
            <text:p>1768110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1" calcext:value-type="float">
            <text:p>701</text:p>
          </table:table-cell>
          <table:table-cell office:value-type="float" office:value="17681120" calcext:value-type="float">
            <text:p>176811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Jacobus de Paryż</text:p>
          </table:table-cell>
          <table:table-cell office:value-type="string" calcext:value-type="string">
            <text:p>Salomea uxor ovilionis de Piotrkowice</text:p>
          </table:table-cell>
          <table:table-cell office:value-type="float" office:value="17681112" calcext:value-type="float">
            <text:p>1768111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1" calcext:value-type="float">
            <text:p>701</text:p>
          </table:table-cell>
          <table:table-cell office:value-type="float" office:value="17681120" calcext:value-type="float">
            <text:p>1768112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Bonaventura inquilinus</text:p>
          </table:table-cell>
          <table:table-cell office:value-type="string" calcext:value-type="string">
            <text:p>Marianna tabernatrissa</text:p>
          </table:table-cell>
          <table:table-cell office:value-type="float" office:value="17681113" calcext:value-type="float">
            <text:p>1768111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1" calcext:value-type="float">
            <text:p>701</text:p>
          </table:table-cell>
          <table:table-cell office:value-type="float" office:value="17681208" calcext:value-type="float">
            <text:p>1768120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braxator adolescens</text:p>
          </table:table-cell>
          <table:table-cell office:value-type="string" calcext:value-type="string">
            <text:p>Hedvigis ancilla de aula</text:p>
          </table:table-cell>
          <table:table-cell office:value-type="float" office:value="17681201" calcext:value-type="float">
            <text:p>1768120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1" calcext:value-type="float">
            <text:p>701</text:p>
          </table:table-cell>
          <table:table-cell office:value-type="float" office:value="17690115" calcext:value-type="float">
            <text:p>176901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 tabernator de Domasławek</text:p>
          </table:table-cell>
          <table:table-cell office:value-type="string" calcext:value-type="string">
            <text:p>Barbara /Zbieranka/</text:p>
          </table:table-cell>
          <table:table-cell office:value-type="float" office:value="17690107" calcext:value-type="float">
            <text:p>1769010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1" calcext:value-type="float">
            <text:p>701</text:p>
          </table:table-cell>
          <table:table-cell office:value-type="float" office:value="17690122" calcext:value-type="float">
            <text:p>1769012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lthasar brax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oguslaus /Krołemski/ braxator de Koscielne Gorki</text:p>
          </table:table-cell>
          <table:table-cell office:value-type="string" calcext:value-type="string">
            <text:p>Barbara /Szperczyna/</text:p>
          </table:table-cell>
          <table:table-cell office:value-type="float" office:value="17690106" calcext:value-type="float">
            <text:p>1769010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1" calcext:value-type="float">
            <text:p>701</text:p>
          </table:table-cell>
          <table:table-cell office:value-type="float" office:value="17690205" calcext:value-type="float">
            <text:p>176902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acatholic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famulus</text:p>
          </table:table-cell>
          <table:table-cell office:value-type="string" calcext:value-type="string">
            <text:p>Marianna tabernatrissa</text:p>
          </table:table-cell>
          <table:table-cell office:value-type="float" office:value="17690128" calcext:value-type="float">
            <text:p>1769012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1" calcext:value-type="float">
            <text:p>701</text:p>
          </table:table-cell>
          <table:table-cell office:value-type="float" office:value="17690215" calcext:value-type="float">
            <text:p>176902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Albertus rotari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sephus tabernator de Domasławek</text:p>
          </table:table-cell>
          <table:table-cell office:value-type="string" calcext:value-type="string">
            <text:p>Francisca /Kaczmarzanka/</text:p>
          </table:table-cell>
          <table:table-cell office:value-type="float" office:value="17690209" calcext:value-type="float">
            <text:p>1769020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3" calcext:value-type="float">
            <text:p>703</text:p>
          </table:table-cell>
          <table:table-cell office:value-type="float" office:value="17690219" calcext:value-type="float">
            <text:p>176902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 /Dus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adolescens de Domasławek</text:p>
          </table:table-cell>
          <table:table-cell office:value-type="string" calcext:value-type="string">
            <text:p>Marianna</text:p>
          </table:table-cell>
          <table:table-cell office:value-type="float" office:value="17690210" calcext:value-type="float">
            <text:p>176902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3" calcext:value-type="float">
            <text:p>703</text:p>
          </table:table-cell>
          <table:table-cell office:value-type="float" office:value="17690226" calcext:value-type="float">
            <text:p>17690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Petrus famulus de aula</text:p>
          </table:table-cell>
          <table:table-cell office:value-type="string" calcext:value-type="string">
            <text:p>Barbara /Sperczyna/</text:p>
          </table:table-cell>
          <table:table-cell office:value-type="float" office:value="17690218" calcext:value-type="float">
            <text:p>1769021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3" calcext:value-type="float">
            <text:p>703</text:p>
          </table:table-cell>
          <table:table-cell office:value-type="float" office:value="17690226" calcext:value-type="float">
            <text:p>176902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imon /Kędzior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Byczek/</text:p>
          </table:table-cell>
          <table:table-cell office:value-type="string" calcext:value-type="string">
            <text:p>Regina tabernatrissa</text:p>
          </table:table-cell>
          <table:table-cell office:value-type="float" office:value="17690216" calcext:value-type="float">
            <text:p>1769021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3" calcext:value-type="float">
            <text:p>703</text:p>
          </table:table-cell>
          <table:table-cell office:value-type="float" office:value="17690228" calcext:value-type="float">
            <text:p>176902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Oleynik/</text:p>
          </table:table-cell>
          <table:table-cell office:value-type="string" calcext:value-type="string">
            <text:p>Margaritha senicula</text:p>
          </table:table-cell>
          <table:table-cell office:value-type="float" office:value="17690220" calcext:value-type="float">
            <text:p>176902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3" calcext:value-type="float">
            <text:p>703</text:p>
          </table:table-cell>
          <table:table-cell office:value-type="float" office:value="17690304" calcext:value-type="float">
            <text:p>176903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Barbara /Mackowianka/</text:p>
          </table:table-cell>
          <table:table-cell office:value-type="float" office:value="17690228" calcext:value-type="float">
            <text:p>1769022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3" calcext:value-type="float">
            <text:p>703</text:p>
          </table:table-cell>
          <table:table-cell office:value-type="float" office:value="17690312" calcext:value-type="float">
            <text:p>176903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 pastor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Andreas /Nering/</text:p>
          </table:table-cell>
          <table:table-cell office:value-type="string" calcext:value-type="string">
            <text:p>Marianna virgo de aula Dąbrowiensi</text:p>
          </table:table-cell>
          <table:table-cell office:value-type="float" office:value="17690303" calcext:value-type="float">
            <text:p>1769030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3" calcext:value-type="float">
            <text:p>703</text:p>
          </table:table-cell>
          <table:table-cell office:value-type="float" office:value="17690313" calcext:value-type="float">
            <text:p>1769031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vagabund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 hortulanus</text:p>
          </table:table-cell>
          <table:table-cell office:value-type="string" calcext:value-type="string">
            <text:p>Catharina de aula</text:p>
          </table:table-cell>
          <table:table-cell office:value-type="float" office:value="17690307" calcext:value-type="float">
            <text:p>1769030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3" calcext:value-type="float">
            <text:p>703</text:p>
          </table:table-cell>
          <table:table-cell office:value-type="float" office:value="17690313" calcext:value-type="float">
            <text:p>176903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/Dobrzynski/ de Domasławek</text:p>
          </table:table-cell>
          <table:table-cell office:value-type="string" calcext:value-type="string">
            <text:p>Catharina</text:p>
          </table:table-cell>
          <table:table-cell office:value-type="float" office:value="17690308" calcext:value-type="float">
            <text:p>1769030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3" calcext:value-type="float">
            <text:p>703</text:p>
          </table:table-cell>
          <table:table-cell office:value-type="float" office:value="17690319" calcext:value-type="float">
            <text:p>176903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Pasiguła/</text:p>
          </table:table-cell>
          <table:table-cell office:value-type="string" calcext:value-type="string">
            <text:p>Cunegundis</text:p>
          </table:table-cell>
          <table:table-cell office:value-type="string" calcext:value-type="string">
            <text:p>Mathias de Sielec</text:p>
          </table:table-cell>
          <table:table-cell office:value-type="string" calcext:value-type="string">
            <text:p>Regina uxor braxator</text:p>
          </table:table-cell>
          <table:table-cell office:value-type="float" office:value="17690310" calcext:value-type="float">
            <text:p>176903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3" calcext:value-type="float">
            <text:p>703</text:p>
          </table:table-cell>
          <table:table-cell office:value-type="float" office:value="17690319" calcext:value-type="float">
            <text:p>17690319</text:p>
          </table:table-cell>
          <table:table-cell office:value-type="string" calcext:value-type="string">
            <text:p>Domki Plebanski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sephus famulus plebanali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famulus de Piotrkowice</text:p>
          </table:table-cell>
          <table:table-cell office:value-type="string" calcext:value-type="string">
            <text:p>Regina tabernatrissa de Juncewo</text:p>
          </table:table-cell>
          <table:table-cell office:value-type="float" office:value="17690309" calcext:value-type="float">
            <text:p>1769030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3" calcext:value-type="float">
            <text:p>703</text:p>
          </table:table-cell>
          <table:table-cell office:value-type="float" office:value="17690404" calcext:value-type="float">
            <text:p>17690404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imon brax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Janiszewski/ hortulanus</text:p>
          </table:table-cell>
          <table:table-cell office:value-type="string" calcext:value-type="string">
            <text:p>Barbara uxor inquilini</text:p>
          </table:table-cell>
          <table:table-cell office:value-type="float" office:value="17690331" calcext:value-type="float">
            <text:p>1769033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3" calcext:value-type="float">
            <text:p>703</text:p>
          </table:table-cell>
          <table:table-cell office:value-type="float" office:value="17690409" calcext:value-type="float">
            <text:p>176904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/Mniszek/</text:p>
          </table:table-cell>
          <table:table-cell office:value-type="string" calcext:value-type="string">
            <text:p>Theressia virgo</text:p>
          </table:table-cell>
          <table:table-cell office:value-type="float" office:value="17690402" calcext:value-type="float">
            <text:p>1769040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5" calcext:value-type="float">
            <text:p>705</text:p>
          </table:table-cell>
          <table:table-cell office:value-type="float" office:value="17690409" calcext:value-type="float">
            <text:p>1769040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Zophia</text:p>
          </table:table-cell>
          <table:table-cell office:value-type="float" office:value="17690403" calcext:value-type="float">
            <text:p>1769040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5" calcext:value-type="float">
            <text:p>705</text:p>
          </table:table-cell>
          <table:table-cell office:value-type="float" office:value="17690423" calcext:value-type="float">
            <text:p>176904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braxator</text:p>
          </table:table-cell>
          <table:table-cell office:value-type="string" calcext:value-type="string">
            <text:p>Marianna tabernatrissa</text:p>
          </table:table-cell>
          <table:table-cell office:value-type="float" office:value="17690416" calcext:value-type="float">
            <text:p>1769041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5" calcext:value-type="float">
            <text:p>705</text:p>
          </table:table-cell>
          <table:table-cell office:value-type="float" office:value="17690502" calcext:value-type="float">
            <text:p>176905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Valentinus molitor de villa Wapno</text:p>
          </table:table-cell>
          <table:table-cell office:value-type="string" calcext:value-type="string">
            <text:p>Apollonia tabernatrix de villa Turza</text:p>
          </table:table-cell>
          <table:table-cell office:value-type="float" office:value="17690422" calcext:value-type="float">
            <text:p>1769042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5" calcext:value-type="float">
            <text:p>705</text:p>
          </table:table-cell>
          <table:table-cell office:value-type="float" office:value="17690507" calcext:value-type="float">
            <text:p>1769050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adolescens</text:p>
          </table:table-cell>
          <table:table-cell office:value-type="string" calcext:value-type="string">
            <text:p>Regina /Janczeska/</text:p>
          </table:table-cell>
          <table:table-cell office:value-type="float" office:value="17690502" calcext:value-type="float">
            <text:p>1769050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5" calcext:value-type="float">
            <text:p>705</text:p>
          </table:table-cell>
          <table:table-cell office:value-type="float" office:value="17690516" calcext:value-type="float">
            <text:p>176905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hristianus moli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tabernator de Juncewo</text:p>
          </table:table-cell>
          <table:table-cell office:value-type="string" calcext:value-type="string">
            <text:p>Margaritha ancilla</text:p>
          </table:table-cell>
          <table:table-cell office:value-type="float" office:value="17690510" calcext:value-type="float">
            <text:p>176905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5" calcext:value-type="float">
            <text:p>705</text:p>
          </table:table-cell>
          <table:table-cell office:value-type="float" office:value="17690521" calcext:value-type="float">
            <text:p>1769052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 acatholic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Nering/ scultetus de Komorowo</text:p>
          </table:table-cell>
          <table:table-cell office:value-type="string" calcext:value-type="string">
            <text:p>Rosalia filia sculteti de Mirkowiczka virgo</text:p>
          </table:table-cell>
          <table:table-cell office:value-type="float" office:value="17690515" calcext:value-type="float">
            <text:p>1769051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5" calcext:value-type="float">
            <text:p>705</text:p>
          </table:table-cell>
          <table:table-cell office:value-type="float" office:value="17690528" calcext:value-type="float">
            <text:p>1769052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braxator adolescens</text:p>
          </table:table-cell>
          <table:table-cell office:value-type="string" calcext:value-type="string">
            <text:p>Dorothea coctrix de aula</text:p>
          </table:table-cell>
          <table:table-cell office:value-type="float" office:value="17690524" calcext:value-type="float">
            <text:p>17690524</text:p>
          </table:table-cell>
          <table:table-cell office:value-type="string" calcext:value-type="string">
            <text:p>cocus = cook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5" calcext:value-type="float">
            <text:p>705</text:p>
          </table:table-cell>
          <table:table-cell office:value-type="float" office:value="17690528" calcext:value-type="float">
            <text:p>1769052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Thomas cocus de aula</text:p>
          </table:table-cell>
          <table:table-cell office:value-type="string" calcext:value-type="string">
            <text:p>Hedvigis virgo</text:p>
          </table:table-cell>
          <table:table-cell office:value-type="float" office:value="17690525" calcext:value-type="float">
            <text:p>1769052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5" calcext:value-type="float">
            <text:p>705</text:p>
          </table:table-cell>
          <table:table-cell office:value-type="float" office:value="17690611" calcext:value-type="float">
            <text:p>1769061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acobus /Łapac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lthasar braxator de Piotrkowice</text:p>
          </table:table-cell>
          <table:table-cell office:value-type="string" calcext:value-type="string">
            <text:p>Agnes /Mniszanka/ de Juncewo</text:p>
          </table:table-cell>
          <table:table-cell office:value-type="float" office:value="17690606" calcext:value-type="float">
            <text:p>1769060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6" calcext:value-type="float">
            <text:p>706</text:p>
          </table:table-cell>
          <table:table-cell office:value-type="float" office:value="17690623" calcext:value-type="float">
            <text:p>1769062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Mathias /Przygodziak/</text:p>
          </table:table-cell>
          <table:table-cell office:value-type="string" calcext:value-type="string">
            <text:p>Marianna</text:p>
          </table:table-cell>
          <table:table-cell office:value-type="float" office:value="17690618" calcext:value-type="float">
            <text:p>1769061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6" calcext:value-type="float">
            <text:p>706</text:p>
          </table:table-cell>
          <table:table-cell office:value-type="float" office:value="17690703" calcext:value-type="float">
            <text:p>1769070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Martinus ovilio de Piotrkowice</text:p>
          </table:table-cell>
          <table:table-cell office:value-type="string" calcext:value-type="string">
            <text:p>Marianna</text:p>
          </table:table-cell>
          <table:table-cell office:value-type="float" office:value="17690629" calcext:value-type="float">
            <text:p>1769062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6" calcext:value-type="float">
            <text:p>706</text:p>
          </table:table-cell>
          <table:table-cell office:value-type="float" office:value="17690709" calcext:value-type="float">
            <text:p>17690709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ebronea Xaviera Theressia</text:p>
          </table:table-cell>
          <table:table-cell office:value-type="string" calcext:value-type="string">
            <text:p>Joannes /Goziminski/ thesauranus Calisszensi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dgridus reverendus captanus Grochowiecki S. T. de Conventia Posnaniensi</text:p>
          </table:table-cell>
          <table:table-cell office:value-type="string" calcext:value-type="string">
            <text:p>Theressia /Goziminska/ de Uscik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6" calcext:value-type="float">
            <text:p>706</text:p>
          </table:table-cell>
          <table:table-cell office:value-type="float" office:value="17690709" calcext:value-type="float">
            <text:p>1769070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Andreas /Nering/ scultetus acatholic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Christopherus scultetus de Grzymintowice</text:p>
          </table:table-cell>
          <table:table-cell office:value-type="string" calcext:value-type="string">
            <text:p>Marianna acatholic</text:p>
          </table:table-cell>
          <table:table-cell office:value-type="float" office:value="17690701" calcext:value-type="float">
            <text:p>1769070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6" calcext:value-type="float">
            <text:p>706</text:p>
          </table:table-cell>
          <table:table-cell office:value-type="float" office:value="17690813" calcext:value-type="float">
            <text:p>1769081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uzanna Marianna</text:p>
          </table:table-cell>
          <table:table-cell office:value-type="string" calcext:value-type="string">
            <text:p>Simon /Trzebiałoski/ protune in Domasławek manenti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Tuz/ heres Domsławenski</text:p>
          </table:table-cell>
          <table:table-cell office:value-type="string" calcext:value-type="string">
            <text:p>Antonina /Rybinska/</text:p>
          </table:table-cell>
          <table:table-cell office:value-type="float" office:value="17960806" calcext:value-type="float">
            <text:p>1796080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6" calcext:value-type="float">
            <text:p>706</text:p>
          </table:table-cell>
          <table:table-cell office:value-type="float" office:value="17690813" calcext:value-type="float">
            <text:p>176908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Martinus /We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Salomea uxor ovilionis de Piotrkowice</text:p>
          </table:table-cell>
          <table:table-cell office:value-type="float" office:value="17690803" calcext:value-type="float">
            <text:p>1769080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6" calcext:value-type="float">
            <text:p>706</text:p>
          </table:table-cell>
          <table:table-cell office:value-type="float" office:value="17690815" calcext:value-type="float">
            <text:p>176908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Balthasar /Kusz/</text:p>
          </table:table-cell>
          <table:table-cell office:value-type="string" calcext:value-type="string">
            <text:p>Margaritha /Domagalina/</text:p>
          </table:table-cell>
          <table:table-cell office:value-type="float" office:value="17690804" calcext:value-type="float">
            <text:p>17690804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6" calcext:value-type="float">
            <text:p>706</text:p>
          </table:table-cell>
          <table:table-cell office:value-type="float" office:value="17690903" calcext:value-type="float">
            <text:p>1769090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 famulus plebanalis</text:p>
          </table:table-cell>
          <table:table-cell office:value-type="string" calcext:value-type="string">
            <text:p>Barbara /Mackowianka/</text:p>
          </table:table-cell>
          <table:table-cell office:value-type="float" office:value="17690831" calcext:value-type="float">
            <text:p>1769083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6" calcext:value-type="float">
            <text:p>706</text:p>
          </table:table-cell>
          <table:table-cell office:value-type="float" office:value="17690910" calcext:value-type="float">
            <text:p>176909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 de Tolentino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ianna de Paryż</text:p>
          </table:table-cell>
          <table:table-cell office:value-type="float" office:value="17690901" calcext:value-type="float">
            <text:p>1769090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8" calcext:value-type="float">
            <text:p>708</text:p>
          </table:table-cell>
          <table:table-cell office:value-type="float" office:value="17690900" calcext:value-type="float">
            <text:p>176909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 de Tolentino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ucas /Kuiawa/</text:p>
          </table:table-cell>
          <table:table-cell office:value-type="string" calcext:value-type="string">
            <text:p>Salomea uxor ovilionis</text:p>
          </table:table-cell>
          <table:table-cell office:value-type="float" office:value="17690902" calcext:value-type="float">
            <text:p>17690902</text:p>
          </table:table-cell>
          <table:table-cell office:value-type="string" calcext:value-type="string">
            <text:p>saint nicholas of tolentino is the patron saint of holy soul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8" calcext:value-type="float">
            <text:p>708</text:p>
          </table:table-cell>
          <table:table-cell office:value-type="float" office:value="17691001" calcext:value-type="float">
            <text:p>176910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etrus de Włoszonowo</text:p>
          </table:table-cell>
          <table:table-cell office:value-type="string" calcext:value-type="string">
            <text:p>Marianna tabernatrissa</text:p>
          </table:table-cell>
          <table:table-cell office:value-type="float" office:value="17690929" calcext:value-type="float">
            <text:p>1769092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8" calcext:value-type="float">
            <text:p>708</text:p>
          </table:table-cell>
          <table:table-cell office:value-type="float" office:value="17691008" calcext:value-type="float">
            <text:p>176910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rtinus /Juncewski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Byczek/ adolescens de Juncewo</text:p>
          </table:table-cell>
          <table:table-cell office:value-type="string" calcext:value-type="string">
            <text:p>Marianna tabernatrissa</text:p>
          </table:table-cell>
          <table:table-cell office:value-type="float" office:value="17691001" calcext:value-type="float">
            <text:p>17691001</text:p>
          </table:table-cell>
          <table:table-cell office:value-type="string" calcext:value-type="string">
            <text:p>shenanigans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8" calcext:value-type="float">
            <text:p>708</text:p>
          </table:table-cell>
          <table:table-cell office:value-type="float" office:value="17691008" calcext:value-type="float">
            <text:p>1769100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Dobrzynski/ sartor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ntonius braxator adolescens</text:p>
          </table:table-cell>
          <table:table-cell office:value-type="string" calcext:value-type="string">
            <text:p>Theressia /Chybinska/ virgo</text:p>
          </table:table-cell>
          <table:table-cell office:value-type="float" office:value="17691002" calcext:value-type="float">
            <text:p>1769100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8" calcext:value-type="float">
            <text:p>708</text:p>
          </table:table-cell>
          <table:table-cell office:value-type="float" office:value="17691019" calcext:value-type="float">
            <text:p>176910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rtinus /Seperk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 de Ustaszewo</text:p>
          </table:table-cell>
          <table:table-cell office:value-type="string" calcext:value-type="string">
            <text:p>Catharina /Jackowa/</text:p>
          </table:table-cell>
          <table:table-cell office:value-type="float" office:value="17691011" calcext:value-type="float">
            <text:p>1769101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8" calcext:value-type="float">
            <text:p>708</text:p>
          </table:table-cell>
          <table:table-cell office:value-type="float" office:value="17691022" calcext:value-type="float">
            <text:p>176910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 /Karas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ovilio adolescens</text:p>
          </table:table-cell>
          <table:table-cell office:value-type="string" calcext:value-type="string">
            <text:p>Theressia</text:p>
          </table:table-cell>
          <table:table-cell office:value-type="float" office:value="17691011" calcext:value-type="float">
            <text:p>1769101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8" calcext:value-type="float">
            <text:p>708</text:p>
          </table:table-cell>
          <table:table-cell office:value-type="float" office:value="17691029" calcext:value-type="float">
            <text:p>1769102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ranciscus /Przybylakow/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Mathias /Przygoda/</text:p>
          </table:table-cell>
          <table:table-cell office:value-type="string" calcext:value-type="string">
            <text:p>Gertrudis /Nawrocka/</text:p>
          </table:table-cell>
          <table:table-cell office:value-type="float" office:value="17691020" calcext:value-type="float">
            <text:p>176910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8" calcext:value-type="float">
            <text:p>708</text:p>
          </table:table-cell>
          <table:table-cell office:value-type="float" office:value="17691101" calcext:value-type="float">
            <text:p>17691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Mnisze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lthasar /Kuszyk/</text:p>
          </table:table-cell>
          <table:table-cell office:value-type="string" calcext:value-type="string">
            <text:p>Regina tabernatrissa de Juncewo</text:p>
          </table:table-cell>
          <table:table-cell office:value-type="float" office:value="17691101" calcext:value-type="float">
            <text:p>1769110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8" calcext:value-type="float">
            <text:p>708</text:p>
          </table:table-cell>
          <table:table-cell office:value-type="float" office:value="17691101" calcext:value-type="float">
            <text:p>176911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oannes /Strzałkow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exander /Byczek/ de Juncewo</text:p>
          </table:table-cell>
          <table:table-cell office:value-type="string" calcext:value-type="string">
            <text:p>Barbara uxor eius de Juncewo</text:p>
          </table:table-cell>
          <table:table-cell office:value-type="float" office:value="17691026" calcext:value-type="float">
            <text:p>1769102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08" calcext:value-type="float">
            <text:p>708</text:p>
          </table:table-cell>
          <table:table-cell office:value-type="float" office:value="17691112" calcext:value-type="float">
            <text:p>1769111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Martinus faber acatholic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 ovilio</text:p>
          </table:table-cell>
          <table:table-cell office:value-type="string" calcext:value-type="string">
            <text:p>Catharina acatholic</text:p>
          </table:table-cell>
          <table:table-cell office:value-type="float" office:value="17691106" calcext:value-type="float">
            <text:p>1769110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0" calcext:value-type="float">
            <text:p>710</text:p>
          </table:table-cell>
          <table:table-cell office:value-type="float" office:value="17691112" calcext:value-type="float">
            <text:p>176911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ichael ovilio acatholic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float" office:value="17691107" calcext:value-type="float">
            <text:p>1769110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0" calcext:value-type="float">
            <text:p>710</text:p>
          </table:table-cell>
          <table:table-cell office:value-type="float" office:value="17691119" calcext:value-type="float">
            <text:p>17691119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astasia</text:p>
          </table:table-cell>
          <table:table-cell office:value-type="string" calcext:value-type="string">
            <text:p>Mathias ovilio</text:p>
          </table:table-cell>
          <table:table-cell office:value-type="string" calcext:value-type="string">
            <text:p>Regina de Dochonowo</text:p>
          </table:table-cell>
          <table:table-cell office:value-type="float" office:value="17691110" calcext:value-type="float">
            <text:p>176911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0" calcext:value-type="float">
            <text:p>710</text:p>
          </table:table-cell>
          <table:table-cell office:value-type="float" office:value="17691205" calcext:value-type="float">
            <text:p>17691205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ibianna Barbara</text:p>
          </table:table-cell>
          <table:table-cell office:value-type="string" calcext:value-type="string">
            <text:p>Antonius /Guttri/ vexillifer Smolen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Michael /Guttry/ haeres de Zareyno vexillifer Smolens</text:p>
          </table:table-cell>
          <table:table-cell office:value-type="string" calcext:value-type="string">
            <text:p>Christina /Gorecka/ de Kaczkowko</text:p>
          </table:table-cell>
          <table:table-cell office:value-type="float" office:value="17691203" calcext:value-type="float">
            <text:p>1769120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0" calcext:value-type="float">
            <text:p>710</text:p>
          </table:table-cell>
          <table:table-cell office:value-type="float" office:value="17691210" calcext:value-type="float">
            <text:p>17691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molitor</text:p>
          </table:table-cell>
          <table:table-cell office:value-type="string" calcext:value-type="string">
            <text:p>Marianna uxor Josephi</text:p>
          </table:table-cell>
          <table:table-cell office:value-type="float" office:value="17691126" calcext:value-type="float">
            <text:p>1769112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0" calcext:value-type="float">
            <text:p>710</text:p>
          </table:table-cell>
          <table:table-cell office:value-type="float" office:value="17691210" calcext:value-type="float">
            <text:p>1769121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moli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Barbara</text:p>
          </table:table-cell>
          <table:table-cell office:value-type="float" office:value="17691204" calcext:value-type="float">
            <text:p>17691204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0" calcext:value-type="float">
            <text:p>710</text:p>
          </table:table-cell>
          <table:table-cell office:value-type="float" office:value="17691221" calcext:value-type="float">
            <text:p>1769122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annes /Mankoski/ de Staręzynek</text:p>
          </table:table-cell>
          <table:table-cell office:value-type="string" calcext:value-type="string">
            <text:p>Theressia /Chybinska/ virgo</text:p>
          </table:table-cell>
          <table:table-cell office:value-type="float" office:value="17691215" calcext:value-type="float">
            <text:p>1769121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0" calcext:value-type="float">
            <text:p>710</text:p>
          </table:table-cell>
          <table:table-cell office:value-type="float" office:value="17691221" calcext:value-type="float">
            <text:p>17691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Barbara</text:p>
          </table:table-cell>
          <table:table-cell office:value-type="float" office:value="17691216" calcext:value-type="float">
            <text:p>1769121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0" calcext:value-type="float">
            <text:p>710</text:p>
          </table:table-cell>
          <table:table-cell office:value-type="float" office:value="17691223" calcext:value-type="float">
            <text:p>176912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Hertma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orbal/</text:p>
          </table:table-cell>
          <table:table-cell office:value-type="string" calcext:value-type="string">
            <text:p>Marianna</text:p>
          </table:table-cell>
          <table:table-cell office:value-type="float" office:value="17691216" calcext:value-type="float">
            <text:p>1769121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0" calcext:value-type="float">
            <text:p>710</text:p>
          </table:table-cell>
          <table:table-cell office:value-type="float" office:value="17691223" calcext:value-type="float">
            <text:p>17691223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de Paryż</text:p>
          </table:table-cell>
          <table:table-cell office:value-type="string" calcext:value-type="string">
            <text:p>Cunegundis /Pasigulina/</text:p>
          </table:table-cell>
          <table:table-cell office:value-type="float" office:value="17691217" calcext:value-type="float">
            <text:p>1769121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1" calcext:value-type="float">
            <text:p>711</text:p>
          </table:table-cell>
          <table:table-cell office:value-type="float" office:value="17700000" calcext:value-type="float">
            <text:p>1770000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 Hedvigis</text:p>
          </table:table-cell>
          <table:table-cell office:value-type="string" calcext:value-type="string">
            <text:p>Antonius /Zoran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Joseph /Oleryk/</text:p>
          </table:table-cell>
          <table:table-cell office:value-type="string" calcext:value-type="string">
            <text:p>Catharina /Kucharska/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1" calcext:value-type="float">
            <text:p>711</text:p>
          </table:table-cell>
          <table:table-cell office:value-type="float" office:value="17700111" calcext:value-type="float">
            <text:p>1770011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lchior Gaspar</text:p>
          </table:table-cell>
          <table:table-cell office:value-type="string" calcext:value-type="string">
            <text:p>Antonius /Gulcz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annes /Gozimirski/ thesaurius Calissiensis haeres de Sielec</text:p>
          </table:table-cell>
          <table:table-cell office:value-type="string" calcext:value-type="string">
            <text:p>Rosalia /Koczowska/ possestrix de Bozciewi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3" calcext:value-type="float">
            <text:p>713</text:p>
          </table:table-cell>
          <table:table-cell office:value-type="float" office:value="17700121" calcext:value-type="float">
            <text:p>177001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Korbal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Hedvigis</text:p>
          </table:table-cell>
          <table:table-cell office:value-type="float" office:value="17700116" calcext:value-type="float">
            <text:p>1770011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3" calcext:value-type="float">
            <text:p>713</text:p>
          </table:table-cell>
          <table:table-cell office:value-type="float" office:value="17700121" calcext:value-type="float">
            <text:p>1770012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Kapturzak/ ovilio de Juncewo</text:p>
          </table:table-cell>
          <table:table-cell office:value-type="string" calcext:value-type="string">
            <text:p>Hedvigis</text:p>
          </table:table-cell>
          <table:table-cell office:value-type="float" office:value="17700118" calcext:value-type="float">
            <text:p>1770011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3" calcext:value-type="float">
            <text:p>713</text:p>
          </table:table-cell>
          <table:table-cell office:value-type="float" office:value="17700121" calcext:value-type="float">
            <text:p>177001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Catharina</text:p>
          </table:table-cell>
          <table:table-cell office:value-type="float" office:value="17700117" calcext:value-type="float">
            <text:p>1770011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3" calcext:value-type="float">
            <text:p>713</text:p>
          </table:table-cell>
          <table:table-cell office:value-type="float" office:value="17700128" calcext:value-type="float">
            <text:p>1770012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Marianna</text:p>
          </table:table-cell>
          <table:table-cell office:value-type="string" calcext:value-type="string">
            <text:p>Martinus faber acatholic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ndreas /Nering/ scultetus</text:p>
          </table:table-cell>
          <table:table-cell office:value-type="string" calcext:value-type="string">
            <text:p>Marianna acatholic</text:p>
          </table:table-cell>
          <table:table-cell office:value-type="float" office:value="17700116" calcext:value-type="float">
            <text:p>1770011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3" calcext:value-type="float">
            <text:p>713</text:p>
          </table:table-cell>
          <table:table-cell office:value-type="float" office:value="17700204" calcext:value-type="float">
            <text:p>177002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Franciscus /Jaczczak/ adolescens</text:p>
          </table:table-cell>
          <table:table-cell office:value-type="string" calcext:value-type="string">
            <text:p>Marianna virgo soror matris</text:p>
          </table:table-cell>
          <table:table-cell office:value-type="float" office:value="17700130" calcext:value-type="float">
            <text:p>1770013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3" calcext:value-type="float">
            <text:p>713</text:p>
          </table:table-cell>
          <table:table-cell office:value-type="float" office:value="17700218" calcext:value-type="float">
            <text:p>1770021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Theressia /Dobrzynska/ de Domasławek</text:p>
          </table:table-cell>
          <table:table-cell office:value-type="float" office:value="17700210" calcext:value-type="float">
            <text:p>177002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3" calcext:value-type="float">
            <text:p>713</text:p>
          </table:table-cell>
          <table:table-cell office:value-type="float" office:value="17700218" calcext:value-type="float">
            <text:p>17700218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imon molitor de Międzylesie</text:p>
          </table:table-cell>
          <table:table-cell office:value-type="string" calcext:value-type="string">
            <text:p>Rosalia</text:p>
          </table:table-cell>
          <table:table-cell office:value-type="float" office:value="17700211" calcext:value-type="float">
            <text:p>1770021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3" calcext:value-type="float">
            <text:p>713</text:p>
          </table:table-cell>
          <table:table-cell office:value-type="float" office:value="17700223" calcext:value-type="float">
            <text:p>177002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/Ureda/ pastor adolescens</text:p>
          </table:table-cell>
          <table:table-cell office:value-type="string" calcext:value-type="string">
            <text:p>Apollonia /Mniszkowa/</text:p>
          </table:table-cell>
          <table:table-cell office:value-type="float" office:value="17700219" calcext:value-type="float">
            <text:p>1770021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3" calcext:value-type="float">
            <text:p>713</text:p>
          </table:table-cell>
          <table:table-cell office:value-type="float" office:value="17700223" calcext:value-type="float">
            <text:p>177002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lbertus /Oleynik/</text:p>
          </table:table-cell>
          <table:table-cell office:value-type="string" calcext:value-type="string">
            <text:p>Barbara uxor eius</text:p>
          </table:table-cell>
          <table:table-cell office:value-type="float" office:value="17700220" calcext:value-type="float">
            <text:p>177002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4" calcext:value-type="float">
            <text:p>714</text:p>
          </table:table-cell>
          <table:table-cell office:value-type="float" office:value="17700304" calcext:value-type="float">
            <text:p>1770030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ndreas /Arent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Kart/</text:p>
          </table:table-cell>
          <table:table-cell office:value-type="string" calcext:value-type="string">
            <text:p>Marianna</text:p>
          </table:table-cell>
          <table:table-cell office:value-type="float" office:value="17700301" calcext:value-type="float">
            <text:p>1770030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4" calcext:value-type="float">
            <text:p>714</text:p>
          </table:table-cell>
          <table:table-cell office:value-type="float" office:value="17700311" calcext:value-type="float">
            <text:p>177003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Martinus acatholic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Szplet/</text:p>
          </table:table-cell>
          <table:table-cell office:value-type="string" calcext:value-type="string">
            <text:p>Rosalia /Neringowa/ acatholic</text:p>
          </table:table-cell>
          <table:table-cell office:value-type="float" office:value="17700306" calcext:value-type="float">
            <text:p>1770030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4" calcext:value-type="float">
            <text:p>714</text:p>
          </table:table-cell>
          <table:table-cell office:value-type="float" office:value="17700317" calcext:value-type="float">
            <text:p>17700317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lexander /Byczek/</text:p>
          </table:table-cell>
          <table:table-cell office:value-type="string" calcext:value-type="string">
            <text:p>Barbara uxor eius de Juncewo</text:p>
          </table:table-cell>
          <table:table-cell office:value-type="float" office:value="17700315" calcext:value-type="float">
            <text:p>1770031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4" calcext:value-type="float">
            <text:p>714</text:p>
          </table:table-cell>
          <table:table-cell office:value-type="float" office:value="17700318" calcext:value-type="float">
            <text:p>177003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Wi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famulus</text:p>
          </table:table-cell>
          <table:table-cell office:value-type="string" calcext:value-type="string">
            <text:p>Regina /Pioterkowa/</text:p>
          </table:table-cell>
          <table:table-cell office:value-type="float" office:value="17700310" calcext:value-type="float">
            <text:p>177003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4" calcext:value-type="float">
            <text:p>714</text:p>
          </table:table-cell>
          <table:table-cell office:value-type="float" office:value="17700401" calcext:value-type="float">
            <text:p>1770040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acatholic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Valentinus /Janeszeski/</text:p>
          </table:table-cell>
          <table:table-cell office:value-type="string" calcext:value-type="string">
            <text:p>Marianna uxor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4" calcext:value-type="float">
            <text:p>714</text:p>
          </table:table-cell>
          <table:table-cell office:value-type="float" office:value="17700408" calcext:value-type="float">
            <text:p>177004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famulus adolescens</text:p>
          </table:table-cell>
          <table:table-cell office:value-type="string" calcext:value-type="string">
            <text:p>Barbara /Mackowianka/ virgo</text:p>
          </table:table-cell>
          <table:table-cell office:value-type="float" office:value="17700402" calcext:value-type="float">
            <text:p>1770040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4" calcext:value-type="float">
            <text:p>714</text:p>
          </table:table-cell>
          <table:table-cell office:value-type="float" office:value="17700422" calcext:value-type="float">
            <text:p>1770042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Kaczmarek/ de Turza</text:p>
          </table:table-cell>
          <table:table-cell office:value-type="string" calcext:value-type="string">
            <text:p>Dorothea /Lewandoska/</text:p>
          </table:table-cell>
          <table:table-cell office:value-type="float" office:value="17700412" calcext:value-type="float">
            <text:p>1770041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4" calcext:value-type="float">
            <text:p>714</text:p>
          </table:table-cell>
          <table:table-cell office:value-type="float" office:value="17700422" calcext:value-type="float">
            <text:p>177004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Simon molitor</text:p>
          </table:table-cell>
          <table:table-cell office:value-type="string" calcext:value-type="string">
            <text:p>Marianna</text:p>
          </table:table-cell>
          <table:table-cell office:value-type="float" office:value="17700413" calcext:value-type="float">
            <text:p>1770041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4" calcext:value-type="float">
            <text:p>714</text:p>
          </table:table-cell>
          <table:table-cell office:value-type="float" office:value="17700503" calcext:value-type="float">
            <text:p>177005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hilippus</text:p>
          </table:table-cell>
          <table:table-cell office:value-type="string" calcext:value-type="string">
            <text:p>Antonius /Checłacz/ famulus aulico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Petrus /Kusz/</text:p>
          </table:table-cell>
          <table:table-cell office:value-type="string" calcext:value-type="string">
            <text:p>Catharina hospita de aula</text:p>
          </table:table-cell>
          <table:table-cell office:value-type="float" office:value="17700429" calcext:value-type="float">
            <text:p>1770042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4" calcext:value-type="float">
            <text:p>714</text:p>
          </table:table-cell>
          <table:table-cell office:value-type="float" office:value="17700506" calcext:value-type="float">
            <text:p>177005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artinus /Gwid/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Gwid/ adolescens</text:p>
          </table:table-cell>
          <table:table-cell office:value-type="string" calcext:value-type="string">
            <text:p>Agnes /Mniszanka/</text:p>
          </table:table-cell>
          <table:table-cell office:value-type="float" office:value="17700429" calcext:value-type="float">
            <text:p>1770042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5" calcext:value-type="float">
            <text:p>715</text:p>
          </table:table-cell>
          <table:table-cell office:value-type="float" office:value="17700513" calcext:value-type="float">
            <text:p>17700513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phi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Catharina</text:p>
          </table:table-cell>
          <table:table-cell office:value-type="float" office:value="17700509" calcext:value-type="float">
            <text:p>1770050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5" calcext:value-type="float">
            <text:p>715</text:p>
          </table:table-cell>
          <table:table-cell office:value-type="float" office:value="17700514" calcext:value-type="float">
            <text:p>1770051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Jacobus pastori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acatholic</text:p>
          </table:table-cell>
          <table:table-cell office:value-type="string" calcext:value-type="string">
            <text:p>Rosalia scultetissa acatholica</text:p>
          </table:table-cell>
          <table:table-cell office:value-type="float" office:value="17700510" calcext:value-type="float">
            <text:p>177005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5" calcext:value-type="float">
            <text:p>715</text:p>
          </table:table-cell>
          <table:table-cell office:value-type="float" office:value="17700516" calcext:value-type="float">
            <text:p>177005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Scibut/ de Juncewo</text:p>
          </table:table-cell>
          <table:table-cell office:value-type="string" calcext:value-type="string">
            <text:p>Joanna de aula Piotrkowice</text:p>
          </table:table-cell>
          <table:table-cell office:value-type="float" office:value="17700517" calcext:value-type="float">
            <text:p>1770051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5" calcext:value-type="float">
            <text:p>715</text:p>
          </table:table-cell>
          <table:table-cell office:value-type="float" office:value="17700519" calcext:value-type="float">
            <text:p>177005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/>
          <table:table-cell office:value-type="string" calcext:value-type="string">
            <text:p>Barbara virgo</text:p>
          </table:table-cell>
          <table:table-cell office:value-type="float" office:value="17700512" calcext:value-type="float">
            <text:p>17700512</text:p>
          </table:table-cell>
          <table:table-cell office:value-type="string" calcext:value-type="string">
            <text:p>in extremitate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5" calcext:value-type="float">
            <text:p>715</text:p>
          </table:table-cell>
          <table:table-cell office:value-type="float" office:value="17700520" calcext:value-type="float">
            <text:p>17700520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ius Thadeus Joseph</text:p>
          </table:table-cell>
          <table:table-cell office:value-type="string" calcext:value-type="string">
            <text:p>Ludovicus /Suinar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 /Zalewski/ de Neidzusa</text:p>
          </table:table-cell>
          <table:table-cell office:value-type="string" calcext:value-type="string">
            <text:p>Antonina /Rybinska/ de Domasławek</text:p>
          </table:table-cell>
          <table:table-cell office:value-type="float" office:value="17700505" calcext:value-type="float">
            <text:p>1770050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5" calcext:value-type="float">
            <text:p>715</text:p>
          </table:table-cell>
          <table:table-cell office:value-type="float" office:value="17700526" calcext:value-type="float">
            <text:p>1770052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braxator adolescens de Domasławek</text:p>
          </table:table-cell>
          <table:table-cell office:value-type="string" calcext:value-type="string">
            <text:p>Marianna /Neskoska/ de Domasławek</text:p>
          </table:table-cell>
          <table:table-cell office:value-type="float" office:value="17700519" calcext:value-type="float">
            <text:p>1770051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5" calcext:value-type="float">
            <text:p>715</text:p>
          </table:table-cell>
          <table:table-cell office:value-type="float" office:value="17700617" calcext:value-type="float">
            <text:p>1770061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oguslaus acatholic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nastasia tabernatrissa</text:p>
          </table:table-cell>
          <table:table-cell office:value-type="float" office:value="17700610" calcext:value-type="float">
            <text:p>177006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5" calcext:value-type="float">
            <text:p>715</text:p>
          </table:table-cell>
          <table:table-cell office:value-type="float" office:value="17700625" calcext:value-type="float">
            <text:p>1770062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ophia</text:p>
          </table:table-cell>
          <table:table-cell office:value-type="float" office:value="17700619" calcext:value-type="float">
            <text:p>1770061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5" calcext:value-type="float">
            <text:p>715</text:p>
          </table:table-cell>
          <table:table-cell office:value-type="float" office:value="17700701" calcext:value-type="float">
            <text:p>177007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oannes sutor</text:p>
          </table:table-cell>
          <table:table-cell office:value-type="string" calcext:value-type="string">
            <text:p>Francisca virgo</text:p>
          </table:table-cell>
          <table:table-cell office:value-type="float" office:value="17700628" calcext:value-type="float">
            <text:p>1770062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5" calcext:value-type="float">
            <text:p>715</text:p>
          </table:table-cell>
          <table:table-cell office:value-type="float" office:value="17700702" calcext:value-type="float">
            <text:p>1770070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ophia</text:p>
          </table:table-cell>
          <table:table-cell office:value-type="float" office:value="17700627" calcext:value-type="float">
            <text:p>1770062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5" calcext:value-type="float">
            <text:p>715</text:p>
          </table:table-cell>
          <table:table-cell office:value-type="float" office:value="17700709" calcext:value-type="float">
            <text:p>17700709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Franciscus /Kieremusik/ faber adolescens de Sielec</text:p>
          </table:table-cell>
          <table:table-cell office:value-type="string" calcext:value-type="string">
            <text:p>Catharina /Damecka/ de aula</text:p>
          </table:table-cell>
          <table:table-cell office:value-type="float" office:value="17700701" calcext:value-type="float">
            <text:p>1770070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6" calcext:value-type="float">
            <text:p>716</text:p>
          </table:table-cell>
          <table:table-cell office:value-type="float" office:value="17700723" calcext:value-type="float">
            <text:p>177007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Joannes /Byczek/ de Juncewo</text:p>
          </table:table-cell>
          <table:table-cell office:value-type="string" calcext:value-type="string">
            <text:p>Marianna</text:p>
          </table:table-cell>
          <table:table-cell office:value-type="float" office:value="17700720" calcext:value-type="float">
            <text:p>177007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6" calcext:value-type="float">
            <text:p>716</text:p>
          </table:table-cell>
          <table:table-cell office:value-type="float" office:value="17700726" calcext:value-type="float">
            <text:p>1770072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Dobrzynski/ sartor</text:p>
          </table:table-cell>
          <table:table-cell office:value-type="string" calcext:value-type="string">
            <text:p>Hedvigis uxor fabri</text:p>
          </table:table-cell>
          <table:table-cell office:value-type="float" office:value="17700724" calcext:value-type="float">
            <text:p>17700724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6" calcext:value-type="float">
            <text:p>716</text:p>
          </table:table-cell>
          <table:table-cell office:value-type="float" office:value="17700726" calcext:value-type="float">
            <text:p>1770072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molitor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Martinus /Scibut/ de Juncewo</text:p>
          </table:table-cell>
          <table:table-cell office:value-type="string" calcext:value-type="string">
            <text:p>Dorothea /Lewandoska/</text:p>
          </table:table-cell>
          <table:table-cell office:value-type="float" office:value="17700724" calcext:value-type="float">
            <text:p>17700724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6" calcext:value-type="float">
            <text:p>716</text:p>
          </table:table-cell>
          <table:table-cell office:value-type="float" office:value="17700729" calcext:value-type="float">
            <text:p>177007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Nering/ scultetus de Komorowo</text:p>
          </table:table-cell>
          <table:table-cell office:value-type="string" calcext:value-type="string">
            <text:p>Marianna tabernatrissa</text:p>
          </table:table-cell>
          <table:table-cell office:value-type="float" office:value="17700727" calcext:value-type="float">
            <text:p>1770072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6" calcext:value-type="float">
            <text:p>716</text:p>
          </table:table-cell>
          <table:table-cell office:value-type="float" office:value="17700812" calcext:value-type="float">
            <text:p>17700812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Joannes acatholic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Andreas /Nering/ acatholic</text:p>
          </table:table-cell>
          <table:table-cell office:value-type="string" calcext:value-type="string">
            <text:p>Christina acatholic</text:p>
          </table:table-cell>
          <table:table-cell office:value-type="float" office:value="17700802" calcext:value-type="float">
            <text:p>1770080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6" calcext:value-type="float">
            <text:p>716</text:p>
          </table:table-cell>
          <table:table-cell office:value-type="float" office:value="17700812" calcext:value-type="float">
            <text:p>177008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 /Kieremusik/ faber adolescens de Sielec</text:p>
          </table:table-cell>
          <table:table-cell office:value-type="string" calcext:value-type="string">
            <text:p>Sophia de Sielec</text:p>
          </table:table-cell>
          <table:table-cell office:value-type="float" office:value="17700806" calcext:value-type="float">
            <text:p>1770080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6" calcext:value-type="float">
            <text:p>716</text:p>
          </table:table-cell>
          <table:table-cell office:value-type="float" office:value="17700902" calcext:value-type="float">
            <text:p>177009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Catharina /Jackowa/ de Juncewo</text:p>
          </table:table-cell>
          <table:table-cell office:value-type="float" office:value="17700809" calcext:value-type="float">
            <text:p>1770080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6" calcext:value-type="float">
            <text:p>716</text:p>
          </table:table-cell>
          <table:table-cell office:value-type="float" office:value="17700902" calcext:value-type="float">
            <text:p>177009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Petr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rtinus ovilio</text:p>
          </table:table-cell>
          <table:table-cell office:value-type="string" calcext:value-type="string">
            <text:p>Catharina /Jackowa/</text:p>
          </table:table-cell>
          <table:table-cell office:value-type="float" office:value="17700828" calcext:value-type="float">
            <text:p>1770082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6" calcext:value-type="float">
            <text:p>716</text:p>
          </table:table-cell>
          <table:table-cell office:value-type="float" office:value="17700909" calcext:value-type="float">
            <text:p>17700909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Kieremusik/ faber adolescens de Sielec</text:p>
          </table:table-cell>
          <table:table-cell office:value-type="string" calcext:value-type="string">
            <text:p>Regina de Dochonowo</text:p>
          </table:table-cell>
          <table:table-cell office:value-type="float" office:value="17700901" calcext:value-type="float">
            <text:p>1770090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6" calcext:value-type="float">
            <text:p>716</text:p>
          </table:table-cell>
          <table:table-cell office:value-type="float" office:value="17700930" calcext:value-type="float">
            <text:p>177009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lthasar /Kusz/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Martinus /Gwid/ ovilio</text:p>
          </table:table-cell>
          <table:table-cell office:value-type="string" calcext:value-type="string">
            <text:p>Catharina /Wolska/</text:p>
          </table:table-cell>
          <table:table-cell office:value-type="float" office:value="17700926" calcext:value-type="float">
            <text:p>1770092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6" calcext:value-type="float">
            <text:p>716</text:p>
          </table:table-cell>
          <table:table-cell office:value-type="float" office:value="17701004" calcext:value-type="float">
            <text:p>177010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ebastianus faber</text:p>
          </table:table-cell>
          <table:table-cell office:value-type="string" calcext:value-type="string">
            <text:p>Catharina /Jackowa/</text:p>
          </table:table-cell>
          <table:table-cell office:value-type="float" office:value="17700927" calcext:value-type="float">
            <text:p>1770092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6" calcext:value-type="float">
            <text:p>716</text:p>
          </table:table-cell>
          <table:table-cell office:value-type="float" office:value="17701007" calcext:value-type="float">
            <text:p>177010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Barbara</text:p>
          </table:table-cell>
          <table:table-cell office:value-type="float" office:value="17701003" calcext:value-type="float">
            <text:p>1770100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6" calcext:value-type="float">
            <text:p>716</text:p>
          </table:table-cell>
          <table:table-cell office:value-type="float" office:value="17701014" calcext:value-type="float">
            <text:p>1770101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Łakomiak/</text:p>
          </table:table-cell>
          <table:table-cell office:value-type="string" calcext:value-type="string">
            <text:p>Martianna de aula</text:p>
          </table:table-cell>
          <table:table-cell office:value-type="float" office:value="17701009" calcext:value-type="float">
            <text:p>1770100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7" calcext:value-type="float">
            <text:p>717</text:p>
          </table:table-cell>
          <table:table-cell office:value-type="float" office:value="17701021" calcext:value-type="float">
            <text:p>17701021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tabernator de Juncewo</text:p>
          </table:table-cell>
          <table:table-cell office:value-type="string" calcext:value-type="string">
            <text:p>Salomea uxor ovilionis de Piotrkowice</text:p>
          </table:table-cell>
          <table:table-cell office:value-type="float" office:value="17701015" calcext:value-type="float">
            <text:p>1770101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7" calcext:value-type="float">
            <text:p>717</text:p>
          </table:table-cell>
          <table:table-cell office:value-type="float" office:value="17701022" calcext:value-type="float">
            <text:p>1770102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ichael /Kordzynski/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Joseph /Zalewski/</text:p>
          </table:table-cell>
          <table:table-cell office:value-type="string" calcext:value-type="string">
            <text:p>Cunegundis /Gozimirska/</text:p>
          </table:table-cell>
          <table:table-cell office:value-type="float" office:value="17701015" calcext:value-type="float">
            <text:p>1770101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7" calcext:value-type="float">
            <text:p>717</text:p>
          </table:table-cell>
          <table:table-cell office:value-type="float" office:value="17701101" calcext:value-type="float">
            <text:p>1770110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etrus acatholic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Rosalia /Neringowa/ scultetissa de Komor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7" calcext:value-type="float">
            <text:p>717</text:p>
          </table:table-cell>
          <table:table-cell office:value-type="float" office:value="17701101" calcext:value-type="float">
            <text:p>1770110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Sophia</text:p>
          </table:table-cell>
          <table:table-cell office:value-type="float" office:value="17701025" calcext:value-type="float">
            <text:p>1770102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7" calcext:value-type="float">
            <text:p>717</text:p>
          </table:table-cell>
          <table:table-cell office:value-type="float" office:value="17701104" calcext:value-type="float">
            <text:p>177011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arianna</text:p>
          </table:table-cell>
          <table:table-cell office:value-type="float" office:value="17701101" calcext:value-type="float">
            <text:p>1770110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7" calcext:value-type="float">
            <text:p>717</text:p>
          </table:table-cell>
          <table:table-cell office:value-type="float" office:value="17701118" calcext:value-type="float">
            <text:p>1770111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nna</text:p>
          </table:table-cell>
          <table:table-cell office:value-type="float" office:value="17701112" calcext:value-type="float">
            <text:p>1770111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7" calcext:value-type="float">
            <text:p>717</text:p>
          </table:table-cell>
          <table:table-cell office:value-type="float" office:value="17701118" calcext:value-type="float">
            <text:p>17701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Hedvigis</text:p>
          </table:table-cell>
          <table:table-cell office:value-type="float" office:value="17701113" calcext:value-type="float">
            <text:p>1770111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7" calcext:value-type="float">
            <text:p>717</text:p>
          </table:table-cell>
          <table:table-cell office:value-type="float" office:value="17701118" calcext:value-type="float">
            <text:p>177011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float" office:value="17701114" calcext:value-type="float">
            <text:p>17701114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7" calcext:value-type="float">
            <text:p>717</text:p>
          </table:table-cell>
          <table:table-cell office:value-type="float" office:value="17701206" calcext:value-type="float">
            <text:p>17701206</text:p>
          </table:table-cell>
          <table:table-cell office:value-type="string" calcext:value-type="string">
            <text:p>Staręzynek</text:p>
          </table:table-cell>
          <table:table-cell/>
          <table:table-cell office:value-type="string" calcext:value-type="string">
            <text:p>omitted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Regina</text:p>
          </table:table-cell>
          <table:table-cell office:value-type="float" office:value="17701128" calcext:value-type="float">
            <text:p>1770112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7" calcext:value-type="float">
            <text:p>717</text:p>
          </table:table-cell>
          <table:table-cell office:value-type="float" office:value="17701209" calcext:value-type="float">
            <text:p>1770120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seph /Starost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braxator adolescens</text:p>
          </table:table-cell>
          <table:table-cell office:value-type="string" calcext:value-type="string">
            <text:p>Ludovica /Lewicka/ virgo de aula</text:p>
          </table:table-cell>
          <table:table-cell office:value-type="float" office:value="17701202" calcext:value-type="float">
            <text:p>1770120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7" calcext:value-type="float">
            <text:p>717</text:p>
          </table:table-cell>
          <table:table-cell office:value-type="float" office:value="17701216" calcext:value-type="float">
            <text:p>17701216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Regina</text:p>
          </table:table-cell>
          <table:table-cell office:value-type="float" office:value="17701210" calcext:value-type="float">
            <text:p>177012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7" calcext:value-type="float">
            <text:p>717</text:p>
          </table:table-cell>
          <table:table-cell office:value-type="float" office:value="17701216" calcext:value-type="float">
            <text:p>17701216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Hedvigis /Korbalowa/ de Międzylesie</text:p>
          </table:table-cell>
          <table:table-cell office:value-type="float" office:value="17701211" calcext:value-type="float">
            <text:p>1770121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7" calcext:value-type="float">
            <text:p>717</text:p>
          </table:table-cell>
          <table:table-cell office:value-type="float" office:value="17701223" calcext:value-type="float">
            <text:p>17701223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braxator de Domasławek</text:p>
          </table:table-cell>
          <table:table-cell office:value-type="string" calcext:value-type="string">
            <text:p>Marianna</text:p>
          </table:table-cell>
          <table:table-cell office:value-type="float" office:value="17701218" calcext:value-type="float">
            <text:p>1770121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8" calcext:value-type="float">
            <text:p>718</text:p>
          </table:table-cell>
          <table:table-cell office:value-type="float" office:value="17701228" calcext:value-type="float">
            <text:p>1770122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Laurentius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de Kaczkowo</text:p>
          </table:table-cell>
          <table:table-cell office:value-type="string" calcext:value-type="string">
            <text:p>Barbara uxor ovilionis de Stęmbowo</text:p>
          </table:table-cell>
          <table:table-cell office:value-type="float" office:value="17701220" calcext:value-type="float">
            <text:p>177012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8" calcext:value-type="float">
            <text:p>718</text:p>
          </table:table-cell>
          <table:table-cell office:value-type="float" office:value="17701230" calcext:value-type="float">
            <text:p>177012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/B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frater parentis</text:p>
          </table:table-cell>
          <table:table-cell office:value-type="string" calcext:value-type="string">
            <text:p>Barbara /Marcinowa/ /Scibutka/</text:p>
          </table:table-cell>
          <table:table-cell office:value-type="float" office:value="17701226" calcext:value-type="float">
            <text:p>1770122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8" calcext:value-type="float">
            <text:p>718</text:p>
          </table:table-cell>
          <table:table-cell office:value-type="float" office:value="17710101" calcext:value-type="float">
            <text:p>177101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lthasar /Kusz/</text:p>
          </table:table-cell>
          <table:table-cell office:value-type="string" calcext:value-type="string">
            <text:p>Apollonia /Matuszika/</text:p>
          </table:table-cell>
          <table:table-cell office:value-type="float" office:value="17701227" calcext:value-type="float">
            <text:p>1770122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8" calcext:value-type="float">
            <text:p>718</text:p>
          </table:table-cell>
          <table:table-cell office:value-type="float" office:value="17710115" calcext:value-type="float">
            <text:p>177101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Korbal/</text:p>
          </table:table-cell>
          <table:table-cell office:value-type="string" calcext:value-type="string">
            <text:p>Marianna tabernatrissa</text:p>
          </table:table-cell>
          <table:table-cell office:value-type="float" office:value="17710114" calcext:value-type="float">
            <text:p>17710114</text:p>
          </table:table-cell>
          <table:table-cell office:value-type="string" calcext:value-type="string">
            <text:p>geminos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8" calcext:value-type="float">
            <text:p>718</text:p>
          </table:table-cell>
          <table:table-cell office:value-type="float" office:value="17710115" calcext:value-type="float">
            <text:p>177101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braxator</text:p>
          </table:table-cell>
          <table:table-cell office:value-type="string" calcext:value-type="string">
            <text:p>Hedvigis /Banaszanka/</text:p>
          </table:table-cell>
          <table:table-cell office:value-type="float" office:value="17710114" calcext:value-type="float">
            <text:p>17710114</text:p>
          </table:table-cell>
          <table:table-cell office:value-type="string" calcext:value-type="string">
            <text:p>geminos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8" calcext:value-type="float">
            <text:p>718</text:p>
          </table:table-cell>
          <table:table-cell office:value-type="float" office:value="17710121" calcext:value-type="float">
            <text:p>1771012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Marianna /Komernica/</text:p>
          </table:table-cell>
          <table:table-cell office:value-type="float" office:value="17710120" calcext:value-type="float">
            <text:p>17710120</text:p>
          </table:table-cell>
          <table:table-cell office:value-type="string" calcext:value-type="string">
            <text:p>geminos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8" calcext:value-type="float">
            <text:p>718</text:p>
          </table:table-cell>
          <table:table-cell office:value-type="float" office:value="17710121" calcext:value-type="float">
            <text:p>1771012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famulus aulicus</text:p>
          </table:table-cell>
          <table:table-cell office:value-type="string" calcext:value-type="string">
            <text:p>Marianna /Grządziesanska/</text:p>
          </table:table-cell>
          <table:table-cell office:value-type="float" office:value="17710120" calcext:value-type="float">
            <text:p>17710120</text:p>
          </table:table-cell>
          <table:table-cell office:value-type="string" calcext:value-type="string">
            <text:p>geminos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8" calcext:value-type="float">
            <text:p>718</text:p>
          </table:table-cell>
          <table:table-cell office:value-type="float" office:value="17710208" calcext:value-type="float">
            <text:p>1771020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 Vincentus</text:p>
          </table:table-cell>
          <table:table-cell office:value-type="string" calcext:value-type="string">
            <text:p>/Gozimirski/ thesaurius</text:p>
          </table:table-cell>
          <table:table-cell office:value-type="string" calcext:value-type="string">
            <text:p>Francisca /Gorecka/</text:p>
          </table:table-cell>
          <table:table-cell office:value-type="string" calcext:value-type="string">
            <text:p>Felicianus /Gozimirski/</text:p>
          </table:table-cell>
          <table:table-cell office:value-type="string" calcext:value-type="string">
            <text:p>Cunegundis /Gozimrska/</text:p>
          </table:table-cell>
          <table:table-cell/>
          <table:table-cell office:value-type="string" calcext:value-type="string">
            <text:p>see 17710309!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8" calcext:value-type="float">
            <text:p>718</text:p>
          </table:table-cell>
          <table:table-cell office:value-type="float" office:value="17710209" calcext:value-type="float">
            <text:p>17710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Valentin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Balthasar /Kusz/</text:p>
          </table:table-cell>
          <table:table-cell office:value-type="string" calcext:value-type="string">
            <text:p>Regina /Gwidowa/</text:p>
          </table:table-cell>
          <table:table-cell office:value-type="float" office:value="17710203" calcext:value-type="float">
            <text:p>1771020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8" calcext:value-type="float">
            <text:p>718</text:p>
          </table:table-cell>
          <table:table-cell office:value-type="float" office:value="17710212" calcext:value-type="float">
            <text:p>1771021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Regina /Waleska/</text:p>
          </table:table-cell>
          <table:table-cell office:value-type="float" office:value="17710204" calcext:value-type="float">
            <text:p>17710204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8" calcext:value-type="float">
            <text:p>718</text:p>
          </table:table-cell>
          <table:table-cell office:value-type="float" office:value="17710220" calcext:value-type="float">
            <text:p>177102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natius Blasius</text:p>
          </table:table-cell>
          <table:table-cell office:value-type="string" calcext:value-type="string">
            <text:p>Antonius /Guttrych/ vexillifer Smolens</text:p>
          </table:table-cell>
          <table:table-cell office:value-type="string" calcext:value-type="string">
            <text:p>Joanna /Gorecka/</text:p>
          </table:table-cell>
          <table:table-cell office:value-type="string" calcext:value-type="string">
            <text:p>Michael /Gutry/ de Zarczyno</text:p>
          </table:table-cell>
          <table:table-cell office:value-type="string" calcext:value-type="string">
            <text:p>Michalina /Radziminska/ de Dziewierzewo</text:p>
          </table:table-cell>
          <table:table-cell office:value-type="float" office:value="17710202" calcext:value-type="float">
            <text:p>1771020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8" calcext:value-type="float">
            <text:p>718</text:p>
          </table:table-cell>
          <table:table-cell office:value-type="float" office:value="17710223" calcext:value-type="float">
            <text:p>177102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Simon /Kędziora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acobus tabernator de Juncewo</text:p>
          </table:table-cell>
          <table:table-cell office:value-type="string" calcext:value-type="string">
            <text:p>Regina /Gwidowa/ uxor ovilionis</text:p>
          </table:table-cell>
          <table:table-cell office:value-type="float" office:value="17710220" calcext:value-type="float">
            <text:p>177102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9" calcext:value-type="float">
            <text:p>719</text:p>
          </table:table-cell>
          <table:table-cell office:value-type="float" office:value="17710309" calcext:value-type="float">
            <text:p>17710309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 Vincentus</text:p>
          </table:table-cell>
          <table:table-cell office:value-type="string" calcext:value-type="string">
            <text:p>Joannes /Gozimnski/ thesaurarus de Gorecki</text:p>
          </table:table-cell>
          <table:table-cell office:value-type="string" calcext:value-type="string">
            <text:p>Francisca /Gorecka/</text:p>
          </table:table-cell>
          <table:table-cell office:value-type="string" calcext:value-type="string">
            <text:p>Felicianus /Gozimnski/</text:p>
          </table:table-cell>
          <table:table-cell office:value-type="string" calcext:value-type="string">
            <text:p>Cunegundis /Gozimnska/</text:p>
          </table:table-cell>
          <table:table-cell office:value-type="float" office:value="17710210" calcext:value-type="float">
            <text:p>177102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9" calcext:value-type="float">
            <text:p>719</text:p>
          </table:table-cell>
          <table:table-cell office:value-type="float" office:value="17710310" calcext:value-type="float">
            <text:p>1771031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Casimirus /Saia/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Antonius braxator</text:p>
          </table:table-cell>
          <table:table-cell office:value-type="string" calcext:value-type="string">
            <text:p>Apollonia ancilla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9" calcext:value-type="float">
            <text:p>719</text:p>
          </table:table-cell>
          <table:table-cell office:value-type="float" office:value="17710421" calcext:value-type="float">
            <text:p>1771042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Grabarz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nastasia</text:p>
          </table:table-cell>
          <table:table-cell office:value-type="float" office:value="17710415" calcext:value-type="float">
            <text:p>1771041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9" calcext:value-type="float">
            <text:p>719</text:p>
          </table:table-cell>
          <table:table-cell office:value-type="float" office:value="17710423" calcext:value-type="float">
            <text:p>1771042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hilipp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scriba ovilio</text:p>
          </table:table-cell>
          <table:table-cell office:value-type="string" calcext:value-type="string">
            <text:p>Marianna</text:p>
          </table:table-cell>
          <table:table-cell office:value-type="float" office:value="17710418" calcext:value-type="float">
            <text:p>1771041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9" calcext:value-type="float">
            <text:p>719</text:p>
          </table:table-cell>
          <table:table-cell office:value-type="float" office:value="17710428" calcext:value-type="float">
            <text:p>1771042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 /Tur/ </text:p>
          </table:table-cell>
          <table:table-cell office:value-type="string" calcext:value-type="string">
            <text:p>Theressia /Chybinska/ virgo</text:p>
          </table:table-cell>
          <table:table-cell office:value-type="float" office:value="17710428" calcext:value-type="float">
            <text:p>1771042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9" calcext:value-type="float">
            <text:p>719</text:p>
          </table:table-cell>
          <table:table-cell office:value-type="float" office:value="17710501" calcext:value-type="float">
            <text:p>1771050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faber de Juncewo</text:p>
          </table:table-cell>
          <table:table-cell office:value-type="string" calcext:value-type="string">
            <text:p>Marianna</text:p>
          </table:table-cell>
          <table:table-cell office:value-type="float" office:value="17710423" calcext:value-type="float">
            <text:p>1771042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9" calcext:value-type="float">
            <text:p>719</text:p>
          </table:table-cell>
          <table:table-cell office:value-type="float" office:value="17710609" calcext:value-type="float">
            <text:p>1771060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Gwid/ ovilio</text:p>
          </table:table-cell>
          <table:table-cell office:value-type="string" calcext:value-type="string">
            <text:p>Anna coctrix</text:p>
          </table:table-cell>
          <table:table-cell office:value-type="float" office:value="17710529" calcext:value-type="float">
            <text:p>1771052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9" calcext:value-type="float">
            <text:p>719</text:p>
          </table:table-cell>
          <table:table-cell office:value-type="float" office:value="17710616" calcext:value-type="float">
            <text:p>177106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Petrus /Firsik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 tabernator de Juncewo</text:p>
          </table:table-cell>
          <table:table-cell office:value-type="string" calcext:value-type="string">
            <text:p>Margaritha</text:p>
          </table:table-cell>
          <table:table-cell/>
          <table:table-cell office:value-type="string" calcext:value-type="string">
            <text:p>geminos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9" calcext:value-type="float">
            <text:p>719</text:p>
          </table:table-cell>
          <table:table-cell office:value-type="float" office:value="17710616" calcext:value-type="float">
            <text:p>1771061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enedictus</text:p>
          </table:table-cell>
          <table:table-cell office:value-type="string" calcext:value-type="string">
            <text:p>Petrus /Firsik/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Jacobus tabernator de Juncewo</text:p>
          </table:table-cell>
          <table:table-cell office:value-type="string" calcext:value-type="string">
            <text:p>Margaritha</text:p>
          </table:table-cell>
          <table:table-cell/>
          <table:table-cell office:value-type="string" calcext:value-type="string">
            <text:p>geminos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19" calcext:value-type="float">
            <text:p>719</text:p>
          </table:table-cell>
          <table:table-cell office:value-type="float" office:value="17710815" calcext:value-type="float">
            <text:p>1771081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Kieremusik/ faber adolescens de Sielec</text:p>
          </table:table-cell>
          <table:table-cell office:value-type="string" calcext:value-type="string">
            <text:p>Luc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0" calcext:value-type="float">
            <text:p>720</text:p>
          </table:table-cell>
          <table:table-cell office:value-type="float" office:value="17710818" calcext:value-type="float">
            <text:p>177108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 /Korbal/</text:p>
          </table:table-cell>
          <table:table-cell office:value-type="string" calcext:value-type="string">
            <text:p>Marianna tabernatrissa</text:p>
          </table:table-cell>
          <table:table-cell office:value-type="float" office:value="17710810" calcext:value-type="float">
            <text:p>177108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0" calcext:value-type="float">
            <text:p>720</text:p>
          </table:table-cell>
          <table:table-cell office:value-type="float" office:value="17710901" calcext:value-type="float">
            <text:p>177109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ichael /Plaiens/ ovilio acatholic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Christopherus /Plaiens/ acatholic</text:p>
          </table:table-cell>
          <table:table-cell office:value-type="string" calcext:value-type="string">
            <text:p>Catharina acatholic</text:p>
          </table:table-cell>
          <table:table-cell office:value-type="float" office:value="17710829" calcext:value-type="float">
            <text:p>1771082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0" calcext:value-type="float">
            <text:p>720</text:p>
          </table:table-cell>
          <table:table-cell office:value-type="float" office:value="17710915" calcext:value-type="float">
            <text:p>177109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Mathia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oseph /Starista/ de Domasławek</text:p>
          </table:table-cell>
          <table:table-cell office:value-type="string" calcext:value-type="string">
            <text:p>Marianna /Bątkowa/</text:p>
          </table:table-cell>
          <table:table-cell office:value-type="float" office:value="17710910" calcext:value-type="float">
            <text:p>177109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0" calcext:value-type="float">
            <text:p>720</text:p>
          </table:table-cell>
          <table:table-cell office:value-type="float" office:value="17710929" calcext:value-type="float">
            <text:p>177109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Barbara /Mackowianka/</text:p>
          </table:table-cell>
          <table:table-cell office:value-type="float" office:value="17710911" calcext:value-type="float">
            <text:p>1771091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0" calcext:value-type="float">
            <text:p>720</text:p>
          </table:table-cell>
          <table:table-cell office:value-type="float" office:value="17710929" calcext:value-type="float">
            <text:p>177109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Franciscus /Jackowia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/Mniszek/</text:p>
          </table:table-cell>
          <table:table-cell office:value-type="string" calcext:value-type="string">
            <text:p>Dorothea /Lewandoska/ de Domasławek</text:p>
          </table:table-cell>
          <table:table-cell office:value-type="float" office:value="17710920" calcext:value-type="float">
            <text:p>177109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0" calcext:value-type="float">
            <text:p>720</text:p>
          </table:table-cell>
          <table:table-cell office:value-type="float" office:value="17711006" calcext:value-type="float">
            <text:p>1771100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 /Tur/</text:p>
          </table:table-cell>
          <table:table-cell office:value-type="string" calcext:value-type="string">
            <text:p>Theressia /Chybrinska/ virgo</text:p>
          </table:table-cell>
          <table:table-cell office:value-type="float" office:value="17710930" calcext:value-type="float">
            <text:p>1771093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0" calcext:value-type="float">
            <text:p>720</text:p>
          </table:table-cell>
          <table:table-cell office:value-type="float" office:value="17711027" calcext:value-type="float">
            <text:p>177110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adolescens de Juncewo</text:p>
          </table:table-cell>
          <table:table-cell office:value-type="string" calcext:value-type="string">
            <text:p>Regina tabernatrissa de Juncewo</text:p>
          </table:table-cell>
          <table:table-cell office:value-type="float" office:value="17711001" calcext:value-type="float">
            <text:p>1771100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0" calcext:value-type="float">
            <text:p>720</text:p>
          </table:table-cell>
          <table:table-cell office:value-type="float" office:value="17711103" calcext:value-type="float">
            <text:p>1771110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Ursula</text:p>
          </table:table-cell>
          <table:table-cell office:value-type="string" calcext:value-type="string">
            <text:p>Martinus /Szper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braxator</text:p>
          </table:table-cell>
          <table:table-cell office:value-type="string" calcext:value-type="string">
            <text:p>Hedvigis uxor fabri de Domasławek</text:p>
          </table:table-cell>
          <table:table-cell office:value-type="float" office:value="17711017" calcext:value-type="float">
            <text:p>1771101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0" calcext:value-type="float">
            <text:p>720</text:p>
          </table:table-cell>
          <table:table-cell office:value-type="float" office:value="17711114" calcext:value-type="float">
            <text:p>17711114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moli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althasar molitor adolescens de Uszikowo</text:p>
          </table:table-cell>
          <table:table-cell office:value-type="string" calcext:value-type="string">
            <text:p>Regina /Waleska/</text:p>
          </table:table-cell>
          <table:table-cell office:value-type="float" office:value="17711109" calcext:value-type="float">
            <text:p>1771110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0" calcext:value-type="float">
            <text:p>720</text:p>
          </table:table-cell>
          <table:table-cell office:value-type="float" office:value="17711119" calcext:value-type="float">
            <text:p>17711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Scibut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Byczek/ adolescens</text:p>
          </table:table-cell>
          <table:table-cell office:value-type="string" calcext:value-type="string">
            <text:p>Theressia /Scibutka/ vidua</text:p>
          </table:table-cell>
          <table:table-cell office:value-type="float" office:value="17711117" calcext:value-type="float">
            <text:p>1771111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0" calcext:value-type="float">
            <text:p>720</text:p>
          </table:table-cell>
          <table:table-cell office:value-type="float" office:value="17711125" calcext:value-type="float">
            <text:p>17711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 adolescens</text:p>
          </table:table-cell>
          <table:table-cell office:value-type="string" calcext:value-type="string">
            <text:p>Marianna hospita de aula Dąbrowiensi</text:p>
          </table:table-cell>
          <table:table-cell office:value-type="float" office:value="17711120" calcext:value-type="float">
            <text:p>177111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0" calcext:value-type="float">
            <text:p>720</text:p>
          </table:table-cell>
          <table:table-cell office:value-type="float" office:value="17711208" calcext:value-type="float">
            <text:p>177112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lthasar brax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tonius braxator de Domasławek</text:p>
          </table:table-cell>
          <table:table-cell office:value-type="string" calcext:value-type="string">
            <text:p>Agnes uxor braxatoris de Gorki</text:p>
          </table:table-cell>
          <table:table-cell office:value-type="float" office:value="17711203" calcext:value-type="float">
            <text:p>1771120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1" calcext:value-type="float">
            <text:p>721</text:p>
          </table:table-cell>
          <table:table-cell office:value-type="float" office:value="17720121" calcext:value-type="float">
            <text:p>1772012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ianna</text:p>
          </table:table-cell>
          <table:table-cell office:value-type="float" office:value="17720112" calcext:value-type="float">
            <text:p>1772011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1" calcext:value-type="float">
            <text:p>721</text:p>
          </table:table-cell>
          <table:table-cell office:value-type="float" office:value="17720126" calcext:value-type="float">
            <text:p>17720126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Andreas acatholic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ophia /Strzeleniczowa/</text:p>
          </table:table-cell>
          <table:table-cell office:value-type="float" office:value="17720113" calcext:value-type="float">
            <text:p>1772011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1" calcext:value-type="float">
            <text:p>721</text:p>
          </table:table-cell>
          <table:table-cell office:value-type="float" office:value="17720202" calcext:value-type="float">
            <text:p>177202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Korbal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dovicus ovilio de Dąbrowa</text:p>
          </table:table-cell>
          <table:table-cell office:value-type="string" calcext:value-type="string">
            <text:p>Catharina /Grabarka/</text:p>
          </table:table-cell>
          <table:table-cell office:value-type="float" office:value="17720107" calcext:value-type="float">
            <text:p>1772010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1" calcext:value-type="float">
            <text:p>721</text:p>
          </table:table-cell>
          <table:table-cell office:value-type="float" office:value="17720205" calcext:value-type="float">
            <text:p>17720205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ntonius braxator de Domasławek</text:p>
          </table:table-cell>
          <table:table-cell office:value-type="string" calcext:value-type="string">
            <text:p>Elisabeth /Laskoska/ vidua</text:p>
          </table:table-cell>
          <table:table-cell office:value-type="float" office:value="17711227" calcext:value-type="float">
            <text:p>1771122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1" calcext:value-type="float">
            <text:p>721</text:p>
          </table:table-cell>
          <table:table-cell office:value-type="float" office:value="17720223" calcext:value-type="float">
            <text:p>177202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athias /Mniszek/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Petrus /Kusz/</text:p>
          </table:table-cell>
          <table:table-cell office:value-type="string" calcext:value-type="string">
            <text:p>Agnes /Scibucianka/</text:p>
          </table:table-cell>
          <table:table-cell office:value-type="float" office:value="17720215" calcext:value-type="float">
            <text:p>1772021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1" calcext:value-type="float">
            <text:p>721</text:p>
          </table:table-cell>
          <table:table-cell office:value-type="float" office:value="17720301" calcext:value-type="float">
            <text:p>1772030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famulus de Staręzynek</text:p>
          </table:table-cell>
          <table:table-cell office:value-type="string" calcext:value-type="string">
            <text:p>Barbara virgo de Międzylesie</text:p>
          </table:table-cell>
          <table:table-cell office:value-type="float" office:value="17720226" calcext:value-type="float">
            <text:p>1772022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1" calcext:value-type="float">
            <text:p>721</text:p>
          </table:table-cell>
          <table:table-cell office:value-type="float" office:value="17720304" calcext:value-type="float">
            <text:p>1772030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Judasz/ de Paryż</text:p>
          </table:table-cell>
          <table:table-cell office:value-type="string" calcext:value-type="string">
            <text:p>Barbara /Kuiawna/</text:p>
          </table:table-cell>
          <table:table-cell office:value-type="float" office:value="17720226" calcext:value-type="float">
            <text:p>1772022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1" calcext:value-type="float">
            <text:p>721</text:p>
          </table:table-cell>
          <table:table-cell office:value-type="float" office:value="17720308" calcext:value-type="float">
            <text:p>17720308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famulus</text:p>
          </table:table-cell>
          <table:table-cell office:value-type="string" calcext:value-type="string">
            <text:p>Regina</text:p>
          </table:table-cell>
          <table:table-cell office:value-type="float" office:value="17720302" calcext:value-type="float">
            <text:p>1772030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1" calcext:value-type="float">
            <text:p>721</text:p>
          </table:table-cell>
          <table:table-cell office:value-type="float" office:value="17720420" calcext:value-type="float">
            <text:p>17720420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Dobrzynski/ sartor de Domasławek</text:p>
          </table:table-cell>
          <table:table-cell office:value-type="string" calcext:value-type="string">
            <text:p>Elisabeth /Laskoska/ de Staręzynek</text:p>
          </table:table-cell>
          <table:table-cell office:value-type="float" office:value="17720315" calcext:value-type="float">
            <text:p>1772031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1" calcext:value-type="float">
            <text:p>721</text:p>
          </table:table-cell>
          <table:table-cell office:value-type="float" office:value="17720322" calcext:value-type="float">
            <text:p>17720322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Franciscus de Domasławek</text:p>
          </table:table-cell>
          <table:table-cell office:value-type="string" calcext:value-type="string">
            <text:p>Dorothea /Nowaczka/ de Domasławek</text:p>
          </table:table-cell>
          <table:table-cell office:value-type="float" office:value="17720318" calcext:value-type="float">
            <text:p>1772031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1" calcext:value-type="float">
            <text:p>721</text:p>
          </table:table-cell>
          <table:table-cell office:value-type="float" office:value="17720502" calcext:value-type="float">
            <text:p>177205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Olegni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gatha</text:p>
          </table:table-cell>
          <table:table-cell office:value-type="float" office:value="17720326" calcext:value-type="float">
            <text:p>1772032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1" calcext:value-type="float">
            <text:p>721</text:p>
          </table:table-cell>
          <table:table-cell office:value-type="float" office:value="17720412" calcext:value-type="float">
            <text:p>177204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Joannes /Bycz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/Kieremusik/ faber de Sielec</text:p>
          </table:table-cell>
          <table:table-cell office:value-type="string" calcext:value-type="string">
            <text:p>Catharina /Pizucianka/ virgo</text:p>
          </table:table-cell>
          <table:table-cell office:value-type="float" office:value="17720307" calcext:value-type="float">
            <text:p>1772030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3" calcext:value-type="float">
            <text:p>723</text:p>
          </table:table-cell>
          <table:table-cell office:value-type="float" office:value="17720524" calcext:value-type="float">
            <text:p>1772052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acatholic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Joseph /Tomicki/ de Staręzynek</text:p>
          </table:table-cell>
          <table:table-cell office:value-type="string" calcext:value-type="string">
            <text:p>Antonina /Rybanska/ de Domasławek</text:p>
          </table:table-cell>
          <table:table-cell office:value-type="float" office:value="17720405" calcext:value-type="float">
            <text:p>1772040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3" calcext:value-type="float">
            <text:p>723</text:p>
          </table:table-cell>
          <table:table-cell office:value-type="float" office:value="17720524" calcext:value-type="float">
            <text:p>177205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exander /Bycze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Byczek/ adolescens</text:p>
          </table:table-cell>
          <table:table-cell office:value-type="string" calcext:value-type="string">
            <text:p>Apollonia /Mniszka/</text:p>
          </table:table-cell>
          <table:table-cell office:value-type="float" office:value="17720506" calcext:value-type="float">
            <text:p>1772050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3" calcext:value-type="float">
            <text:p>723</text:p>
          </table:table-cell>
          <table:table-cell office:value-type="float" office:value="17720524" calcext:value-type="float">
            <text:p>1772052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Korbal/</text:p>
          </table:table-cell>
          <table:table-cell office:value-type="string" calcext:value-type="string">
            <text:p>Julianna /Mankoska/ de Staręzynek</text:p>
          </table:table-cell>
          <table:table-cell office:value-type="float" office:value="17720505" calcext:value-type="float">
            <text:p>1772050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3" calcext:value-type="float">
            <text:p>723</text:p>
          </table:table-cell>
          <table:table-cell office:value-type="float" office:value="17720524" calcext:value-type="float">
            <text:p>1772052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Judasz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tabernator de Juncewo</text:p>
          </table:table-cell>
          <table:table-cell office:value-type="string" calcext:value-type="string">
            <text:p>Theressia /Scibutowa/ de Juncewo</text:p>
          </table:table-cell>
          <table:table-cell office:value-type="float" office:value="17720515" calcext:value-type="float">
            <text:p>1772051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3" calcext:value-type="float">
            <text:p>723</text:p>
          </table:table-cell>
          <table:table-cell office:value-type="float" office:value="17720528" calcext:value-type="float">
            <text:p>1772052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 vagabunda</text:p>
          </table:table-cell>
          <table:table-cell office:value-type="string" calcext:value-type="string">
            <text:p>Jacobus ovilio</text:p>
          </table:table-cell>
          <table:table-cell office:value-type="string" calcext:value-type="string">
            <text:p>Margaritha ancilla</text:p>
          </table:table-cell>
          <table:table-cell office:value-type="float" office:value="17720520" calcext:value-type="float">
            <text:p>177205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3" calcext:value-type="float">
            <text:p>723</text:p>
          </table:table-cell>
          <table:table-cell office:value-type="float" office:value="17720531" calcext:value-type="float">
            <text:p>1772053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stina</text:p>
          </table:table-cell>
          <table:table-cell office:value-type="string" calcext:value-type="string">
            <text:p>Martinus /Kord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Szplet/</text:p>
          </table:table-cell>
          <table:table-cell office:value-type="string" calcext:value-type="string">
            <text:p>Anna</text:p>
          </table:table-cell>
          <table:table-cell office:value-type="float" office:value="17720528" calcext:value-type="float">
            <text:p>1772052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3" calcext:value-type="float">
            <text:p>723</text:p>
          </table:table-cell>
          <table:table-cell office:value-type="float" office:value="17720609" calcext:value-type="float">
            <text:p>17720609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 /We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exander /Byczek/</text:p>
          </table:table-cell>
          <table:table-cell office:value-type="string" calcext:value-type="string">
            <text:p>Catharina /Pizucianka/</text:p>
          </table:table-cell>
          <table:table-cell office:value-type="float" office:value="17720601" calcext:value-type="float">
            <text:p>1772060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3" calcext:value-type="float">
            <text:p>723</text:p>
          </table:table-cell>
          <table:table-cell office:value-type="float" office:value="17720621" calcext:value-type="float">
            <text:p>177206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Francisca vagabund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Barbara /Zbieranka/</text:p>
          </table:table-cell>
          <table:table-cell office:value-type="float" office:value="17720618" calcext:value-type="float">
            <text:p>1772061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3" calcext:value-type="float">
            <text:p>723</text:p>
          </table:table-cell>
          <table:table-cell office:value-type="float" office:value="17720621" calcext:value-type="float">
            <text:p>1772062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Kędziorka/</text:p>
          </table:table-cell>
          <table:table-cell office:value-type="string" calcext:value-type="string">
            <text:p>Hedvigis tabernatrissa de Domasławek</text:p>
          </table:table-cell>
          <table:table-cell office:value-type="float" office:value="17720616" calcext:value-type="float">
            <text:p>1772061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3" calcext:value-type="float">
            <text:p>723</text:p>
          </table:table-cell>
          <table:table-cell office:value-type="float" office:value="17720705" calcext:value-type="float">
            <text:p>177207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 rotari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 de Domasławek</text:p>
          </table:table-cell>
          <table:table-cell office:value-type="string" calcext:value-type="string">
            <text:p>Marianna de Międzylesie</text:p>
          </table:table-cell>
          <table:table-cell office:value-type="float" office:value="17720620" calcext:value-type="float">
            <text:p>177206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3" calcext:value-type="float">
            <text:p>723</text:p>
          </table:table-cell>
          <table:table-cell office:value-type="float" office:value="17720712" calcext:value-type="float">
            <text:p>1772071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tonius braxator</text:p>
          </table:table-cell>
          <table:table-cell office:value-type="string" calcext:value-type="string">
            <text:p>Hedvigis tabernatrissa</text:p>
          </table:table-cell>
          <table:table-cell office:value-type="float" office:value="17720709" calcext:value-type="float">
            <text:p>1772070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3" calcext:value-type="float">
            <text:p>723</text:p>
          </table:table-cell>
          <table:table-cell office:value-type="float" office:value="17720726" calcext:value-type="float">
            <text:p>177207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Hertma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 famulus</text:p>
          </table:table-cell>
          <table:table-cell office:value-type="string" calcext:value-type="string">
            <text:p>Marianna tabernatrissa</text:p>
          </table:table-cell>
          <table:table-cell office:value-type="float" office:value="17720720" calcext:value-type="float">
            <text:p>177207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5" calcext:value-type="float">
            <text:p>725</text:p>
          </table:table-cell>
          <table:table-cell office:value-type="float" office:value="17720802" calcext:value-type="float">
            <text:p>1772080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Franciscus /Kieremusik/ faber</text:p>
          </table:table-cell>
          <table:table-cell office:value-type="string" calcext:value-type="string">
            <text:p>Barbara /Roszykowa/ de Gorzyce</text:p>
          </table:table-cell>
          <table:table-cell office:value-type="float" office:value="17720731" calcext:value-type="float">
            <text:p>1772073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5" calcext:value-type="float">
            <text:p>725</text:p>
          </table:table-cell>
          <table:table-cell office:value-type="float" office:value="17720809" calcext:value-type="float">
            <text:p>1772080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Dobrzynski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ntonius braxator</text:p>
          </table:table-cell>
          <table:table-cell office:value-type="string" calcext:value-type="string">
            <text:p>Francisca /Zalenska/</text:p>
          </table:table-cell>
          <table:table-cell office:value-type="float" office:value="17720802" calcext:value-type="float">
            <text:p>1772080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5" calcext:value-type="float">
            <text:p>725</text:p>
          </table:table-cell>
          <table:table-cell office:value-type="float" office:value="17720810" calcext:value-type="float">
            <text:p>1772081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Catharina</text:p>
          </table:table-cell>
          <table:table-cell office:value-type="float" office:value="17720804" calcext:value-type="float">
            <text:p>17720804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5" calcext:value-type="float">
            <text:p>725</text:p>
          </table:table-cell>
          <table:table-cell office:value-type="float" office:value="17720811" calcext:value-type="float">
            <text:p>177208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Scibut/ fab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tabernator</text:p>
          </table:table-cell>
          <table:table-cell office:value-type="string" calcext:value-type="string">
            <text:p>Catharina /Szperczyna/</text:p>
          </table:table-cell>
          <table:table-cell office:value-type="float" office:value="17720810" calcext:value-type="float">
            <text:p>177208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5" calcext:value-type="float">
            <text:p>725</text:p>
          </table:table-cell>
          <table:table-cell office:value-type="float" office:value="17720822" calcext:value-type="float">
            <text:p>1772082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ovilio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ovilio de Domasławek</text:p>
          </table:table-cell>
          <table:table-cell office:value-type="string" calcext:value-type="string">
            <text:p>Sophia /Strzeleniczowa/</text:p>
          </table:table-cell>
          <table:table-cell office:value-type="float" office:value="17720815" calcext:value-type="float">
            <text:p>1772081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5" calcext:value-type="float">
            <text:p>725</text:p>
          </table:table-cell>
          <table:table-cell office:value-type="float" office:value="17720823" calcext:value-type="float">
            <text:p>1772082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Sebastian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lthasar /Kusz/ de Juncewo</text:p>
          </table:table-cell>
          <table:table-cell office:value-type="string" calcext:value-type="string">
            <text:p>Apollonia /Mniszka/ de Juncewo</text:p>
          </table:table-cell>
          <table:table-cell office:value-type="float" office:value="17720816" calcext:value-type="float">
            <text:p>1772081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5" calcext:value-type="float">
            <text:p>725</text:p>
          </table:table-cell>
          <table:table-cell office:value-type="float" office:value="17720830" calcext:value-type="float">
            <text:p>1772083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adolescens</text:p>
          </table:table-cell>
          <table:table-cell office:value-type="string" calcext:value-type="string">
            <text:p>Hedvigis</text:p>
          </table:table-cell>
          <table:table-cell office:value-type="float" office:value="17720823" calcext:value-type="float">
            <text:p>1772082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5" calcext:value-type="float">
            <text:p>725</text:p>
          </table:table-cell>
          <table:table-cell office:value-type="float" office:value="17720831" calcext:value-type="float">
            <text:p>1772083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Korbal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/Grabarz/</text:p>
          </table:table-cell>
          <table:table-cell office:value-type="string" calcext:value-type="string">
            <text:p>Marianna tabernatrissa</text:p>
          </table:table-cell>
          <table:table-cell office:value-type="float" office:value="17720828" calcext:value-type="float">
            <text:p>1772082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5" calcext:value-type="float">
            <text:p>725</text:p>
          </table:table-cell>
          <table:table-cell office:value-type="float" office:value="17720913" calcext:value-type="float">
            <text:p>177209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arbara virgo</text:p>
          </table:table-cell>
          <table:table-cell office:value-type="float" office:value="17720907" calcext:value-type="float">
            <text:p>1772090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5" calcext:value-type="float">
            <text:p>725</text:p>
          </table:table-cell>
          <table:table-cell office:value-type="float" office:value="17720913" calcext:value-type="float">
            <text:p>177209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Barbara /Oleyniczka/</text:p>
          </table:table-cell>
          <table:table-cell office:value-type="float" office:value="17720908" calcext:value-type="float">
            <text:p>1772090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5" calcext:value-type="float">
            <text:p>725</text:p>
          </table:table-cell>
          <table:table-cell office:value-type="float" office:value="17720913" calcext:value-type="float">
            <text:p>177209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artinus /Gwid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Blasius /Kaczorek/</text:p>
          </table:table-cell>
          <table:table-cell office:value-type="string" calcext:value-type="string">
            <text:p>Apollonia /Mniszka/</text:p>
          </table:table-cell>
          <table:table-cell office:value-type="float" office:value="17720906" calcext:value-type="float">
            <text:p>1772090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5" calcext:value-type="float">
            <text:p>725</text:p>
          </table:table-cell>
          <table:table-cell office:value-type="float" office:value="17720914" calcext:value-type="float">
            <text:p>17720914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Barbara de Domasławek</text:p>
          </table:table-cell>
          <table:table-cell office:value-type="float" office:value="17720909" calcext:value-type="float">
            <text:p>1772090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5" calcext:value-type="float">
            <text:p>725</text:p>
          </table:table-cell>
          <table:table-cell office:value-type="float" office:value="17720915" calcext:value-type="float">
            <text:p>177209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Malcher/ de Łobienno</text:p>
          </table:table-cell>
          <table:table-cell office:value-type="string" calcext:value-type="string">
            <text:p>Rosalia scultetissa de Komorowo</text:p>
          </table:table-cell>
          <table:table-cell office:value-type="float" office:value="17720902" calcext:value-type="float">
            <text:p>1772090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5" calcext:value-type="float">
            <text:p>725</text:p>
          </table:table-cell>
          <table:table-cell office:value-type="float" office:value="17720927" calcext:value-type="float">
            <text:p>1772092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ichael /Kwasnie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Hedvigis /Korbalka/</text:p>
          </table:table-cell>
          <table:table-cell office:value-type="float" office:value="17720925" calcext:value-type="float">
            <text:p>1772092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5" calcext:value-type="float">
            <text:p>725</text:p>
          </table:table-cell>
          <table:table-cell office:value-type="float" office:value="17721002" calcext:value-type="float">
            <text:p>17721002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nceslaus Michael Thadeus</text:p>
          </table:table-cell>
          <table:table-cell office:value-type="string" calcext:value-type="string">
            <text:p>Antonius /Guttrych/ vexillifer Smolenski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Mathias /Mieczkowski/ castellanis </text:p>
          </table:table-cell>
          <table:table-cell office:value-type="string" calcext:value-type="string">
            <text:p>Christina /Gorecka/ de Kaczkowko</text:p>
          </table:table-cell>
          <table:table-cell office:value-type="float" office:value="17720928" calcext:value-type="float">
            <text:p>1772092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7" calcext:value-type="float">
            <text:p>727</text:p>
          </table:table-cell>
          <table:table-cell office:value-type="float" office:value="17721011" calcext:value-type="float">
            <text:p>1772101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float" office:value="17721002" calcext:value-type="float">
            <text:p>1772100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7" calcext:value-type="float">
            <text:p>727</text:p>
          </table:table-cell>
          <table:table-cell office:value-type="float" office:value="17721023" calcext:value-type="float">
            <text:p>177210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dalbertus /Mnisza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Mniszak/</text:p>
          </table:table-cell>
          <table:table-cell office:value-type="string" calcext:value-type="string">
            <text:p>Marianna /Scibucianka/</text:p>
          </table:table-cell>
          <table:table-cell office:value-type="float" office:value="17721019" calcext:value-type="float">
            <text:p>1772101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7" calcext:value-type="float">
            <text:p>727</text:p>
          </table:table-cell>
          <table:table-cell office:value-type="float" office:value="17721023" calcext:value-type="float">
            <text:p>17721023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Regina</text:p>
          </table:table-cell>
          <table:table-cell office:value-type="float" office:value="17721018" calcext:value-type="float">
            <text:p>1772101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7" calcext:value-type="float">
            <text:p>727</text:p>
          </table:table-cell>
          <table:table-cell office:value-type="float" office:value="17721023" calcext:value-type="float">
            <text:p>177210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Urbanu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Alexander /Byczek/</text:p>
          </table:table-cell>
          <table:table-cell office:value-type="string" calcext:value-type="string">
            <text:p>Barbara</text:p>
          </table:table-cell>
          <table:table-cell office:value-type="float" office:value="17721015" calcext:value-type="float">
            <text:p>1772101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7" calcext:value-type="float">
            <text:p>727</text:p>
          </table:table-cell>
          <table:table-cell office:value-type="float" office:value="17721115" calcext:value-type="float">
            <text:p>17721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float" office:value="17721108" calcext:value-type="float">
            <text:p>1772110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7" calcext:value-type="float">
            <text:p>727</text:p>
          </table:table-cell>
          <table:table-cell office:value-type="float" office:value="17721115" calcext:value-type="float">
            <text:p>1772111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Catharina</text:p>
          </table:table-cell>
          <table:table-cell office:value-type="float" office:value="17721110" calcext:value-type="float">
            <text:p>177211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7" calcext:value-type="float">
            <text:p>727</text:p>
          </table:table-cell>
          <table:table-cell office:value-type="float" office:value="17721118" calcext:value-type="float">
            <text:p>177211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Uredow/ pastori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Valentinus /Gwid/</text:p>
          </table:table-cell>
          <table:table-cell office:value-type="string" calcext:value-type="string">
            <text:p>Catharina /Pizucianka/</text:p>
          </table:table-cell>
          <table:table-cell office:value-type="float" office:value="17721110" calcext:value-type="float">
            <text:p>177211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7" calcext:value-type="float">
            <text:p>727</text:p>
          </table:table-cell>
          <table:table-cell office:value-type="float" office:value="17721129" calcext:value-type="float">
            <text:p>17721129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Petrus /Anbrechtow/ faber acatholic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 /Kart/</text:p>
          </table:table-cell>
          <table:table-cell office:value-type="string" calcext:value-type="string">
            <text:p>Rosalia /Neringowa/ scultetissa</text:p>
          </table:table-cell>
          <table:table-cell office:value-type="float" office:value="17721115" calcext:value-type="float">
            <text:p>1772111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7" calcext:value-type="float">
            <text:p>727</text:p>
          </table:table-cell>
          <table:table-cell office:value-type="float" office:value="17721130" calcext:value-type="float">
            <text:p>177211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 /Kusz/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Albertus /Mniszek/</text:p>
          </table:table-cell>
          <table:table-cell office:value-type="string" calcext:value-type="string">
            <text:p>Agnes de Grochowska Nięza</text:p>
          </table:table-cell>
          <table:table-cell office:value-type="float" office:value="17721120" calcext:value-type="float">
            <text:p>177211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7" calcext:value-type="float">
            <text:p>727</text:p>
          </table:table-cell>
          <table:table-cell office:value-type="float" office:value="17730111" calcext:value-type="float">
            <text:p>1773011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Andreas acatholic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Elias acatholic</text:p>
          </table:table-cell>
          <table:table-cell office:value-type="string" calcext:value-type="string">
            <text:p>Rosalia scultetissa acatholica</text:p>
          </table:table-cell>
          <table:table-cell office:value-type="float" office:value="17730103" calcext:value-type="float">
            <text:p>1773010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7" calcext:value-type="float">
            <text:p>727</text:p>
          </table:table-cell>
          <table:table-cell office:value-type="float" office:value="17730121" calcext:value-type="float">
            <text:p>1773012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/Nowak/ faber</text:p>
          </table:table-cell>
          <table:table-cell office:value-type="string" calcext:value-type="string">
            <text:p>Apollonia de Juncewo</text:p>
          </table:table-cell>
          <table:table-cell office:value-type="float" office:value="17730110" calcext:value-type="float">
            <text:p>177301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7" calcext:value-type="float">
            <text:p>727</text:p>
          </table:table-cell>
          <table:table-cell office:value-type="float" office:value="17730125" calcext:value-type="float">
            <text:p>177301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Byczek/</text:p>
          </table:table-cell>
          <table:table-cell office:value-type="string" calcext:value-type="string">
            <text:p>Apollonia</text:p>
          </table:table-cell>
          <table:table-cell office:value-type="float" office:value="17730119" calcext:value-type="float">
            <text:p>1773011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7" calcext:value-type="float">
            <text:p>727</text:p>
          </table:table-cell>
          <table:table-cell office:value-type="float" office:value="17730131" calcext:value-type="float">
            <text:p>1773013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 Sales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ntonius braxator</text:p>
          </table:table-cell>
          <table:table-cell office:value-type="string" calcext:value-type="string">
            <text:p>Agnes virgo de aula</text:p>
          </table:table-cell>
          <table:table-cell office:value-type="float" office:value="17730124" calcext:value-type="float">
            <text:p>17730124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7" calcext:value-type="float">
            <text:p>727</text:p>
          </table:table-cell>
          <table:table-cell office:value-type="float" office:value="17730214" calcext:value-type="float">
            <text:p>177302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Ludovica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Catharina</text:p>
          </table:table-cell>
          <table:table-cell office:value-type="float" office:value="17730205" calcext:value-type="float">
            <text:p>1773020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9" calcext:value-type="float">
            <text:p>729</text:p>
          </table:table-cell>
          <table:table-cell office:value-type="float" office:value="17730223" calcext:value-type="float">
            <text:p>1773022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lthasar /Kusz/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Franciscus /Kieremus// de Sielec</text:p>
          </table:table-cell>
          <table:table-cell office:value-type="string" calcext:value-type="string">
            <text:p>Catharina /Jackowa/</text:p>
          </table:table-cell>
          <table:table-cell office:value-type="float" office:value="17730215" calcext:value-type="float">
            <text:p>1773021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9" calcext:value-type="float">
            <text:p>729</text:p>
          </table:table-cell>
          <table:table-cell office:value-type="float" office:value="17730307" calcext:value-type="float">
            <text:p>177303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 ovilio acatholic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Christopherus faber lutherius</text:p>
          </table:table-cell>
          <table:table-cell office:value-type="string" calcext:value-type="string">
            <text:p>Hedvigis /Korbalka/</text:p>
          </table:table-cell>
          <table:table-cell office:value-type="float" office:value="17730302" calcext:value-type="float">
            <text:p>1773030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9" calcext:value-type="float">
            <text:p>729</text:p>
          </table:table-cell>
          <table:table-cell office:value-type="float" office:value="17730311" calcext:value-type="float">
            <text:p>177303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rtinus /Scibut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tonius braxator de Domasławek</text:p>
          </table:table-cell>
          <table:table-cell office:value-type="string" calcext:value-type="string">
            <text:p>Hedvigis tabernatrissa de Domasławek</text:p>
          </table:table-cell>
          <table:table-cell office:value-type="float" office:value="17730220" calcext:value-type="float">
            <text:p>177302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9" calcext:value-type="float">
            <text:p>729</text:p>
          </table:table-cell>
          <table:table-cell office:value-type="float" office:value="17730314" calcext:value-type="float">
            <text:p>177303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Adalbertus tabernator</text:p>
          </table:table-cell>
          <table:table-cell office:value-type="string" calcext:value-type="string">
            <text:p>Barbara /Zbieranka/</text:p>
          </table:table-cell>
          <table:table-cell office:value-type="float" office:value="17730306" calcext:value-type="float">
            <text:p>1773030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9" calcext:value-type="float">
            <text:p>729</text:p>
          </table:table-cell>
          <table:table-cell office:value-type="float" office:value="17730319" calcext:value-type="float">
            <text:p>1773031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Bogoslaus faber de Stępuchowo</text:p>
          </table:table-cell>
          <table:table-cell office:value-type="string" calcext:value-type="string">
            <text:p>Apollonia uxor braxatoris</text:p>
          </table:table-cell>
          <table:table-cell office:value-type="float" office:value="17730310" calcext:value-type="float">
            <text:p>177303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9" calcext:value-type="float">
            <text:p>729</text:p>
          </table:table-cell>
          <table:table-cell office:value-type="float" office:value="17730320" calcext:value-type="float">
            <text:p>177303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us /Wi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Byczek/</text:p>
          </table:table-cell>
          <table:table-cell office:value-type="string" calcext:value-type="string">
            <text:p>Agnes /Mniszka/</text:p>
          </table:table-cell>
          <table:table-cell office:value-type="float" office:value="17730310" calcext:value-type="float">
            <text:p>177303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9" calcext:value-type="float">
            <text:p>729</text:p>
          </table:table-cell>
          <table:table-cell office:value-type="float" office:value="17730325" calcext:value-type="float">
            <text:p>1773032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uci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Catharina</text:p>
          </table:table-cell>
          <table:table-cell office:value-type="float" office:value="17730315" calcext:value-type="float">
            <text:p>1773031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9" calcext:value-type="float">
            <text:p>729</text:p>
          </table:table-cell>
          <table:table-cell office:value-type="float" office:value="17730325" calcext:value-type="float">
            <text:p>177303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Antonius /Domagała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lbertus /Mniszek/</text:p>
          </table:table-cell>
          <table:table-cell office:value-type="string" calcext:value-type="string">
            <text:p>Apollonia /Mniszka/</text:p>
          </table:table-cell>
          <table:table-cell office:value-type="float" office:value="17730314" calcext:value-type="float">
            <text:p>17730314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9" calcext:value-type="float">
            <text:p>729</text:p>
          </table:table-cell>
          <table:table-cell office:value-type="float" office:value="17730328" calcext:value-type="float">
            <text:p>1773032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Martinus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Marianna</text:p>
          </table:table-cell>
          <table:table-cell office:value-type="float" office:value="17730320" calcext:value-type="float">
            <text:p>17730320</text:p>
          </table:table-cell>
          <table:table-cell office:value-type="string" calcext:value-type="string">
            <text:p>omnes acatholici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9" calcext:value-type="float">
            <text:p>729</text:p>
          </table:table-cell>
          <table:table-cell office:value-type="float" office:value="17730412" calcext:value-type="float">
            <text:p>177304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 /Bartoszkowa/</text:p>
          </table:table-cell>
          <table:table-cell office:value-type="float" office:value="17730405" calcext:value-type="float">
            <text:p>1773040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9" calcext:value-type="float">
            <text:p>729</text:p>
          </table:table-cell>
          <table:table-cell office:value-type="float" office:value="17730412" calcext:value-type="float">
            <text:p>177304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ipri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exander /Byczek/ de Juncewo</text:p>
          </table:table-cell>
          <table:table-cell office:value-type="string" calcext:value-type="string">
            <text:p>Barbara /Mackowzanka/</text:p>
          </table:table-cell>
          <table:table-cell office:value-type="float" office:value="17730403" calcext:value-type="float">
            <text:p>1773040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9" calcext:value-type="float">
            <text:p>729</text:p>
          </table:table-cell>
          <table:table-cell office:value-type="float" office:value="17730412" calcext:value-type="float">
            <text:p>1773041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braxator de Międzylesie</text:p>
          </table:table-cell>
          <table:table-cell office:value-type="string" calcext:value-type="string">
            <text:p>Apollonia uxor braxatoris</text:p>
          </table:table-cell>
          <table:table-cell office:value-type="float" office:value="17730405" calcext:value-type="float">
            <text:p>1773040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9" calcext:value-type="float">
            <text:p>729</text:p>
          </table:table-cell>
          <table:table-cell office:value-type="float" office:value="17730412" calcext:value-type="float">
            <text:p>177304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oslaus</text:p>
          </table:table-cell>
          <table:table-cell office:value-type="string" calcext:value-type="string">
            <text:p>Boguslaus acatholic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Korbal/</text:p>
          </table:table-cell>
          <table:table-cell office:value-type="string" calcext:value-type="string">
            <text:p>Marianna tabernatrissa</text:p>
          </table:table-cell>
          <table:table-cell office:value-type="float" office:value="17730405" calcext:value-type="float">
            <text:p>1773040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29" calcext:value-type="float">
            <text:p>729</text:p>
          </table:table-cell>
          <table:table-cell office:value-type="float" office:value="17730418" calcext:value-type="float">
            <text:p>177304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Petr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oannes ovilio de Obiecanowo</text:p>
          </table:table-cell>
          <table:table-cell office:value-type="string" calcext:value-type="string">
            <text:p>Marianna de Słabomierz</text:p>
          </table:table-cell>
          <table:table-cell office:value-type="float" office:value="17730410" calcext:value-type="float">
            <text:p>177304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1" calcext:value-type="float">
            <text:p>731</text:p>
          </table:table-cell>
          <table:table-cell office:value-type="float" office:value="17730502" calcext:value-type="float">
            <text:p>1773050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Blasius /Kaczorek/</text:p>
          </table:table-cell>
          <table:table-cell office:value-type="string" calcext:value-type="string">
            <text:p>Magdalena /Kuszka/</text:p>
          </table:table-cell>
          <table:table-cell office:value-type="float" office:value="17730501" calcext:value-type="float">
            <text:p>1773050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1" calcext:value-type="float">
            <text:p>731</text:p>
          </table:table-cell>
          <table:table-cell office:value-type="float" office:value="17730507" calcext:value-type="float">
            <text:p>177305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Barbara /Zbieranka/</text:p>
          </table:table-cell>
          <table:table-cell office:value-type="float" office:value="17730504" calcext:value-type="float">
            <text:p>17730504</text:p>
          </table:table-cell>
          <table:table-cell office:value-type="string" calcext:value-type="string">
            <text:p>geminos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1" calcext:value-type="float">
            <text:p>731</text:p>
          </table:table-cell>
          <table:table-cell office:value-type="float" office:value="17730507" calcext:value-type="float">
            <text:p>177305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Barbara /Zbieranka/</text:p>
          </table:table-cell>
          <table:table-cell office:value-type="float" office:value="17730504" calcext:value-type="float">
            <text:p>17730504</text:p>
          </table:table-cell>
          <table:table-cell office:value-type="string" calcext:value-type="string">
            <text:p>geminos!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1" calcext:value-type="float">
            <text:p>731</text:p>
          </table:table-cell>
          <table:table-cell office:value-type="float" office:value="17730508" calcext:value-type="float">
            <text:p>177305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ianna</text:p>
          </table:table-cell>
          <table:table-cell office:value-type="float" office:value="17730504" calcext:value-type="float">
            <text:p>17730504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1" calcext:value-type="float">
            <text:p>731</text:p>
          </table:table-cell>
          <table:table-cell office:value-type="float" office:value="17730513" calcext:value-type="float">
            <text:p>17730513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uz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 ovilio</text:p>
          </table:table-cell>
          <table:table-cell office:value-type="string" calcext:value-type="string">
            <text:p>Zuzanna /Przybyłka/</text:p>
          </table:table-cell>
          <table:table-cell office:value-type="float" office:value="17730507" calcext:value-type="float">
            <text:p>1773050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1" calcext:value-type="float">
            <text:p>731</text:p>
          </table:table-cell>
          <table:table-cell office:value-type="float" office:value="17730520" calcext:value-type="float">
            <text:p>177305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lbertus pastori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 molitor</text:p>
          </table:table-cell>
          <table:table-cell office:value-type="string" calcext:value-type="string">
            <text:p>Marianna ancilla</text:p>
          </table:table-cell>
          <table:table-cell office:value-type="float" office:value="17730510" calcext:value-type="float">
            <text:p>177305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1" calcext:value-type="float">
            <text:p>731</text:p>
          </table:table-cell>
          <table:table-cell office:value-type="float" office:value="17730530" calcext:value-type="float">
            <text:p>1773053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Jacobus molitor</text:p>
          </table:table-cell>
          <table:table-cell office:value-type="string" calcext:value-type="string">
            <text:p>Marianna</text:p>
          </table:table-cell>
          <table:table-cell office:value-type="float" office:value="17730520" calcext:value-type="float">
            <text:p>177305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1" calcext:value-type="float">
            <text:p>731</text:p>
          </table:table-cell>
          <table:table-cell office:value-type="float" office:value="17730601" calcext:value-type="float">
            <text:p>177306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Byczek/</text:p>
          </table:table-cell>
          <table:table-cell office:value-type="string" calcext:value-type="string">
            <text:p>Anna</text:p>
          </table:table-cell>
          <table:table-cell office:value-type="float" office:value="17730520" calcext:value-type="float">
            <text:p>177305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1" calcext:value-type="float">
            <text:p>731</text:p>
          </table:table-cell>
          <table:table-cell office:value-type="float" office:value="17730610" calcext:value-type="float">
            <text:p>1773061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thias hortula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Ceraieniski/ director in statu clericali</text:p>
          </table:table-cell>
          <table:table-cell office:value-type="string" calcext:value-type="string">
            <text:p>Catharina /Ziełkoniska/</text:p>
          </table:table-cell>
          <table:table-cell office:value-type="float" office:value="17730530" calcext:value-type="float">
            <text:p>1773053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1" calcext:value-type="float">
            <text:p>731</text:p>
          </table:table-cell>
          <table:table-cell office:value-type="float" office:value="17730620" calcext:value-type="float">
            <text:p>1773062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Valentinus /Janiszeski/</text:p>
          </table:table-cell>
          <table:table-cell office:value-type="string" calcext:value-type="string">
            <text:p>Margaritha /Fabeszanka/</text:p>
          </table:table-cell>
          <table:table-cell office:value-type="float" office:value="17730612" calcext:value-type="float">
            <text:p>1773061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1" calcext:value-type="float">
            <text:p>731</text:p>
          </table:table-cell>
          <table:table-cell office:value-type="float" office:value="17730629" calcext:value-type="float">
            <text:p>1773062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tanislaus famulus</text:p>
          </table:table-cell>
          <table:table-cell office:value-type="string" calcext:value-type="string">
            <text:p>Catharina /Seperczyna/ de Juncewo</text:p>
          </table:table-cell>
          <table:table-cell office:value-type="float" office:value="17730620" calcext:value-type="float">
            <text:p>177306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1" calcext:value-type="float">
            <text:p>731</text:p>
          </table:table-cell>
          <table:table-cell office:value-type="float" office:value="17730629" calcext:value-type="float">
            <text:p>1773062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vagabund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ianna</text:p>
          </table:table-cell>
          <table:table-cell office:value-type="float" office:value="17730615" calcext:value-type="float">
            <text:p>1773061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1" calcext:value-type="float">
            <text:p>731</text:p>
          </table:table-cell>
          <table:table-cell office:value-type="float" office:value="17730704" calcext:value-type="float">
            <text:p>1773070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faber adolescens</text:p>
          </table:table-cell>
          <table:table-cell office:value-type="string" calcext:value-type="string">
            <text:p>Agnes de Juncewo</text:p>
          </table:table-cell>
          <table:table-cell office:value-type="float" office:value="17730629" calcext:value-type="float">
            <text:p>1773062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1" calcext:value-type="float">
            <text:p>731</text:p>
          </table:table-cell>
          <table:table-cell office:value-type="float" office:value="17730718" calcext:value-type="float">
            <text:p>1773071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osephus molitor</text:p>
          </table:table-cell>
          <table:table-cell office:value-type="string" calcext:value-type="string">
            <text:p>Martianna</text:p>
          </table:table-cell>
          <table:table-cell office:value-type="string" calcext:value-type="string">
            <text:p>Andreas /Korbal/</text:p>
          </table:table-cell>
          <table:table-cell office:value-type="string" calcext:value-type="string">
            <text:p>Anna de Brudzyn soror matris</text:p>
          </table:table-cell>
          <table:table-cell office:value-type="float" office:value="17730710" calcext:value-type="float">
            <text:p>177307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1" calcext:value-type="float">
            <text:p>731</text:p>
          </table:table-cell>
          <table:table-cell office:value-type="float" office:value="17730725" calcext:value-type="float">
            <text:p>1773072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seph /Tur/</text:p>
          </table:table-cell>
          <table:table-cell office:value-type="string" calcext:value-type="string">
            <text:p>Francisca /Zalenska/ virgo</text:p>
          </table:table-cell>
          <table:table-cell office:value-type="float" office:value="17730718" calcext:value-type="float">
            <text:p>1773071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1" calcext:value-type="float">
            <text:p>731</text:p>
          </table:table-cell>
          <table:table-cell office:value-type="float" office:value="17730807" calcext:value-type="float">
            <text:p>177308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/Telczynski/ braxator</text:p>
          </table:table-cell>
          <table:table-cell office:value-type="string" calcext:value-type="string">
            <text:p>Regina /Zbieranka/</text:p>
          </table:table-cell>
          <table:table-cell office:value-type="float" office:value="17730805" calcext:value-type="float">
            <text:p>1773080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3" calcext:value-type="float">
            <text:p>733</text:p>
          </table:table-cell>
          <table:table-cell office:value-type="float" office:value="17730808" calcext:value-type="float">
            <text:p>177308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braxator de Domasławek</text:p>
          </table:table-cell>
          <table:table-cell office:value-type="string" calcext:value-type="string">
            <text:p>Marianna de Domasławek</text:p>
          </table:table-cell>
          <table:table-cell office:value-type="float" office:value="17730802" calcext:value-type="float">
            <text:p>1773080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3" calcext:value-type="float">
            <text:p>733</text:p>
          </table:table-cell>
          <table:table-cell office:value-type="float" office:value="17730808" calcext:value-type="float">
            <text:p>1773080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ianna soror matris</text:p>
          </table:table-cell>
          <table:table-cell office:value-type="float" office:value="17730801" calcext:value-type="float">
            <text:p>1773080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3" calcext:value-type="float">
            <text:p>733</text:p>
          </table:table-cell>
          <table:table-cell office:value-type="float" office:value="17730816" calcext:value-type="float">
            <text:p>1773081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Stanislaus faber</text:p>
          </table:table-cell>
          <table:table-cell office:value-type="string" calcext:value-type="string">
            <text:p>Barbara /Olkowa/</text:p>
          </table:table-cell>
          <table:table-cell office:value-type="float" office:value="17730803" calcext:value-type="float">
            <text:p>1773080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3" calcext:value-type="float">
            <text:p>733</text:p>
          </table:table-cell>
          <table:table-cell office:value-type="float" office:value="17730829" calcext:value-type="float">
            <text:p>1773082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ndreas moli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 molitor de Międzylesie</text:p>
          </table:table-cell>
          <table:table-cell office:value-type="string" calcext:value-type="string">
            <text:p>Regina /Wilkowa/</text:p>
          </table:table-cell>
          <table:table-cell office:value-type="float" office:value="17730820" calcext:value-type="float">
            <text:p>177308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3" calcext:value-type="float">
            <text:p>733</text:p>
          </table:table-cell>
          <table:table-cell office:value-type="float" office:value="17730912" calcext:value-type="float">
            <text:p>17730912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Szmałow/ acatholicus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oannes /Mante/</text:p>
          </table:table-cell>
          <table:table-cell office:value-type="string" calcext:value-type="string">
            <text:p>Rosalia /Neringowa/</text:p>
          </table:table-cell>
          <table:table-cell office:value-type="float" office:value="17730903" calcext:value-type="float">
            <text:p>1773090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3" calcext:value-type="float">
            <text:p>733</text:p>
          </table:table-cell>
          <table:table-cell office:value-type="float" office:value="17730918" calcext:value-type="float">
            <text:p>1773091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Joannes /Pel/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Crystyan /Meler/</text:p>
          </table:table-cell>
          <table:table-cell office:value-type="string" calcext:value-type="string">
            <text:p>Rosalia /Neringowa/</text:p>
          </table:table-cell>
          <table:table-cell office:value-type="float" office:value="17730908" calcext:value-type="float">
            <text:p>1773090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3" calcext:value-type="float">
            <text:p>733</text:p>
          </table:table-cell>
          <table:table-cell office:value-type="float" office:value="17731003" calcext:value-type="float">
            <text:p>177310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oannes /Stark/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oannes /Manty/</text:p>
          </table:table-cell>
          <table:table-cell office:value-type="string" calcext:value-type="string">
            <text:p>Rosalia /Neringowa/</text:p>
          </table:table-cell>
          <table:table-cell office:value-type="float" office:value="17730927" calcext:value-type="float">
            <text:p>1773092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3" calcext:value-type="float">
            <text:p>733</text:p>
          </table:table-cell>
          <table:table-cell office:value-type="float" office:value="17731004" calcext:value-type="float">
            <text:p>1773100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Nauroc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Regina /Pachełkowa/ de Staręzynek</text:p>
          </table:table-cell>
          <table:table-cell office:value-type="float" office:value="17730929" calcext:value-type="float">
            <text:p>1773092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3" calcext:value-type="float">
            <text:p>733</text:p>
          </table:table-cell>
          <table:table-cell office:value-type="float" office:value="17731010" calcext:value-type="float">
            <text:p>1773101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Philipp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Lewandoski/</text:p>
          </table:table-cell>
          <table:table-cell office:value-type="string" calcext:value-type="string">
            <text:p>Elisabeth /Laskoska/ de Staręzynek</text:p>
          </table:table-cell>
          <table:table-cell office:value-type="float" office:value="17731005" calcext:value-type="float">
            <text:p>1773100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3" calcext:value-type="float">
            <text:p>733</text:p>
          </table:table-cell>
          <table:table-cell office:value-type="float" office:value="17731024" calcext:value-type="float">
            <text:p>177310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/Łapacz/ de Paryż</text:p>
          </table:table-cell>
          <table:table-cell office:value-type="string" calcext:value-type="string">
            <text:p>Barbara /Olkowa/ de Juncewo</text:p>
          </table:table-cell>
          <table:table-cell office:value-type="float" office:value="17731020" calcext:value-type="float">
            <text:p>177310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3" calcext:value-type="float">
            <text:p>733</text:p>
          </table:table-cell>
          <table:table-cell office:value-type="float" office:value="17731024" calcext:value-type="float">
            <text:p>1773102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Petrus acatholic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Andreas /Nering/</text:p>
          </table:table-cell>
          <table:table-cell office:value-type="string" calcext:value-type="string">
            <text:p>Anna uxor fabri acatholici</text:p>
          </table:table-cell>
          <table:table-cell office:value-type="float" office:value="17731010" calcext:value-type="float">
            <text:p>177310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3" calcext:value-type="float">
            <text:p>733</text:p>
          </table:table-cell>
          <table:table-cell office:value-type="float" office:value="17731024" calcext:value-type="float">
            <text:p>17731024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 de Turza</text:p>
          </table:table-cell>
          <table:table-cell office:value-type="string" calcext:value-type="string">
            <text:p>Marianna de Turza</text:p>
          </table:table-cell>
          <table:table-cell office:value-type="float" office:value="17731018" calcext:value-type="float">
            <text:p>1773101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3" calcext:value-type="float">
            <text:p>733</text:p>
          </table:table-cell>
          <table:table-cell office:value-type="float" office:value="17731024" calcext:value-type="float">
            <text:p>177310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elchior /Piper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rolus /Kleyst/</text:p>
          </table:table-cell>
          <table:table-cell office:value-type="string" calcext:value-type="string">
            <text:p>Joanna /Zołtowska/ de Zerniki</text:p>
          </table:table-cell>
          <table:table-cell office:value-type="float" office:value="17731019" calcext:value-type="float">
            <text:p>1773101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3" calcext:value-type="float">
            <text:p>733</text:p>
          </table:table-cell>
          <table:table-cell office:value-type="float" office:value="17731107" calcext:value-type="float">
            <text:p>1773110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artholomeus /Kolas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faber adolescens</text:p>
          </table:table-cell>
          <table:table-cell office:value-type="string" calcext:value-type="string">
            <text:p>Marianna</text:p>
          </table:table-cell>
          <table:table-cell office:value-type="float" office:value="17731101" calcext:value-type="float">
            <text:p>1773110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3" calcext:value-type="float">
            <text:p>733</text:p>
          </table:table-cell>
          <table:table-cell office:value-type="float" office:value="17731114" calcext:value-type="float">
            <text:p>17731114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onstantia /Kieremuska/</text:p>
          </table:table-cell>
          <table:table-cell office:value-type="float" office:value="17731109" calcext:value-type="float">
            <text:p>1773110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5" calcext:value-type="float">
            <text:p>735</text:p>
          </table:table-cell>
          <table:table-cell office:value-type="float" office:value="17731119" calcext:value-type="float">
            <text:p>17731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Dusi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imon braxator</text:p>
          </table:table-cell>
          <table:table-cell office:value-type="string" calcext:value-type="string">
            <text:p>Barbara /Dusikowna/</text:p>
          </table:table-cell>
          <table:table-cell office:value-type="float" office:value="17731115" calcext:value-type="float">
            <text:p>1773111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5" calcext:value-type="float">
            <text:p>735</text:p>
          </table:table-cell>
          <table:table-cell office:value-type="float" office:value="17731125" calcext:value-type="float">
            <text:p>177311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tabernator</text:p>
          </table:table-cell>
          <table:table-cell office:value-type="string" calcext:value-type="string">
            <text:p>Marianna /Banaszka/</text:p>
          </table:table-cell>
          <table:table-cell office:value-type="float" office:value="17731119" calcext:value-type="float">
            <text:p>1773111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5" calcext:value-type="float">
            <text:p>735</text:p>
          </table:table-cell>
          <table:table-cell office:value-type="float" office:value="17731128" calcext:value-type="float">
            <text:p>177311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atharina</text:p>
          </table:table-cell>
          <table:table-cell office:value-type="float" office:value="17731119" calcext:value-type="float">
            <text:p>1773111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5" calcext:value-type="float">
            <text:p>735</text:p>
          </table:table-cell>
          <table:table-cell office:value-type="float" office:value="17731128" calcext:value-type="float">
            <text:p>177311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/Gwid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Valentinus /Gwidzak/ adolescens</text:p>
          </table:table-cell>
          <table:table-cell office:value-type="string" calcext:value-type="string">
            <text:p>Magdalena de Dzierzerzewo</text:p>
          </table:table-cell>
          <table:table-cell office:value-type="float" office:value="17731120" calcext:value-type="float">
            <text:p>177311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5" calcext:value-type="float">
            <text:p>735</text:p>
          </table:table-cell>
          <table:table-cell office:value-type="float" office:value="17731212" calcext:value-type="float">
            <text:p>177312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 /Szpela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ucas faber de Domasławek</text:p>
          </table:table-cell>
          <table:table-cell office:value-type="string" calcext:value-type="string">
            <text:p>Agnes /Mniszka/</text:p>
          </table:table-cell>
          <table:table-cell office:value-type="float" office:value="17731206" calcext:value-type="float">
            <text:p>1773120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5" calcext:value-type="float">
            <text:p>735</text:p>
          </table:table-cell>
          <table:table-cell office:value-type="float" office:value="17731212" calcext:value-type="float">
            <text:p>17731212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atharina</text:p>
          </table:table-cell>
          <table:table-cell office:value-type="float" office:value="17731209" calcext:value-type="float">
            <text:p>1773120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5" calcext:value-type="float">
            <text:p>735</text:p>
          </table:table-cell>
          <table:table-cell office:value-type="float" office:value="17731226" calcext:value-type="float">
            <text:p>177312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lbertus pastoris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Marianna</text:p>
          </table:table-cell>
          <table:table-cell office:value-type="float" office:value="17731218" calcext:value-type="float">
            <text:p>1773121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5" calcext:value-type="float">
            <text:p>735</text:p>
          </table:table-cell>
          <table:table-cell office:value-type="float" office:value="17731226" calcext:value-type="float">
            <text:p>1773122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Bartholomeus /Wozny/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bara</text:p>
          </table:table-cell>
          <table:table-cell office:value-type="float" office:value="17731220" calcext:value-type="float">
            <text:p>177312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5" calcext:value-type="float">
            <text:p>735</text:p>
          </table:table-cell>
          <table:table-cell office:value-type="float" office:value="17740112" calcext:value-type="float">
            <text:p>1774011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Dorothea /Lewandoska/</text:p>
          </table:table-cell>
          <table:table-cell office:value-type="float" office:value="17731229" calcext:value-type="float">
            <text:p>1773122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5" calcext:value-type="float">
            <text:p>735</text:p>
          </table:table-cell>
          <table:table-cell office:value-type="float" office:value="17740117" calcext:value-type="float">
            <text:p>1774011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tianna</text:p>
          </table:table-cell>
          <table:table-cell office:value-type="string" calcext:value-type="string">
            <text:p>Antonius braxator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Vladislaus /Chociszewski/</text:p>
          </table:table-cell>
          <table:table-cell office:value-type="string" calcext:value-type="string">
            <text:p>Theressia /Chybinska/</text:p>
          </table:table-cell>
          <table:table-cell office:value-type="float" office:value="17740110" calcext:value-type="float">
            <text:p>177401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5" calcext:value-type="float">
            <text:p>735</text:p>
          </table:table-cell>
          <table:table-cell office:value-type="float" office:value="17740125" calcext:value-type="float">
            <text:p>17740125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faber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Arent/</text:p>
          </table:table-cell>
          <table:table-cell office:value-type="string" calcext:value-type="string">
            <text:p>Dorothea</text:p>
          </table:table-cell>
          <table:table-cell office:value-type="float" office:value="17740119" calcext:value-type="float">
            <text:p>1774011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5" calcext:value-type="float">
            <text:p>735</text:p>
          </table:table-cell>
          <table:table-cell office:value-type="float" office:value="17740206" calcext:value-type="float">
            <text:p>177402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Barbara</text:p>
          </table:table-cell>
          <table:table-cell office:value-type="float" office:value="17740126" calcext:value-type="float">
            <text:p>1774012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5" calcext:value-type="float">
            <text:p>735</text:p>
          </table:table-cell>
          <table:table-cell office:value-type="float" office:value="17740206" calcext:value-type="float">
            <text:p>177402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tonius /Chechłacz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Stanislaus faber</text:p>
          </table:table-cell>
          <table:table-cell office:value-type="string" calcext:value-type="string">
            <text:p>Regina</text:p>
          </table:table-cell>
          <table:table-cell office:value-type="float" office:value="17740202" calcext:value-type="float">
            <text:p>1774020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5" calcext:value-type="float">
            <text:p>735</text:p>
          </table:table-cell>
          <table:table-cell office:value-type="float" office:value="17740213" calcext:value-type="float">
            <text:p>177402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Andreas /Korbal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braxator</text:p>
          </table:table-cell>
          <table:table-cell office:value-type="string" calcext:value-type="string">
            <text:p>Marianna /Konieczna/</text:p>
          </table:table-cell>
          <table:table-cell office:value-type="float" office:value="17740207" calcext:value-type="float">
            <text:p>1774020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5" calcext:value-type="float">
            <text:p>735</text:p>
          </table:table-cell>
          <table:table-cell office:value-type="float" office:value="17740213" calcext:value-type="float">
            <text:p>17740213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faber de Domasławek</text:p>
          </table:table-cell>
          <table:table-cell office:value-type="string" calcext:value-type="string">
            <text:p>Elisabeth /Laskoska/</text:p>
          </table:table-cell>
          <table:table-cell office:value-type="float" office:value="17740209" calcext:value-type="float">
            <text:p>1774020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7" calcext:value-type="float">
            <text:p>737</text:p>
          </table:table-cell>
          <table:table-cell office:value-type="float" office:value="17650423" calcext:value-type="float">
            <text:p>17650423</text:p>
          </table:table-cell>
          <table:table-cell office:value-type="string" calcext:value-type="string">
            <text:p>Dąbrowa</text:p>
          </table:table-cell>
          <table:table-cell/>
          <table:table-cell office:value-type="string" calcext:value-type="string">
            <text:p>marriage nullification?</text:p>
          </table:table-cell>
          <table:table-cell office:value-type="string" calcext:value-type="string">
            <text:p>Valentinus braxator</text:p>
          </table:table-cell>
          <table:table-cell office:value-type="string" calcext:value-type="string">
            <text:p>Sophi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8" calcext:value-type="float">
            <text:p>738</text:p>
          </table:table-cell>
          <table:table-cell office:value-type="float" office:value="17740213" calcext:value-type="float">
            <text:p>177402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tonius /Szachel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Ludovicus ovilio</text:p>
          </table:table-cell>
          <table:table-cell office:value-type="string" calcext:value-type="string">
            <text:p>Dorothea /Kolodzika/</text:p>
          </table:table-cell>
          <table:table-cell office:value-type="float" office:value="17740310" calcext:value-type="float">
            <text:p>177403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8" calcext:value-type="float">
            <text:p>738</text:p>
          </table:table-cell>
          <table:table-cell office:value-type="float" office:value="17740319" calcext:value-type="float">
            <text:p>1774031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gdalena filia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8" calcext:value-type="float">
            <text:p>738</text:p>
          </table:table-cell>
          <table:table-cell office:value-type="float" office:value="17740417" calcext:value-type="float">
            <text:p>1774041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imon braxat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Barbara</text:p>
          </table:table-cell>
          <table:table-cell office:value-type="float" office:value="17740410" calcext:value-type="float">
            <text:p>177404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8" calcext:value-type="float">
            <text:p>738</text:p>
          </table:table-cell>
          <table:table-cell office:value-type="float" office:value="17740424" calcext:value-type="float">
            <text:p>1774042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/Łakom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exander /Byczek/ de Juncewo</text:p>
          </table:table-cell>
          <table:table-cell office:value-type="string" calcext:value-type="string">
            <text:p>Marianna hospita de aula Dąbrowiensi</text:p>
          </table:table-cell>
          <table:table-cell office:value-type="float" office:value="17740419" calcext:value-type="float">
            <text:p>1774041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8" calcext:value-type="float">
            <text:p>738</text:p>
          </table:table-cell>
          <table:table-cell office:value-type="float" office:value="17740620" calcext:value-type="float">
            <text:p>1774062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 Pancratius Vincentius</text:p>
          </table:table-cell>
          <table:table-cell office:value-type="string" calcext:value-type="string">
            <text:p>Franciscus /Gozimnski/ thesaurarus calussus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Ignatius /Moszczynski/ de Gorki</text:p>
          </table:table-cell>
          <table:table-cell office:value-type="string" calcext:value-type="string">
            <text:p>Cunegundis /Gozimnska/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9" calcext:value-type="float">
            <text:p>739</text:p>
          </table:table-cell>
          <table:table-cell office:value-type="float" office:value="17740425" calcext:value-type="float">
            <text:p>17740425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Dobrzynski/ de Domasławek</text:p>
          </table:table-cell>
          <table:table-cell office:value-type="string" calcext:value-type="string">
            <text:p>Marianna de aula Międzylesie</text:p>
          </table:table-cell>
          <table:table-cell office:value-type="float" office:value="17740419" calcext:value-type="float">
            <text:p>1774041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9" calcext:value-type="float">
            <text:p>739</text:p>
          </table:table-cell>
          <table:table-cell office:value-type="float" office:value="17740524" calcext:value-type="float">
            <text:p>17740524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faber de Domasławek</text:p>
          </table:table-cell>
          <table:table-cell office:value-type="string" calcext:value-type="string">
            <text:p>Margaritha</text:p>
          </table:table-cell>
          <table:table-cell office:value-type="float" office:value="17740519" calcext:value-type="float">
            <text:p>1774051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9" calcext:value-type="float">
            <text:p>739</text:p>
          </table:table-cell>
          <table:table-cell office:value-type="float" office:value="17740528" calcext:value-type="float">
            <text:p>1774052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exander /Byczek/ de Juncewo</text:p>
          </table:table-cell>
          <table:table-cell office:value-type="string" calcext:value-type="string">
            <text:p>Agnes /Mniszka/</text:p>
          </table:table-cell>
          <table:table-cell office:value-type="float" office:value="17740527" calcext:value-type="float">
            <text:p>1774052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9" calcext:value-type="float">
            <text:p>739</text:p>
          </table:table-cell>
          <table:table-cell office:value-type="float" office:value="17740602" calcext:value-type="float">
            <text:p>177406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egori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adolescens</text:p>
          </table:table-cell>
          <table:table-cell office:value-type="string" calcext:value-type="string">
            <text:p>Catharina</text:p>
          </table:table-cell>
          <table:table-cell office:value-type="float" office:value="17740516" calcext:value-type="float">
            <text:p>1774051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9" calcext:value-type="float">
            <text:p>739</text:p>
          </table:table-cell>
          <table:table-cell office:value-type="float" office:value="17740609" calcext:value-type="float">
            <text:p>17740609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ovilio</text:p>
          </table:table-cell>
          <table:table-cell office:value-type="string" calcext:value-type="string">
            <text:p>Catharina /Szperzyna/ de Juncewo</text:p>
          </table:table-cell>
          <table:table-cell office:value-type="float" office:value="17740608" calcext:value-type="float">
            <text:p>1774060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9" calcext:value-type="float">
            <text:p>739</text:p>
          </table:table-cell>
          <table:table-cell office:value-type="float" office:value="17740611" calcext:value-type="float">
            <text:p>177406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Joannes</text:p>
          </table:table-cell>
          <table:table-cell office:value-type="string" calcext:value-type="string">
            <text:p>Thomas coco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Heironymus /Rucki/</text:p>
          </table:table-cell>
          <table:table-cell office:value-type="string" calcext:value-type="string">
            <text:p>Marianna /Swinaska/</text:p>
          </table:table-cell>
          <table:table-cell office:value-type="float" office:value="17740527" calcext:value-type="float">
            <text:p>1774052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9" calcext:value-type="float">
            <text:p>739</text:p>
          </table:table-cell>
          <table:table-cell office:value-type="float" office:value="17740613" calcext:value-type="float">
            <text:p>1774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Stanislaus /Scibut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 /Scibut/</text:p>
          </table:table-cell>
          <table:table-cell office:value-type="string" calcext:value-type="string">
            <text:p>Gertrudis /Balcerowa/</text:p>
          </table:table-cell>
          <table:table-cell office:value-type="float" office:value="17740611" calcext:value-type="float">
            <text:p>1774061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9" calcext:value-type="float">
            <text:p>739</text:p>
          </table:table-cell>
          <table:table-cell office:value-type="float" office:value="17740613" calcext:value-type="float">
            <text:p>177406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Kusz/</text:p>
          </table:table-cell>
          <table:table-cell office:value-type="string" calcext:value-type="string">
            <text:p>Catharina /Mniszkowa/</text:p>
          </table:table-cell>
          <table:table-cell office:value-type="float" office:value="17740610" calcext:value-type="float">
            <text:p>177406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39" calcext:value-type="float">
            <text:p>739</text:p>
          </table:table-cell>
          <table:table-cell office:value-type="float" office:value="17740713" calcext:value-type="float">
            <text:p>1774071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Catharina</text:p>
          </table:table-cell>
          <table:table-cell office:value-type="float" office:value="17740706" calcext:value-type="float">
            <text:p>1774070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1" calcext:value-type="float">
            <text:p>741</text:p>
          </table:table-cell>
          <table:table-cell office:value-type="float" office:value="17740000" calcext:value-type="float">
            <text:p>17740000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 Nepomucenus Lucas</text:p>
          </table:table-cell>
          <table:table-cell office:value-type="string" calcext:value-type="string">
            <text:p>Antonius /Zeranski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udovica /Gwinarski/ de Międzylesie</text:p>
          </table:table-cell>
          <table:table-cell office:value-type="string" calcext:value-type="string">
            <text:p>Francisca /Grodziska/</text:p>
          </table:table-cell>
          <table:table-cell/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1" calcext:value-type="float">
            <text:p>741</text:p>
          </table:table-cell>
          <table:table-cell office:value-type="float" office:value="17740719" calcext:value-type="float">
            <text:p>1774071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ntonius /Guttry/ de Goreckie</text:p>
          </table:table-cell>
          <table:table-cell office:value-type="string" calcext:value-type="string">
            <text:p>Joanna</text:p>
          </table:table-cell>
          <table:table-cell office:value-type="string" calcext:value-type="string">
            <text:p>Joannes /Bronciewski/ de Smuszewo</text:p>
          </table:table-cell>
          <table:table-cell office:value-type="string" calcext:value-type="string">
            <text:p>Catharina /Pinska/ de Recz</text:p>
          </table:table-cell>
          <table:table-cell office:value-type="float" office:value="17740716" calcext:value-type="float">
            <text:p>1774071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1" calcext:value-type="float">
            <text:p>741</text:p>
          </table:table-cell>
          <table:table-cell office:value-type="float" office:value="17740727" calcext:value-type="float">
            <text:p>1774072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Czernicki/ molitor</text:p>
          </table:table-cell>
          <table:table-cell office:value-type="string" calcext:value-type="string">
            <text:p>Regina /Wilkowa/</text:p>
          </table:table-cell>
          <table:table-cell office:value-type="float" office:value="17740720" calcext:value-type="float">
            <text:p>177407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1" calcext:value-type="float">
            <text:p>741</text:p>
          </table:table-cell>
          <table:table-cell office:value-type="float" office:value="17740807" calcext:value-type="float">
            <text:p>1774080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braxatoris illegitimate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Sophia</text:p>
          </table:table-cell>
          <table:table-cell office:value-type="float" office:value="17740730" calcext:value-type="float">
            <text:p>1774073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1" calcext:value-type="float">
            <text:p>741</text:p>
          </table:table-cell>
          <table:table-cell office:value-type="float" office:value="17740815" calcext:value-type="float">
            <text:p>17740815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lignifaber</text:p>
          </table:table-cell>
          <table:table-cell office:value-type="string" calcext:value-type="string">
            <text:p>Hedvigis /Korbalka/ de Międzylesie</text:p>
          </table:table-cell>
          <table:table-cell office:value-type="float" office:value="17740810" calcext:value-type="float">
            <text:p>177408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1" calcext:value-type="float">
            <text:p>741</text:p>
          </table:table-cell>
          <table:table-cell office:value-type="float" office:value="17740828" calcext:value-type="float">
            <text:p>177408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Kaczor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Blasius /Kaczor/</text:p>
          </table:table-cell>
          <table:table-cell office:value-type="string" calcext:value-type="string">
            <text:p>Regina /Gwidowa/</text:p>
          </table:table-cell>
          <table:table-cell office:value-type="float" office:value="17740819" calcext:value-type="float">
            <text:p>1774081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1" calcext:value-type="float">
            <text:p>741</text:p>
          </table:table-cell>
          <table:table-cell office:value-type="float" office:value="17740828" calcext:value-type="float">
            <text:p>1774082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Casimirus /Saiow/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Albertus tabernator de Mokronosy</text:p>
          </table:table-cell>
          <table:table-cell office:value-type="string" calcext:value-type="string">
            <text:p>Catharin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1" calcext:value-type="float">
            <text:p>741</text:p>
          </table:table-cell>
          <table:table-cell office:value-type="float" office:value="17740828" calcext:value-type="float">
            <text:p>1774082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Szplet/</text:p>
          </table:table-cell>
          <table:table-cell office:value-type="string" calcext:value-type="string">
            <text:p>Marianna</text:p>
          </table:table-cell>
          <table:table-cell office:value-type="float" office:value="17740820" calcext:value-type="float">
            <text:p>177408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3" calcext:value-type="float">
            <text:p>743</text:p>
          </table:table-cell>
          <table:table-cell office:value-type="float" office:value="17740904" calcext:value-type="float">
            <text:p>1774090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Lucas tabernator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molitor</text:p>
          </table:table-cell>
          <table:table-cell office:value-type="string" calcext:value-type="string">
            <text:p>Apollonia</text:p>
          </table:table-cell>
          <table:table-cell office:value-type="float" office:value="17740830" calcext:value-type="float">
            <text:p>1774083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3" calcext:value-type="float">
            <text:p>743</text:p>
          </table:table-cell>
          <table:table-cell office:value-type="float" office:value="17740911" calcext:value-type="float">
            <text:p>177409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Kusz/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Valentinus de Zerniki</text:p>
          </table:table-cell>
          <table:table-cell office:value-type="string" calcext:value-type="string">
            <text:p>Magdalena /Kuszowa/</text:p>
          </table:table-cell>
          <table:table-cell office:value-type="float" office:value="17740906" calcext:value-type="float">
            <text:p>1774090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3" calcext:value-type="float">
            <text:p>743</text:p>
          </table:table-cell>
          <table:table-cell office:value-type="float" office:value="17740918" calcext:value-type="float">
            <text:p>1774091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seph ovilio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braxator</text:p>
          </table:table-cell>
          <table:table-cell office:value-type="string" calcext:value-type="string">
            <text:p>Hedvigis tabernatrissa</text:p>
          </table:table-cell>
          <table:table-cell office:value-type="float" office:value="17740910" calcext:value-type="float">
            <text:p>177409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3" calcext:value-type="float">
            <text:p>743</text:p>
          </table:table-cell>
          <table:table-cell office:value-type="float" office:value="17740918" calcext:value-type="float">
            <text:p>177409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oannes /By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Piszałek/</text:p>
          </table:table-cell>
          <table:table-cell office:value-type="string" calcext:value-type="string">
            <text:p>Agnes /Mniszka/</text:p>
          </table:table-cell>
          <table:table-cell office:value-type="float" office:value="17740911" calcext:value-type="float">
            <text:p>1774091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3" calcext:value-type="float">
            <text:p>743</text:p>
          </table:table-cell>
          <table:table-cell office:value-type="float" office:value="17740925" calcext:value-type="float">
            <text:p>1774092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garitha</text:p>
          </table:table-cell>
          <table:table-cell office:value-type="float" office:value="17740908" calcext:value-type="float">
            <text:p>1774090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3" calcext:value-type="float">
            <text:p>743</text:p>
          </table:table-cell>
          <table:table-cell office:value-type="float" office:value="17741002" calcext:value-type="float">
            <text:p>17741002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Agath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3" calcext:value-type="float">
            <text:p>743</text:p>
          </table:table-cell>
          <table:table-cell office:value-type="float" office:value="17741002" calcext:value-type="float">
            <text:p>1774100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Barbara /Olegoniczka/</text:p>
          </table:table-cell>
          <table:table-cell office:value-type="float" office:value="17740926" calcext:value-type="float">
            <text:p>1774092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3" calcext:value-type="float">
            <text:p>743</text:p>
          </table:table-cell>
          <table:table-cell office:value-type="float" office:value="17741002" calcext:value-type="float">
            <text:p>17741002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dreas /Arent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Dorothea</text:p>
          </table:table-cell>
          <table:table-cell office:value-type="float" office:value="17740927" calcext:value-type="float">
            <text:p>1774092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4" calcext:value-type="float">
            <text:p>744</text:p>
          </table:table-cell>
          <table:table-cell office:value-type="float" office:value="17741009" calcext:value-type="float">
            <text:p>1774100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oannes auriga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Casimirus lignifaber</text:p>
          </table:table-cell>
          <table:table-cell office:value-type="string" calcext:value-type="string">
            <text:p>Hedvigis uxor fabri</text:p>
          </table:table-cell>
          <table:table-cell office:value-type="float" office:value="17741005" calcext:value-type="float">
            <text:p>1774100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4" calcext:value-type="float">
            <text:p>744</text:p>
          </table:table-cell>
          <table:table-cell office:value-type="float" office:value="17741009" calcext:value-type="float">
            <text:p>17741009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de Międzylesie</text:p>
          </table:table-cell>
          <table:table-cell office:value-type="string" calcext:value-type="string">
            <text:p>Hedvigis de Domasławek</text:p>
          </table:table-cell>
          <table:table-cell office:value-type="float" office:value="17741006" calcext:value-type="float">
            <text:p>1774100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4" calcext:value-type="float">
            <text:p>744</text:p>
          </table:table-cell>
          <table:table-cell office:value-type="float" office:value="17741010" calcext:value-type="float">
            <text:p>177410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Francisc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/Plaskaciak/ de Gigałkowo</text:p>
          </table:table-cell>
          <table:table-cell office:value-type="string" calcext:value-type="string">
            <text:p>Magdalena /Kuszka/</text:p>
          </table:table-cell>
          <table:table-cell office:value-type="float" office:value="17741003" calcext:value-type="float">
            <text:p>1774100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4" calcext:value-type="float">
            <text:p>744</text:p>
          </table:table-cell>
          <table:table-cell office:value-type="float" office:value="17741015" calcext:value-type="float">
            <text:p>1774101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Laurentius /Wieniczak/</text:p>
          </table:table-cell>
          <table:table-cell office:value-type="string" calcext:value-type="string">
            <text:p>Margaritha</text:p>
          </table:table-cell>
          <table:table-cell office:value-type="float" office:value="17741012" calcext:value-type="float">
            <text:p>1774101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4" calcext:value-type="float">
            <text:p>744</text:p>
          </table:table-cell>
          <table:table-cell office:value-type="float" office:value="17741018" calcext:value-type="float">
            <text:p>177410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acobus tabern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 /Scibut/</text:p>
          </table:table-cell>
          <table:table-cell office:value-type="string" calcext:value-type="string">
            <text:p>Magdalena /Kuszka/</text:p>
          </table:table-cell>
          <table:table-cell office:value-type="float" office:value="17741010" calcext:value-type="float">
            <text:p>177410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4" calcext:value-type="float">
            <text:p>744</text:p>
          </table:table-cell>
          <table:table-cell office:value-type="float" office:value="17741030" calcext:value-type="float">
            <text:p>1774103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Leo /Guttry/ de Piotrkowice</text:p>
          </table:table-cell>
          <table:table-cell office:value-type="string" calcext:value-type="string">
            <text:p>Victoria /Bogucka/ possesstrix</text:p>
          </table:table-cell>
          <table:table-cell office:value-type="float" office:value="17741022" calcext:value-type="float">
            <text:p>1774102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4" calcext:value-type="float">
            <text:p>744</text:p>
          </table:table-cell>
          <table:table-cell office:value-type="float" office:value="17741106" calcext:value-type="float">
            <text:p>177411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ertman</text:p>
          </table:table-cell>
          <table:table-cell office:value-type="string" calcext:value-type="string">
            <text:p>Michael ovilio acatholic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Joannes ovilio adolescens lutherus</text:p>
          </table:table-cell>
          <table:table-cell office:value-type="string" calcext:value-type="string">
            <text:p>Marianna /Michszarka/</text:p>
          </table:table-cell>
          <table:table-cell office:value-type="float" office:value="17741101" calcext:value-type="float">
            <text:p>1774110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4" calcext:value-type="float">
            <text:p>744</text:p>
          </table:table-cell>
          <table:table-cell office:value-type="float" office:value="17741120" calcext:value-type="float">
            <text:p>17741120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Albertus ovilio lutheran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oannes ovilio lutheran</text:p>
          </table:table-cell>
          <table:table-cell office:value-type="string" calcext:value-type="string">
            <text:p>Elisabeth uxor ovilionis de Siedkasko</text:p>
          </table:table-cell>
          <table:table-cell office:value-type="float" office:value="17741110" calcext:value-type="float">
            <text:p>177411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4" calcext:value-type="float">
            <text:p>744</text:p>
          </table:table-cell>
          <table:table-cell office:value-type="float" office:value="17741122" calcext:value-type="float">
            <text:p>177411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 /Scibut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Dramenski/ de Kcynia</text:p>
          </table:table-cell>
          <table:table-cell office:value-type="string" calcext:value-type="string">
            <text:p>Petronella /Tonska/ virgo de aula Juncewiensi</text:p>
          </table:table-cell>
          <table:table-cell office:value-type="float" office:value="17741117" calcext:value-type="float">
            <text:p>1774111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4" calcext:value-type="float">
            <text:p>744</text:p>
          </table:table-cell>
          <table:table-cell office:value-type="float" office:value="17741204" calcext:value-type="float">
            <text:p>177412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tabernator</text:p>
          </table:table-cell>
          <table:table-cell office:value-type="string" calcext:value-type="string">
            <text:p>omitted</text:p>
          </table:table-cell>
          <table:table-cell office:value-type="string" calcext:value-type="string">
            <text:p>Andreas /Korbal/</text:p>
          </table:table-cell>
          <table:table-cell office:value-type="string" calcext:value-type="string">
            <text:p>Marianna /Kortalana/ de Stęmpuchowo</text:p>
          </table:table-cell>
          <table:table-cell office:value-type="float" office:value="17741126" calcext:value-type="float">
            <text:p>1774112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4" calcext:value-type="float">
            <text:p>744</text:p>
          </table:table-cell>
          <table:table-cell office:value-type="float" office:value="17741206" calcext:value-type="float">
            <text:p>177412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Barbara /Oleynicka/</text:p>
          </table:table-cell>
          <table:table-cell office:value-type="float" office:value="17741201" calcext:value-type="float">
            <text:p>1774120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4" calcext:value-type="float">
            <text:p>744</text:p>
          </table:table-cell>
          <table:table-cell office:value-type="float" office:value="17741209" calcext:value-type="float">
            <text:p>17741209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gdalena</text:p>
          </table:table-cell>
          <table:table-cell office:value-type="float" office:value="17741202" calcext:value-type="float">
            <text:p>1774120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4" calcext:value-type="float">
            <text:p>744</text:p>
          </table:table-cell>
          <table:table-cell office:value-type="float" office:value="17741211" calcext:value-type="float">
            <text:p>17741211</text:p>
          </table:table-cell>
          <table:table-cell office:value-type="string" calcext:value-type="string">
            <text:p>Domki Plebanski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Joseph /Wil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/Kaczorek/</text:p>
          </table:table-cell>
          <table:table-cell office:value-type="string" calcext:value-type="string">
            <text:p>Margaritha /Kaczorzanka/</text:p>
          </table:table-cell>
          <table:table-cell office:value-type="float" office:value="17741207" calcext:value-type="float">
            <text:p>1774120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4" calcext:value-type="float">
            <text:p>744</text:p>
          </table:table-cell>
          <table:table-cell office:value-type="float" office:value="17741211" calcext:value-type="float">
            <text:p>1774121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abianus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Mathias /Mniszek/ de Juncewo</text:p>
          </table:table-cell>
          <table:table-cell office:value-type="string" calcext:value-type="string">
            <text:p>Sophia</text:p>
          </table:table-cell>
          <table:table-cell office:value-type="float" office:value="17741208" calcext:value-type="float">
            <text:p>1774120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4" calcext:value-type="float">
            <text:p>744</text:p>
          </table:table-cell>
          <table:table-cell office:value-type="float" office:value="17741211" calcext:value-type="float">
            <text:p>177412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Lewandoski/ de Domasławek</text:p>
          </table:table-cell>
          <table:table-cell office:value-type="string" calcext:value-type="string">
            <text:p>Hedvigis tabernatrissa de Domasławek</text:p>
          </table:table-cell>
          <table:table-cell office:value-type="float" office:value="17741207" calcext:value-type="float">
            <text:p>1774120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5" calcext:value-type="float">
            <text:p>745</text:p>
          </table:table-cell>
          <table:table-cell office:value-type="float" office:value="17741218" calcext:value-type="float">
            <text:p>177412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lexander /Bycze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Lucas faber de Domasławek</text:p>
          </table:table-cell>
          <table:table-cell office:value-type="string" calcext:value-type="string">
            <text:p>Regina /Lamatczyna/ de Wapno</text:p>
          </table:table-cell>
          <table:table-cell office:value-type="float" office:value="17741205" calcext:value-type="float">
            <text:p>1774120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5" calcext:value-type="float">
            <text:p>745</text:p>
          </table:table-cell>
          <table:table-cell office:value-type="float" office:value="17741218" calcext:value-type="float">
            <text:p>1774121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tefanus ovilio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Andreas lutheran</text:p>
          </table:table-cell>
          <table:table-cell office:value-type="string" calcext:value-type="string">
            <text:p>Christina lutheran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5" calcext:value-type="float">
            <text:p>745</text:p>
          </table:table-cell>
          <table:table-cell office:value-type="float" office:value="17750101" calcext:value-type="float">
            <text:p>1775010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Petrus /Hertman/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Joannes /Szplet/ lutheran</text:p>
          </table:table-cell>
          <table:table-cell office:value-type="string" calcext:value-type="string">
            <text:p>Marianna lutheran</text:p>
          </table:table-cell>
          <table:table-cell office:value-type="float" office:value="17741226" calcext:value-type="float">
            <text:p>1774122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5" calcext:value-type="float">
            <text:p>745</text:p>
          </table:table-cell>
          <table:table-cell office:value-type="float" office:value="17750109" calcext:value-type="float">
            <text:p>17750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lthasar ovilio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 ovilio de Turza</text:p>
          </table:table-cell>
          <table:table-cell office:value-type="string" calcext:value-type="string">
            <text:p>Anna uxor ovilionis de Nadworohiko</text:p>
          </table:table-cell>
          <table:table-cell office:value-type="float" office:value="17750106" calcext:value-type="float">
            <text:p>1775010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5" calcext:value-type="float">
            <text:p>745</text:p>
          </table:table-cell>
          <table:table-cell office:value-type="float" office:value="17750109" calcext:value-type="float">
            <text:p>177501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Balthasar brax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exander /Byczek/ de Juncewo</text:p>
          </table:table-cell>
          <table:table-cell office:value-type="string" calcext:value-type="string">
            <text:p>Regina /Łapaczka/ de Paryż</text:p>
          </table:table-cell>
          <table:table-cell office:value-type="float" office:value="17741226" calcext:value-type="float">
            <text:p>1774122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5" calcext:value-type="float">
            <text:p>745</text:p>
          </table:table-cell>
          <table:table-cell office:value-type="float" office:value="17750110" calcext:value-type="float">
            <text:p>17750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Sebastianus faber de Sielec</text:p>
          </table:table-cell>
          <table:table-cell office:value-type="string" calcext:value-type="string">
            <text:p>Barbara /Olkowa/</text:p>
          </table:table-cell>
          <table:table-cell office:value-type="float" office:value="17750109" calcext:value-type="float">
            <text:p>1775010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5" calcext:value-type="float">
            <text:p>745</text:p>
          </table:table-cell>
          <table:table-cell office:value-type="float" office:value="17750115" calcext:value-type="float">
            <text:p>177501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hasar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Hedvigis /Banaszanka/</text:p>
          </table:table-cell>
          <table:table-cell office:value-type="float" office:value="17750110" calcext:value-type="float">
            <text:p>177501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5" calcext:value-type="float">
            <text:p>745</text:p>
          </table:table-cell>
          <table:table-cell office:value-type="float" office:value="17750119" calcext:value-type="float">
            <text:p>1775011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Tomczak/</text:p>
          </table:table-cell>
          <table:table-cell office:value-type="string" calcext:value-type="string">
            <text:p>Agnes</text:p>
          </table:table-cell>
          <table:table-cell office:value-type="float" office:value="17750110" calcext:value-type="float">
            <text:p>177501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5" calcext:value-type="float">
            <text:p>745</text:p>
          </table:table-cell>
          <table:table-cell office:value-type="float" office:value="17750119" calcext:value-type="float">
            <text:p>17750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 /Korbal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ovilio</text:p>
          </table:table-cell>
          <table:table-cell office:value-type="string" calcext:value-type="string">
            <text:p>Hedvigis tabernatrissa</text:p>
          </table:table-cell>
          <table:table-cell office:value-type="float" office:value="17750113" calcext:value-type="float">
            <text:p>1775011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5" calcext:value-type="float">
            <text:p>745</text:p>
          </table:table-cell>
          <table:table-cell office:value-type="float" office:value="17750125" calcext:value-type="float">
            <text:p>1775012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Dobrzynski/ de Domasławek</text:p>
          </table:table-cell>
          <table:table-cell office:value-type="string" calcext:value-type="string">
            <text:p>Barbara /Olkowa/ de Juncewo</text:p>
          </table:table-cell>
          <table:table-cell office:value-type="float" office:value="17750124" calcext:value-type="float">
            <text:p>17750124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5" calcext:value-type="float">
            <text:p>745</text:p>
          </table:table-cell>
          <table:table-cell office:value-type="float" office:value="17750125" calcext:value-type="float">
            <text:p>177501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gnes</text:p>
          </table:table-cell>
          <table:table-cell office:value-type="float" office:value="17750124" calcext:value-type="float">
            <text:p>17750124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5" calcext:value-type="float">
            <text:p>745</text:p>
          </table:table-cell>
          <table:table-cell office:value-type="float" office:value="17750304" calcext:value-type="float">
            <text:p>1775030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Hertma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Catharina</text:p>
          </table:table-cell>
          <table:table-cell office:value-type="float" office:value="17750227" calcext:value-type="float">
            <text:p>1775022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5" calcext:value-type="float">
            <text:p>745</text:p>
          </table:table-cell>
          <table:table-cell office:value-type="float" office:value="17750402" calcext:value-type="float">
            <text:p>1775040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Felix ovilio</text:p>
          </table:table-cell>
          <table:table-cell office:value-type="string" calcext:value-type="string">
            <text:p>Marianna /Piprowa/</text:p>
          </table:table-cell>
          <table:table-cell office:value-type="float" office:value="17750326" calcext:value-type="float">
            <text:p>1775032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5" calcext:value-type="float">
            <text:p>745</text:p>
          </table:table-cell>
          <table:table-cell office:value-type="float" office:value="17750409" calcext:value-type="float">
            <text:p>1775040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lignifabrus</text:p>
          </table:table-cell>
          <table:table-cell office:value-type="string" calcext:value-type="string">
            <text:p>Ludovica</text:p>
          </table:table-cell>
          <table:table-cell office:value-type="string" calcext:value-type="string">
            <text:p>Lucas faber de Domasławek</text:p>
          </table:table-cell>
          <table:table-cell office:value-type="string" calcext:value-type="string">
            <text:p>Hedvigis /Korbalka/</text:p>
          </table:table-cell>
          <table:table-cell office:value-type="float" office:value="17750402" calcext:value-type="float">
            <text:p>1775040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7" calcext:value-type="float">
            <text:p>747</text:p>
          </table:table-cell>
          <table:table-cell office:value-type="float" office:value="17750504" calcext:value-type="float">
            <text:p>177505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lasius /Kaczorek/</text:p>
          </table:table-cell>
          <table:table-cell office:value-type="string" calcext:value-type="string">
            <text:p>Theressia</text:p>
          </table:table-cell>
          <table:table-cell office:value-type="float" office:value="17750501" calcext:value-type="float">
            <text:p>1775050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7" calcext:value-type="float">
            <text:p>747</text:p>
          </table:table-cell>
          <table:table-cell office:value-type="float" office:value="17750514" calcext:value-type="float">
            <text:p>177505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Victoria</text:p>
          </table:table-cell>
          <table:table-cell office:value-type="float" office:value="17750512" calcext:value-type="float">
            <text:p>1775051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7" calcext:value-type="float">
            <text:p>747</text:p>
          </table:table-cell>
          <table:table-cell office:value-type="float" office:value="17750807" calcext:value-type="float">
            <text:p>17750807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ujełanus</text:p>
          </table:table-cell>
          <table:table-cell office:value-type="string" calcext:value-type="string">
            <text:p>Ignatius /Bogucki/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Andreas /Karkowski/ de Dziadkowo</text:p>
          </table:table-cell>
          <table:table-cell office:value-type="string" calcext:value-type="string">
            <text:p>Marianna /Karkowska/ de Dziadkowo</text:p>
          </table:table-cell>
          <table:table-cell office:value-type="float" office:value="17750805" calcext:value-type="float">
            <text:p>17750805</text:p>
          </table:table-cell>
          <table:table-cell office:value-type="string" calcext:value-type="string">
            <text:p>attachmen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9" calcext:value-type="float">
            <text:p>749</text:p>
          </table:table-cell>
          <table:table-cell office:value-type="float" office:value="17750528" calcext:value-type="float">
            <text:p>177505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tonius /Płaczkoski/ braxator de Domasławek</text:p>
          </table:table-cell>
          <table:table-cell office:value-type="string" calcext:value-type="string">
            <text:p>Catharina uxor ovilionis</text:p>
          </table:table-cell>
          <table:table-cell office:value-type="float" office:value="17750520" calcext:value-type="float">
            <text:p>177505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9" calcext:value-type="float">
            <text:p>749</text:p>
          </table:table-cell>
          <table:table-cell office:value-type="float" office:value="17750604" calcext:value-type="float">
            <text:p>177506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rotari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Ludovicus ovilio</text:p>
          </table:table-cell>
          <table:table-cell office:value-type="string" calcext:value-type="string">
            <text:p>Barbara /Olkowa/ de Juncewo</text:p>
          </table:table-cell>
          <table:table-cell office:value-type="float" office:value="17750603" calcext:value-type="float">
            <text:p>1775060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9" calcext:value-type="float">
            <text:p>749</text:p>
          </table:table-cell>
          <table:table-cell office:value-type="float" office:value="17750730" calcext:value-type="float">
            <text:p>1775073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Petr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Jacobus ovilio</text:p>
          </table:table-cell>
          <table:table-cell office:value-type="string" calcext:value-type="string">
            <text:p>Apollonia</text:p>
          </table:table-cell>
          <table:table-cell office:value-type="float" office:value="17750726" calcext:value-type="float">
            <text:p>1775072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9" calcext:value-type="float">
            <text:p>749</text:p>
          </table:table-cell>
          <table:table-cell office:value-type="float" office:value="17750730" calcext:value-type="float">
            <text:p>1775073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th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 /Tur/</text:p>
          </table:table-cell>
          <table:table-cell office:value-type="string" calcext:value-type="string">
            <text:p>Anastasia /Małachowska/ virgo</text:p>
          </table:table-cell>
          <table:table-cell office:value-type="float" office:value="17750728" calcext:value-type="float">
            <text:p>1775072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9" calcext:value-type="float">
            <text:p>749</text:p>
          </table:table-cell>
          <table:table-cell office:value-type="float" office:value="17750813" calcext:value-type="float">
            <text:p>177508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Gwid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 tabernatrissa</text:p>
          </table:table-cell>
          <table:table-cell office:value-type="float" office:value="17750807" calcext:value-type="float">
            <text:p>1775080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9" calcext:value-type="float">
            <text:p>749</text:p>
          </table:table-cell>
          <table:table-cell office:value-type="float" office:value="17750820" calcext:value-type="float">
            <text:p>1775082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acobus tabernator</text:p>
          </table:table-cell>
          <table:table-cell office:value-type="string" calcext:value-type="string">
            <text:p>Theressia uxor ovilionis</text:p>
          </table:table-cell>
          <table:table-cell office:value-type="float" office:value="17750810" calcext:value-type="float">
            <text:p>177508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9" calcext:value-type="float">
            <text:p>749</text:p>
          </table:table-cell>
          <table:table-cell office:value-type="float" office:value="17750827" calcext:value-type="float">
            <text:p>17750827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dalbertus /Mnisza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dalbertus faber de Domasławek</text:p>
          </table:table-cell>
          <table:table-cell office:value-type="string" calcext:value-type="string">
            <text:p>Theressia uxor ovilionis de Piotrkowice</text:p>
          </table:table-cell>
          <table:table-cell office:value-type="float" office:value="17750825" calcext:value-type="float">
            <text:p>1775082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9" calcext:value-type="float">
            <text:p>749</text:p>
          </table:table-cell>
          <table:table-cell office:value-type="float" office:value="17750827" calcext:value-type="float">
            <text:p>177508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atharina uxor ovilionis</text:p>
          </table:table-cell>
          <table:table-cell office:value-type="float" office:value="17750822" calcext:value-type="float">
            <text:p>1775082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9" calcext:value-type="float">
            <text:p>749</text:p>
          </table:table-cell>
          <table:table-cell office:value-type="float" office:value="17750827" calcext:value-type="float">
            <text:p>1775082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ovilio</text:p>
          </table:table-cell>
          <table:table-cell office:value-type="string" calcext:value-type="string">
            <text:p>Barbara de Turza</text:p>
          </table:table-cell>
          <table:table-cell office:value-type="float" office:value="17750820" calcext:value-type="float">
            <text:p>177508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9" calcext:value-type="float">
            <text:p>749</text:p>
          </table:table-cell>
          <table:table-cell office:value-type="float" office:value="17750910" calcext:value-type="float">
            <text:p>17750910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/Werek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tabernator de Juncewo</text:p>
          </table:table-cell>
          <table:table-cell office:value-type="string" calcext:value-type="string">
            <text:p>Theressia uxor ovilionis de Piotrkowice</text:p>
          </table:table-cell>
          <table:table-cell office:value-type="float" office:value="17750902" calcext:value-type="float">
            <text:p>1775090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49" calcext:value-type="float">
            <text:p>749</text:p>
          </table:table-cell>
          <table:table-cell office:value-type="float" office:value="17750910" calcext:value-type="float">
            <text:p>1775091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atharina</text:p>
          </table:table-cell>
          <table:table-cell office:value-type="float" office:value="17750903" calcext:value-type="float">
            <text:p>1775090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1" calcext:value-type="float">
            <text:p>751</text:p>
          </table:table-cell>
          <table:table-cell office:value-type="float" office:value="17750914" calcext:value-type="float">
            <text:p>177509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gnes /Mniszkowa/</text:p>
          </table:table-cell>
          <table:table-cell office:value-type="float" office:value="17750910" calcext:value-type="float">
            <text:p>177509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1" calcext:value-type="float">
            <text:p>751</text:p>
          </table:table-cell>
          <table:table-cell office:value-type="float" office:value="17751001" calcext:value-type="float">
            <text:p>1775100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1" calcext:value-type="float">
            <text:p>751</text:p>
          </table:table-cell>
          <table:table-cell office:value-type="float" office:value="17751001" calcext:value-type="float">
            <text:p>177510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Thomas /Pizuł/</text:p>
          </table:table-cell>
          <table:table-cell office:value-type="string" calcext:value-type="string">
            <text:p>Apollonia /Mniszka/</text:p>
          </table:table-cell>
          <table:table-cell office:value-type="float" office:value="17750927" calcext:value-type="float">
            <text:p>1775092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1" calcext:value-type="float">
            <text:p>751</text:p>
          </table:table-cell>
          <table:table-cell office:value-type="float" office:value="17751001" calcext:value-type="float">
            <text:p>177510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lthasar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Balthasar ovilio de Piotrkowice</text:p>
          </table:table-cell>
          <table:table-cell office:value-type="string" calcext:value-type="string">
            <text:p>Barbara /Olkowa/ de Juncewo</text:p>
          </table:table-cell>
          <table:table-cell office:value-type="float" office:value="17750928" calcext:value-type="float">
            <text:p>1775092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1" calcext:value-type="float">
            <text:p>751</text:p>
          </table:table-cell>
          <table:table-cell office:value-type="float" office:value="17751008" calcext:value-type="float">
            <text:p>177510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bara /Oleyniczka/</text:p>
          </table:table-cell>
          <table:table-cell office:value-type="float" office:value="17751001" calcext:value-type="float">
            <text:p>1775100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1" calcext:value-type="float">
            <text:p>751</text:p>
          </table:table-cell>
          <table:table-cell office:value-type="float" office:value="17751015" calcext:value-type="float">
            <text:p>1775101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lignifaber</text:p>
          </table:table-cell>
          <table:table-cell office:value-type="string" calcext:value-type="string">
            <text:p>Margaritha de Sielec</text:p>
          </table:table-cell>
          <table:table-cell office:value-type="float" office:value="17751007" calcext:value-type="float">
            <text:p>1775100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1" calcext:value-type="float">
            <text:p>751</text:p>
          </table:table-cell>
          <table:table-cell office:value-type="float" office:value="17751018" calcext:value-type="float">
            <text:p>1775101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Dobrzynski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Lucas faber de Domasławek</text:p>
          </table:table-cell>
          <table:table-cell office:value-type="string" calcext:value-type="string">
            <text:p>Barbara /Olkowa/ de Juncewo</text:p>
          </table:table-cell>
          <table:table-cell office:value-type="float" office:value="17751002" calcext:value-type="float">
            <text:p>1775100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1" calcext:value-type="float">
            <text:p>751</text:p>
          </table:table-cell>
          <table:table-cell office:value-type="float" office:value="17751023" calcext:value-type="float">
            <text:p>17751023</text:p>
          </table:table-cell>
          <table:table-cell office:value-type="string" calcext:value-type="string">
            <text:p>Juncewo Domki Plebansk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Joannes /Kusz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tabernator</text:p>
          </table:table-cell>
          <table:table-cell office:value-type="string" calcext:value-type="string">
            <text:p>Anna soror matris de Juncewo</text:p>
          </table:table-cell>
          <table:table-cell office:value-type="float" office:value="17751018" calcext:value-type="float">
            <text:p>1775101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1" calcext:value-type="float">
            <text:p>751</text:p>
          </table:table-cell>
          <table:table-cell office:value-type="float" office:value="17751102" calcext:value-type="float">
            <text:p>17751102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 tabernato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/Mniszek/ de Juncewo</text:p>
          </table:table-cell>
          <table:table-cell office:value-type="string" calcext:value-type="string">
            <text:p>Barbara /Olkowa/ de Juncewo</text:p>
          </table:table-cell>
          <table:table-cell office:value-type="float" office:value="17751013" calcext:value-type="float">
            <text:p>1775101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1" calcext:value-type="float">
            <text:p>751</text:p>
          </table:table-cell>
          <table:table-cell office:value-type="float" office:value="17751105" calcext:value-type="float">
            <text:p>177511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tharina uxor ovilionis</text:p>
          </table:table-cell>
          <table:table-cell office:value-type="float" office:value="17751028" calcext:value-type="float">
            <text:p>1775102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1" calcext:value-type="float">
            <text:p>751</text:p>
          </table:table-cell>
          <table:table-cell office:value-type="float" office:value="17751105" calcext:value-type="float">
            <text:p>1775110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Laurentius faber</text:p>
          </table:table-cell>
          <table:table-cell office:value-type="string" calcext:value-type="string">
            <text:p>Margaritha fabriczanka</text:p>
          </table:table-cell>
          <table:table-cell office:value-type="float" office:value="17751101" calcext:value-type="float">
            <text:p>1775110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1" calcext:value-type="float">
            <text:p>751</text:p>
          </table:table-cell>
          <table:table-cell office:value-type="float" office:value="17751112" calcext:value-type="float">
            <text:p>177511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lbertus molitor de Domasławek</text:p>
          </table:table-cell>
          <table:table-cell office:value-type="string" calcext:value-type="string">
            <text:p>Catharina</text:p>
          </table:table-cell>
          <table:table-cell office:value-type="float" office:value="17751103" calcext:value-type="float">
            <text:p>1775110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1" calcext:value-type="float">
            <text:p>751</text:p>
          </table:table-cell>
          <table:table-cell office:value-type="float" office:value="17751126" calcext:value-type="float">
            <text:p>1775112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niszek/</text:p>
          </table:table-cell>
          <table:table-cell office:value-type="string" calcext:value-type="string">
            <text:p>Barbara /Cylkowa/</text:p>
          </table:table-cell>
          <table:table-cell office:value-type="float" office:value="17751120" calcext:value-type="float">
            <text:p>177511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1" calcext:value-type="float">
            <text:p>751</text:p>
          </table:table-cell>
          <table:table-cell office:value-type="float" office:value="17751210" calcext:value-type="float">
            <text:p>177512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de Janowiec</text:p>
          </table:table-cell>
          <table:table-cell office:value-type="string" calcext:value-type="string">
            <text:p>Marianna de Włoseonowo</text:p>
          </table:table-cell>
          <table:table-cell office:value-type="float" office:value="17751129" calcext:value-type="float">
            <text:p>1775112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3" calcext:value-type="float">
            <text:p>753</text:p>
          </table:table-cell>
          <table:table-cell office:value-type="float" office:value="17751224" calcext:value-type="float">
            <text:p>17751224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Joannes /Szplet/</text:p>
          </table:table-cell>
          <table:table-cell office:value-type="string" calcext:value-type="string">
            <text:p>Catharina</text:p>
          </table:table-cell>
          <table:table-cell office:value-type="float" office:value="17751218" calcext:value-type="float">
            <text:p>1775121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3" calcext:value-type="float">
            <text:p>753</text:p>
          </table:table-cell>
          <table:table-cell office:value-type="float" office:value="17751228" calcext:value-type="float">
            <text:p>1775122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Dorothea scultetissa</text:p>
          </table:table-cell>
          <table:table-cell office:value-type="float" office:value="17751220" calcext:value-type="float">
            <text:p>177512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3" calcext:value-type="float">
            <text:p>753</text:p>
          </table:table-cell>
          <table:table-cell office:value-type="float" office:value="17760114" calcext:value-type="float">
            <text:p>17760114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Marianna de ahela hospita</text:p>
          </table:table-cell>
          <table:table-cell office:value-type="float" office:value="17760103" calcext:value-type="float">
            <text:p>1776010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3" calcext:value-type="float">
            <text:p>753</text:p>
          </table:table-cell>
          <table:table-cell office:value-type="float" office:value="17760114" calcext:value-type="float">
            <text:p>1776011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Joseph /Starista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 braxator</text:p>
          </table:table-cell>
          <table:table-cell office:value-type="string" calcext:value-type="string">
            <text:p>Anna /Pokoiowa/</text:p>
          </table:table-cell>
          <table:table-cell office:value-type="float" office:value="17760102" calcext:value-type="float">
            <text:p>1776010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3" calcext:value-type="float">
            <text:p>753</text:p>
          </table:table-cell>
          <table:table-cell office:value-type="float" office:value="17760121" calcext:value-type="float">
            <text:p>1776012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lasi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Hedvigis de Międzylesie</text:p>
          </table:table-cell>
          <table:table-cell office:value-type="float" office:value="17760115" calcext:value-type="float">
            <text:p>1776011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3" calcext:value-type="float">
            <text:p>753</text:p>
          </table:table-cell>
          <table:table-cell office:value-type="float" office:value="17760121" calcext:value-type="float">
            <text:p>1776012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Rosalia</text:p>
          </table:table-cell>
          <table:table-cell office:value-type="float" office:value="17760119" calcext:value-type="float">
            <text:p>1776011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3" calcext:value-type="float">
            <text:p>753</text:p>
          </table:table-cell>
          <table:table-cell office:value-type="float" office:value="17760211" calcext:value-type="float">
            <text:p>1776021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ntonius braxator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Joannes /Dobrzynski/</text:p>
          </table:table-cell>
          <table:table-cell office:value-type="string" calcext:value-type="string">
            <text:p>Anna de Gorki Kosielne</text:p>
          </table:table-cell>
          <table:table-cell office:value-type="float" office:value="17760202" calcext:value-type="float">
            <text:p>1776020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3" calcext:value-type="float">
            <text:p>753</text:p>
          </table:table-cell>
          <table:table-cell office:value-type="float" office:value="17760211" calcext:value-type="float">
            <text:p>177602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Hedvigis tabernatrissa de Domasławek</text:p>
          </table:table-cell>
          <table:table-cell office:value-type="float" office:value="17760209" calcext:value-type="float">
            <text:p>1776020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3" calcext:value-type="float">
            <text:p>753</text:p>
          </table:table-cell>
          <table:table-cell office:value-type="float" office:value="17760225" calcext:value-type="float">
            <text:p>1776022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tabernator</text:p>
          </table:table-cell>
          <table:table-cell office:value-type="string" calcext:value-type="string">
            <text:p>Catharina /Rogowska/ de Kcynia</text:p>
          </table:table-cell>
          <table:table-cell office:value-type="float" office:value="17760219" calcext:value-type="float">
            <text:p>1776021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3" calcext:value-type="float">
            <text:p>753</text:p>
          </table:table-cell>
          <table:table-cell office:value-type="float" office:value="17760228" calcext:value-type="float">
            <text:p>177602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dalbertus /Łakomy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Mathias /Kędziora/</text:p>
          </table:table-cell>
          <table:table-cell office:value-type="string" calcext:value-type="string">
            <text:p>Hedvigis</text:p>
          </table:table-cell>
          <table:table-cell office:value-type="float" office:value="17760128" calcext:value-type="float">
            <text:p>1776012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3" calcext:value-type="float">
            <text:p>753</text:p>
          </table:table-cell>
          <table:table-cell office:value-type="float" office:value="17760310" calcext:value-type="float">
            <text:p>17760310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Joannes /Wicek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annes /Mante/ scultetus</text:p>
          </table:table-cell>
          <table:table-cell office:value-type="string" calcext:value-type="string">
            <text:p>Marianna /Arentowa/</text:p>
          </table:table-cell>
          <table:table-cell office:value-type="float" office:value="17760302" calcext:value-type="float">
            <text:p>1776030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3" calcext:value-type="float">
            <text:p>753</text:p>
          </table:table-cell>
          <table:table-cell office:value-type="float" office:value="17760315" calcext:value-type="float">
            <text:p>17760315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Petrus fabr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annes /Szplet/</text:p>
          </table:table-cell>
          <table:table-cell office:value-type="string" calcext:value-type="string">
            <text:p>Marianna</text:p>
          </table:table-cell>
          <table:table-cell office:value-type="float" office:value="17760310" calcext:value-type="float">
            <text:p>1776031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3" calcext:value-type="float">
            <text:p>753</text:p>
          </table:table-cell>
          <table:table-cell office:value-type="float" office:value="17760319" calcext:value-type="float">
            <text:p>177603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Adalbertus /Olegnikow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 tabernator</text:p>
          </table:table-cell>
          <table:table-cell office:value-type="string" calcext:value-type="string">
            <text:p>Marianna /Nazdina/</text:p>
          </table:table-cell>
          <table:table-cell office:value-type="float" office:value="17760311" calcext:value-type="float">
            <text:p>1776031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3" calcext:value-type="float">
            <text:p>753</text:p>
          </table:table-cell>
          <table:table-cell office:value-type="float" office:value="17760324" calcext:value-type="float">
            <text:p>17760324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t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Casimirus adolescens</text:p>
          </table:table-cell>
          <table:table-cell office:value-type="string" calcext:value-type="string">
            <text:p>Margaritha /Strzeleniczowa/</text:p>
          </table:table-cell>
          <table:table-cell office:value-type="float" office:value="17760318" calcext:value-type="float">
            <text:p>1776031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3" calcext:value-type="float">
            <text:p>753</text:p>
          </table:table-cell>
          <table:table-cell office:value-type="float" office:value="17760403" calcext:value-type="float">
            <text:p>177604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Michael ovilionus luteris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Christopherus ovilio</text:p>
          </table:table-cell>
          <table:table-cell office:value-type="string" calcext:value-type="string">
            <text:p>Marianna /Spychalina/</text:p>
          </table:table-cell>
          <table:table-cell office:value-type="float" office:value="17760402" calcext:value-type="float">
            <text:p>1776040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4" calcext:value-type="float">
            <text:p>754</text:p>
          </table:table-cell>
          <table:table-cell office:value-type="float" office:value="17760409" calcext:value-type="float">
            <text:p>17760409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dalbert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de Domasławek</text:p>
          </table:table-cell>
          <table:table-cell office:value-type="string" calcext:value-type="string">
            <text:p>Hedvigis /Korbalka/ de Międzylesie</text:p>
          </table:table-cell>
          <table:table-cell office:value-type="float" office:value="17760402" calcext:value-type="float">
            <text:p>1776040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4" calcext:value-type="float">
            <text:p>754</text:p>
          </table:table-cell>
          <table:table-cell office:value-type="float" office:value="17760428" calcext:value-type="float">
            <text:p>1776042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Philipp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 /Byczek/ de Juncewo</text:p>
          </table:table-cell>
          <table:table-cell office:value-type="string" calcext:value-type="string">
            <text:p>Theressia de Domasławek</text:p>
          </table:table-cell>
          <table:table-cell office:value-type="float" office:value="17760420" calcext:value-type="float">
            <text:p>17760420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4" calcext:value-type="float">
            <text:p>754</text:p>
          </table:table-cell>
          <table:table-cell office:value-type="float" office:value="17760512" calcext:value-type="float">
            <text:p>1776051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Hedvigis /Korbalina/</text:p>
          </table:table-cell>
          <table:table-cell office:value-type="float" office:value="17760507" calcext:value-type="float">
            <text:p>1776050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4" calcext:value-type="float">
            <text:p>754</text:p>
          </table:table-cell>
          <table:table-cell office:value-type="float" office:value="17760512" calcext:value-type="float">
            <text:p>1776051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Barbara</text:p>
          </table:table-cell>
          <table:table-cell office:value-type="float" office:value="17760506" calcext:value-type="float">
            <text:p>1776050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4" calcext:value-type="float">
            <text:p>754</text:p>
          </table:table-cell>
          <table:table-cell office:value-type="float" office:value="17760527" calcext:value-type="float">
            <text:p>1776052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Boguslaus fabris luteri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tabernator</text:p>
          </table:table-cell>
          <table:table-cell office:value-type="string" calcext:value-type="string">
            <text:p>Christina de Mierkowiczk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4" calcext:value-type="float">
            <text:p>754</text:p>
          </table:table-cell>
          <table:table-cell office:value-type="float" office:value="17760528" calcext:value-type="float">
            <text:p>1776052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ex Janowiec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4" calcext:value-type="float">
            <text:p>754</text:p>
          </table:table-cell>
          <table:table-cell office:value-type="float" office:value="17760602" calcext:value-type="float">
            <text:p>17760602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gdale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4" calcext:value-type="float">
            <text:p>754</text:p>
          </table:table-cell>
          <table:table-cell office:value-type="float" office:value="17760603" calcext:value-type="float">
            <text:p>17760603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Elias luteri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Arent/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4" calcext:value-type="float">
            <text:p>754</text:p>
          </table:table-cell>
          <table:table-cell office:value-type="float" office:value="17760606" calcext:value-type="float">
            <text:p>17760606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Seper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Anna de Obiecano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4" calcext:value-type="float">
            <text:p>754</text:p>
          </table:table-cell>
          <table:table-cell office:value-type="float" office:value="17760623" calcext:value-type="float">
            <text:p>177606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elchior /Pipró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Agnes uxor molitoris de Domasławek</text:p>
          </table:table-cell>
          <table:table-cell office:value-type="float" office:value="17760618" calcext:value-type="float">
            <text:p>1776061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4" calcext:value-type="float">
            <text:p>754</text:p>
          </table:table-cell>
          <table:table-cell office:value-type="float" office:value="17760630" calcext:value-type="float">
            <text:p>177606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Melchior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faber</text:p>
          </table:table-cell>
          <table:table-cell office:value-type="string" calcext:value-type="string">
            <text:p>Agnes de Domasławek</text:p>
          </table:table-cell>
          <table:table-cell office:value-type="float" office:value="17760626" calcext:value-type="float">
            <text:p>1776062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4" calcext:value-type="float">
            <text:p>754</text:p>
          </table:table-cell>
          <table:table-cell office:value-type="float" office:value="17760707" calcext:value-type="float">
            <text:p>1776070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Elisabeth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Dorothea</text:p>
          </table:table-cell>
          <table:table-cell office:value-type="float" office:value="17760701" calcext:value-type="float">
            <text:p>1776070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4" calcext:value-type="float">
            <text:p>754</text:p>
          </table:table-cell>
          <table:table-cell office:value-type="float" office:value="17760707" calcext:value-type="float">
            <text:p>1776070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Simon ovilio de Piotrkowice</text:p>
          </table:table-cell>
          <table:table-cell office:value-type="string" calcext:value-type="string">
            <text:p>Hedvigis tabernatrissa de Domasławek</text:p>
          </table:table-cell>
          <table:table-cell office:value-type="float" office:value="17760701" calcext:value-type="float">
            <text:p>1776070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4" calcext:value-type="float">
            <text:p>754</text:p>
          </table:table-cell>
          <table:table-cell office:value-type="float" office:value="17760707" calcext:value-type="float">
            <text:p>177607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exander /Byczek/ de Juncewo</text:p>
          </table:table-cell>
          <table:table-cell office:value-type="string" calcext:value-type="string">
            <text:p>Hedvigis tabernatrissa de Domasławek</text:p>
          </table:table-cell>
          <table:table-cell office:value-type="float" office:value="17760702" calcext:value-type="float">
            <text:p>17760702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4" calcext:value-type="float">
            <text:p>754</text:p>
          </table:table-cell>
          <table:table-cell office:value-type="float" office:value="17760728" calcext:value-type="float">
            <text:p>17760728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Thomas /Pizuł/ de Juncewo</text:p>
          </table:table-cell>
          <table:table-cell office:value-type="string" calcext:value-type="string">
            <text:p>Agnes uxor molitoris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6" calcext:value-type="float">
            <text:p>756</text:p>
          </table:table-cell>
          <table:table-cell office:value-type="float" office:value="17760804" calcext:value-type="float">
            <text:p>17760804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althasar molitor</text:p>
          </table:table-cell>
          <table:table-cell office:value-type="string" calcext:value-type="string">
            <text:p>Margaritha /Strzeleniczowa/</text:p>
          </table:table-cell>
          <table:table-cell office:value-type="float" office:value="17760801" calcext:value-type="float">
            <text:p>1776080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6" calcext:value-type="float">
            <text:p>756</text:p>
          </table:table-cell>
          <table:table-cell office:value-type="float" office:value="17760825" calcext:value-type="float">
            <text:p>1776082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Blasius /Kaczor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/Gwidziak/</text:p>
          </table:table-cell>
          <table:table-cell office:value-type="string" calcext:value-type="string">
            <text:p>Agnes uxor ovilionis</text:p>
          </table:table-cell>
          <table:table-cell office:value-type="float" office:value="17760818" calcext:value-type="float">
            <text:p>1776081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6" calcext:value-type="float">
            <text:p>756</text:p>
          </table:table-cell>
          <table:table-cell office:value-type="float" office:value="17760901" calcext:value-type="float">
            <text:p>1776090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polloni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Regina ancilla</text:p>
          </table:table-cell>
          <table:table-cell office:value-type="float" office:value="17760826" calcext:value-type="float">
            <text:p>17760826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6" calcext:value-type="float">
            <text:p>756</text:p>
          </table:table-cell>
          <table:table-cell office:value-type="float" office:value="17760901" calcext:value-type="float">
            <text:p>1776090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Hedvigis tabernatrissa de Domasławek</text:p>
          </table:table-cell>
          <table:table-cell office:value-type="float" office:value="17760828" calcext:value-type="float">
            <text:p>17760828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6" calcext:value-type="float">
            <text:p>756</text:p>
          </table:table-cell>
          <table:table-cell office:value-type="float" office:value="17760908" calcext:value-type="float">
            <text:p>17760908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ugustinus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Dorothea /Lewandoska/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6" calcext:value-type="float">
            <text:p>756</text:p>
          </table:table-cell>
          <table:table-cell office:value-type="float" office:value="17760908" calcext:value-type="float">
            <text:p>1776090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imon ovilionus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dalbertus de Domasławek</text:p>
          </table:table-cell>
          <table:table-cell office:value-type="string" calcext:value-type="string">
            <text:p>Hedvigis tabernatrissa de Domasławek</text:p>
          </table:table-cell>
          <table:table-cell office:value-type="float" office:value="17760901" calcext:value-type="float">
            <text:p>17760901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6" calcext:value-type="float">
            <text:p>756</text:p>
          </table:table-cell>
          <table:table-cell office:value-type="float" office:value="17760915" calcext:value-type="float">
            <text:p>177609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exandr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acobus /Byk/ ovilio</text:p>
          </table:table-cell>
          <table:table-cell office:value-type="string" calcext:value-type="string">
            <text:p>Theressia /Dobrzynska/ de Domasławek</text:p>
          </table:table-cell>
          <table:table-cell office:value-type="float" office:value="17760907" calcext:value-type="float">
            <text:p>17760907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6" calcext:value-type="float">
            <text:p>756</text:p>
          </table:table-cell>
          <table:table-cell office:value-type="float" office:value="17760915" calcext:value-type="float">
            <text:p>17760915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Hedvigis /Korbalka/ de Międzylesi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6" calcext:value-type="float">
            <text:p>756</text:p>
          </table:table-cell>
          <table:table-cell office:value-type="float" office:value="17760915" calcext:value-type="float">
            <text:p>1776091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Margaritha /Strzeleniczowa/</text:p>
          </table:table-cell>
          <table:table-cell office:value-type="float" office:value="17760909" calcext:value-type="float">
            <text:p>17760909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6" calcext:value-type="float">
            <text:p>756</text:p>
          </table:table-cell>
          <table:table-cell office:value-type="float" office:value="17760922" calcext:value-type="float">
            <text:p>1776092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Joannes /Beadczecak/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Valentinus /Gwidziak/</text:p>
          </table:table-cell>
          <table:table-cell office:value-type="string" calcext:value-type="string">
            <text:p>Barbara /Olkowa/</text:p>
          </table:table-cell>
          <table:table-cell office:value-type="float" office:value="17760915" calcext:value-type="float">
            <text:p>17760915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6" calcext:value-type="float">
            <text:p>756</text:p>
          </table:table-cell>
          <table:table-cell office:value-type="float" office:value="17761006" calcext:value-type="float">
            <text:p>17761006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faber de Domasławek</text:p>
          </table:table-cell>
          <table:table-cell office:value-type="string" calcext:value-type="string">
            <text:p>Barbara /Oleyni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6" calcext:value-type="float">
            <text:p>756</text:p>
          </table:table-cell>
          <table:table-cell office:value-type="float" office:value="17761013" calcext:value-type="float">
            <text:p>17761013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6" calcext:value-type="float">
            <text:p>756</text:p>
          </table:table-cell>
          <table:table-cell office:value-type="float" office:value="17761013" calcext:value-type="float">
            <text:p>1776101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Rosalia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Francis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6" calcext:value-type="float">
            <text:p>756</text:p>
          </table:table-cell>
          <table:table-cell office:value-type="float" office:value="17761117" calcext:value-type="float">
            <text:p>1776111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 molitori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tonius /Mielcarz/</text:p>
          </table:table-cell>
          <table:table-cell office:value-type="string" calcext:value-type="string">
            <text:p>Theressia /Dobrzyn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6" calcext:value-type="float">
            <text:p>756</text:p>
          </table:table-cell>
          <table:table-cell office:value-type="float" office:value="17761117" calcext:value-type="float">
            <text:p>17761117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 scultetus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6" calcext:value-type="float">
            <text:p>756</text:p>
          </table:table-cell>
          <table:table-cell office:value-type="float" office:value="17761117" calcext:value-type="float">
            <text:p>17761117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Christopherus luter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hristianus</text:p>
          </table:table-cell>
          <table:table-cell office:value-type="string" calcext:value-type="string">
            <text:p>Anna uterque luter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6" calcext:value-type="float">
            <text:p>756</text:p>
          </table:table-cell>
          <table:table-cell office:value-type="float" office:value="17761124" calcext:value-type="float">
            <text:p>1776112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tabern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 ovilio</text:p>
          </table:table-cell>
          <table:table-cell office:value-type="string" calcext:value-type="string">
            <text:p>Barbara /Ol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8" calcext:value-type="float">
            <text:p>758</text:p>
          </table:table-cell>
          <table:table-cell office:value-type="float" office:value="17761124" calcext:value-type="float">
            <text:p>17761124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Barb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8" calcext:value-type="float">
            <text:p>758</text:p>
          </table:table-cell>
          <table:table-cell office:value-type="float" office:value="17761125" calcext:value-type="float">
            <text:p>1776112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Hedvigis de Dąbrow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8" calcext:value-type="float">
            <text:p>758</text:p>
          </table:table-cell>
          <table:table-cell office:value-type="float" office:value="17761201" calcext:value-type="float">
            <text:p>1776120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lthasar molitor</text:p>
          </table:table-cell>
          <table:table-cell office:value-type="string" calcext:value-type="string">
            <text:p>Margaritha /Strzelenic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8" calcext:value-type="float">
            <text:p>758</text:p>
          </table:table-cell>
          <table:table-cell office:value-type="float" office:value="17761206" calcext:value-type="float">
            <text:p>1776120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etrus /Kusz/ de Juncewo</text:p>
          </table:table-cell>
          <table:table-cell office:value-type="string" calcext:value-type="string">
            <text:p>Marianna staroscina de Domasławek</text:p>
          </table:table-cell>
          <table:table-cell/>
          <table:table-cell office:value-type="string" calcext:value-type="string">
            <text:p>starościna = wife of starosta; starosta = head of a powiat</text:p>
          </table:table-cell>
          <table:table-cell table:number-columns-repeated="2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8" calcext:value-type="float">
            <text:p>758</text:p>
          </table:table-cell>
          <table:table-cell office:value-type="float" office:value="17761209" calcext:value-type="float">
            <text:p>17761209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Dominicus /Kopczynski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Hedvig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8" calcext:value-type="float">
            <text:p>758</text:p>
          </table:table-cell>
          <table:table-cell office:value-type="float" office:value="17761222" calcext:value-type="float">
            <text:p>17761222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8" calcext:value-type="float">
            <text:p>758</text:p>
          </table:table-cell>
          <table:table-cell office:value-type="float" office:value="17761226" calcext:value-type="float">
            <text:p>1776122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/Judas/ de Paryż</text:p>
          </table:table-cell>
          <table:table-cell office:value-type="string" calcext:value-type="string">
            <text:p>Francis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8" calcext:value-type="float">
            <text:p>758</text:p>
          </table:table-cell>
          <table:table-cell office:value-type="float" office:value="17761226" calcext:value-type="float">
            <text:p>17761226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ovilionu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pollon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8" calcext:value-type="float">
            <text:p>758</text:p>
          </table:table-cell>
          <table:table-cell office:value-type="float" office:value="17761226" calcext:value-type="float">
            <text:p>17761226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8" calcext:value-type="float">
            <text:p>758</text:p>
          </table:table-cell>
          <table:table-cell office:value-type="float" office:value="17770106" calcext:value-type="float">
            <text:p>17770106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Christopher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Manty/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8" calcext:value-type="float">
            <text:p>758</text:p>
          </table:table-cell>
          <table:table-cell office:value-type="float" office:value="17770119" calcext:value-type="float">
            <text:p>1777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acobus ovilion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Marianna /Bycz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8" calcext:value-type="float">
            <text:p>758</text:p>
          </table:table-cell>
          <table:table-cell office:value-type="float" office:value="17770119" calcext:value-type="float">
            <text:p>1777011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8" calcext:value-type="float">
            <text:p>758</text:p>
          </table:table-cell>
          <table:table-cell office:value-type="float" office:value="17770209" calcext:value-type="float">
            <text:p>17770209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ipri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Hedvig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8" calcext:value-type="float">
            <text:p>758</text:p>
          </table:table-cell>
          <table:table-cell office:value-type="float" office:value="17770209" calcext:value-type="float">
            <text:p>177702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ovilio</text:p>
          </table:table-cell>
          <table:table-cell office:value-type="string" calcext:value-type="string">
            <text:p>Barbara /Ol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8" calcext:value-type="float">
            <text:p>758</text:p>
          </table:table-cell>
          <table:table-cell office:value-type="float" office:value="17770315" calcext:value-type="float">
            <text:p>1777031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Hedvig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8" calcext:value-type="float">
            <text:p>758</text:p>
          </table:table-cell>
          <table:table-cell office:value-type="float" office:value="17770319" calcext:value-type="float">
            <text:p>1777031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Casimirus /Palski/</text:p>
          </table:table-cell>
          <table:table-cell office:value-type="string" calcext:value-type="string">
            <text:p>Apollonia /Płaoc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8" calcext:value-type="float">
            <text:p>758</text:p>
          </table:table-cell>
          <table:table-cell office:value-type="float" office:value="17770323" calcext:value-type="float">
            <text:p>177703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exander /Byczek/ de Juncewo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8" calcext:value-type="float">
            <text:p>758</text:p>
          </table:table-cell>
          <table:table-cell office:value-type="float" office:value="17770323" calcext:value-type="float">
            <text:p>177703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Barb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58" calcext:value-type="float">
            <text:p>758</text:p>
          </table:table-cell>
          <table:table-cell office:value-type="float" office:value="17770405" calcext:value-type="float">
            <text:p>17770405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0" calcext:value-type="float">
            <text:p>760</text:p>
          </table:table-cell>
          <table:table-cell office:value-type="float" office:value="17770408" calcext:value-type="float">
            <text:p>1777040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aulus ovilio</text:p>
          </table:table-cell>
          <table:table-cell office:value-type="string" calcext:value-type="string">
            <text:p>Rosal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0" calcext:value-type="float">
            <text:p>760</text:p>
          </table:table-cell>
          <table:table-cell office:value-type="float" office:value="17770420" calcext:value-type="float">
            <text:p>1777042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Gwid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Petrus /Kusz/</text:p>
          </table:table-cell>
          <table:table-cell office:value-type="string" calcext:value-type="string">
            <text:p>Marianna /Jac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0" calcext:value-type="float">
            <text:p>760</text:p>
          </table:table-cell>
          <table:table-cell office:value-type="float" office:value="17770504" calcext:value-type="float">
            <text:p>177705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artinus /Scibut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Paulus molitor de Zrazim</text:p>
          </table:table-cell>
          <table:table-cell office:value-type="string" calcext:value-type="string">
            <text:p>Regina de Gorzyc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0" calcext:value-type="float">
            <text:p>760</text:p>
          </table:table-cell>
          <table:table-cell office:value-type="float" office:value="17770511" calcext:value-type="float">
            <text:p>1777051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 tabernator</text:p>
          </table:table-cell>
          <table:table-cell office:value-type="string" calcext:value-type="string">
            <text:p>Regina /Bon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0" calcext:value-type="float">
            <text:p>760</text:p>
          </table:table-cell>
          <table:table-cell office:value-type="float" office:value="17770511" calcext:value-type="float">
            <text:p>1777051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Antonius braxator</text:p>
          </table:table-cell>
          <table:table-cell office:value-type="string" calcext:value-type="string">
            <text:p>Anastasia /Małach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0" calcext:value-type="float">
            <text:p>760</text:p>
          </table:table-cell>
          <table:table-cell office:value-type="float" office:value="17770608" calcext:value-type="float">
            <text:p>177706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Andreas /Korbal/</text:p>
          </table:table-cell>
          <table:table-cell office:value-type="string" calcext:value-type="string">
            <text:p>Barbara /Oleyni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0" calcext:value-type="float">
            <text:p>760</text:p>
          </table:table-cell>
          <table:table-cell office:value-type="float" office:value="17770608" calcext:value-type="float">
            <text:p>17770608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 /Tur/ de Domasław</text:p>
          </table:table-cell>
          <table:table-cell office:value-type="string" calcext:value-type="string">
            <text:p>Victoria /Boguc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0" calcext:value-type="float">
            <text:p>760</text:p>
          </table:table-cell>
          <table:table-cell office:value-type="float" office:value="17770803" calcext:value-type="float">
            <text:p>177708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 /Korbalow/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bertus /Oleynik/</text:p>
          </table:table-cell>
          <table:table-cell office:value-type="string" calcext:value-type="string">
            <text:p>Catharina /Dusikowa/ de Staręzyn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0" calcext:value-type="float">
            <text:p>760</text:p>
          </table:table-cell>
          <table:table-cell office:value-type="float" office:value="17770818" calcext:value-type="float">
            <text:p>1777081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Sophia</text:p>
          </table:table-cell>
          <table:table-cell office:value-type="string" calcext:value-type="string">
            <text:p>Nicolaus /Lewandoski/ de Turza</text:p>
          </table:table-cell>
          <table:table-cell office:value-type="string" calcext:value-type="string">
            <text:p>Margarith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0" calcext:value-type="float">
            <text:p>760</text:p>
          </table:table-cell>
          <table:table-cell office:value-type="float" office:value="17770824" calcext:value-type="float">
            <text:p>17770824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Nicolaus</text:p>
          </table:table-cell>
          <table:table-cell office:value-type="string" calcext:value-type="string">
            <text:p>Apollonia uxor braxa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0" calcext:value-type="float">
            <text:p>760</text:p>
          </table:table-cell>
          <table:table-cell office:value-type="float" office:value="17770831" calcext:value-type="float">
            <text:p>1777083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gdalena /Organisci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0" calcext:value-type="float">
            <text:p>760</text:p>
          </table:table-cell>
          <table:table-cell office:value-type="float" office:value="17770913" calcext:value-type="float">
            <text:p>177709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lasius /Kaczor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 tabernator</text:p>
          </table:table-cell>
          <table:table-cell office:value-type="string" calcext:value-type="string">
            <text:p>Agnes /Misz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0" calcext:value-type="float">
            <text:p>760</text:p>
          </table:table-cell>
          <table:table-cell office:value-type="float" office:value="17770914" calcext:value-type="float">
            <text:p>177709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Jacobus /Sedniszakow/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Barbara /Ol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0" calcext:value-type="float">
            <text:p>760</text:p>
          </table:table-cell>
          <table:table-cell office:value-type="float" office:value="17770921" calcext:value-type="float">
            <text:p>17770921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Valentinus /Leszcaczorow/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Barbara uxor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0" calcext:value-type="float">
            <text:p>760</text:p>
          </table:table-cell>
          <table:table-cell office:value-type="float" office:value="17770921" calcext:value-type="float">
            <text:p>1777092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Tomas tabernator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Barbara /Olkow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0" calcext:value-type="float">
            <text:p>760</text:p>
          </table:table-cell>
          <table:table-cell office:value-type="float" office:value="17771005" calcext:value-type="float">
            <text:p>17771005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Dorothea</text:p>
          </table:table-cell>
          <table:table-cell office:value-type="string" calcext:value-type="string">
            <text:p>Joannes /Mante/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arianna</text:p>
          </table:table-cell>
          <table:table-cell office:value-type="float" office:value="17771003" calcext:value-type="float">
            <text:p>17771003</text:p>
          </table:table-cell>
          <table:table-cell table:number-columns-repeated="3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0" calcext:value-type="float">
            <text:p>760</text:p>
          </table:table-cell>
          <table:table-cell office:value-type="float" office:value="17771116" calcext:value-type="float">
            <text:p>1777111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onstantia</text:p>
          </table:table-cell>
          <table:table-cell office:value-type="string" calcext:value-type="string">
            <text:p>Lucas tabernator</text:p>
          </table:table-cell>
          <table:table-cell office:value-type="string" calcext:value-type="string">
            <text:p>Magdalena uxor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0" calcext:value-type="float">
            <text:p>760</text:p>
          </table:table-cell>
          <table:table-cell office:value-type="float" office:value="17771119" calcext:value-type="float">
            <text:p>1777111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b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2" calcext:value-type="float">
            <text:p>762</text:p>
          </table:table-cell>
          <table:table-cell office:value-type="float" office:value="17771207" calcext:value-type="float">
            <text:p>1777120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tianus</text:p>
          </table:table-cell>
          <table:table-cell office:value-type="string" calcext:value-type="string">
            <text:p>Boguslaus ovilionus luther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2" calcext:value-type="float">
            <text:p>762</text:p>
          </table:table-cell>
          <table:table-cell office:value-type="float" office:value="17771221" calcext:value-type="float">
            <text:p>177712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tianus</text:p>
          </table:table-cell>
          <table:table-cell office:value-type="string" calcext:value-type="string">
            <text:p>Michael ovilionus luteranus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Christian</text:p>
          </table:table-cell>
          <table:table-cell office:value-type="string" calcext:value-type="string">
            <text:p>Hele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2" calcext:value-type="float">
            <text:p>762</text:p>
          </table:table-cell>
          <table:table-cell office:value-type="float" office:value="17771224" calcext:value-type="float">
            <text:p>17771224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 /Janiszewski/</text:p>
          </table:table-cell>
          <table:table-cell office:value-type="string" calcext:value-type="string">
            <text:p>Regina uxor eiu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2" calcext:value-type="float">
            <text:p>762</text:p>
          </table:table-cell>
          <table:table-cell office:value-type="float" office:value="17780111" calcext:value-type="float">
            <text:p>17780111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tonius /Szachlow/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exander /Byczek/ de Juncewo</text:p>
          </table:table-cell>
          <table:table-cell office:value-type="string" calcext:value-type="string">
            <text:p>Agnes uxor molitoris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2" calcext:value-type="float">
            <text:p>762</text:p>
          </table:table-cell>
          <table:table-cell office:value-type="float" office:value="17780114" calcext:value-type="float">
            <text:p>17780114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 Victoria Eva</text:p>
          </table:table-cell>
          <table:table-cell office:value-type="string" calcext:value-type="string">
            <text:p>Ignatius /Bogucki/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Joseph /Bogucki/</text:p>
          </table:table-cell>
          <table:table-cell office:value-type="string" calcext:value-type="string">
            <text:p>Hedvigis /Korilowska/ virgo de Gałęz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2" calcext:value-type="float">
            <text:p>762</text:p>
          </table:table-cell>
          <table:table-cell office:value-type="float" office:value="17780119" calcext:value-type="float">
            <text:p>1778011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Balthasar /Kusz/</text:p>
          </table:table-cell>
          <table:table-cell office:value-type="string" calcext:value-type="string">
            <text:p>Gertrudis</text:p>
          </table:table-cell>
          <table:table-cell office:value-type="string" calcext:value-type="string">
            <text:p>Stanislaus /Ciaczulk/ ovilio de Stempowo</text:p>
          </table:table-cell>
          <table:table-cell office:value-type="string" calcext:value-type="string">
            <text:p>Apollon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2" calcext:value-type="float">
            <text:p>762</text:p>
          </table:table-cell>
          <table:table-cell office:value-type="float" office:value="17780121" calcext:value-type="float">
            <text:p>1778012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Hedvigis tabernatrissa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2" calcext:value-type="float">
            <text:p>762</text:p>
          </table:table-cell>
          <table:table-cell office:value-type="float" office:value="17780201" calcext:value-type="float">
            <text:p>17780201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oguslaus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ogomilus</text:p>
          </table:table-cell>
          <table:table-cell office:value-type="string" calcext:value-type="string">
            <text:p>Elisabeth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2" calcext:value-type="float">
            <text:p>762</text:p>
          </table:table-cell>
          <table:table-cell office:value-type="float" office:value="17780201" calcext:value-type="float">
            <text:p>1778020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2" calcext:value-type="float">
            <text:p>762</text:p>
          </table:table-cell>
          <table:table-cell office:value-type="float" office:value="17780204" calcext:value-type="float">
            <text:p>17780204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Petrus sutor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/Mrowczynski/ sutor de Janowiec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2" calcext:value-type="float">
            <text:p>762</text:p>
          </table:table-cell>
          <table:table-cell office:value-type="float" office:value="17780208" calcext:value-type="float">
            <text:p>17780208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/Piłarz/</text:p>
          </table:table-cell>
          <table:table-cell office:value-type="string" calcext:value-type="string">
            <text:p>Dorothea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2" calcext:value-type="float">
            <text:p>762</text:p>
          </table:table-cell>
          <table:table-cell office:value-type="float" office:value="17780210" calcext:value-type="float">
            <text:p>1778021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Hedvigis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2" calcext:value-type="float">
            <text:p>762</text:p>
          </table:table-cell>
          <table:table-cell office:value-type="float" office:value="17780210" calcext:value-type="float">
            <text:p>17780210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2" calcext:value-type="float">
            <text:p>762</text:p>
          </table:table-cell>
          <table:table-cell office:value-type="float" office:value="17780213" calcext:value-type="float">
            <text:p>177802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Valentinus ovilio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exander /Byczek/</text:p>
          </table:table-cell>
          <table:table-cell office:value-type="string" calcext:value-type="string">
            <text:p>Francisca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2" calcext:value-type="float">
            <text:p>762</text:p>
          </table:table-cell>
          <table:table-cell office:value-type="float" office:value="17780216" calcext:value-type="float">
            <text:p>17780216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2" calcext:value-type="float">
            <text:p>762</text:p>
          </table:table-cell>
          <table:table-cell office:value-type="float" office:value="17780218" calcext:value-type="float">
            <text:p>177802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 Agnes</text:p>
          </table:table-cell>
          <table:table-cell office:value-type="string" calcext:value-type="string">
            <text:p>Stanislaus /Zwierzchochłauski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gnatius /Bogucki/ de Paryz</text:p>
          </table:table-cell>
          <table:table-cell office:value-type="string" calcext:value-type="string">
            <text:p>Anastasia /Małachowska/ de Sielec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4" calcext:value-type="float">
            <text:p>764</text:p>
          </table:table-cell>
          <table:table-cell office:value-type="float" office:value="17780222" calcext:value-type="float">
            <text:p>17780222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Lucas tabernator de Domasławek</text:p>
          </table:table-cell>
          <table:table-cell office:value-type="string" calcext:value-type="string">
            <text:p>Agnes uxor molitoris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4" calcext:value-type="float">
            <text:p>764</text:p>
          </table:table-cell>
          <table:table-cell office:value-type="float" office:value="17780223" calcext:value-type="float">
            <text:p>17780223</text:p>
          </table:table-cell>
          <table:table-cell office:value-type="string" calcext:value-type="string">
            <text:p>Międzylesie</text:p>
          </table:table-cell>
          <table:table-cell/>
          <table:table-cell office:value-type="string" calcext:value-type="string">
            <text:p>Francisc??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ndreas /Korbal/</text:p>
          </table:table-cell>
          <table:table-cell office:value-type="string" calcext:value-type="string">
            <text:p>Francisca uxor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4" calcext:value-type="float">
            <text:p>764</text:p>
          </table:table-cell>
          <table:table-cell office:value-type="float" office:value="17780321" calcext:value-type="float">
            <text:p>1778032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osephata</text:p>
          </table:table-cell>
          <table:table-cell office:value-type="string" calcext:value-type="string">
            <text:p>Balthasar molitor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Antonius braxator de Sielec</text:p>
          </table:table-cell>
          <table:table-cell office:value-type="string" calcext:value-type="string">
            <text:p>Hedvigis tabernatr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4" calcext:value-type="float">
            <text:p>764</text:p>
          </table:table-cell>
          <table:table-cell office:value-type="float" office:value="17780322" calcext:value-type="float">
            <text:p>17780322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nus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Stephanus</text:p>
          </table:table-cell>
          <table:table-cell office:value-type="string" calcext:value-type="string">
            <text:p>Hedvig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4" calcext:value-type="float">
            <text:p>764</text:p>
          </table:table-cell>
          <table:table-cell office:value-type="float" office:value="17780330" calcext:value-type="float">
            <text:p>17780330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Jacobus /Mante/ fabri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dovicus /Breza/</text:p>
          </table:table-cell>
          <table:table-cell office:value-type="string" calcext:value-type="string">
            <text:p>Rosalia /Bre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4" calcext:value-type="float">
            <text:p>764</text:p>
          </table:table-cell>
          <table:table-cell office:value-type="float" office:value="17780331" calcext:value-type="float">
            <text:p>17780331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tonina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Doroth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4" calcext:value-type="float">
            <text:p>764</text:p>
          </table:table-cell>
          <table:table-cell office:value-type="float" office:value="17780405" calcext:value-type="float">
            <text:p>17780405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Magdalena uxor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4" calcext:value-type="float">
            <text:p>764</text:p>
          </table:table-cell>
          <table:table-cell office:value-type="float" office:value="17780405" calcext:value-type="float">
            <text:p>177804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ovilio de Domasławek</text:p>
          </table:table-cell>
          <table:table-cell office:value-type="string" calcext:value-type="string">
            <text:p>Barbara /Olynicz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4" calcext:value-type="float">
            <text:p>764</text:p>
          </table:table-cell>
          <table:table-cell office:value-type="float" office:value="17780413" calcext:value-type="float">
            <text:p>17780413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/Mniszak/</text:p>
          </table:table-cell>
          <table:table-cell office:value-type="string" calcext:value-type="string">
            <text:p>Marianna /Zwierzchochła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4" calcext:value-type="float">
            <text:p>764</text:p>
          </table:table-cell>
          <table:table-cell office:value-type="float" office:value="17780420" calcext:value-type="float">
            <text:p>17780420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Catharina vagabunda perso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a virgo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4" calcext:value-type="float">
            <text:p>764</text:p>
          </table:table-cell>
          <table:table-cell office:value-type="float" office:value="17780426" calcext:value-type="float">
            <text:p>17780426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Julenta virg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4" calcext:value-type="float">
            <text:p>764</text:p>
          </table:table-cell>
          <table:table-cell office:value-type="float" office:value="17780503" calcext:value-type="float">
            <text:p>1778050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exander /Byczek/ de Juncewo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4" calcext:value-type="float">
            <text:p>764</text:p>
          </table:table-cell>
          <table:table-cell office:value-type="float" office:value="17780512" calcext:value-type="float">
            <text:p>17780512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Julianna</text:p>
          </table:table-cell>
          <table:table-cell office:value-type="string" calcext:value-type="string">
            <text:p>Alexander /Byczek/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tanislaus /Zwierzchochłauski/</text:p>
          </table:table-cell>
          <table:table-cell office:value-type="string" calcext:value-type="string">
            <text:p>Rosa /Bycz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4" calcext:value-type="float">
            <text:p>764</text:p>
          </table:table-cell>
          <table:table-cell office:value-type="float" office:value="17780521" calcext:value-type="float">
            <text:p>1778052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ndreas /Arent/</text:p>
          </table:table-cell>
          <table:table-cell office:value-type="string" calcext:value-type="string">
            <text:p>Dorothea scultetiss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6" calcext:value-type="float">
            <text:p>766</text:p>
          </table:table-cell>
          <table:table-cell office:value-type="float" office:value="17780603" calcext:value-type="float">
            <text:p>17780603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Christina</text:p>
          </table:table-cell>
          <table:table-cell office:value-type="string" calcext:value-type="string">
            <text:p>Stefanus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6" calcext:value-type="float">
            <text:p>766</text:p>
          </table:table-cell>
          <table:table-cell office:value-type="float" office:value="17780605" calcext:value-type="float">
            <text:p>1778060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6" calcext:value-type="float">
            <text:p>766</text:p>
          </table:table-cell>
          <table:table-cell office:value-type="float" office:value="17780607" calcext:value-type="float">
            <text:p>17780607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gn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6" calcext:value-type="float">
            <text:p>766</text:p>
          </table:table-cell>
          <table:table-cell office:value-type="float" office:value="17780607" calcext:value-type="float">
            <text:p>177806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Cristian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6" calcext:value-type="float">
            <text:p>766</text:p>
          </table:table-cell>
          <table:table-cell office:value-type="float" office:value="17780607" calcext:value-type="float">
            <text:p>17780607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adolescens</text:p>
          </table:table-cell>
          <table:table-cell office:value-type="string" calcext:value-type="string">
            <text:p>Agn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6" calcext:value-type="float">
            <text:p>766</text:p>
          </table:table-cell>
          <table:table-cell office:value-type="float" office:value="17780614" calcext:value-type="float">
            <text:p>17780614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tonius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Elisabeth /Lasko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6" calcext:value-type="float">
            <text:p>766</text:p>
          </table:table-cell>
          <table:table-cell office:value-type="float" office:value="17780618" calcext:value-type="float">
            <text:p>17780618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Adalbertus /Mniszak/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Simon de Jaroszewo</text:p>
          </table:table-cell>
          <table:table-cell office:value-type="string" calcext:value-type="string">
            <text:p>Marianna /Zwierzchochłaska/ de au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6" calcext:value-type="float">
            <text:p>766</text:p>
          </table:table-cell>
          <table:table-cell office:value-type="float" office:value="17780628" calcext:value-type="float">
            <text:p>177806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Bonaventura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6" calcext:value-type="float">
            <text:p>766</text:p>
          </table:table-cell>
          <table:table-cell office:value-type="float" office:value="17780700" calcext:value-type="float">
            <text:p>1778070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ecilia</text:p>
          </table:table-cell>
          <table:table-cell office:value-type="string" calcext:value-type="string">
            <text:p>Valentinus /Kosczesza/ de Turza</text:p>
          </table:table-cell>
          <table:table-cell office:value-type="string" calcext:value-type="string">
            <text:p>Josephata /Gutr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6" calcext:value-type="float">
            <text:p>766</text:p>
          </table:table-cell>
          <table:table-cell office:value-type="float" office:value="17780705" calcext:value-type="float">
            <text:p>17780705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6" calcext:value-type="float">
            <text:p>766</text:p>
          </table:table-cell>
          <table:table-cell office:value-type="float" office:value="17780806" calcext:value-type="float">
            <text:p>17780806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Francisca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Hedvigis de Zarczy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6" calcext:value-type="float">
            <text:p>766</text:p>
          </table:table-cell>
          <table:table-cell office:value-type="float" office:value="17780806" calcext:value-type="float">
            <text:p>1778080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Ludovicus ovilio de Dąbrowa</text:p>
          </table:table-cell>
          <table:table-cell office:value-type="string" calcext:value-type="string">
            <text:p>Regina uxor ovilion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6" calcext:value-type="float">
            <text:p>766</text:p>
          </table:table-cell>
          <table:table-cell office:value-type="float" office:value="17780810" calcext:value-type="float">
            <text:p>17780810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Jacobus /Łapacz/</text:p>
          </table:table-cell>
          <table:table-cell office:value-type="string" calcext:value-type="string">
            <text:p>Cecili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6" calcext:value-type="float">
            <text:p>766</text:p>
          </table:table-cell>
          <table:table-cell office:value-type="float" office:value="17780811" calcext:value-type="float">
            <text:p>17780811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Laurenti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faber de Domasławek</text:p>
          </table:table-cell>
          <table:table-cell office:value-type="string" calcext:value-type="string">
            <text:p>Hedvigis /Korbal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6" calcext:value-type="float">
            <text:p>766</text:p>
          </table:table-cell>
          <table:table-cell office:value-type="float" office:value="17780823" calcext:value-type="float">
            <text:p>17780823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Hedvigis de Domasławek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6" calcext:value-type="float">
            <text:p>766</text:p>
          </table:table-cell>
          <table:table-cell office:value-type="float" office:value="17780823" calcext:value-type="float">
            <text:p>17780823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dalbertus tabernator</text:p>
          </table:table-cell>
          <table:table-cell office:value-type="string" calcext:value-type="string">
            <text:p>Dorothe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Francisc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6" calcext:value-type="float">
            <text:p>766</text:p>
          </table:table-cell>
          <table:table-cell office:value-type="float" office:value="17780830" calcext:value-type="float">
            <text:p>17780830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gdalena /Młycz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6" calcext:value-type="float">
            <text:p>766</text:p>
          </table:table-cell>
          <table:table-cell office:value-type="float" office:value="17780906" calcext:value-type="float">
            <text:p>17780906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Lucas faber de Domasławek</text:p>
          </table:table-cell>
          <table:table-cell office:value-type="string" calcext:value-type="string">
            <text:p>Regina uxor Francisci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8" calcext:value-type="float">
            <text:p>768</text:p>
          </table:table-cell>
          <table:table-cell office:value-type="float" office:value="17780907" calcext:value-type="float">
            <text:p>17780907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Adalbertus</text:p>
          </table:table-cell>
          <table:table-cell office:value-type="string" calcext:value-type="string">
            <text:p>Magdale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8" calcext:value-type="float">
            <text:p>768</text:p>
          </table:table-cell>
          <table:table-cell office:value-type="float" office:value="17780913" calcext:value-type="float">
            <text:p>17780913</text:p>
          </table:table-cell>
          <table:table-cell office:value-type="string" calcext:value-type="string">
            <text:p>Paryż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exander /Byczek/ de Juncewo</text:p>
          </table:table-cell>
          <table:table-cell office:value-type="string" calcext:value-type="string">
            <text:p>Agnes /Mniszanka/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8" calcext:value-type="float">
            <text:p>768</text:p>
          </table:table-cell>
          <table:table-cell office:value-type="float" office:value="17780923" calcext:value-type="float">
            <text:p>17780923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b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8" calcext:value-type="float">
            <text:p>768</text:p>
          </table:table-cell>
          <table:table-cell office:value-type="float" office:value="17781004" calcext:value-type="float">
            <text:p>17781004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bar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8" calcext:value-type="float">
            <text:p>768</text:p>
          </table:table-cell>
          <table:table-cell office:value-type="float" office:value="17781004" calcext:value-type="float">
            <text:p>177810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Petrus /Kusz/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Martinus /Sytek/ de Godaskowo</text:p>
          </table:table-cell>
          <table:table-cell office:value-type="string" calcext:value-type="string">
            <text:p>Gertrud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8" calcext:value-type="float">
            <text:p>768</text:p>
          </table:table-cell>
          <table:table-cell office:value-type="float" office:value="17781011" calcext:value-type="float">
            <text:p>17781011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Laurentius /Liszkiewicz/</text:p>
          </table:table-cell>
          <table:table-cell office:value-type="string" calcext:value-type="string">
            <text:p>Eva</text:p>
          </table:table-cell>
          <table:table-cell office:value-type="string" calcext:value-type="string">
            <text:p>Franciscus /Łagaski/</text:p>
          </table:table-cell>
          <table:table-cell office:value-type="string" calcext:value-type="string">
            <text:p>Anastasia /Malachows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8" calcext:value-type="float">
            <text:p>768</text:p>
          </table:table-cell>
          <table:table-cell office:value-type="float" office:value="17781011" calcext:value-type="float">
            <text:p>17781011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8" calcext:value-type="float">
            <text:p>768</text:p>
          </table:table-cell>
          <table:table-cell office:value-type="float" office:value="17781025" calcext:value-type="float">
            <text:p>17781025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Margareth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8" calcext:value-type="float">
            <text:p>768</text:p>
          </table:table-cell>
          <table:table-cell office:value-type="float" office:value="17781101" calcext:value-type="float">
            <text:p>1778110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Paul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Albertus faber de Domasławek</text:p>
          </table:table-cell>
          <table:table-cell office:value-type="string" calcext:value-type="string">
            <text:p>Hedvig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8" calcext:value-type="float">
            <text:p>768</text:p>
          </table:table-cell>
          <table:table-cell office:value-type="float" office:value="17781108" calcext:value-type="float">
            <text:p>1778110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rtinus</text:p>
          </table:table-cell>
          <table:table-cell office:value-type="string" calcext:value-type="string">
            <text:p>Franciscus</text:p>
          </table:table-cell>
          <table:table-cell office:value-type="string" calcext:value-type="string">
            <text:p>Helena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8" calcext:value-type="float">
            <text:p>768</text:p>
          </table:table-cell>
          <table:table-cell office:value-type="float" office:value="17781108" calcext:value-type="float">
            <text:p>1778110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nna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Doroth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8" calcext:value-type="float">
            <text:p>768</text:p>
          </table:table-cell>
          <table:table-cell office:value-type="float" office:value="17781109" calcext:value-type="float">
            <text:p>17781109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 /Kap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exander /Byk/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8" calcext:value-type="float">
            <text:p>768</text:p>
          </table:table-cell>
          <table:table-cell office:value-type="float" office:value="17781115" calcext:value-type="float">
            <text:p>177811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Petrus /Gwidziak/</text:p>
          </table:table-cell>
          <table:table-cell office:value-type="string" calcext:value-type="string">
            <text:p>Marianna /Jack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8" calcext:value-type="float">
            <text:p>768</text:p>
          </table:table-cell>
          <table:table-cell office:value-type="float" office:value="17781115" calcext:value-type="float">
            <text:p>17781115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faber de Domasławek</text:p>
          </table:table-cell>
          <table:table-cell office:value-type="string" calcext:value-type="string">
            <text:p>Francisca uxor molitor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8" calcext:value-type="float">
            <text:p>768</text:p>
          </table:table-cell>
          <table:table-cell office:value-type="float" office:value="17781115" calcext:value-type="float">
            <text:p>17781115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Casimirus adolescens</text:p>
          </table:table-cell>
          <table:table-cell office:value-type="string" calcext:value-type="string">
            <text:p>Anna /Chodoska/ de Ahil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8" calcext:value-type="float">
            <text:p>768</text:p>
          </table:table-cell>
          <table:table-cell office:value-type="float" office:value="17781115" calcext:value-type="float">
            <text:p>17781115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Magdalena /Kuszow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68" calcext:value-type="float">
            <text:p>768</text:p>
          </table:table-cell>
          <table:table-cell office:value-type="float" office:value="17781129" calcext:value-type="float">
            <text:p>17781129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 /Korbal/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0" calcext:value-type="float">
            <text:p>770</text:p>
          </table:table-cell>
          <table:table-cell office:value-type="float" office:value="17781200" calcext:value-type="float">
            <text:p>17781200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dalbertus /Kusz/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Petrus /Kusz/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0" calcext:value-type="float">
            <text:p>770</text:p>
          </table:table-cell>
          <table:table-cell office:value-type="float" office:value="17781208" calcext:value-type="float">
            <text:p>17781208</text:p>
          </table:table-cell>
          <table:table-cell office:value-type="string" calcext:value-type="string">
            <text:p>Staręzyn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Catharina /Korbalanka/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0" calcext:value-type="float">
            <text:p>770</text:p>
          </table:table-cell>
          <table:table-cell office:value-type="float" office:value="17781228" calcext:value-type="float">
            <text:p>17781228</text:p>
          </table:table-cell>
          <table:table-cell office:value-type="string" calcext:value-type="string">
            <text:p>Piotrkowic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Sebastianu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Joseph de Zarezyno</text:p>
          </table:table-cell>
          <table:table-cell office:value-type="string" calcext:value-type="string">
            <text:p>Anna de Zarezyn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0" calcext:value-type="float">
            <text:p>770</text:p>
          </table:table-cell>
          <table:table-cell office:value-type="float" office:value="17790110" calcext:value-type="float">
            <text:p>17790110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Bogosla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 de Dochonowo</text:p>
          </table:table-cell>
          <table:table-cell office:value-type="string" calcext:value-type="string">
            <text:p>Agn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0" calcext:value-type="float">
            <text:p>770</text:p>
          </table:table-cell>
          <table:table-cell office:value-type="float" office:value="17790114" calcext:value-type="float">
            <text:p>177901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table:number-columns-repeated="2" office:value-type="string" calcext:value-type="string">
            <text:p>Joanne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n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0" calcext:value-type="float">
            <text:p>770</text:p>
          </table:table-cell>
          <table:table-cell office:value-type="float" office:value="17790114" calcext:value-type="float">
            <text:p>1779011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thasar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Regina vagabunda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0" calcext:value-type="float">
            <text:p>770</text:p>
          </table:table-cell>
          <table:table-cell office:value-type="float" office:value="17790118" calcext:value-type="float">
            <text:p>1779011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oannes /Szplet/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0" calcext:value-type="float">
            <text:p>770</text:p>
          </table:table-cell>
          <table:table-cell office:value-type="float" office:value="17790131" calcext:value-type="float">
            <text:p>1779013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Felician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Alexander /Byczek/ de Juncewo</text:p>
          </table:table-cell>
          <table:table-cell office:value-type="string" calcext:value-type="string">
            <text:p>illegibl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0" calcext:value-type="float">
            <text:p>770</text:p>
          </table:table-cell>
          <table:table-cell office:value-type="float" office:value="17790131" calcext:value-type="float">
            <text:p>17790131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gdalena</text:p>
          </table:table-cell>
          <table:table-cell office:value-type="string" calcext:value-type="string">
            <text:p>Petr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Mathias ovilio de Turza</text:p>
          </table:table-cell>
          <table:table-cell office:value-type="string" calcext:value-type="string">
            <text:p>Barbara illegible de Juncewo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0" calcext:value-type="float">
            <text:p>770</text:p>
          </table:table-cell>
          <table:table-cell office:value-type="float" office:value="17790200" calcext:value-type="float">
            <text:p>1779020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Hedvig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0" calcext:value-type="float">
            <text:p>770</text:p>
          </table:table-cell>
          <table:table-cell office:value-type="float" office:value="17790200" calcext:value-type="float">
            <text:p>1779020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ntinus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Hedvig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0" calcext:value-type="float">
            <text:p>770</text:p>
          </table:table-cell>
          <table:table-cell office:value-type="float" office:value="17790207" calcext:value-type="float">
            <text:p>17790207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Stanislaus /Kibanowski/</text:p>
          </table:table-cell>
          <table:table-cell office:value-type="string" calcext:value-type="string">
            <text:p>Constantia illegible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0" calcext:value-type="float">
            <text:p>770</text:p>
          </table:table-cell>
          <table:table-cell office:value-type="float" office:value="17790228" calcext:value-type="float">
            <text:p>17790228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annes</text:p>
          </table:table-cell>
          <table:table-cell office:value-type="string" calcext:value-type="string">
            <text:p>Joannes pastoris</text:p>
          </table:table-cell>
          <table:table-cell office:value-type="string" calcext:value-type="string">
            <text:p>Catharina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Doroth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0" calcext:value-type="float">
            <text:p>770</text:p>
          </table:table-cell>
          <table:table-cell office:value-type="float" office:value="17790300" calcext:value-type="float">
            <text:p>17790300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osephus</text:p>
          </table:table-cell>
          <table:table-cell office:value-type="string" calcext:value-type="string">
            <text:p>Filipp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0" calcext:value-type="float">
            <text:p>770</text:p>
          </table:table-cell>
          <table:table-cell office:value-type="float" office:value="17790300" calcext:value-type="float">
            <text:p>17790300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atharina</text:p>
          </table:table-cell>
          <table:table-cell table:number-columns-repeated="6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0" calcext:value-type="float">
            <text:p>770</text:p>
          </table:table-cell>
          <table:table-cell office:value-type="float" office:value="17790300" calcext:value-type="float">
            <text:p>17790300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hristopherus</text:p>
          </table:table-cell>
          <table:table-cell office:value-type="string" calcext:value-type="string">
            <text:p>Bogoslaus /Fabrow/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Christ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0" calcext:value-type="float">
            <text:p>770</text:p>
          </table:table-cell>
          <table:table-cell office:value-type="float" office:value="17790304" calcext:value-type="float">
            <text:p>17790304</text:p>
          </table:table-cell>
          <table:table-cell office:value-type="string" calcext:value-type="string">
            <text:p>Junce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Blasius /Kaczor/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Petrus /Kusz/</text:p>
          </table:table-cell>
          <table:table-cell office:value-type="string" calcext:value-type="string">
            <text:p>Reg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0" calcext:value-type="float">
            <text:p>770</text:p>
          </table:table-cell>
          <table:table-cell office:value-type="float" office:value="17790309" calcext:value-type="float">
            <text:p>17790309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Bartholomeus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bertus ovilio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2" calcext:value-type="float">
            <text:p>772</text:p>
          </table:table-cell>
          <table:table-cell office:value-type="float" office:value="17790400" calcext:value-type="float">
            <text:p>17790400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Marianna</text:p>
          </table:table-cell>
          <table:table-cell office:value-type="string" calcext:value-type="string">
            <text:p>Gaspar</text:p>
          </table:table-cell>
          <table:table-cell office:value-type="string" calcext:value-type="string">
            <text:p>Ew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2" calcext:value-type="float">
            <text:p>772</text:p>
          </table:table-cell>
          <table:table-cell office:value-type="float" office:value="17790406" calcext:value-type="float">
            <text:p>17790406</text:p>
          </table:table-cell>
          <table:table-cell office:value-type="string" calcext:value-type="string">
            <text:p>Domasławe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Joannes /Dobrzynski/</text:p>
          </table:table-cell>
          <table:table-cell office:value-type="string" calcext:value-type="string">
            <text:p>Theressi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Agne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2" calcext:value-type="float">
            <text:p>772</text:p>
          </table:table-cell>
          <table:table-cell office:value-type="float" office:value="17790408" calcext:value-type="float">
            <text:p>17790408</text:p>
          </table:table-cell>
          <table:table-cell office:value-type="string" calcext:value-type="string">
            <text:p>Międzylesi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Zophia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Barbara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Doroth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2" calcext:value-type="float">
            <text:p>772</text:p>
          </table:table-cell>
          <table:table-cell office:value-type="float" office:value="17790428" calcext:value-type="float">
            <text:p>17790428</text:p>
          </table:table-cell>
          <table:table-cell office:value-type="string" calcext:value-type="string">
            <text:p>Dąbrowa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Jacobus</text:p>
          </table:table-cell>
          <table:table-cell office:value-type="string" calcext:value-type="string">
            <text:p>Agnes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2" calcext:value-type="float">
            <text:p>772</text:p>
          </table:table-cell>
          <table:table-cell office:value-type="float" office:value="17790428" calcext:value-type="float">
            <text:p>17790428</text:p>
          </table:table-cell>
          <table:table-cell office:value-type="string" calcext:value-type="string">
            <text:p>Sielec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bertus</text:p>
          </table:table-cell>
          <table:table-cell office:value-type="string" calcext:value-type="string">
            <text:p>Laurentius</text:p>
          </table:table-cell>
          <table:table-cell office:value-type="string" calcext:value-type="string">
            <text:p>Margaritha</text:p>
          </table:table-cell>
          <table:table-cell office:value-type="string" calcext:value-type="string">
            <text:p>Casimirus</text:p>
          </table:table-cell>
          <table:table-cell office:value-type="string" calcext:value-type="string">
            <text:p>Hedvigis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2" calcext:value-type="float">
            <text:p>772</text:p>
          </table:table-cell>
          <table:table-cell office:value-type="float" office:value="17790505" calcext:value-type="float">
            <text:p>17790505</text:p>
          </table:table-cell>
          <table:table-cell office:value-type="string" calcext:value-type="string">
            <text:p>illegible</text:p>
          </table:table-cell>
          <table:table-cell/>
          <table:table-cell table:number-columns-repeated="2" office:value-type="string" calcext:value-type="string">
            <text:p>illegible</text:p>
          </table:table-cell>
          <table:table-cell office:value-type="string" calcext:value-type="string">
            <text:p>Hedvigis</text:p>
          </table:table-cell>
          <table:table-cell office:value-type="string" calcext:value-type="string">
            <text:p>Alexander /Byczek/</text:p>
          </table:table-cell>
          <table:table-cell office:value-type="string" calcext:value-type="string">
            <text:p>Catharin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2" calcext:value-type="float">
            <text:p>772</text:p>
          </table:table-cell>
          <table:table-cell office:value-type="float" office:value="17790505" calcext:value-type="float">
            <text:p>17790505</text:p>
          </table:table-cell>
          <table:table-cell office:value-type="string" calcext:value-type="string">
            <text:p>Komorow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nislaus</text:p>
          </table:table-cell>
          <table:table-cell office:value-type="string" calcext:value-type="string">
            <text:p>illegitimate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Chas</text:p>
          </table:table-cell>
          <table:table-cell office:value-type="string" calcext:value-type="string">
            <text:p>Dorothea</text:p>
          </table:table-cell>
          <table:table-cell table:number-columns-repeated="4"/>
        </table:table-row>
        <table:table-row table:style-name="ro1">
          <table:table-cell office:value-type="float" office:value="2152673" calcext:value-type="float">
            <text:p>2152673</text:p>
          </table:table-cell>
          <table:table-cell office:value-type="float" office:value="772" calcext:value-type="float">
            <text:p>772</text:p>
          </table:table-cell>
          <table:table-cell office:value-type="float" office:value="17790505" calcext:value-type="float">
            <text:p>17790505</text:p>
          </table:table-cell>
          <table:table-cell office:value-type="string" calcext:value-type="string">
            <text:p>Juncewo</text:p>
          </table:table-cell>
          <table:table-cell/>
          <table:table-cell office:value-type="string" calcext:value-type="string">
            <text:p>Ba????</text:p>
          </table:table-cell>
          <table:table-cell office:value-type="string" calcext:value-type="string">
            <text:p>illegible</text:p>
          </table:table-cell>
          <table:table-cell office:value-type="string" calcext:value-type="string">
            <text:p>Regina</text:p>
          </table:table-cell>
          <table:table-cell office:value-type="string" calcext:value-type="string">
            <text:p>Alexander /Byczek/</text:p>
          </table:table-cell>
          <table:table-cell office:value-type="string" calcext:value-type="string">
            <text:p>Marianna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gendered.A1:gendered.AMJ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3">00/00/0000</text:date>, <text:time style:data-style-name="N2" text:time-value="16:04:16.6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7.1$Windows_X86_64 LibreOffice_project/23edc44b61b830b7d749943e020e96f5a7df63bf</meta:generator>
    <dc:date>2022-03-13T16:06:08.769000000</dc:date>
    <meta:editing-duration>P4DT16H42M25S</meta:editing-duration>
    <meta:editing-cycles>2437</meta:editing-cycles>
    <meta:document-statistic meta:table-count="1" meta:cell-count="21311" meta:object-count="0"/>
  </office:meta>
</office:document-meta>
</file>